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/>
    <style:font-face style:name="Arial CE2" svg:font-family="'Arial CE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mm"/>
    </style:style>
    <style:style style:name="co2" style:family="table-column">
      <style:table-column-properties fo:break-before="auto" style:column-width="17mm"/>
    </style:style>
    <style:style style:name="co3" style:family="table-column">
      <style:table-column-properties fo:break-before="auto" style:column-width="41.43mm"/>
    </style:style>
    <style:style style:name="co4" style:family="table-column">
      <style:table-column-properties fo:break-before="auto" style:column-width="26.32mm"/>
    </style:style>
    <style:style style:name="co5" style:family="table-column">
      <style:table-column-properties fo:break-before="auto" style:column-width="27.99mm"/>
    </style:style>
    <style:style style:name="co6" style:family="table-column">
      <style:table-column-properties fo:break-before="auto" style:column-width="25.75mm"/>
    </style:style>
    <style:style style:name="co7" style:family="table-column">
      <style:table-column-properties fo:break-before="auto" style:column-width="17.92mm"/>
    </style:style>
    <style:style style:name="co8" style:family="table-column">
      <style:table-column-properties fo:break-before="auto" style:column-width="24.91mm"/>
    </style:style>
    <style:style style:name="co9" style:family="table-column">
      <style:table-column-properties fo:break-before="auto" style:column-width="20.43mm"/>
    </style:style>
    <style:style style:name="co10" style:family="table-column">
      <style:table-column-properties fo:break-before="auto" style:column-width="10.35mm"/>
    </style:style>
    <style:style style:name="co11" style:family="table-column">
      <style:table-column-properties fo:break-before="auto" style:column-width="33.6mm"/>
    </style:style>
    <style:style style:name="co12" style:family="table-column">
      <style:table-column-properties fo:break-before="auto" style:column-width="15.96mm"/>
    </style:style>
    <style:style style:name="co13" style:family="table-column">
      <style:table-column-properties fo:break-before="auto" style:column-width="7.83mm"/>
    </style:style>
    <style:style style:name="co14" style:family="table-column">
      <style:table-column-properties fo:break-before="auto" style:column-width="15.68mm"/>
    </style:style>
    <style:style style:name="co15" style:family="table-column">
      <style:table-column-properties fo:break-before="auto" style:column-width="26.04mm"/>
    </style:style>
    <style:style style:name="co16" style:family="table-column">
      <style:table-column-properties fo:break-before="auto" style:column-width="21.55mm"/>
    </style:style>
    <style:style style:name="co17" style:family="table-column">
      <style:table-column-properties fo:break-before="auto" style:column-width="20.16mm"/>
    </style:style>
    <style:style style:name="co18" style:family="table-column">
      <style:table-column-properties fo:break-before="auto" style:column-width="28.28mm"/>
    </style:style>
    <style:style style:name="co19" style:family="table-column">
      <style:table-column-properties fo:break-before="auto" style:column-width="19.6mm"/>
    </style:style>
    <style:style style:name="co20" style:family="table-column">
      <style:table-column-properties fo:break-before="auto" style:column-width="38.06mm"/>
    </style:style>
    <style:style style:name="co21" style:family="table-column">
      <style:table-column-properties fo:break-before="auto" style:column-width="23.25mm"/>
    </style:style>
    <style:style style:name="co22" style:family="table-column">
      <style:table-column-properties fo:break-before="auto" style:column-width="26.86mm"/>
    </style:style>
    <style:style style:name="ro1" style:family="table-row">
      <style:table-row-properties style:row-height="4.76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13.49mm" fo:break-before="auto" style:use-optimal-row-height="false"/>
    </style:style>
    <style:style style:name="ro5" style:family="table-row">
      <style:table-row-properties style:row-height="6.61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ta1" style:family="table" style:master-page-name="PageStyle_5f_Wykresy">
      <style:table-properties table:display="true" style:writing-mode="lr-tb"/>
    </style:style>
    <style:style style:name="ta2" style:family="table" style:master-page-name="PageStyle_5f_Standaryzacja">
      <style:table-properties table:display="true" style:writing-mode="lr-tb"/>
    </style:style>
    <style:style style:name="ta3" style:family="table" style:master-page-name="PageStyle_5f_Rozkład_20_normalny">
      <style:table-properties table:display="true" style:writing-mode="lr-tb"/>
    </style:style>
    <style:style style:name="ta4" style:family="table" style:master-page-name="PageStyle_5f_przedziały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4" style:family="table-cell" style:parent-style-name="Default">
      <style:table-cell-properties fo:background-color="transparent" style:rotation-align="none"/>
      <style:text-properties fo:color="#99cc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 style:rotation-align="none"/>
    </style:style>
    <style:style style:name="ce6" style:family="table-cell" style:parent-style-name="Default">
      <style:table-cell-properties fo:background-color="#000080" style:rotation-align="none"/>
    </style:style>
    <style:style style:name="ce7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fo:border="none" style:rotation-align="none"/>
      <style:text-properties fo:color="#ffff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rotation-align="none"/>
    </style:style>
    <style:style style:name="ce1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12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4" style:family="table-cell" style:parent-style-name="Default" style:data-style-name="N113">
      <style:table-cell-properties fo:border-bottom="1.76pt solid #000000" style:diagonal-bl-tr="none" style:diagonal-tl-br="none" fo:background-color="transparent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7" style:family="table-cell" style:parent-style-name="Default" style:data-style-name="N113">
      <style:table-cell-properties fo:border-bottom="1.76pt solid #000000" style:diagonal-bl-tr="none" style:diagonal-tl-br="none" fo:background-color="transparent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ackground-color="transparent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20" style:family="table-cell" style:parent-style-name="Default" style:data-style-name="N113">
      <style:table-cell-properties fo:border-bottom="1.76pt solid #000000" style:diagonal-bl-tr="none" style:diagonal-tl-br="none" fo:background-color="transparent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2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99cc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25" style:family="table-cell" style:parent-style-name="Default">
      <style:table-cell-properties fo:background-color="#c0c0c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2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27" style:family="table-cell" style:parent-style-name="Default">
      <style:table-cell-properties fo:border-bottom="1.76pt solid #000000" fo:background-color="#c0c0c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29" style:family="table-cell" style:parent-style-name="Excel_20_Built-in_20_Comma" style:data-style-name="N116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1.76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32" style:family="table-cell" style:parent-style-name="Default">
      <style:table-cell-properties fo:border-bottom="none" fo:background-color="#ccffcc" style:cell-protect="none" style:print-content="true" style:diagonal-bl-tr="none" style:diagonal-tl-br="none" fo:border-left="none" fo:border-right="1.76pt solid #000000" style:rotation-align="none" fo:border-top="none"/>
      <style:text-properties fo:color="#333333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33" style:family="table-cell" style:parent-style-name="Default">
      <style:table-cell-properties fo:border-bottom="1.76pt solid #000000" fo:background-color="#ccffcc" style:cell-protect="none" style:print-content="true" style:diagonal-bl-tr="none" style:diagonal-tl-br="none" fo:border-left="none" fo:border-right="1.76pt solid #000000" style:rotation-align="none" fo:border-top="1.76pt solid #000000"/>
      <style:text-properties fo:color="#333333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34" style:family="table-cell" style:parent-style-name="Default">
      <style:table-cell-properties fo:background-color="#ffffff" style:cell-protect="none" style:print-content="true" style:diagonal-bl-tr="none" style:diagonal-tl-br="none" fo:border="none" style:rotation-align="none"/>
      <style:text-properties fo:color="#ffffff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5" style:family="table-cell" style:parent-style-name="Default">
      <style:table-cell-properties fo:border-bottom="1.76pt solid #000000" fo:background-color="#c0c0c0" style:diagonal-bl-tr="none" style:diagonal-tl-br="none" fo:border-left="none" fo:border-right="1.76pt solid #000000" style:rotation-align="none" fo:border-top="1.76pt solid #000000"/>
      <style:text-properties fo:color="#333333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36" style:family="table-cell" style:parent-style-name="Default">
      <style:table-cell-properties fo:background-color="#c0c0c0" style:rotation-align="none"/>
      <style:text-properties fo:color="#333333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37" style:family="table-cell" style:parent-style-name="Default" style:data-style-name="N117">
      <style:table-cell-properties fo:background-color="#ffffff" style:rotation-align="none"/>
      <style:text-properties fo:color="#ffff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fo:background-color="#c0c0c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39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40" style:family="table-cell" style:parent-style-name="Default">
      <style:table-cell-properties fo:border-bottom="1.76pt solid #000000" fo:background-color="#c0c0c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41" style:family="table-cell" style:parent-style-name="Default">
      <style:table-cell-properties fo:border-bottom="1.76pt solid #000000" fo:background-color="#c0c0c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42" style:family="table-cell" style:parent-style-name="Default" style:data-style-name="N114">
      <style:table-cell-properties fo:border-bottom="1.76pt solid #000000" fo:background-color="#ccffcc" style:cell-protect="none" style:print-content="true" style:diagonal-bl-tr="none" style:diagonal-tl-br="none" fo:border-left="1.76pt solid #000000" fo:border-right="none" style:rotation-align="none" fo:border-top="1.76pt solid #000000"/>
      <style:text-properties fo:color="#333333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43" style:family="table-cell" style:parent-style-name="Default" style:data-style-name="N114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fo:color="#333333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44" style:family="table-cell" style:parent-style-name="Default">
      <style:table-cell-properties fo:border-bottom="1.76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46" style:family="table-cell" style:parent-style-name="Default" style:data-style-name="N114">
      <style:table-cell-properties fo:border-bottom="0.74pt solid #000000" style:diagonal-bl-tr="none" style:diagonal-tl-br="none" fo:border-left="0.74pt solid #000000" fo:border-right="1.76pt solid #000000" style:rotation-align="none" fo:border-top="none"/>
      <style:text-properties fo:color="#333333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47" style:family="table-cell" style:parent-style-name="Default">
      <style:table-cell-properties fo:background-color="#ffffff" style:diagonal-bl-tr="none" style:diagonal-tl-br="none" fo:border="none" style:rotation-align="none"/>
      <style:text-properties fo:color="#ffffff" style:text-outline="false" style:text-line-through-style="none" style:text-line-through-type="none" style:font-name="Arial CE1" fo:font-size="14pt" fo:font-style="normal" fo:text-shadow="none" style:text-underline-style="none" fo:font-weight="normal" style:font-size-asian="14pt" style:font-style-asian="normal" style:font-weight-asian="normal" style:font-name-complex="Arial CE1" style:font-size-complex="14pt" style:font-style-complex="normal" style:font-weight-complex="normal"/>
    </style:style>
    <style:style style:name="ce48" style:family="table-cell" style:parent-style-name="Default">
      <style:table-cell-properties fo:border-bottom="1.76pt solid #000000" fo:background-color="#c0c0c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fo:color="#333333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49" style:family="table-cell" style:parent-style-name="Default">
      <style:table-cell-properties fo:background-color="#ffffff" style:diagonal-bl-tr="none" style:diagonal-tl-br="none" fo:border="none" style:rotation-align="none"/>
      <style:text-properties fo:color="#99ccff" style:text-outline="false" style:text-line-through-style="none" style:text-line-through-type="none" style:font-name="Arial CE1" fo:font-size="14pt" fo:font-style="normal" fo:text-shadow="none" style:text-underline-style="none" fo:font-weight="normal" style:font-size-asian="14pt" style:font-style-asian="normal" style:font-weight-asian="normal" style:font-name-complex="Arial CE1" style:font-size-complex="14pt" style:font-style-complex="normal" style:font-weight-complex="normal"/>
    </style:style>
    <style:style style:name="ce50" style:family="table-cell" style:parent-style-name="Default">
      <style:table-cell-properties fo:background-color="#ffffff" style:rotation-align="none"/>
      <style:text-properties fo:color="#99cc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1" style:family="table-cell" style:parent-style-name="Default">
      <style:table-cell-properties fo:background-color="#ffffff" style:diagonal-bl-tr="none" style:diagonal-tl-br="none" fo:border="none" style:rotation-align="none"/>
      <style:text-properties fo:color="#333333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58" style:family="table-cell" style:parent-style-name="Default" style:data-style-name="N11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59" style:family="table-cell" style:parent-style-name="Default" style:data-style-name="N114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bold" style:font-size-asian="9pt" style:font-style-asian="normal" style:font-weight-asian="bold" style:font-name-complex="Arial CE" style:font-size-complex="9pt" style:font-style-complex="normal" style:font-weight-complex="bold"/>
    </style:style>
    <style:style style:name="ce61" style:family="table-cell" style:parent-style-name="Default" style:data-style-name="N11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bold" style:font-size-asian="9pt" style:font-style-asian="normal" style:font-weight-asian="bold" style:font-name-complex="Arial CE" style:font-size-complex="9pt" style:font-style-complex="normal" style:font-weight-complex="bold"/>
    </style:style>
    <style:style style:name="ce6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bold" style:font-size-asian="9pt" style:font-style-asian="normal" style:font-weight-asian="bold" style:font-name-complex="Arial CE" style:font-size-complex="9pt" style:font-style-complex="normal" style:font-weight-complex="bold"/>
    </style:style>
    <style:style style:name="ce6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6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ykresy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number-columns-repeated="8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ce6"/>
        <table:table-column table:style-name="co2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03" table:default-cell-style-name="Default"/>
        <table:table-row table:style-name="ro1">
          <table:table-cell table:style-name="ce2" office:value-type="float" office:value="-6" calcext:value-type="float">
            <text:p>-6</text:p>
          </table:table-cell>
          <table:table-cell table:style-name="ce2" table:formula="of:=NORMDIST([.A1];0;1;0)" office:value-type="float" office:value="0.00000000607588284982329" calcext:value-type="float">
            <text:p>6,07588284982329E-09</text:p>
          </table:table-cell>
          <table:table-cell table:style-name="ce2" table:formula="of:=NORMDIST([.A1];0;1;1)" office:value-type="float" office:value="0.000000000986587645037701" calcext:value-type="float">
            <text:p>9,86587645037701E-10</text:p>
          </table:table-cell>
          <table:table-cell table:style-name="ce2" table:formula="of:=NORMDIST([.A1];0;0.5;0)" office:value-type="float" office:value="4.29276747132612E-032" calcext:value-type="float">
            <text:p>4,29276747132612E-32</text:p>
          </table:table-cell>
          <table:table-cell table:style-name="ce2" table:formula="of:=NORMDIST([.A1];0;0.5;1)" office:value-type="float" office:value="1.7764821120777E-033" calcext:value-type="float">
            <text:p>1,7764821120777E-33</text:p>
          </table:table-cell>
          <table:table-cell table:style-name="ce2" table:formula="of:=NORMDIST([.A1];0;2;0)" office:value-type="float" office:value="0.002215924205969" calcext:value-type="float">
            <text:p>0,002215924205969</text:p>
          </table:table-cell>
          <table:table-cell table:style-name="ce2" table:formula="of:=NORMDIST([.A1];0;2;1)" office:value-type="float" office:value="0.0013498980316301" calcext:value-type="float">
            <text:p>0,00134989803163</text:p>
          </table:table-cell>
          <table:table-cell table:style-name="ce2" table:number-columns-repeated="2"/>
          <table:table-cell table:style-name="ce9" table:number-columns-repeated="10"/>
          <table:table-cell table:style-name="ce11" table:number-columns-repeated="3"/>
          <table:table-cell table:style-name="ce9" table:number-columns-repeated="23"/>
          <table:table-cell table:number-columns-repeated="979"/>
        </table:table-row>
        <table:table-row table:style-name="ro2">
          <table:table-cell table:style-name="ce2" office:value-type="float" office:value="-5.8" calcext:value-type="float">
            <text:p>-5,8</text:p>
          </table:table-cell>
          <table:table-cell table:style-name="ce2" table:formula="of:=NORMDIST([.A2];0;1;0)" office:value-type="float" office:value="0.0000000197731964062447" calcext:value-type="float">
            <text:p>1,97731964062447E-08</text:p>
          </table:table-cell>
          <table:table-cell table:style-name="ce2" table:formula="of:=NORMDIST([.A2];0;1;1)" office:value-type="float" office:value="0.00000000331574597832616" calcext:value-type="float">
            <text:p>3,31574597832616E-09</text:p>
          </table:table-cell>
          <table:table-cell table:style-name="ce2" table:formula="of:=NORMDIST([.A2];0;0.5;0)" office:value-type="float" office:value="4.8151222636786E-030" calcext:value-type="float">
            <text:p>4,8151222636786E-30</text:p>
          </table:table-cell>
          <table:table-cell table:style-name="ce2" table:formula="of:=NORMDIST([.A2];0;0.5;1)" office:value-type="float" office:value="2.06039123615879E-031" calcext:value-type="float">
            <text:p>2,06039123615879E-31</text:p>
          </table:table-cell>
          <table:table-cell table:style-name="ce2" table:formula="of:=NORMDIST([.A2];0;2;0)" office:value-type="float" office:value="0.00297626620988793" calcext:value-type="float">
            <text:p>0,002976266209888</text:p>
          </table:table-cell>
          <table:table-cell table:style-name="ce2" table:formula="of:=NORMDIST([.A2];0;2;1)" office:value-type="float" office:value="0.00186581330038404" calcext:value-type="float">
            <text:p>0,001865813300384</text:p>
          </table:table-cell>
          <table:table-cell table:style-name="ce2" table:number-columns-repeated="2"/>
          <table:table-cell table:style-name="ce10" office:value-type="string" calcext:value-type="string">
            <text:p>Wzór na Max</text:p>
          </table:table-cell>
          <table:table-cell table:style-name="ce12" office:value-type="string" calcext:value-type="string">
            <text:p>=1/(S(2*pi)^0,5)</text:p>
          </table:table-cell>
          <table:table-cell table:style-name="ce15"/>
          <table:table-cell table:style-name="ce18"/>
          <table:table-cell table:style-name="ce9" table:number-columns-repeated="6"/>
          <table:table-cell table:style-name="ce11" table:number-columns-repeated="3"/>
          <table:table-cell table:style-name="ce9" table:number-columns-repeated="23"/>
          <table:table-cell table:number-columns-repeated="979"/>
        </table:table-row>
        <table:table-row table:style-name="ro2">
          <table:table-cell table:style-name="ce2" office:value-type="float" office:value="-5.6" calcext:value-type="float">
            <text:p>-5,6</text:p>
          </table:table-cell>
          <table:table-cell table:style-name="ce2" table:formula="of:=NORMDIST([.A3];0;1;0)" office:value-type="float" office:value="0.0000000618262050016586" calcext:value-type="float">
            <text:p>6,18262050016586E-08</text:p>
          </table:table-cell>
          <table:table-cell table:style-name="ce2" table:formula="of:=NORMDIST([.A3];0;1;1)" office:value-type="float" office:value="0.000000010717590258311" calcext:value-type="float">
            <text:p>1,0717590258311E-08</text:p>
          </table:table-cell>
          <table:table-cell table:style-name="ce2" table:formula="of:=NORMDIST([.A3];0;0.5;0)" office:value-type="float" office:value="4.60246141769631E-028" calcext:value-type="float">
            <text:p>4,60246141769631E-28</text:p>
          </table:table-cell>
          <table:table-cell table:style-name="ce2" table:formula="of:=NORMDIST([.A3];0;0.5;1)" office:value-type="float" office:value="2.03866750354492E-029" calcext:value-type="float">
            <text:p>2,03866750354492E-29</text:p>
          </table:table-cell>
          <table:table-cell table:style-name="ce2" table:formula="of:=NORMDIST([.A3];0;2;0)" office:value-type="float" office:value="0.00395772579148998" calcext:value-type="float">
            <text:p>0,00395772579149</text:p>
          </table:table-cell>
          <table:table-cell table:style-name="ce2" table:formula="of:=NORMDIST([.A3];0;2;1)" office:value-type="float" office:value="0.00255513033042794" calcext:value-type="float">
            <text:p>0,002555130330428</text:p>
          </table:table-cell>
          <table:table-cell table:style-name="ce2" table:number-columns-repeated="2"/>
          <table:table-cell table:style-name="ce10" office:value-type="string" calcext:value-type="string">
            <text:p>S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float" office:value="0.5" calcext:value-type="float">
            <text:p>0,5</text:p>
          </table:table-cell>
          <table:table-cell table:style-name="ce9" table:number-columns-repeated="32"/>
          <table:table-cell table:number-columns-repeated="979"/>
        </table:table-row>
        <table:table-row table:style-name="ro1">
          <table:table-cell table:style-name="ce2" office:value-type="float" office:value="-5.4" calcext:value-type="float">
            <text:p>-5,4</text:p>
          </table:table-cell>
          <table:table-cell table:style-name="ce2" table:formula="of:=NORMDIST([.A4];0;1;0)" office:value-type="float" office:value="0.000000185736184455529" calcext:value-type="float">
            <text:p>1,85736184455529E-07</text:p>
          </table:table-cell>
          <table:table-cell table:style-name="ce2" table:formula="of:=NORMDIST([.A4];0;1;1)" office:value-type="float" office:value="0.0000000333204484854286" calcext:value-type="float">
            <text:p>3,33204484854286E-08</text:p>
          </table:table-cell>
          <table:table-cell table:style-name="ce2" table:formula="of:=NORMDIST([.A4];0;0.5;0)" office:value-type="float" office:value="3.74874480468359E-026" calcext:value-type="float">
            <text:p>3,74874480468359E-26</text:p>
          </table:table-cell>
          <table:table-cell table:style-name="ce2" table:formula="of:=NORMDIST([.A4];0;0.5;1)" office:value-type="float" office:value="1.72101783947979E-027" calcext:value-type="float">
            <text:p>1,72101783947979E-27</text:p>
          </table:table-cell>
          <table:table-cell table:style-name="ce2" table:formula="of:=NORMDIST([.A4];0;2;0)" office:value-type="float" office:value="0.0052104674072113" calcext:value-type="float">
            <text:p>0,005210467407211</text:p>
          </table:table-cell>
          <table:table-cell table:style-name="ce2" table:formula="of:=NORMDIST([.A4];0;2;1)" office:value-type="float" office:value="0.00346697380304067" calcext:value-type="float">
            <text:p>0,003466973803041</text:p>
          </table:table-cell>
          <table:table-cell table:style-name="ce2" table:number-columns-repeated="2"/>
          <table:table-cell table:style-name="ce10" office:value-type="string" calcext:value-type="string">
            <text:p>Wartość Max</text:p>
          </table:table-cell>
          <table:table-cell table:style-name="ce14" table:formula="of:=1/([.K3]*(2*PI())^0.5)" office:value-type="float" office:value="0.199471140200716" calcext:value-type="float">
            <text:p>0,19947</text:p>
          </table:table-cell>
          <table:table-cell table:style-name="ce17" table:formula="of:=1/([.L3]*(2*PI())^0.5)" office:value-type="float" office:value="0.398942280401433" calcext:value-type="float">
            <text:p>0,39894</text:p>
          </table:table-cell>
          <table:table-cell table:style-name="ce20" table:formula="of:=1/([.M3]*(2*PI())^0.5)" office:value-type="float" office:value="0.797884560802866" calcext:value-type="float">
            <text:p>0,79788</text:p>
          </table:table-cell>
          <table:table-cell table:style-name="ce9" table:number-columns-repeated="32"/>
          <table:table-cell table:number-columns-repeated="979"/>
        </table:table-row>
        <table:table-row table:style-name="ro2">
          <table:table-cell table:style-name="ce2" office:value-type="float" office:value="-5.2" calcext:value-type="float">
            <text:p>-5,2</text:p>
          </table:table-cell>
          <table:table-cell table:style-name="ce2" table:formula="of:=NORMDIST([.A5];0;1;0)" office:value-type="float" office:value="0.000000536103534469761" calcext:value-type="float">
            <text:p>5,36103534469761E-07</text:p>
          </table:table-cell>
          <table:table-cell table:style-name="ce2" table:formula="of:=NORMDIST([.A5];0;1;1)" office:value-type="float" office:value="0.0000000996442631693349" calcext:value-type="float">
            <text:p>9,96442631693349E-08</text:p>
          </table:table-cell>
          <table:table-cell table:style-name="ce2" table:formula="of:=NORMDIST([.A5];0;0.5;0)" office:value-type="float" office:value="2.60192323984783E-024" calcext:value-type="float">
            <text:p>2,60192323984783E-24</text:p>
          </table:table-cell>
          <table:table-cell table:style-name="ce2" table:formula="of:=NORMDIST([.A5];0;0.5;1)" office:value-type="float" office:value="1.23966597958401E-025" calcext:value-type="float">
            <text:p>1,23966597958401E-25</text:p>
          </table:table-cell>
          <table:table-cell table:style-name="ce2" table:formula="of:=NORMDIST([.A5];0;2;0)" office:value-type="float" office:value="0.00679148461684281" calcext:value-type="float">
            <text:p>0,006791484616843</text:p>
          </table:table-cell>
          <table:table-cell table:style-name="ce2" table:formula="of:=NORMDIST([.A5];0;2;1)" office:value-type="float" office:value="0.00466118802371875" calcext:value-type="float">
            <text:p>0,004661188023719</text:p>
          </table:table-cell>
          <table:table-cell table:style-name="ce2"/>
          <table:table-cell table:style-name="ce2">
            <draw:frame table:end-cell-address="Wykresy.L20" table:end-x="3.43mm" table:end-y="1.31mm" draw:z-index="0" draw:name="Chart 1" draw:style-name="gr1" draw:text-style-name="P1" svg:width="86.6mm" svg:height="65.07mm" svg:x="1.59mm" svg:y="3.7mm">
              <draw:object draw:notify-on-update-of-ranges="Wykresy.A1:Wykresy.A60 Wykresy.B1:Wykresy.B60 Wykresy.D1:Wykresy.D60 Wykresy.F1:Wykresy.F6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1" table:number-columns-repeated="2"/>
          <table:table-cell table:style-name="ce11">
            <draw:frame table:end-cell-address="Wykresy.O20" table:end-x="10.31mm" table:end-y="1.31mm" draw:z-index="1" draw:name="Chart 2" draw:style-name="gr1" draw:text-style-name="P1" svg:width="77.88mm" svg:height="64.8mm" svg:x="3.18mm" svg:y="3.97mm">
              <draw:object draw:notify-on-update-of-ranges="Wykresy.A64:Wykresy.A94 Wykresy.B64:Wykresy.B94 Wykresy.D64:Wykresy.D94 Wykresy.F64:Wykresy.F9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1" table:number-columns-repeated="9"/>
          <table:table-cell table:style-name="ce9" table:number-columns-repeated="24"/>
          <table:table-cell table:number-columns-repeated="979"/>
        </table:table-row>
        <table:table-row table:style-name="ro2">
          <table:table-cell table:style-name="ce2" office:value-type="float" office:value="-5" calcext:value-type="float">
            <text:p>-5</text:p>
          </table:table-cell>
          <table:table-cell table:style-name="ce2" table:formula="of:=NORMDIST([.A6];0;1;0)" office:value-type="float" office:value="0.0000014867195147343" calcext:value-type="float">
            <text:p>1,4867195147343E-06</text:p>
          </table:table-cell>
          <table:table-cell table:style-name="ce2" table:formula="of:=NORMDIST([.A6];0;1;1)" office:value-type="float" office:value="0.000000286651571879195" calcext:value-type="float">
            <text:p>2,86651571879195E-07</text:p>
          </table:table-cell>
          <table:table-cell table:style-name="ce2" table:formula="of:=NORMDIST([.A6];0;0.5;0)" office:value-type="float" office:value="1.53891972534128E-022" calcext:value-type="float">
            <text:p>1,53891972534128E-22</text:p>
          </table:table-cell>
          <table:table-cell table:style-name="ce2" table:formula="of:=NORMDIST([.A6];0;0.5;1)" office:value-type="float" office:value="7.61985302416059E-024" calcext:value-type="float">
            <text:p>7,61985302416059E-24</text:p>
          </table:table-cell>
          <table:table-cell table:style-name="ce2" table:formula="of:=NORMDIST([.A6];0;2;0)" office:value-type="float" office:value="0.00876415024678427" calcext:value-type="float">
            <text:p>0,008764150246784</text:p>
          </table:table-cell>
          <table:table-cell table:style-name="ce2" table:formula="of:=NORMDIST([.A6];0;2;1)" office:value-type="float" office:value="0.00620966532577614" calcext:value-type="float">
            <text:p>0,006209665325776</text:p>
          </table:table-cell>
          <table:table-cell table:style-name="ce2" table:number-columns-repeated="2"/>
          <table:table-cell table:style-name="ce11" table:number-columns-repeated="12"/>
          <table:table-cell table:style-name="ce9"/>
          <table:table-cell table:style-name="ce11" table:number-columns-repeated="3"/>
          <table:table-cell table:style-name="ce9" table:number-columns-repeated="20"/>
          <table:table-cell table:number-columns-repeated="979"/>
        </table:table-row>
        <table:table-row table:style-name="ro2">
          <table:table-cell table:style-name="ce2" office:value-type="float" office:value="-4.8" calcext:value-type="float">
            <text:p>-4,8</text:p>
          </table:table-cell>
          <table:table-cell table:style-name="ce2" table:formula="of:=NORMDIST([.A7];0;1;0)" office:value-type="float" office:value="0.00000396129909103208" calcext:value-type="float">
            <text:p>3,96129909103208E-06</text:p>
          </table:table-cell>
          <table:table-cell table:style-name="ce2" table:formula="of:=NORMDIST([.A7];0;1;1)" office:value-type="float" office:value="0.000000793328151975598" calcext:value-type="float">
            <text:p>7,93328151975598E-07</text:p>
          </table:table-cell>
          <table:table-cell table:style-name="ce2" table:formula="of:=NORMDIST([.A7];0;0.5;0)" office:value-type="float" office:value="7.75622386349392E-021" calcext:value-type="float">
            <text:p>7,75622386349392E-21</text:p>
          </table:table-cell>
          <table:table-cell table:style-name="ce2" table:formula="of:=NORMDIST([.A7];0;0.5;1)" office:value-type="float" office:value="3.99722120572628E-022" calcext:value-type="float">
            <text:p>3,99722120572628E-22</text:p>
          </table:table-cell>
          <table:table-cell table:style-name="ce2" table:formula="of:=NORMDIST([.A7];0;2;0)" office:value-type="float" office:value="0.0111972651474215" calcext:value-type="float">
            <text:p>0,011197265147422</text:p>
          </table:table-cell>
          <table:table-cell table:style-name="ce2" table:formula="of:=NORMDIST([.A7];0;2;1)" office:value-type="float" office:value="0.00819753592459614" calcext:value-type="float">
            <text:p>0,008197535924596</text:p>
          </table:table-cell>
          <table:table-cell table:style-name="ce2" table:number-columns-repeated="2"/>
          <table:table-cell table:style-name="ce11" table:number-columns-repeated="12"/>
          <table:table-cell table:style-name="ce9"/>
          <table:table-cell table:style-name="ce11" table:number-columns-repeated="3"/>
          <table:table-cell table:style-name="ce9" table:number-columns-repeated="20"/>
          <table:table-cell table:number-columns-repeated="979"/>
        </table:table-row>
        <table:table-row table:style-name="ro2">
          <table:table-cell table:style-name="ce2" office:value-type="float" office:value="-4.6" calcext:value-type="float">
            <text:p>-4,6</text:p>
          </table:table-cell>
          <table:table-cell table:style-name="ce2" table:formula="of:=NORMDIST([.A8];0;1;0)" office:value-type="float" office:value="0.0000101408520654868" calcext:value-type="float">
            <text:p>1,01408520654868E-05</text:p>
          </table:table-cell>
          <table:table-cell table:style-name="ce2" table:formula="of:=NORMDIST([.A8];0;1;1)" office:value-type="float" office:value="0.00000211245470250286" calcext:value-type="float">
            <text:p>2,11245470250286E-06</text:p>
          </table:table-cell>
          <table:table-cell table:style-name="ce2" table:formula="of:=NORMDIST([.A8];0;0.5;0)" office:value-type="float" office:value="3.33117606475986E-019" calcext:value-type="float">
            <text:p>3,33117606475986E-19</text:p>
          </table:table-cell>
          <table:table-cell table:style-name="ce2" table:formula="of:=NORMDIST([.A8];0;0.5;1)" office:value-type="float" office:value="1.78974881201407E-020" calcext:value-type="float">
            <text:p>1,78974881201407E-20</text:p>
          </table:table-cell>
          <table:table-cell table:style-name="ce2" table:formula="of:=NORMDIST([.A8];0;2;0)" office:value-type="float" office:value="0.0141635188708006" calcext:value-type="float">
            <text:p>0,014163518870801</text:p>
          </table:table-cell>
          <table:table-cell table:style-name="ce2" table:formula="of:=NORMDIST([.A8];0;2;1)" office:value-type="float" office:value="0.0107241100216758" calcext:value-type="float">
            <text:p>0,010724110021676</text:p>
          </table:table-cell>
          <table:table-cell table:style-name="ce2" table:number-columns-repeated="2"/>
          <table:table-cell table:style-name="ce11" table:number-columns-repeated="12"/>
          <table:table-cell table:style-name="ce9"/>
          <table:table-cell table:style-name="ce11" table:number-columns-repeated="3"/>
          <table:table-cell table:style-name="ce9" table:number-columns-repeated="20"/>
          <table:table-cell table:number-columns-repeated="979"/>
        </table:table-row>
        <table:table-row table:style-name="ro2">
          <table:table-cell table:style-name="ce2" office:value-type="float" office:value="-4.4" calcext:value-type="float">
            <text:p>-4,4</text:p>
          </table:table-cell>
          <table:table-cell table:style-name="ce2" table:formula="of:=NORMDIST([.A9];0;1;0)" office:value-type="float" office:value="0.0000249424712900535" calcext:value-type="float">
            <text:p>2,49424712900535E-05</text:p>
          </table:table-cell>
          <table:table-cell table:style-name="ce2" table:formula="of:=NORMDIST([.A9];0;1;1)" office:value-type="float" office:value="0.00000541254390770386" calcext:value-type="float">
            <text:p>5,41254390770386E-06</text:p>
          </table:table-cell>
          <table:table-cell table:style-name="ce2" table:formula="of:=NORMDIST([.A9];0;0.5;0)" office:value-type="float" office:value="1.21915162591248E-017" calcext:value-type="float">
            <text:p>1,21915162591248E-17</text:p>
          </table:table-cell>
          <table:table-cell table:style-name="ce2" table:formula="of:=NORMDIST([.A9];0;0.5;1)" office:value-type="float" office:value="6.84080768593558E-019" calcext:value-type="float">
            <text:p>6,84080768593558E-19</text:p>
          </table:table-cell>
          <table:table-cell table:style-name="ce2" table:formula="of:=NORMDIST([.A9];0;2;0)" office:value-type="float" office:value="0.0177372964231157" calcext:value-type="float">
            <text:p>0,017737296423116</text:p>
          </table:table-cell>
          <table:table-cell table:style-name="ce2" table:formula="of:=NORMDIST([.A9];0;2;1)" office:value-type="float" office:value="0.0139034475134986" calcext:value-type="float">
            <text:p>0,013903447513499</text:p>
          </table:table-cell>
          <table:table-cell table:style-name="ce2" table:number-columns-repeated="2"/>
          <table:table-cell table:style-name="ce11" table:number-columns-repeated="12"/>
          <table:table-cell table:style-name="ce9"/>
          <table:table-cell table:style-name="ce11" table:number-columns-repeated="3"/>
          <table:table-cell table:style-name="ce9" table:number-columns-repeated="20"/>
          <table:table-cell table:number-columns-repeated="979"/>
        </table:table-row>
        <table:table-row table:style-name="ro2">
          <table:table-cell table:style-name="ce2" office:value-type="float" office:value="-4.2" calcext:value-type="float">
            <text:p>-4,2</text:p>
          </table:table-cell>
          <table:table-cell table:style-name="ce2" table:formula="of:=NORMDIST([.A10];0;1;0)" office:value-type="float" office:value="0.0000589430677565399" calcext:value-type="float">
            <text:p>5,89430677565399E-05</text:p>
          </table:table-cell>
          <table:table-cell table:style-name="ce2" table:formula="of:=NORMDIST([.A10];0;1;1)" office:value-type="float" office:value="0.0000133457490159063" calcext:value-type="float">
            <text:p>1,33457490159063E-05</text:p>
          </table:table-cell>
          <table:table-cell table:style-name="ce2" table:formula="of:=NORMDIST([.A10];0;0.5;0)" office:value-type="float" office:value="3.80216307581593E-016" calcext:value-type="float">
            <text:p>3,80216307581593E-16</text:p>
          </table:table-cell>
          <table:table-cell table:style-name="ce2" table:formula="of:=NORMDIST([.A10];0;0.5;1)" office:value-type="float" office:value="2.23239319728806E-017" calcext:value-type="float">
            <text:p>2,23239319728806E-17</text:p>
          </table:table-cell>
          <table:table-cell table:style-name="ce2" table:formula="of:=NORMDIST([.A10];0;2;0)" office:value-type="float" office:value="0.0219917979902136" calcext:value-type="float">
            <text:p>0,021991797990214</text:p>
          </table:table-cell>
          <table:table-cell table:style-name="ce2" table:formula="of:=NORMDIST([.A10];0;2;1)" office:value-type="float" office:value="0.0178644205628166" calcext:value-type="float">
            <text:p>0,017864420562817</text:p>
          </table:table-cell>
          <table:table-cell table:style-name="ce2" table:number-columns-repeated="2"/>
          <table:table-cell table:style-name="ce11" table:number-columns-repeated="12"/>
          <table:table-cell table:style-name="ce9" table:number-columns-repeated="24"/>
          <table:table-cell table:number-columns-repeated="979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" table:formula="of:=NORMDIST([.A11];0;1;0)" office:value-type="float" office:value="0.000133830225764885" calcext:value-type="float">
            <text:p>0,000133830225765</text:p>
          </table:table-cell>
          <table:table-cell table:style-name="ce2" table:formula="of:=NORMDIST([.A11];0;1;1)" office:value-type="float" office:value="0.00003167124183312" calcext:value-type="float">
            <text:p>3,167124183312E-05</text:p>
          </table:table-cell>
          <table:table-cell table:style-name="ce2" table:formula="of:=NORMDIST([.A11];0;0.5;0)" office:value-type="float" office:value="0.0000000000000101045421670738" calcext:value-type="float">
            <text:p>1,01045421670738E-14</text:p>
          </table:table-cell>
          <table:table-cell table:style-name="ce2" table:formula="of:=NORMDIST([.A11];0;0.5;1)" office:value-type="float" office:value="6.22096057427182E-016" calcext:value-type="float">
            <text:p>6,22096057427182E-16</text:p>
          </table:table-cell>
          <table:table-cell table:style-name="ce2" table:formula="of:=NORMDIST([.A11];0;2;0)" office:value-type="float" office:value="0.026995483256594" calcext:value-type="float">
            <text:p>0,026995483256594</text:p>
          </table:table-cell>
          <table:table-cell table:style-name="ce2" table:formula="of:=NORMDIST([.A11];0;2;1)" office:value-type="float" office:value="0.0227501319481792" calcext:value-type="float">
            <text:p>0,022750131948179</text:p>
          </table:table-cell>
          <table:table-cell table:style-name="ce2" table:number-columns-repeated="2"/>
          <table:table-cell table:style-name="ce11" table:number-columns-repeated="12"/>
          <table:table-cell table:style-name="ce9" table:number-columns-repeated="24"/>
          <table:table-cell table:number-columns-repeated="979"/>
        </table:table-row>
        <table:table-row table:style-name="ro2">
          <table:table-cell table:style-name="ce2" office:value-type="float" office:value="-3.8" calcext:value-type="float">
            <text:p>-3,8</text:p>
          </table:table-cell>
          <table:table-cell table:style-name="ce2" table:formula="of:=NORMDIST([.A12];0;1;0)" office:value-type="float" office:value="0.00029194692579146" calcext:value-type="float">
            <text:p>0,000291946925791</text:p>
          </table:table-cell>
          <table:table-cell table:style-name="ce2" table:formula="of:=NORMDIST([.A12];0;1;1)" office:value-type="float" office:value="0.0000723480439251201" calcext:value-type="float">
            <text:p>7,23480439251201E-05</text:p>
          </table:table-cell>
          <table:table-cell table:style-name="ce2" table:formula="of:=NORMDIST([.A12];0;0.5;0)" office:value-type="float" office:value="0.000000000000228831298036027" calcext:value-type="float">
            <text:p>2,28831298036027E-13</text:p>
          </table:table-cell>
          <table:table-cell table:style-name="ce2" table:formula="of:=NORMDIST([.A12];0;0.5;1)" office:value-type="float" office:value="0.0000000000000148065374900482" calcext:value-type="float">
            <text:p>1,48065374900482E-14</text:p>
          </table:table-cell>
          <table:table-cell table:style-name="ce2" table:formula="of:=NORMDIST([.A12];0;2;0)" office:value-type="float" office:value="0.0328079073873383" calcext:value-type="float">
            <text:p>0,032807907387338</text:p>
          </table:table-cell>
          <table:table-cell table:style-name="ce2" table:formula="of:=NORMDIST([.A12];0;2;1)" office:value-type="float" office:value="0.0287165598160018" calcext:value-type="float">
            <text:p>0,028716559816002</text:p>
          </table:table-cell>
          <table:table-cell table:style-name="ce8" table:number-columns-repeated="2"/>
          <table:table-cell table:style-name="ce11" table:number-columns-repeated="12"/>
          <table:table-cell table:style-name="ce9" table:number-columns-repeated="24"/>
          <table:table-cell table:number-columns-repeated="979"/>
        </table:table-row>
        <table:table-row table:style-name="ro2">
          <table:table-cell table:style-name="ce2" office:value-type="float" office:value="-3.6" calcext:value-type="float">
            <text:p>-3,6</text:p>
          </table:table-cell>
          <table:table-cell table:style-name="ce2" table:formula="of:=NORMDIST([.A13];0;1;0)" office:value-type="float" office:value="0.000611901930113772" calcext:value-type="float">
            <text:p>0,000611901930114</text:p>
          </table:table-cell>
          <table:table-cell table:style-name="ce2" table:formula="of:=NORMDIST([.A13];0;1;1)" office:value-type="float" office:value="0.000159108590157534" calcext:value-type="float">
            <text:p>0,000159108590158</text:p>
          </table:table-cell>
          <table:table-cell table:style-name="ce2" table:formula="of:=NORMDIST([.A13];0;0.5;0)" office:value-type="float" office:value="0.00000000000441597992627428" calcext:value-type="float">
            <text:p>4,41597992627428E-12</text:p>
          </table:table-cell>
          <table:table-cell table:style-name="ce2" table:formula="of:=NORMDIST([.A13];0;0.5;1)" office:value-type="float" office:value="0.000000000000301062798111745" calcext:value-type="float">
            <text:p>3,01062798111745E-13</text:p>
          </table:table-cell>
          <table:table-cell table:style-name="ce2" table:formula="of:=NORMDIST([.A13];0;2;0)" office:value-type="float" office:value="0.0394750791504471" calcext:value-type="float">
            <text:p>0,039475079150447</text:p>
          </table:table-cell>
          <table:table-cell table:style-name="ce2" table:formula="of:=NORMDIST([.A13];0;2;1)" office:value-type="float" office:value="0.0359303191129258" calcext:value-type="float">
            <text:p>0,035930319112926</text:p>
          </table:table-cell>
          <table:table-cell table:style-name="ce8" table:number-columns-repeated="2"/>
          <table:table-cell table:style-name="ce11" table:number-columns-repeated="12"/>
          <table:table-cell table:style-name="ce9" table:number-columns-repeated="24"/>
          <table:table-cell table:number-columns-repeated="979"/>
        </table:table-row>
        <table:table-row table:style-name="ro2">
          <table:table-cell table:style-name="ce2" office:value-type="float" office:value="-3.4" calcext:value-type="float">
            <text:p>-3,4</text:p>
          </table:table-cell>
          <table:table-cell table:style-name="ce2" table:formula="of:=NORMDIST([.A14];0;1;0)" office:value-type="float" office:value="0.00123221916847302" calcext:value-type="float">
            <text:p>0,001232219168473</text:p>
          </table:table-cell>
          <table:table-cell table:style-name="ce2" table:formula="of:=NORMDIST([.A14];0;1;1)" office:value-type="float" office:value="0.000336929265676881" calcext:value-type="float">
            <text:p>0,000336929265677</text:p>
          </table:table-cell>
          <table:table-cell table:style-name="ce2" table:formula="of:=NORMDIST([.A14];0;0.5;0)" office:value-type="float" office:value="0.000000000072619230035836" calcext:value-type="float">
            <text:p>7,2619230035836E-11</text:p>
          </table:table-cell>
          <table:table-cell table:style-name="ce2" table:formula="of:=NORMDIST([.A14];0;0.5;1)" office:value-type="float" office:value="0.00000000000523095754414462" calcext:value-type="float">
            <text:p>5,23095754414462E-12</text:p>
          </table:table-cell>
          <table:table-cell table:style-name="ce2" table:formula="of:=NORMDIST([.A14];0;2;0)" office:value-type="float" office:value="0.0470245386884435" calcext:value-type="float">
            <text:p>0,047024538688444</text:p>
          </table:table-cell>
          <table:table-cell table:style-name="ce2" table:formula="of:=NORMDIST([.A14];0;2;1)" office:value-type="float" office:value="0.0445654627585431" calcext:value-type="float">
            <text:p>0,044565462758543</text:p>
          </table:table-cell>
          <table:table-cell table:style-name="ce8" table:number-columns-repeated="2"/>
          <table:table-cell table:style-name="ce11" table:number-columns-repeated="12"/>
          <table:table-cell table:style-name="ce9" table:number-columns-repeated="24"/>
          <table:table-cell table:number-columns-repeated="979"/>
        </table:table-row>
        <table:table-row table:style-name="ro2">
          <table:table-cell table:style-name="ce2" office:value-type="float" office:value="-3.2" calcext:value-type="float">
            <text:p>-3,2</text:p>
          </table:table-cell>
          <table:table-cell table:style-name="ce2" table:formula="of:=NORMDIST([.A15];0;1;0)" office:value-type="float" office:value="0.00238408820146484" calcext:value-type="float">
            <text:p>0,002384088201465</text:p>
          </table:table-cell>
          <table:table-cell table:style-name="ce2" table:formula="of:=NORMDIST([.A15];0;1;1)" office:value-type="float" office:value="0.000687137937915848" calcext:value-type="float">
            <text:p>0,000687137937916</text:p>
          </table:table-cell>
          <table:table-cell table:style-name="ce2" table:formula="of:=NORMDIST([.A15];0;0.5;0)" office:value-type="float" office:value="0.00000000101762805632901" calcext:value-type="float">
            <text:p>1,01762805632901E-09</text:p>
          </table:table-cell>
          <table:table-cell table:style-name="ce2" table:formula="of:=NORMDIST([.A15];0;0.5;1)" office:value-type="float" office:value="0.0000000000776884758170984" calcext:value-type="float">
            <text:p>7,76884758170984E-11</text:p>
          </table:table-cell>
          <table:table-cell table:style-name="ce2" table:formula="of:=NORMDIST([.A15];0;2;0)" office:value-type="float" office:value="0.0554604173397278" calcext:value-type="float">
            <text:p>0,055460417339728</text:p>
          </table:table-cell>
          <table:table-cell table:style-name="ce2" table:formula="of:=NORMDIST([.A15];0;2;1)" office:value-type="float" office:value="0.054799291699558" calcext:value-type="float">
            <text:p>0,054799291699558</text:p>
          </table:table-cell>
          <table:table-cell table:style-name="ce8" table:number-columns-repeated="2"/>
          <table:table-cell table:style-name="ce11" table:number-columns-repeated="12"/>
          <table:table-cell table:style-name="ce9" table:number-columns-repeated="24"/>
          <table:table-cell table:number-columns-repeated="979"/>
        </table:table-row>
        <table:table-row table:style-name="ro2">
          <table:table-cell table:style-name="ce2" office:value-type="float" office:value="-3" calcext:value-type="float">
            <text:p>-3</text:p>
          </table:table-cell>
          <table:table-cell table:style-name="ce2" table:formula="of:=NORMDIST([.A16];0;1;0)" office:value-type="float" office:value="0.00443184841193801" calcext:value-type="float">
            <text:p>0,004431848411938</text:p>
          </table:table-cell>
          <table:table-cell table:style-name="ce2" table:formula="of:=NORMDIST([.A16];0;1;1)" office:value-type="float" office:value="0.0013498980316301" calcext:value-type="float">
            <text:p>0,00134989803163</text:p>
          </table:table-cell>
          <table:table-cell table:style-name="ce2" table:formula="of:=NORMDIST([.A16];0;0.5;0)" office:value-type="float" office:value="0.0000000121517656996466" calcext:value-type="float">
            <text:p>1,21517656996466E-08</text:p>
          </table:table-cell>
          <table:table-cell table:style-name="ce2" table:formula="of:=NORMDIST([.A16];0;0.5;1)" office:value-type="float" office:value="0.000000000986587645037701" calcext:value-type="float">
            <text:p>9,86587645037701E-10</text:p>
          </table:table-cell>
          <table:table-cell table:style-name="ce2" table:formula="of:=NORMDIST([.A16];0;2;0)" office:value-type="float" office:value="0.0647587978329459" calcext:value-type="float">
            <text:p>0,064758797832946</text:p>
          </table:table-cell>
          <table:table-cell table:style-name="ce2" table:formula="of:=NORMDIST([.A16];0;2;1)" office:value-type="float" office:value="0.0668072012688581" calcext:value-type="float">
            <text:p>0,066807201268858</text:p>
          </table:table-cell>
          <table:table-cell table:style-name="ce8" table:number-columns-repeated="2"/>
          <table:table-cell table:style-name="ce11" table:number-columns-repeated="12"/>
          <table:table-cell table:style-name="ce9" table:number-columns-repeated="24"/>
          <table:table-cell table:number-columns-repeated="979"/>
        </table:table-row>
        <table:table-row table:style-name="ro2">
          <table:table-cell table:style-name="ce2" office:value-type="float" office:value="-2.8" calcext:value-type="float">
            <text:p>-2,8</text:p>
          </table:table-cell>
          <table:table-cell table:style-name="ce2" table:formula="of:=NORMDIST([.A17];0;1;0)" office:value-type="float" office:value="0.00791545158297997" calcext:value-type="float">
            <text:p>0,00791545158298</text:p>
          </table:table-cell>
          <table:table-cell table:style-name="ce2" table:formula="of:=NORMDIST([.A17];0;1;1)" office:value-type="float" office:value="0.00255513033042794" calcext:value-type="float">
            <text:p>0,002555130330428</text:p>
          </table:table-cell>
          <table:table-cell table:style-name="ce2" table:formula="of:=NORMDIST([.A17];0;0.5;0)" office:value-type="float" office:value="0.000000123652410003317" calcext:value-type="float">
            <text:p>1,23652410003317E-07</text:p>
          </table:table-cell>
          <table:table-cell table:style-name="ce2" table:formula="of:=NORMDIST([.A17];0;0.5;1)" office:value-type="float" office:value="0.000000010717590258311" calcext:value-type="float">
            <text:p>1,0717590258311E-08</text:p>
          </table:table-cell>
          <table:table-cell table:style-name="ce2" table:formula="of:=NORMDIST([.A17];0;2;0)" office:value-type="float" office:value="0.0748637328178724" calcext:value-type="float">
            <text:p>0,074863732817873</text:p>
          </table:table-cell>
          <table:table-cell table:style-name="ce2" table:formula="of:=NORMDIST([.A17];0;2;1)" office:value-type="float" office:value="0.0807566592337711" calcext:value-type="float">
            <text:p>0,080756659233771</text:p>
          </table:table-cell>
          <table:table-cell table:style-name="ce8" table:number-columns-repeated="2"/>
          <table:table-cell table:style-name="ce11" table:number-columns-repeated="12"/>
          <table:table-cell table:style-name="ce9" table:number-columns-repeated="24"/>
          <table:table-cell table:number-columns-repeated="979"/>
        </table:table-row>
        <table:table-row table:style-name="ro2">
          <table:table-cell table:style-name="ce2" office:value-type="float" office:value="-2.6" calcext:value-type="float">
            <text:p>-2,6</text:p>
          </table:table-cell>
          <table:table-cell table:style-name="ce2" table:formula="of:=NORMDIST([.A18];0;1;0)" office:value-type="float" office:value="0.0135829692336856" calcext:value-type="float">
            <text:p>0,013582969233686</text:p>
          </table:table-cell>
          <table:table-cell table:style-name="ce2" table:formula="of:=NORMDIST([.A18];0;1;1)" office:value-type="float" office:value="0.00466118802371875" calcext:value-type="float">
            <text:p>0,004661188023719</text:p>
          </table:table-cell>
          <table:table-cell table:style-name="ce2" table:formula="of:=NORMDIST([.A18];0;0.5;0)" office:value-type="float" office:value="0.00000107220706893952" calcext:value-type="float">
            <text:p>1,07220706893952E-06</text:p>
          </table:table-cell>
          <table:table-cell table:style-name="ce2" table:formula="of:=NORMDIST([.A18];0;0.5;1)" office:value-type="float" office:value="0.0000000996442631693349" calcext:value-type="float">
            <text:p>9,96442631693349E-08</text:p>
          </table:table-cell>
          <table:table-cell table:style-name="ce2" table:formula="of:=NORMDIST([.A18];0;2;0)" office:value-type="float" office:value="0.0856842960239037" calcext:value-type="float">
            <text:p>0,085684296023904</text:p>
          </table:table-cell>
          <table:table-cell table:style-name="ce2" table:formula="of:=NORMDIST([.A18];0;2;1)" office:value-type="float" office:value="0.0968004845856103" calcext:value-type="float">
            <text:p>0,09680048458561</text:p>
          </table:table-cell>
          <table:table-cell table:style-name="ce8" table:number-columns-repeated="2"/>
          <table:table-cell table:style-name="ce11" table:number-columns-repeated="12"/>
          <table:table-cell table:style-name="ce9" table:number-columns-repeated="24"/>
          <table:table-cell table:number-columns-repeated="979"/>
        </table:table-row>
        <table:table-row table:style-name="ro2">
          <table:table-cell table:style-name="ce2" office:value-type="float" office:value="-2.4" calcext:value-type="float">
            <text:p>-2,4</text:p>
          </table:table-cell>
          <table:table-cell table:style-name="ce2" table:formula="of:=NORMDIST([.A19];0;1;0)" office:value-type="float" office:value="0.0223945302948429" calcext:value-type="float">
            <text:p>0,022394530294843</text:p>
          </table:table-cell>
          <table:table-cell table:style-name="ce2" table:formula="of:=NORMDIST([.A19];0;1;1)" office:value-type="float" office:value="0.00819753592459614" calcext:value-type="float">
            <text:p>0,008197535924596</text:p>
          </table:table-cell>
          <table:table-cell table:style-name="ce2" table:formula="of:=NORMDIST([.A19];0;0.5;0)" office:value-type="float" office:value="0.00000792259818206415" calcext:value-type="float">
            <text:p>7,92259818206415E-06</text:p>
          </table:table-cell>
          <table:table-cell table:style-name="ce2" table:formula="of:=NORMDIST([.A19];0;0.5;1)" office:value-type="float" office:value="0.000000793328151975598" calcext:value-type="float">
            <text:p>7,93328151975598E-07</text:p>
          </table:table-cell>
          <table:table-cell table:style-name="ce2" table:formula="of:=NORMDIST([.A19];0;2;0)" office:value-type="float" office:value="0.0970930274916065" calcext:value-type="float">
            <text:p>0,097093027491607</text:p>
          </table:table-cell>
          <table:table-cell table:style-name="ce2" table:formula="of:=NORMDIST([.A19];0;2;1)" office:value-type="float" office:value="0.115069670221708" calcext:value-type="float">
            <text:p>0,115069670221708</text:p>
          </table:table-cell>
          <table:table-cell table:style-name="ce8" table:number-columns-repeated="2"/>
          <table:table-cell table:style-name="ce11" table:number-columns-repeated="12"/>
          <table:table-cell table:style-name="ce9" table:number-columns-repeated="24"/>
          <table:table-cell table:number-columns-repeated="979"/>
        </table:table-row>
        <table:table-row table:style-name="ro2">
          <table:table-cell table:style-name="ce2" office:value-type="float" office:value="-2.2" calcext:value-type="float">
            <text:p>-2,2</text:p>
          </table:table-cell>
          <table:table-cell table:style-name="ce2" table:formula="of:=NORMDIST([.A20];0;1;0)" office:value-type="float" office:value="0.0354745928462314" calcext:value-type="float">
            <text:p>0,035474592846232</text:p>
          </table:table-cell>
          <table:table-cell table:style-name="ce2" table:formula="of:=NORMDIST([.A20];0;1;1)" office:value-type="float" office:value="0.0139034475134986" calcext:value-type="float">
            <text:p>0,013903447513499</text:p>
          </table:table-cell>
          <table:table-cell table:style-name="ce2" table:formula="of:=NORMDIST([.A20];0;0.5;0)" office:value-type="float" office:value="0.0000498849425801071" calcext:value-type="float">
            <text:p>4,98849425801071E-05</text:p>
          </table:table-cell>
          <table:table-cell table:style-name="ce2" table:formula="of:=NORMDIST([.A20];0;0.5;1)" office:value-type="float" office:value="0.00000541254390770386" calcext:value-type="float">
            <text:p>5,41254390770386E-06</text:p>
          </table:table-cell>
          <table:table-cell table:style-name="ce2" table:formula="of:=NORMDIST([.A20];0;2;0)" office:value-type="float" office:value="0.108926088516275" calcext:value-type="float">
            <text:p>0,108926088516275</text:p>
          </table:table-cell>
          <table:table-cell table:style-name="ce2" table:formula="of:=NORMDIST([.A20];0;2;1)" office:value-type="float" office:value="0.135666060946383" calcext:value-type="float">
            <text:p>0,135666060946383</text:p>
          </table:table-cell>
          <table:table-cell table:style-name="ce8"/>
          <table:table-cell table:style-name="ce8">
            <draw:frame table:end-cell-address="Wykresy.N38" table:end-x="2.1mm" table:end-y="3.96mm" draw:z-index="2" draw:name="Chart 3" draw:style-name="gr1" draw:text-style-name="P1" svg:width="127.64mm" svg:height="83.61mm" svg:x="12.96mm" svg:y="1.32mm">
              <draw:object draw:notify-on-update-of-ranges="Wykresy.A1:Wykresy.A60 Wykresy.C1:Wykresy.C60 Wykresy.G1:Wykresy.G60 Wykresy.E1:Wykresy.E6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11" table:number-columns-repeated="12"/>
          <table:table-cell table:style-name="ce9" table:number-columns-repeated="24"/>
          <table:table-cell table:number-columns-repeated="979"/>
        </table:table-row>
        <table:table-row table:style-name="ro2">
          <table:table-cell table:style-name="ce2" office:value-type="float" office:value="-2" calcext:value-type="float">
            <text:p>-2</text:p>
          </table:table-cell>
          <table:table-cell table:style-name="ce2" table:formula="of:=NORMDIST([.A21];0;1;0)" office:value-type="float" office:value="0.0539909665131881" calcext:value-type="float">
            <text:p>0,053990966513188</text:p>
          </table:table-cell>
          <table:table-cell table:style-name="ce2" table:formula="of:=NORMDIST([.A21];0;1;1)" office:value-type="float" office:value="0.0227501319481792" calcext:value-type="float">
            <text:p>0,022750131948179</text:p>
          </table:table-cell>
          <table:table-cell table:style-name="ce2" table:formula="of:=NORMDIST([.A21];0;0.5;0)" office:value-type="float" office:value="0.000267660451529771" calcext:value-type="float">
            <text:p>0,00026766045153</text:p>
          </table:table-cell>
          <table:table-cell table:style-name="ce2" table:formula="of:=NORMDIST([.A21];0;0.5;1)" office:value-type="float" office:value="0.00003167124183312" calcext:value-type="float">
            <text:p>3,167124183312E-05</text:p>
          </table:table-cell>
          <table:table-cell table:style-name="ce2" table:formula="of:=NORMDIST([.A21];0;2;0)" office:value-type="float" office:value="0.120985362259572" calcext:value-type="float">
            <text:p>0,120985362259572</text:p>
          </table:table-cell>
          <table:table-cell table:style-name="ce2" table:formula="of:=NORMDIST([.A21];0;2;1)" office:value-type="float" office:value="0.158655253931457" calcext:value-type="float">
            <text:p>0,158655253931457</text:p>
          </table:table-cell>
          <table:table-cell table:style-name="ce8" table:number-columns-repeated="2"/>
          <table:table-cell table:style-name="ce11" table:number-columns-repeated="12"/>
          <table:table-cell table:style-name="ce9" table:number-columns-repeated="24"/>
          <table:table-cell table:number-columns-repeated="979"/>
        </table:table-row>
        <table:table-row table:style-name="ro2">
          <table:table-cell table:style-name="ce2" office:value-type="float" office:value="-1.6" calcext:value-type="float">
            <text:p>-1,6</text:p>
          </table:table-cell>
          <table:table-cell table:style-name="ce2" table:formula="of:=NORMDIST([.A22];0;1;0)" office:value-type="float" office:value="0.110920834679456" calcext:value-type="float">
            <text:p>0,110920834679456</text:p>
          </table:table-cell>
          <table:table-cell table:style-name="ce2" table:formula="of:=NORMDIST([.A22];0;1;1)" office:value-type="float" office:value="0.054799291699558" calcext:value-type="float">
            <text:p>0,054799291699558</text:p>
          </table:table-cell>
          <table:table-cell table:style-name="ce2" table:formula="of:=NORMDIST([.A22];0;0.5;0)" office:value-type="float" office:value="0.00476817640292968" calcext:value-type="float">
            <text:p>0,00476817640293</text:p>
          </table:table-cell>
          <table:table-cell table:style-name="ce2" table:formula="of:=NORMDIST([.A22];0;0.5;1)" office:value-type="float" office:value="0.000687137937915848" calcext:value-type="float">
            <text:p>0,000687137937916</text:p>
          </table:table-cell>
          <table:table-cell table:style-name="ce2" table:formula="of:=NORMDIST([.A22];0;2;0)" office:value-type="float" office:value="0.144845776380741" calcext:value-type="float">
            <text:p>0,144845776380741</text:p>
          </table:table-cell>
          <table:table-cell table:style-name="ce2" table:formula="of:=NORMDIST([.A22];0;2;1)" office:value-type="float" office:value="0.211855398583397" calcext:value-type="float">
            <text:p>0,211855398583397</text:p>
          </table:table-cell>
          <table:table-cell table:style-name="ce8" table:number-columns-repeated="2"/>
          <table:table-cell table:style-name="ce11" table:number-columns-repeated="10"/>
          <table:table-cell table:style-name="ce21" table:number-columns-repeated="2"/>
          <table:table-cell table:style-name="ce5" table:number-columns-repeated="5"/>
          <table:table-cell table:number-columns-repeated="998"/>
        </table:table-row>
        <table:table-row table:style-name="ro2">
          <table:table-cell table:style-name="ce2" office:value-type="float" office:value="-1.4" calcext:value-type="float">
            <text:p>-1,4</text:p>
          </table:table-cell>
          <table:table-cell table:style-name="ce2" table:formula="of:=NORMDIST([.A23];0;1;0)" office:value-type="float" office:value="0.149727465635745" calcext:value-type="float">
            <text:p>0,149727465635745</text:p>
          </table:table-cell>
          <table:table-cell table:style-name="ce2" table:formula="of:=NORMDIST([.A23];0;1;1)" office:value-type="float" office:value="0.0807566592337711" calcext:value-type="float">
            <text:p>0,080756659233771</text:p>
          </table:table-cell>
          <table:table-cell table:style-name="ce2" table:formula="of:=NORMDIST([.A23];0;0.5;0)" office:value-type="float" office:value="0.0158309031659599" calcext:value-type="float">
            <text:p>0,01583090316596</text:p>
          </table:table-cell>
          <table:table-cell table:style-name="ce2" table:formula="of:=NORMDIST([.A23];0;0.5;1)" office:value-type="float" office:value="0.00255513033042794" calcext:value-type="float">
            <text:p>0,002555130330428</text:p>
          </table:table-cell>
          <table:table-cell table:style-name="ce2" table:formula="of:=NORMDIST([.A23];0;2;0)" office:value-type="float" office:value="0.156126966683381" calcext:value-type="float">
            <text:p>0,156126966683381</text:p>
          </table:table-cell>
          <table:table-cell table:style-name="ce2" table:formula="of:=NORMDIST([.A23];0;2;1)" office:value-type="float" office:value="0.241963652223073" calcext:value-type="float">
            <text:p>0,241963652223073</text:p>
          </table:table-cell>
          <table:table-cell table:style-name="ce8" table:number-columns-repeated="2"/>
          <table:table-cell table:style-name="ce11" table:number-columns-repeated="10"/>
          <table:table-cell table:style-name="ce21" table:number-columns-repeated="2"/>
          <table:table-cell table:style-name="ce5" table:number-columns-repeated="5"/>
          <table:table-cell table:number-columns-repeated="998"/>
        </table:table-row>
        <table:table-row table:style-name="ro2">
          <table:table-cell table:style-name="ce2" office:value-type="float" office:value="-1.2" calcext:value-type="float">
            <text:p>-1,2</text:p>
          </table:table-cell>
          <table:table-cell table:style-name="ce2" table:formula="of:=NORMDIST([.A24];0;1;0)" office:value-type="float" office:value="0.194186054983213" calcext:value-type="float">
            <text:p>0,194186054983213</text:p>
          </table:table-cell>
          <table:table-cell table:style-name="ce2" table:formula="of:=NORMDIST([.A24];0;1;1)" office:value-type="float" office:value="0.115069670221708" calcext:value-type="float">
            <text:p>0,115069670221708</text:p>
          </table:table-cell>
          <table:table-cell table:style-name="ce2" table:formula="of:=NORMDIST([.A24];0;0.5;0)" office:value-type="float" office:value="0.0447890605896858" calcext:value-type="float">
            <text:p>0,044789060589686</text:p>
          </table:table-cell>
          <table:table-cell table:style-name="ce2" table:formula="of:=NORMDIST([.A24];0;0.5;1)" office:value-type="float" office:value="0.00819753592459614" calcext:value-type="float">
            <text:p>0,008197535924596</text:p>
          </table:table-cell>
          <table:table-cell table:style-name="ce2" table:formula="of:=NORMDIST([.A24];0;2;0)" office:value-type="float" office:value="0.1666123014459" calcext:value-type="float">
            <text:p>0,1666123014459</text:p>
          </table:table-cell>
          <table:table-cell table:style-name="ce2" table:formula="of:=NORMDIST([.A24];0;2;1)" office:value-type="float" office:value="0.274253117750074" calcext:value-type="float">
            <text:p>0,274253117750074</text:p>
          </table:table-cell>
          <table:table-cell table:style-name="ce8" table:number-columns-repeated="2"/>
          <table:table-cell table:style-name="ce11" table:number-columns-repeated="10"/>
          <table:table-cell table:style-name="ce21" table:number-columns-repeated="2"/>
          <table:table-cell table:style-name="ce5" table:number-columns-repeated="5"/>
          <table:table-cell table:number-columns-repeated="998"/>
        </table:table-row>
        <table:table-row table:style-name="ro2">
          <table:table-cell table:style-name="ce2" office:value-type="float" office:value="-1" calcext:value-type="float">
            <text:p>-1</text:p>
          </table:table-cell>
          <table:table-cell table:style-name="ce2" table:formula="of:=NORMDIST([.A25];0;1;0)" office:value-type="float" office:value="0.241970724519143" calcext:value-type="float">
            <text:p>0,241970724519143</text:p>
          </table:table-cell>
          <table:table-cell table:style-name="ce2" table:formula="of:=NORMDIST([.A25];0;1;1)" office:value-type="float" office:value="0.158655253931457" calcext:value-type="float">
            <text:p>0,158655253931457</text:p>
          </table:table-cell>
          <table:table-cell table:style-name="ce2" table:formula="of:=NORMDIST([.A25];0;0.5;0)" office:value-type="float" office:value="0.107981933026376" calcext:value-type="float">
            <text:p>0,107981933026376</text:p>
          </table:table-cell>
          <table:table-cell table:style-name="ce2" table:formula="of:=NORMDIST([.A25];0;0.5;1)" office:value-type="float" office:value="0.0227501319481792" calcext:value-type="float">
            <text:p>0,022750131948179</text:p>
          </table:table-cell>
          <table:table-cell table:style-name="ce2" table:formula="of:=NORMDIST([.A25];0;2;0)" office:value-type="float" office:value="0.17603266338215" calcext:value-type="float">
            <text:p>0,17603266338215</text:p>
          </table:table-cell>
          <table:table-cell table:style-name="ce2" table:formula="of:=NORMDIST([.A25];0;2;1)" office:value-type="float" office:value="0.308537538725987" calcext:value-type="float">
            <text:p>0,308537538725987</text:p>
          </table:table-cell>
          <table:table-cell table:style-name="ce8" table:number-columns-repeated="2"/>
          <table:table-cell table:style-name="ce11" table:number-columns-repeated="10"/>
          <table:table-cell table:style-name="ce21" table:number-columns-repeated="2"/>
          <table:table-cell table:style-name="ce5" table:number-columns-repeated="5"/>
          <table:table-cell table:number-columns-repeated="998"/>
        </table:table-row>
        <table:table-row table:style-name="ro2">
          <table:table-cell table:style-name="ce2" office:value-type="float" office:value="-0.8" calcext:value-type="float">
            <text:p>-0,8</text:p>
          </table:table-cell>
          <table:table-cell table:style-name="ce2" table:formula="of:=NORMDIST([.A26];0;1;0)" office:value-type="float" office:value="0.289691552761483" calcext:value-type="float">
            <text:p>0,289691552761483</text:p>
          </table:table-cell>
          <table:table-cell table:style-name="ce2" table:formula="of:=NORMDIST([.A26];0;1;1)" office:value-type="float" office:value="0.211855398583397" calcext:value-type="float">
            <text:p>0,211855398583397</text:p>
          </table:table-cell>
          <table:table-cell table:style-name="ce2" table:formula="of:=NORMDIST([.A26];0;0.5;0)" office:value-type="float" office:value="0.221841669358911" calcext:value-type="float">
            <text:p>0,221841669358911</text:p>
          </table:table-cell>
          <table:table-cell table:style-name="ce2" table:formula="of:=NORMDIST([.A26];0;0.5;1)" office:value-type="float" office:value="0.054799291699558" calcext:value-type="float">
            <text:p>0,054799291699558</text:p>
          </table:table-cell>
          <table:table-cell table:style-name="ce2" table:formula="of:=NORMDIST([.A26];0;2;0)" office:value-type="float" office:value="0.184135070151662" calcext:value-type="float">
            <text:p>0,184135070151662</text:p>
          </table:table-cell>
          <table:table-cell table:style-name="ce2" table:formula="of:=NORMDIST([.A26];0;2;1)" office:value-type="float" office:value="0.344578258389676" calcext:value-type="float">
            <text:p>0,344578258389676</text:p>
          </table:table-cell>
          <table:table-cell table:style-name="ce8" table:number-columns-repeated="2"/>
          <table:table-cell table:style-name="ce11" table:number-columns-repeated="10"/>
          <table:table-cell table:style-name="ce21" table:number-columns-repeated="2"/>
          <table:table-cell table:style-name="ce5" table:number-columns-repeated="5"/>
          <table:table-cell table:number-columns-repeated="998"/>
        </table:table-row>
        <table:table-row table:style-name="ro2">
          <table:table-cell table:style-name="ce2" office:value-type="float" office:value="-0.6" calcext:value-type="float">
            <text:p>-0,6</text:p>
          </table:table-cell>
          <table:table-cell table:style-name="ce2" table:formula="of:=NORMDIST([.A27];0;1;0)" office:value-type="float" office:value="0.3332246028918" calcext:value-type="float">
            <text:p>0,3332246028918</text:p>
          </table:table-cell>
          <table:table-cell table:style-name="ce2" table:formula="of:=NORMDIST([.A27];0;1;1)" office:value-type="float" office:value="0.274253117750074" calcext:value-type="float">
            <text:p>0,274253117750074</text:p>
          </table:table-cell>
          <table:table-cell table:style-name="ce2" table:formula="of:=NORMDIST([.A27];0;0.5;0)" office:value-type="float" office:value="0.388372109966426" calcext:value-type="float">
            <text:p>0,388372109966426</text:p>
          </table:table-cell>
          <table:table-cell table:style-name="ce2" table:formula="of:=NORMDIST([.A27];0;0.5;1)" office:value-type="float" office:value="0.115069670221708" calcext:value-type="float">
            <text:p>0,115069670221708</text:p>
          </table:table-cell>
          <table:table-cell table:style-name="ce2" table:formula="of:=NORMDIST([.A27];0;2;0)" office:value-type="float" office:value="0.190693907730262" calcext:value-type="float">
            <text:p>0,190693907730262</text:p>
          </table:table-cell>
          <table:table-cell table:style-name="ce2" table:formula="of:=NORMDIST([.A27];0;2;1)" office:value-type="float" office:value="0.382088577811047" calcext:value-type="float">
            <text:p>0,382088577811047</text:p>
          </table:table-cell>
          <table:table-cell table:style-name="ce8" table:number-columns-repeated="2"/>
          <table:table-cell table:style-name="ce11" table:number-columns-repeated="10"/>
          <table:table-cell table:style-name="ce21" table:number-columns-repeated="2"/>
          <table:table-cell table:style-name="ce5" table:number-columns-repeated="5"/>
          <table:table-cell table:number-columns-repeated="998"/>
        </table:table-row>
        <table:table-row table:style-name="ro2">
          <table:table-cell table:style-name="ce2" office:value-type="float" office:value="-0.4" calcext:value-type="float">
            <text:p>-0,4</text:p>
          </table:table-cell>
          <table:table-cell table:style-name="ce2" table:formula="of:=NORMDIST([.A28];0;1;0)" office:value-type="float" office:value="0.368270140303323" calcext:value-type="float">
            <text:p>0,368270140303323</text:p>
          </table:table-cell>
          <table:table-cell table:style-name="ce2" table:formula="of:=NORMDIST([.A28];0;1;1)" office:value-type="float" office:value="0.344578258389676" calcext:value-type="float">
            <text:p>0,344578258389676</text:p>
          </table:table-cell>
          <table:table-cell table:style-name="ce2" table:formula="of:=NORMDIST([.A28];0;0.5;0)" office:value-type="float" office:value="0.579383105522965" calcext:value-type="float">
            <text:p>0,579383105522965</text:p>
          </table:table-cell>
          <table:table-cell table:style-name="ce2" table:formula="of:=NORMDIST([.A28];0;0.5;1)" office:value-type="float" office:value="0.211855398583397" calcext:value-type="float">
            <text:p>0,211855398583397</text:p>
          </table:table-cell>
          <table:table-cell table:style-name="ce2" table:formula="of:=NORMDIST([.A28];0;2;0)" office:value-type="float" office:value="0.195521346987728" calcext:value-type="float">
            <text:p>0,195521346987728</text:p>
          </table:table-cell>
          <table:table-cell table:style-name="ce2" table:formula="of:=NORMDIST([.A28];0;2;1)" office:value-type="float" office:value="0.420740290560897" calcext:value-type="float">
            <text:p>0,420740290560897</text:p>
          </table:table-cell>
          <table:table-cell table:style-name="ce8" table:number-columns-repeated="2"/>
          <table:table-cell table:style-name="ce11" table:number-columns-repeated="10"/>
          <table:table-cell table:style-name="ce21" table:number-columns-repeated="2"/>
          <table:table-cell table:style-name="ce5" table:number-columns-repeated="5"/>
          <table:table-cell table:number-columns-repeated="998"/>
        </table:table-row>
        <table:table-row table:style-name="ro2">
          <table:table-cell table:style-name="ce2" office:value-type="float" office:value="-0.19999999999999" calcext:value-type="float">
            <text:p>-0,19999999999999</text:p>
          </table:table-cell>
          <table:table-cell table:style-name="ce2" table:formula="of:=NORMDIST([.A29];0;1;0)" office:value-type="float" office:value="0.391042693975457" calcext:value-type="float">
            <text:p>0,391042693975457</text:p>
          </table:table-cell>
          <table:table-cell table:style-name="ce2" table:formula="of:=NORMDIST([.A29];0;1;1)" office:value-type="float" office:value="0.420740290560901" calcext:value-type="float">
            <text:p>0,420740290560901</text:p>
          </table:table-cell>
          <table:table-cell table:style-name="ce2" table:formula="of:=NORMDIST([.A29];0;0.5;0)" office:value-type="float" office:value="0.736540280606653" calcext:value-type="float">
            <text:p>0,736540280606653</text:p>
          </table:table-cell>
          <table:table-cell table:style-name="ce2" table:formula="of:=NORMDIST([.A29];0;0.5;1)" office:value-type="float" office:value="0.344578258389683" calcext:value-type="float">
            <text:p>0,344578258389683</text:p>
          </table:table-cell>
          <table:table-cell table:style-name="ce2" table:formula="of:=NORMDIST([.A29];0;2;0)" office:value-type="float" office:value="0.198476273738506" calcext:value-type="float">
            <text:p>0,198476273738506</text:p>
          </table:table-cell>
          <table:table-cell table:style-name="ce2" table:formula="of:=NORMDIST([.A29];0;2;1)" office:value-type="float" office:value="0.460172162722973" calcext:value-type="float">
            <text:p>0,460172162722973</text:p>
          </table:table-cell>
          <table:table-cell table:style-name="ce8" table:number-columns-repeated="2"/>
          <table:table-cell table:style-name="ce11" table:number-columns-repeated="10"/>
          <table:table-cell table:style-name="ce21" table:number-columns-repeated="2"/>
          <table:table-cell table:style-name="ce5" table:number-columns-repeated="5"/>
          <table:table-cell table:number-columns-repeated="998"/>
        </table:table-row>
        <table:table-row table:style-name="ro2">
          <table:table-cell table:style-name="ce2" office:value-type="float" office:value="9.76996261670138E-015" calcext:value-type="float">
            <text:p>9,76996261670138E-15</text:p>
          </table:table-cell>
          <table:table-cell table:style-name="ce2" table:formula="of:=NORMDIST([.A30];0;1;0)" office:value-type="float" office:value="0.398942280401433" calcext:value-type="float">
            <text:p>0,398942280401433</text:p>
          </table:table-cell>
          <table:table-cell table:style-name="ce2" table:formula="of:=NORMDIST([.A30];0;1;1)" office:value-type="float" office:value="0.500000000000004" calcext:value-type="float">
            <text:p>0,500000000000004</text:p>
          </table:table-cell>
          <table:table-cell table:style-name="ce2" table:formula="of:=NORMDIST([.A30];0;0.5;0)" office:value-type="float" office:value="0.797884560802865" calcext:value-type="float">
            <text:p>0,797884560802865</text:p>
          </table:table-cell>
          <table:table-cell table:style-name="ce2" table:formula="of:=NORMDIST([.A30];0;0.5;1)" office:value-type="float" office:value="0.500000000000008" calcext:value-type="float">
            <text:p>0,500000000000008</text:p>
          </table:table-cell>
          <table:table-cell table:style-name="ce2" table:formula="of:=NORMDIST([.A30];0;2;0)" office:value-type="float" office:value="0.199471140200716" calcext:value-type="float">
            <text:p>0,199471140200716</text:p>
          </table:table-cell>
          <table:table-cell table:style-name="ce2" table:formula="of:=NORMDIST([.A30];0;2;1)" office:value-type="float" office:value="0.500000000000002" calcext:value-type="float">
            <text:p>0,500000000000002</text:p>
          </table:table-cell>
          <table:table-cell table:style-name="ce8" table:number-columns-repeated="2"/>
          <table:table-cell table:style-name="ce11" table:number-columns-repeated="10"/>
          <table:table-cell table:style-name="ce21" table:number-columns-repeated="2"/>
          <table:table-cell table:style-name="ce5" table:number-columns-repeated="5"/>
          <table:table-cell table:number-columns-repeated="998"/>
        </table:table-row>
        <table:table-row table:style-name="ro2">
          <table:table-cell table:style-name="ce2" office:value-type="float" office:value="0.20000000000001" calcext:value-type="float">
            <text:p>0,20000000000001</text:p>
          </table:table-cell>
          <table:table-cell table:style-name="ce2" table:formula="of:=NORMDIST([.A31];0;1;0)" office:value-type="float" office:value="0.391042693975455" calcext:value-type="float">
            <text:p>0,391042693975455</text:p>
          </table:table-cell>
          <table:table-cell table:style-name="ce2" table:formula="of:=NORMDIST([.A31];0;1;1)" office:value-type="float" office:value="0.579259709439107" calcext:value-type="float">
            <text:p>0,579259709439107</text:p>
          </table:table-cell>
          <table:table-cell table:style-name="ce2" table:formula="of:=NORMDIST([.A31];0;0.5;0)" office:value-type="float" office:value="0.736540280606641" calcext:value-type="float">
            <text:p>0,736540280606641</text:p>
          </table:table-cell>
          <table:table-cell table:style-name="ce2" table:formula="of:=NORMDIST([.A31];0;0.5;1)" office:value-type="float" office:value="0.655421741610332" calcext:value-type="float">
            <text:p>0,655421741610332</text:p>
          </table:table-cell>
          <table:table-cell table:style-name="ce2" table:formula="of:=NORMDIST([.A31];0;2;0)" office:value-type="float" office:value="0.198476273738506" calcext:value-type="float">
            <text:p>0,198476273738506</text:p>
          </table:table-cell>
          <table:table-cell table:style-name="ce2" table:formula="of:=NORMDIST([.A31];0;2;1)" office:value-type="float" office:value="0.539827837277031" calcext:value-type="float">
            <text:p>0,539827837277031</text:p>
          </table:table-cell>
          <table:table-cell table:style-name="ce8" table:number-columns-repeated="2"/>
          <table:table-cell table:style-name="ce11" table:number-columns-repeated="10"/>
          <table:table-cell table:style-name="ce21" table:number-columns-repeated="2"/>
          <table:table-cell table:style-name="ce5" table:number-columns-repeated="5"/>
          <table:table-cell table:number-columns-repeated="998"/>
        </table:table-row>
        <table:table-row table:style-name="ro2">
          <table:table-cell table:style-name="ce2" office:value-type="float" office:value="0.40000000000001" calcext:value-type="float">
            <text:p>0,40000000000001</text:p>
          </table:table-cell>
          <table:table-cell table:style-name="ce2" table:formula="of:=NORMDIST([.A32];0;1;0)" office:value-type="float" office:value="0.368270140303322" calcext:value-type="float">
            <text:p>0,368270140303322</text:p>
          </table:table-cell>
          <table:table-cell table:style-name="ce2" table:formula="of:=NORMDIST([.A32];0;1;1)" office:value-type="float" office:value="0.655421741610328" calcext:value-type="float">
            <text:p>0,655421741610328</text:p>
          </table:table-cell>
          <table:table-cell table:style-name="ce2" table:formula="of:=NORMDIST([.A32];0;0.5;0)" office:value-type="float" office:value="0.579383105522956" calcext:value-type="float">
            <text:p>0,579383105522956</text:p>
          </table:table-cell>
          <table:table-cell table:style-name="ce2" table:formula="of:=NORMDIST([.A32];0;0.5;1)" office:value-type="float" office:value="0.788144601416609" calcext:value-type="float">
            <text:p>0,788144601416609</text:p>
          </table:table-cell>
          <table:table-cell table:style-name="ce2" table:formula="of:=NORMDIST([.A32];0;2;0)" office:value-type="float" office:value="0.195521346987728" calcext:value-type="float">
            <text:p>0,195521346987728</text:p>
          </table:table-cell>
          <table:table-cell table:style-name="ce2" table:formula="of:=NORMDIST([.A32];0;2;1)" office:value-type="float" office:value="0.579259709439105" calcext:value-type="float">
            <text:p>0,579259709439105</text:p>
          </table:table-cell>
          <table:table-cell table:style-name="ce8" table:number-columns-repeated="2"/>
          <table:table-cell table:style-name="ce11" table:number-columns-repeated="10"/>
          <table:table-cell table:style-name="ce21" table:number-columns-repeated="2"/>
          <table:table-cell table:style-name="ce5" table:number-columns-repeated="5"/>
          <table:table-cell table:number-columns-repeated="998"/>
        </table:table-row>
        <table:table-row table:style-name="ro2">
          <table:table-cell table:style-name="ce2" office:value-type="float" office:value="0.60000000000001" calcext:value-type="float">
            <text:p>0,60000000000001</text:p>
          </table:table-cell>
          <table:table-cell table:style-name="ce2" table:formula="of:=NORMDIST([.A33];0;1;0)" office:value-type="float" office:value="0.333224602891798" calcext:value-type="float">
            <text:p>0,333224602891798</text:p>
          </table:table-cell>
          <table:table-cell table:style-name="ce2" table:formula="of:=NORMDIST([.A33];0;1;1)" office:value-type="float" office:value="0.72574688224993" calcext:value-type="float">
            <text:p>0,72574688224993</text:p>
          </table:table-cell>
          <table:table-cell table:style-name="ce2" table:formula="of:=NORMDIST([.A33];0;0.5;0)" office:value-type="float" office:value="0.388372109966416" calcext:value-type="float">
            <text:p>0,388372109966416</text:p>
          </table:table-cell>
          <table:table-cell table:style-name="ce2" table:formula="of:=NORMDIST([.A33];0;0.5;1)" office:value-type="float" office:value="0.884930329778295" calcext:value-type="float">
            <text:p>0,884930329778295</text:p>
          </table:table-cell>
          <table:table-cell table:style-name="ce2" table:formula="of:=NORMDIST([.A33];0;2;0)" office:value-type="float" office:value="0.190693907730262" calcext:value-type="float">
            <text:p>0,190693907730262</text:p>
          </table:table-cell>
          <table:table-cell table:style-name="ce2" table:formula="of:=NORMDIST([.A33];0;2;1)" office:value-type="float" office:value="0.617911422188955" calcext:value-type="float">
            <text:p>0,617911422188955</text:p>
          </table:table-cell>
          <table:table-cell table:style-name="ce8" table:number-columns-repeated="2"/>
          <table:table-cell table:style-name="ce11" table:number-columns-repeated="10"/>
          <table:table-cell table:style-name="ce21" table:number-columns-repeated="2"/>
          <table:table-cell table:style-name="ce5" table:number-columns-repeated="5"/>
          <table:table-cell table:number-columns-repeated="998"/>
        </table:table-row>
        <table:table-row table:style-name="ro2">
          <table:table-cell table:style-name="ce2" office:value-type="float" office:value="0.80000000000001" calcext:value-type="float">
            <text:p>0,80000000000001</text:p>
          </table:table-cell>
          <table:table-cell table:style-name="ce2" table:formula="of:=NORMDIST([.A34];0;1;0)" office:value-type="float" office:value="0.28969155276148" calcext:value-type="float">
            <text:p>0,28969155276148</text:p>
          </table:table-cell>
          <table:table-cell table:style-name="ce2" table:formula="of:=NORMDIST([.A34];0;1;1)" office:value-type="float" office:value="0.788144601416606" calcext:value-type="float">
            <text:p>0,788144601416606</text:p>
          </table:table-cell>
          <table:table-cell table:style-name="ce2" table:formula="of:=NORMDIST([.A34];0;0.5;0)" office:value-type="float" office:value="0.221841669358904" calcext:value-type="float">
            <text:p>0,221841669358904</text:p>
          </table:table-cell>
          <table:table-cell table:style-name="ce2" table:formula="of:=NORMDIST([.A34];0;0.5;1)" office:value-type="float" office:value="0.945200708300444" calcext:value-type="float">
            <text:p>0,945200708300444</text:p>
          </table:table-cell>
          <table:table-cell table:style-name="ce2" table:formula="of:=NORMDIST([.A34];0;2;0)" office:value-type="float" office:value="0.184135070151661" calcext:value-type="float">
            <text:p>0,184135070151661</text:p>
          </table:table-cell>
          <table:table-cell table:style-name="ce2" table:formula="of:=NORMDIST([.A34];0;2;1)" office:value-type="float" office:value="0.655421741610326" calcext:value-type="float">
            <text:p>0,655421741610326</text:p>
          </table:table-cell>
          <table:table-cell table:style-name="ce8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1.00000000000001" calcext:value-type="float">
            <text:p>1,00000000000001</text:p>
          </table:table-cell>
          <table:table-cell table:style-name="ce2" table:formula="of:=NORMDIST([.A35];0;1;0)" office:value-type="float" office:value="0.241970724519141" calcext:value-type="float">
            <text:p>0,241970724519141</text:p>
          </table:table-cell>
          <table:table-cell table:style-name="ce2" table:formula="of:=NORMDIST([.A35];0;1;1)" office:value-type="float" office:value="0.841344746068545" calcext:value-type="float">
            <text:p>0,841344746068545</text:p>
          </table:table-cell>
          <table:table-cell table:style-name="ce2" table:formula="of:=NORMDIST([.A35];0;0.5;0)" office:value-type="float" office:value="0.107981933026372" calcext:value-type="float">
            <text:p>0,107981933026372</text:p>
          </table:table-cell>
          <table:table-cell table:style-name="ce2" table:formula="of:=NORMDIST([.A35];0;0.5;1)" office:value-type="float" office:value="0.977249868051822" calcext:value-type="float">
            <text:p>0,977249868051822</text:p>
          </table:table-cell>
          <table:table-cell table:style-name="ce2" table:formula="of:=NORMDIST([.A35];0;2;0)" office:value-type="float" office:value="0.176032663382149" calcext:value-type="float">
            <text:p>0,176032663382149</text:p>
          </table:table-cell>
          <table:table-cell table:style-name="ce2" table:formula="of:=NORMDIST([.A35];0;2;1)" office:value-type="float" office:value="0.691462461274015" calcext:value-type="float">
            <text:p>0,691462461274015</text:p>
          </table:table-cell>
          <table:table-cell table:style-name="ce8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1.20000000000001" calcext:value-type="float">
            <text:p>1,20000000000001</text:p>
          </table:table-cell>
          <table:table-cell table:style-name="ce2" table:formula="of:=NORMDIST([.A36];0;1;0)" office:value-type="float" office:value="0.194186054983211" calcext:value-type="float">
            <text:p>0,194186054983211</text:p>
          </table:table-cell>
          <table:table-cell table:style-name="ce2" table:formula="of:=NORMDIST([.A36];0;1;1)" office:value-type="float" office:value="0.884930329778294" calcext:value-type="float">
            <text:p>0,884930329778294</text:p>
          </table:table-cell>
          <table:table-cell table:style-name="ce2" table:formula="of:=NORMDIST([.A36];0;0.5;0)" office:value-type="float" office:value="0.0447890605896837" calcext:value-type="float">
            <text:p>0,044789060589684</text:p>
          </table:table-cell>
          <table:table-cell table:style-name="ce2" table:formula="of:=NORMDIST([.A36];0;0.5;1)" office:value-type="float" office:value="0.991802464075404" calcext:value-type="float">
            <text:p>0,991802464075404</text:p>
          </table:table-cell>
          <table:table-cell table:style-name="ce2" table:formula="of:=NORMDIST([.A36];0;2;0)" office:value-type="float" office:value="0.166612301445899" calcext:value-type="float">
            <text:p>0,166612301445899</text:p>
          </table:table-cell>
          <table:table-cell table:style-name="ce2" table:formula="of:=NORMDIST([.A36];0;2;1)" office:value-type="float" office:value="0.725746882249928" calcext:value-type="float">
            <text:p>0,725746882249928</text:p>
          </table:table-cell>
          <table:table-cell table:style-name="ce8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1.40000000000001" calcext:value-type="float">
            <text:p>1,40000000000001</text:p>
          </table:table-cell>
          <table:table-cell table:style-name="ce2" table:formula="of:=NORMDIST([.A37];0;1;0)" office:value-type="float" office:value="0.149727465635743" calcext:value-type="float">
            <text:p>0,149727465635743</text:p>
          </table:table-cell>
          <table:table-cell table:style-name="ce2" table:formula="of:=NORMDIST([.A37];0;1;1)" office:value-type="float" office:value="0.91924334076623" calcext:value-type="float">
            <text:p>0,91924334076623</text:p>
          </table:table-cell>
          <table:table-cell table:style-name="ce2" table:formula="of:=NORMDIST([.A37];0;0.5;0)" office:value-type="float" office:value="0.015830903165959" calcext:value-type="float">
            <text:p>0,015830903165959</text:p>
          </table:table-cell>
          <table:table-cell table:style-name="ce2" table:formula="of:=NORMDIST([.A37];0;0.5;1)" office:value-type="float" office:value="0.997444869669572" calcext:value-type="float">
            <text:p>0,997444869669572</text:p>
          </table:table-cell>
          <table:table-cell table:style-name="ce2" table:formula="of:=NORMDIST([.A37];0;2;0)" office:value-type="float" office:value="0.15612696668338" calcext:value-type="float">
            <text:p>0,15612696668338</text:p>
          </table:table-cell>
          <table:table-cell table:style-name="ce2" table:formula="of:=NORMDIST([.A37];0;2;1)" office:value-type="float" office:value="0.758036347776929" calcext:value-type="float">
            <text:p>0,758036347776929</text:p>
          </table:table-cell>
          <table:table-cell table:style-name="ce8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1.60000000000001" calcext:value-type="float">
            <text:p>1,60000000000001</text:p>
          </table:table-cell>
          <table:table-cell table:style-name="ce2" table:formula="of:=NORMDIST([.A38];0;1;0)" office:value-type="float" office:value="0.110920834679454" calcext:value-type="float">
            <text:p>0,110920834679454</text:p>
          </table:table-cell>
          <table:table-cell table:style-name="ce2" table:formula="of:=NORMDIST([.A38];0;1;1)" office:value-type="float" office:value="0.945200708300443" calcext:value-type="float">
            <text:p>0,945200708300443</text:p>
          </table:table-cell>
          <table:table-cell table:style-name="ce2" table:formula="of:=NORMDIST([.A38];0;0.5;0)" office:value-type="float" office:value="0.00476817640292938" calcext:value-type="float">
            <text:p>0,004768176402929</text:p>
          </table:table-cell>
          <table:table-cell table:style-name="ce2" table:formula="of:=NORMDIST([.A38];0;0.5;1)" office:value-type="float" office:value="0.999312862062084" calcext:value-type="float">
            <text:p>0,999312862062084</text:p>
          </table:table-cell>
          <table:table-cell table:style-name="ce2" table:formula="of:=NORMDIST([.A38];0;2;0)" office:value-type="float" office:value="0.144845776380741" calcext:value-type="float">
            <text:p>0,144845776380741</text:p>
          </table:table-cell>
          <table:table-cell table:style-name="ce2" table:formula="of:=NORMDIST([.A38];0;2;1)" office:value-type="float" office:value="0.788144601416605" calcext:value-type="float">
            <text:p>0,788144601416605</text:p>
          </table:table-cell>
          <table:table-cell table:style-name="ce8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1.80000000000001" calcext:value-type="float">
            <text:p>1,80000000000001</text:p>
          </table:table-cell>
          <table:table-cell table:style-name="ce2" table:formula="of:=NORMDIST([.A39];0;1;0)" office:value-type="float" office:value="0.0789501583008927" calcext:value-type="float">
            <text:p>0,078950158300893</text:p>
          </table:table-cell>
          <table:table-cell table:style-name="ce2" table:formula="of:=NORMDIST([.A39];0;1;1)" office:value-type="float" office:value="0.964069680887075" calcext:value-type="float">
            <text:p>0,964069680887075</text:p>
          </table:table-cell>
          <table:table-cell table:style-name="ce2" table:formula="of:=NORMDIST([.A39];0;0.5;0)" office:value-type="float" office:value="0.00122380386022746" calcext:value-type="float">
            <text:p>0,001223803860227</text:p>
          </table:table-cell>
          <table:table-cell table:style-name="ce2" table:formula="of:=NORMDIST([.A39];0;0.5;1)" office:value-type="float" office:value="0.999840891409842" calcext:value-type="float">
            <text:p>0,999840891409842</text:p>
          </table:table-cell>
          <table:table-cell table:style-name="ce2" table:formula="of:=NORMDIST([.A39];0;2;0)" office:value-type="float" office:value="0.133042624949377" calcext:value-type="float">
            <text:p>0,133042624949377</text:p>
          </table:table-cell>
          <table:table-cell table:style-name="ce2" table:formula="of:=NORMDIST([.A39];0;2;1)" office:value-type="float" office:value="0.815939874653242" calcext:value-type="float">
            <text:p>0,815939874653242</text:p>
          </table:table-cell>
          <table:table-cell table:style-name="ce8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2.00000000000001" calcext:value-type="float">
            <text:p>2,00000000000001</text:p>
          </table:table-cell>
          <table:table-cell table:style-name="ce2" table:formula="of:=NORMDIST([.A40];0;1;0)" office:value-type="float" office:value="0.053990966513187" calcext:value-type="float">
            <text:p>0,053990966513187</text:p>
          </table:table-cell>
          <table:table-cell table:style-name="ce2" table:formula="of:=NORMDIST([.A40];0;1;1)" office:value-type="float" office:value="0.977249868051821" calcext:value-type="float">
            <text:p>0,977249868051821</text:p>
          </table:table-cell>
          <table:table-cell table:style-name="ce2" table:formula="of:=NORMDIST([.A40];0;0.5;0)" office:value-type="float" office:value="0.000267660451529749" calcext:value-type="float">
            <text:p>0,00026766045153</text:p>
          </table:table-cell>
          <table:table-cell table:style-name="ce2" table:formula="of:=NORMDIST([.A40];0;0.5;1)" office:value-type="float" office:value="0.999968328758167" calcext:value-type="float">
            <text:p>0,999968328758167</text:p>
          </table:table-cell>
          <table:table-cell table:style-name="ce2" table:formula="of:=NORMDIST([.A40];0;2;0)" office:value-type="float" office:value="0.120985362259571" calcext:value-type="float">
            <text:p>0,120985362259571</text:p>
          </table:table-cell>
          <table:table-cell table:style-name="ce2" table:formula="of:=NORMDIST([.A40];0;2;1)" office:value-type="float" office:value="0.841344746068544" calcext:value-type="float">
            <text:p>0,841344746068544</text:p>
          </table:table-cell>
          <table:table-cell table:style-name="ce8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2.20000000000001" calcext:value-type="float">
            <text:p>2,20000000000001</text:p>
          </table:table-cell>
          <table:table-cell table:style-name="ce2" table:formula="of:=NORMDIST([.A41];0;1;0)" office:value-type="float" office:value="0.0354745928462307" calcext:value-type="float">
            <text:p>0,035474592846231</text:p>
          </table:table-cell>
          <table:table-cell table:style-name="ce2" table:formula="of:=NORMDIST([.A41];0;1;1)" office:value-type="float" office:value="0.986096552486502" calcext:value-type="float">
            <text:p>0,986096552486502</text:p>
          </table:table-cell>
          <table:table-cell table:style-name="ce2" table:formula="of:=NORMDIST([.A41];0;0.5;0)" office:value-type="float" office:value="0.0000498849425801028" calcext:value-type="float">
            <text:p>4,98849425801028E-05</text:p>
          </table:table-cell>
          <table:table-cell table:style-name="ce2" table:formula="of:=NORMDIST([.A41];0;0.5;1)" office:value-type="float" office:value="0.999994587456092" calcext:value-type="float">
            <text:p>0,999994587456092</text:p>
          </table:table-cell>
          <table:table-cell table:style-name="ce2" table:formula="of:=NORMDIST([.A41];0;2;0)" office:value-type="float" office:value="0.108926088516275" calcext:value-type="float">
            <text:p>0,108926088516275</text:p>
          </table:table-cell>
          <table:table-cell table:style-name="ce2" table:formula="of:=NORMDIST([.A41];0;2;1)" office:value-type="float" office:value="0.864333939053618" calcext:value-type="float">
            <text:p>0,864333939053618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2.40000000000001" calcext:value-type="float">
            <text:p>2,40000000000001</text:p>
          </table:table-cell>
          <table:table-cell table:style-name="ce2" table:formula="of:=NORMDIST([.A42];0;1;0)" office:value-type="float" office:value="0.0223945302948424" calcext:value-type="float">
            <text:p>0,022394530294842</text:p>
          </table:table-cell>
          <table:table-cell table:style-name="ce2" table:formula="of:=NORMDIST([.A42];0;1;1)" office:value-type="float" office:value="0.991802464075404" calcext:value-type="float">
            <text:p>0,991802464075404</text:p>
          </table:table-cell>
          <table:table-cell table:style-name="ce2" table:formula="of:=NORMDIST([.A42];0;0.5;0)" office:value-type="float" office:value="0.00000792259818206338" calcext:value-type="float">
            <text:p>7,92259818206338E-06</text:p>
          </table:table-cell>
          <table:table-cell table:style-name="ce2" table:formula="of:=NORMDIST([.A42];0;0.5;1)" office:value-type="float" office:value="0.999999206671848" calcext:value-type="float">
            <text:p>0,999999206671848</text:p>
          </table:table-cell>
          <table:table-cell table:style-name="ce2" table:formula="of:=NORMDIST([.A42];0;2;0)" office:value-type="float" office:value="0.0970930274916059" calcext:value-type="float">
            <text:p>0,097093027491606</text:p>
          </table:table-cell>
          <table:table-cell table:style-name="ce2" table:formula="of:=NORMDIST([.A42];0;2;1)" office:value-type="float" office:value="0.884930329778293" calcext:value-type="float">
            <text:p>0,884930329778293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2.60000000000001" calcext:value-type="float">
            <text:p>2,60000000000001</text:p>
          </table:table-cell>
          <table:table-cell table:style-name="ce2" table:formula="of:=NORMDIST([.A43];0;1;0)" office:value-type="float" office:value="0.0135829692336853" calcext:value-type="float">
            <text:p>0,013582969233685</text:p>
          </table:table-cell>
          <table:table-cell table:style-name="ce2" table:formula="of:=NORMDIST([.A43];0;1;1)" office:value-type="float" office:value="0.995338811976281" calcext:value-type="float">
            <text:p>0,995338811976281</text:p>
          </table:table-cell>
          <table:table-cell table:style-name="ce2" table:formula="of:=NORMDIST([.A43];0;0.5;0)" office:value-type="float" office:value="0.00000107220706893941" calcext:value-type="float">
            <text:p>1,07220706893941E-06</text:p>
          </table:table-cell>
          <table:table-cell table:style-name="ce2" table:formula="of:=NORMDIST([.A43];0;0.5;1)" office:value-type="float" office:value="0.999999900355737" calcext:value-type="float">
            <text:p>0,999999900355737</text:p>
          </table:table-cell>
          <table:table-cell table:style-name="ce2" table:formula="of:=NORMDIST([.A43];0;2;0)" office:value-type="float" office:value="0.0856842960239031" calcext:value-type="float">
            <text:p>0,085684296023903</text:p>
          </table:table-cell>
          <table:table-cell table:style-name="ce2" table:formula="of:=NORMDIST([.A43];0;2;1)" office:value-type="float" office:value="0.903199515414391" calcext:value-type="float">
            <text:p>0,903199515414391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2.80000000000001" calcext:value-type="float">
            <text:p>2,80000000000001</text:p>
          </table:table-cell>
          <table:table-cell table:style-name="ce2" table:formula="of:=NORMDIST([.A44];0;1;0)" office:value-type="float" office:value="0.00791545158297974" calcext:value-type="float">
            <text:p>0,00791545158298</text:p>
          </table:table-cell>
          <table:table-cell table:style-name="ce2" table:formula="of:=NORMDIST([.A44];0;1;1)" office:value-type="float" office:value="0.997444869669572" calcext:value-type="float">
            <text:p>0,997444869669572</text:p>
          </table:table-cell>
          <table:table-cell table:style-name="ce2" table:formula="of:=NORMDIST([.A44];0;0.5;0)" office:value-type="float" office:value="0.000000123652410003303" calcext:value-type="float">
            <text:p>1,23652410003303E-07</text:p>
          </table:table-cell>
          <table:table-cell table:style-name="ce2" table:formula="of:=NORMDIST([.A44];0;0.5;1)" office:value-type="float" office:value="0.99999998928241" calcext:value-type="float">
            <text:p>0,99999998928241</text:p>
          </table:table-cell>
          <table:table-cell table:style-name="ce2" table:formula="of:=NORMDIST([.A44];0;2;0)" office:value-type="float" office:value="0.0748637328178719" calcext:value-type="float">
            <text:p>0,074863732817872</text:p>
          </table:table-cell>
          <table:table-cell table:style-name="ce2" table:formula="of:=NORMDIST([.A44];0;2;1)" office:value-type="float" office:value="0.91924334076623" calcext:value-type="float">
            <text:p>0,91924334076623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3.00000000000001" calcext:value-type="float">
            <text:p>3,00000000000001</text:p>
          </table:table-cell>
          <table:table-cell table:style-name="ce2" table:formula="of:=NORMDIST([.A45];0;1;0)" office:value-type="float" office:value="0.00443184841193787" calcext:value-type="float">
            <text:p>0,004431848411938</text:p>
          </table:table-cell>
          <table:table-cell table:style-name="ce2" table:formula="of:=NORMDIST([.A45];0;1;1)" office:value-type="float" office:value="0.99865010196837" calcext:value-type="float">
            <text:p>0,99865010196837</text:p>
          </table:table-cell>
          <table:table-cell table:style-name="ce2" table:formula="of:=NORMDIST([.A45];0;0.5;0)" office:value-type="float" office:value="0.0000000121517656996451" calcext:value-type="float">
            <text:p>1,21517656996451E-08</text:p>
          </table:table-cell>
          <table:table-cell table:style-name="ce2" table:formula="of:=NORMDIST([.A45];0;0.5;1)" office:value-type="float" office:value="0.999999999013412" calcext:value-type="float">
            <text:p>0,999999999013412</text:p>
          </table:table-cell>
          <table:table-cell table:style-name="ce2" table:formula="of:=NORMDIST([.A45];0;2;0)" office:value-type="float" office:value="0.0647587978329454" calcext:value-type="float">
            <text:p>0,064758797832945</text:p>
          </table:table-cell>
          <table:table-cell table:style-name="ce2" table:formula="of:=NORMDIST([.A45];0;2;1)" office:value-type="float" office:value="0.933192798731143" calcext:value-type="float">
            <text:p>0,933192798731143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3.20000000000001" calcext:value-type="float">
            <text:p>3,20000000000001</text:p>
          </table:table-cell>
          <table:table-cell table:style-name="ce2" table:formula="of:=NORMDIST([.A46];0;1;0)" office:value-type="float" office:value="0.00238408820146477" calcext:value-type="float">
            <text:p>0,002384088201465</text:p>
          </table:table-cell>
          <table:table-cell table:style-name="ce2" table:formula="of:=NORMDIST([.A46];0;1;1)" office:value-type="float" office:value="0.999312862062084" calcext:value-type="float">
            <text:p>0,999312862062084</text:p>
          </table:table-cell>
          <table:table-cell table:style-name="ce2" table:formula="of:=NORMDIST([.A46];0;0.5;0)" office:value-type="float" office:value="0.00000000101762805632888" calcext:value-type="float">
            <text:p>1,01762805632888E-09</text:p>
          </table:table-cell>
          <table:table-cell table:style-name="ce2" table:formula="of:=NORMDIST([.A46];0;0.5;1)" office:value-type="float" office:value="0.999999999922311" calcext:value-type="float">
            <text:p>0,999999999922311</text:p>
          </table:table-cell>
          <table:table-cell table:style-name="ce2" table:formula="of:=NORMDIST([.A46];0;2;0)" office:value-type="float" office:value="0.0554604173397273" calcext:value-type="float">
            <text:p>0,055460417339727</text:p>
          </table:table-cell>
          <table:table-cell table:style-name="ce2" table:formula="of:=NORMDIST([.A46];0;2;1)" office:value-type="float" office:value="0.945200708300443" calcext:value-type="float">
            <text:p>0,945200708300443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3.40000000000001" calcext:value-type="float">
            <text:p>3,40000000000001</text:p>
          </table:table-cell>
          <table:table-cell table:style-name="ce2" table:formula="of:=NORMDIST([.A47];0;1;0)" office:value-type="float" office:value="0.00123221916847298" calcext:value-type="float">
            <text:p>0,001232219168473</text:p>
          </table:table-cell>
          <table:table-cell table:style-name="ce2" table:formula="of:=NORMDIST([.A47];0;1;1)" office:value-type="float" office:value="0.999663070734323" calcext:value-type="float">
            <text:p>0,999663070734323</text:p>
          </table:table-cell>
          <table:table-cell table:style-name="ce2" table:formula="of:=NORMDIST([.A47];0;0.5;0)" office:value-type="float" office:value="0.000000000072619230035826" calcext:value-type="float">
            <text:p>7,2619230035826E-11</text:p>
          </table:table-cell>
          <table:table-cell table:style-name="ce2" table:formula="of:=NORMDIST([.A47];0;0.5;1)" office:value-type="float" office:value="0.999999999994769" calcext:value-type="float">
            <text:p>0,999999999994769</text:p>
          </table:table-cell>
          <table:table-cell table:style-name="ce2" table:formula="of:=NORMDIST([.A47];0;2;0)" office:value-type="float" office:value="0.0470245386884431" calcext:value-type="float">
            <text:p>0,047024538688443</text:p>
          </table:table-cell>
          <table:table-cell table:style-name="ce2" table:formula="of:=NORMDIST([.A47];0;2;1)" office:value-type="float" office:value="0.955434537241457" calcext:value-type="float">
            <text:p>0,955434537241457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3.60000000000001" calcext:value-type="float">
            <text:p>3,60000000000001</text:p>
          </table:table-cell>
          <table:table-cell table:style-name="ce2" table:formula="of:=NORMDIST([.A48];0;1;0)" office:value-type="float" office:value="0.000611901930113751" calcext:value-type="float">
            <text:p>0,000611901930114</text:p>
          </table:table-cell>
          <table:table-cell table:style-name="ce2" table:formula="of:=NORMDIST([.A48];0;1;1)" office:value-type="float" office:value="0.999840891409842" calcext:value-type="float">
            <text:p>0,999840891409842</text:p>
          </table:table-cell>
          <table:table-cell table:style-name="ce2" table:formula="of:=NORMDIST([.A48];0;0.5;0)" office:value-type="float" office:value="0.00000000000441597992627367" calcext:value-type="float">
            <text:p>4,41597992627367E-12</text:p>
          </table:table-cell>
          <table:table-cell table:style-name="ce2" table:formula="of:=NORMDIST([.A48];0;0.5;1)" office:value-type="float" office:value="0.999999999999699" calcext:value-type="float">
            <text:p>0,999999999999699</text:p>
          </table:table-cell>
          <table:table-cell table:style-name="ce2" table:formula="of:=NORMDIST([.A48];0;2;0)" office:value-type="float" office:value="0.0394750791504467" calcext:value-type="float">
            <text:p>0,039475079150447</text:p>
          </table:table-cell>
          <table:table-cell table:style-name="ce2" table:formula="of:=NORMDIST([.A48];0;2;1)" office:value-type="float" office:value="0.964069680887075" calcext:value-type="float">
            <text:p>0,964069680887075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3.80000000000001" calcext:value-type="float">
            <text:p>3,80000000000001</text:p>
          </table:table-cell>
          <table:table-cell table:style-name="ce2" table:formula="of:=NORMDIST([.A49];0;1;0)" office:value-type="float" office:value="0.000291946925791449" calcext:value-type="float">
            <text:p>0,000291946925791</text:p>
          </table:table-cell>
          <table:table-cell table:style-name="ce2" table:formula="of:=NORMDIST([.A49];0;1;1)" office:value-type="float" office:value="0.999927651956075" calcext:value-type="float">
            <text:p>0,999927651956075</text:p>
          </table:table-cell>
          <table:table-cell table:style-name="ce2" table:formula="of:=NORMDIST([.A49];0;0.5;0)" office:value-type="float" office:value="0.000000000000228831298035992" calcext:value-type="float">
            <text:p>2,28831298035992E-13</text:p>
          </table:table-cell>
          <table:table-cell table:style-name="ce2" table:formula="of:=NORMDIST([.A49];0;0.5;1)" office:value-type="float" office:value="0.999999999999985" calcext:value-type="float">
            <text:p>0,999999999999985</text:p>
          </table:table-cell>
          <table:table-cell table:style-name="ce2" table:formula="of:=NORMDIST([.A49];0;2;0)" office:value-type="float" office:value="0.032807907387338" calcext:value-type="float">
            <text:p>0,032807907387338</text:p>
          </table:table-cell>
          <table:table-cell table:style-name="ce2" table:formula="of:=NORMDIST([.A49];0;2;1)" office:value-type="float" office:value="0.971283440183998" calcext:value-type="float">
            <text:p>0,971283440183998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table:formula="of:=NORMDIST([.A50];0;1;0)" office:value-type="float" office:value="0.000133830225764885" calcext:value-type="float">
            <text:p>0,000133830225765</text:p>
          </table:table-cell>
          <table:table-cell table:style-name="ce2" table:formula="of:=NORMDIST([.A50];0;1;1)" office:value-type="float" office:value="0.999968328758167" calcext:value-type="float">
            <text:p>0,999968328758167</text:p>
          </table:table-cell>
          <table:table-cell table:style-name="ce2" table:formula="of:=NORMDIST([.A50];0;0.5;0)" office:value-type="float" office:value="0.0000000000000101045421670738" calcext:value-type="float">
            <text:p>1,01045421670738E-14</text:p>
          </table:table-cell>
          <table:table-cell table:style-name="ce2" table:formula="of:=NORMDIST([.A50];0;0.5;1)" office:value-type="float" office:value="1" calcext:value-type="float">
            <text:p>1</text:p>
          </table:table-cell>
          <table:table-cell table:style-name="ce2" table:formula="of:=NORMDIST([.A50];0;2;0)" office:value-type="float" office:value="0.026995483256594" calcext:value-type="float">
            <text:p>0,026995483256594</text:p>
          </table:table-cell>
          <table:table-cell table:style-name="ce2" table:formula="of:=NORMDIST([.A50];0;2;1)" office:value-type="float" office:value="0.977249868051821" calcext:value-type="float">
            <text:p>0,977249868051821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4.2" calcext:value-type="float">
            <text:p>4,2</text:p>
          </table:table-cell>
          <table:table-cell table:style-name="ce2" table:formula="of:=NORMDIST([.A51];0;1;0)" office:value-type="float" office:value="0.0000589430677565399" calcext:value-type="float">
            <text:p>5,89430677565399E-05</text:p>
          </table:table-cell>
          <table:table-cell table:style-name="ce2" table:formula="of:=NORMDIST([.A51];0;1;1)" office:value-type="float" office:value="0.999986654250984" calcext:value-type="float">
            <text:p>0,999986654250984</text:p>
          </table:table-cell>
          <table:table-cell table:style-name="ce2" table:formula="of:=NORMDIST([.A51];0;0.5;0)" office:value-type="float" office:value="3.80216307581593E-016" calcext:value-type="float">
            <text:p>3,80216307581593E-16</text:p>
          </table:table-cell>
          <table:table-cell table:style-name="ce2" table:formula="of:=NORMDIST([.A51];0;0.5;1)" office:value-type="float" office:value="1" calcext:value-type="float">
            <text:p>1</text:p>
          </table:table-cell>
          <table:table-cell table:style-name="ce2" table:formula="of:=NORMDIST([.A51];0;2;0)" office:value-type="float" office:value="0.0219917979902136" calcext:value-type="float">
            <text:p>0,021991797990214</text:p>
          </table:table-cell>
          <table:table-cell table:style-name="ce2" table:formula="of:=NORMDIST([.A51];0;2;1)" office:value-type="float" office:value="0.982135579437183" calcext:value-type="float">
            <text:p>0,982135579437183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4.4" calcext:value-type="float">
            <text:p>4,4</text:p>
          </table:table-cell>
          <table:table-cell table:style-name="ce2" table:formula="of:=NORMDIST([.A52];0;1;0)" office:value-type="float" office:value="0.0000249424712900535" calcext:value-type="float">
            <text:p>2,49424712900535E-05</text:p>
          </table:table-cell>
          <table:table-cell table:style-name="ce2" table:formula="of:=NORMDIST([.A52];0;1;1)" office:value-type="float" office:value="0.999994587456092" calcext:value-type="float">
            <text:p>0,999994587456092</text:p>
          </table:table-cell>
          <table:table-cell table:style-name="ce2" table:formula="of:=NORMDIST([.A52];0;0.5;0)" office:value-type="float" office:value="1.21915162591248E-017" calcext:value-type="float">
            <text:p>1,21915162591248E-17</text:p>
          </table:table-cell>
          <table:table-cell table:style-name="ce2" table:formula="of:=NORMDIST([.A52];0;0.5;1)" office:value-type="float" office:value="1" calcext:value-type="float">
            <text:p>1</text:p>
          </table:table-cell>
          <table:table-cell table:style-name="ce2" table:formula="of:=NORMDIST([.A52];0;2;0)" office:value-type="float" office:value="0.0177372964231157" calcext:value-type="float">
            <text:p>0,017737296423116</text:p>
          </table:table-cell>
          <table:table-cell table:style-name="ce2" table:formula="of:=NORMDIST([.A52];0;2;1)" office:value-type="float" office:value="0.986096552486501" calcext:value-type="float">
            <text:p>0,986096552486501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4.6" calcext:value-type="float">
            <text:p>4,6</text:p>
          </table:table-cell>
          <table:table-cell table:style-name="ce2" table:formula="of:=NORMDIST([.A53];0;1;0)" office:value-type="float" office:value="0.0000101408520654868" calcext:value-type="float">
            <text:p>1,01408520654868E-05</text:p>
          </table:table-cell>
          <table:table-cell table:style-name="ce2" table:formula="of:=NORMDIST([.A53];0;1;1)" office:value-type="float" office:value="0.999997887545297" calcext:value-type="float">
            <text:p>0,999997887545297</text:p>
          </table:table-cell>
          <table:table-cell table:style-name="ce2" table:formula="of:=NORMDIST([.A53];0;0.5;0)" office:value-type="float" office:value="3.33117606475986E-019" calcext:value-type="float">
            <text:p>3,33117606475986E-19</text:p>
          </table:table-cell>
          <table:table-cell table:style-name="ce2" table:formula="of:=NORMDIST([.A53];0;0.5;1)" office:value-type="float" office:value="1" calcext:value-type="float">
            <text:p>1</text:p>
          </table:table-cell>
          <table:table-cell table:style-name="ce2" table:formula="of:=NORMDIST([.A53];0;2;0)" office:value-type="float" office:value="0.0141635188708006" calcext:value-type="float">
            <text:p>0,014163518870801</text:p>
          </table:table-cell>
          <table:table-cell table:style-name="ce2" table:formula="of:=NORMDIST([.A53];0;2;1)" office:value-type="float" office:value="0.989275889978324" calcext:value-type="float">
            <text:p>0,989275889978324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4.8" calcext:value-type="float">
            <text:p>4,8</text:p>
          </table:table-cell>
          <table:table-cell table:style-name="ce2" table:formula="of:=NORMDIST([.A54];0;1;0)" office:value-type="float" office:value="0.00000396129909103208" calcext:value-type="float">
            <text:p>3,96129909103208E-06</text:p>
          </table:table-cell>
          <table:table-cell table:style-name="ce2" table:formula="of:=NORMDIST([.A54];0;1;1)" office:value-type="float" office:value="0.999999206671848" calcext:value-type="float">
            <text:p>0,999999206671848</text:p>
          </table:table-cell>
          <table:table-cell table:style-name="ce2" table:formula="of:=NORMDIST([.A54];0;0.5;0)" office:value-type="float" office:value="7.75622386349392E-021" calcext:value-type="float">
            <text:p>7,75622386349392E-21</text:p>
          </table:table-cell>
          <table:table-cell table:style-name="ce2" table:formula="of:=NORMDIST([.A54];0;0.5;1)" office:value-type="float" office:value="1" calcext:value-type="float">
            <text:p>1</text:p>
          </table:table-cell>
          <table:table-cell table:style-name="ce2" table:formula="of:=NORMDIST([.A54];0;2;0)" office:value-type="float" office:value="0.0111972651474215" calcext:value-type="float">
            <text:p>0,011197265147422</text:p>
          </table:table-cell>
          <table:table-cell table:style-name="ce2" table:formula="of:=NORMDIST([.A54];0;2;1)" office:value-type="float" office:value="0.991802464075404" calcext:value-type="float">
            <text:p>0,991802464075404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table:formula="of:=NORMDIST([.A55];0;1;0)" office:value-type="float" office:value="0.0000014867195147343" calcext:value-type="float">
            <text:p>1,4867195147343E-06</text:p>
          </table:table-cell>
          <table:table-cell table:style-name="ce2" table:formula="of:=NORMDIST([.A55];0;1;1)" office:value-type="float" office:value="0.999999713348428" calcext:value-type="float">
            <text:p>0,999999713348428</text:p>
          </table:table-cell>
          <table:table-cell table:style-name="ce2" table:formula="of:=NORMDIST([.A55];0;0.5;0)" office:value-type="float" office:value="1.53891972534128E-022" calcext:value-type="float">
            <text:p>1,53891972534128E-22</text:p>
          </table:table-cell>
          <table:table-cell table:style-name="ce2" table:formula="of:=NORMDIST([.A55];0;0.5;1)" office:value-type="float" office:value="1" calcext:value-type="float">
            <text:p>1</text:p>
          </table:table-cell>
          <table:table-cell table:style-name="ce2" table:formula="of:=NORMDIST([.A55];0;2;0)" office:value-type="float" office:value="0.00876415024678427" calcext:value-type="float">
            <text:p>0,008764150246784</text:p>
          </table:table-cell>
          <table:table-cell table:style-name="ce2" table:formula="of:=NORMDIST([.A55];0;2;1)" office:value-type="float" office:value="0.993790334674224" calcext:value-type="float">
            <text:p>0,993790334674224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5.2" calcext:value-type="float">
            <text:p>5,2</text:p>
          </table:table-cell>
          <table:table-cell table:style-name="ce2" table:formula="of:=NORMDIST([.A56];0;1;0)" office:value-type="float" office:value="0.000000536103534469761" calcext:value-type="float">
            <text:p>5,36103534469761E-07</text:p>
          </table:table-cell>
          <table:table-cell table:style-name="ce2" table:formula="of:=NORMDIST([.A56];0;1;1)" office:value-type="float" office:value="0.999999900355737" calcext:value-type="float">
            <text:p>0,999999900355737</text:p>
          </table:table-cell>
          <table:table-cell table:style-name="ce2" table:formula="of:=NORMDIST([.A56];0;0.5;0)" office:value-type="float" office:value="2.60192323984783E-024" calcext:value-type="float">
            <text:p>2,60192323984783E-24</text:p>
          </table:table-cell>
          <table:table-cell table:style-name="ce2" table:formula="of:=NORMDIST([.A56];0;0.5;1)" office:value-type="float" office:value="1" calcext:value-type="float">
            <text:p>1</text:p>
          </table:table-cell>
          <table:table-cell table:style-name="ce2" table:formula="of:=NORMDIST([.A56];0;2;0)" office:value-type="float" office:value="0.00679148461684281" calcext:value-type="float">
            <text:p>0,006791484616843</text:p>
          </table:table-cell>
          <table:table-cell table:style-name="ce2" table:formula="of:=NORMDIST([.A56];0;2;1)" office:value-type="float" office:value="0.995338811976281" calcext:value-type="float">
            <text:p>0,995338811976281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5.4" calcext:value-type="float">
            <text:p>5,4</text:p>
          </table:table-cell>
          <table:table-cell table:style-name="ce2" table:formula="of:=NORMDIST([.A57];0;1;0)" office:value-type="float" office:value="0.000000185736184455529" calcext:value-type="float">
            <text:p>1,85736184455529E-07</text:p>
          </table:table-cell>
          <table:table-cell table:style-name="ce2" table:formula="of:=NORMDIST([.A57];0;1;1)" office:value-type="float" office:value="0.999999966679551" calcext:value-type="float">
            <text:p>0,999999966679551</text:p>
          </table:table-cell>
          <table:table-cell table:style-name="ce2" table:formula="of:=NORMDIST([.A57];0;0.5;0)" office:value-type="float" office:value="3.74874480468359E-026" calcext:value-type="float">
            <text:p>3,74874480468359E-26</text:p>
          </table:table-cell>
          <table:table-cell table:style-name="ce2" table:formula="of:=NORMDIST([.A57];0;0.5;1)" office:value-type="float" office:value="1" calcext:value-type="float">
            <text:p>1</text:p>
          </table:table-cell>
          <table:table-cell table:style-name="ce2" table:formula="of:=NORMDIST([.A57];0;2;0)" office:value-type="float" office:value="0.0052104674072113" calcext:value-type="float">
            <text:p>0,005210467407211</text:p>
          </table:table-cell>
          <table:table-cell table:style-name="ce2" table:formula="of:=NORMDIST([.A57];0;2;1)" office:value-type="float" office:value="0.996533026196959" calcext:value-type="float">
            <text:p>0,996533026196959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5.6" calcext:value-type="float">
            <text:p>5,6</text:p>
          </table:table-cell>
          <table:table-cell table:style-name="ce2" table:formula="of:=NORMDIST([.A58];0;1;0)" office:value-type="float" office:value="0.0000000618262050016586" calcext:value-type="float">
            <text:p>6,18262050016586E-08</text:p>
          </table:table-cell>
          <table:table-cell table:style-name="ce2" table:formula="of:=NORMDIST([.A58];0;1;1)" office:value-type="float" office:value="0.99999998928241" calcext:value-type="float">
            <text:p>0,99999998928241</text:p>
          </table:table-cell>
          <table:table-cell table:style-name="ce2" table:formula="of:=NORMDIST([.A58];0;0.5;0)" office:value-type="float" office:value="4.60246141769631E-028" calcext:value-type="float">
            <text:p>4,60246141769631E-28</text:p>
          </table:table-cell>
          <table:table-cell table:style-name="ce2" table:formula="of:=NORMDIST([.A58];0;0.5;1)" office:value-type="float" office:value="1" calcext:value-type="float">
            <text:p>1</text:p>
          </table:table-cell>
          <table:table-cell table:style-name="ce2" table:formula="of:=NORMDIST([.A58];0;2;0)" office:value-type="float" office:value="0.00395772579148998" calcext:value-type="float">
            <text:p>0,00395772579149</text:p>
          </table:table-cell>
          <table:table-cell table:style-name="ce2" table:formula="of:=NORMDIST([.A58];0;2;1)" office:value-type="float" office:value="0.997444869669572" calcext:value-type="float">
            <text:p>0,997444869669572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5.8" calcext:value-type="float">
            <text:p>5,8</text:p>
          </table:table-cell>
          <table:table-cell table:style-name="ce2" table:formula="of:=NORMDIST([.A59];0;1;0)" office:value-type="float" office:value="0.0000000197731964062447" calcext:value-type="float">
            <text:p>1,97731964062447E-08</text:p>
          </table:table-cell>
          <table:table-cell table:style-name="ce2" table:formula="of:=NORMDIST([.A59];0;1;1)" office:value-type="float" office:value="0.999999996684254" calcext:value-type="float">
            <text:p>0,999999996684254</text:p>
          </table:table-cell>
          <table:table-cell table:style-name="ce2" table:formula="of:=NORMDIST([.A59];0;0.5;0)" office:value-type="float" office:value="4.8151222636786E-030" calcext:value-type="float">
            <text:p>4,8151222636786E-30</text:p>
          </table:table-cell>
          <table:table-cell table:style-name="ce2" table:formula="of:=NORMDIST([.A59];0;0.5;1)" office:value-type="float" office:value="1" calcext:value-type="float">
            <text:p>1</text:p>
          </table:table-cell>
          <table:table-cell table:style-name="ce2" table:formula="of:=NORMDIST([.A59];0;2;0)" office:value-type="float" office:value="0.00297626620988793" calcext:value-type="float">
            <text:p>0,002976266209888</text:p>
          </table:table-cell>
          <table:table-cell table:style-name="ce2" table:formula="of:=NORMDIST([.A59];0;2;1)" office:value-type="float" office:value="0.998134186699616" calcext:value-type="float">
            <text:p>0,998134186699616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table:formula="of:=NORMDIST([.A60];0;1;0)" office:value-type="float" office:value="0.00000000607588284982329" calcext:value-type="float">
            <text:p>6,07588284982329E-09</text:p>
          </table:table-cell>
          <table:table-cell table:style-name="ce2" table:formula="of:=NORMDIST([.A60];0;1;1)" office:value-type="float" office:value="0.999999999013412" calcext:value-type="float">
            <text:p>0,999999999013412</text:p>
          </table:table-cell>
          <table:table-cell table:style-name="ce2" table:formula="of:=NORMDIST([.A60];0;0.5;0)" office:value-type="float" office:value="4.29276747132612E-032" calcext:value-type="float">
            <text:p>4,29276747132612E-32</text:p>
          </table:table-cell>
          <table:table-cell table:style-name="ce2" table:formula="of:=NORMDIST([.A60];0;0.5;1)" office:value-type="float" office:value="1" calcext:value-type="float">
            <text:p>1</text:p>
          </table:table-cell>
          <table:table-cell table:style-name="ce2" table:formula="of:=NORMDIST([.A60];0;2;0)" office:value-type="float" office:value="0.002215924205969" calcext:value-type="float">
            <text:p>0,002215924205969</text:p>
          </table:table-cell>
          <table:table-cell table:style-name="ce2" table:formula="of:=NORMDIST([.A60];0;2;1)" office:value-type="float" office:value="0.99865010196837" calcext:value-type="float">
            <text:p>0,99865010196837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 table:number-rows-repeated="2">
          <table:table-cell table:style-name="ce2" table:number-columns-repeated="9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7" office:value-type="string" calcext:value-type="string">
            <text:p>N(0, 1)</text:p>
          </table:table-cell>
          <table:table-cell table:style-name="ce7" office:value-type="string" calcext:value-type="string">
            <text:p>DN(0,1)</text:p>
          </table:table-cell>
          <table:table-cell table:number-columns-repeated="2" table:style-name="ce7" office:value-type="string" calcext:value-type="string">
            <text:p>N(0, 0,5)</text:p>
          </table:table-cell>
          <table:table-cell table:style-name="ce7" office:value-type="string" calcext:value-type="string">
            <text:p>N(0,2)</text:p>
          </table:table-cell>
          <table:table-cell table:style-name="ce7" office:value-type="string" calcext:value-type="string">
            <text:p>DN(0, 2)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-3" calcext:value-type="float">
            <text:p>-3</text:p>
          </table:table-cell>
          <table:table-cell table:style-name="ce2" table:formula="of:=NORMDIST([.A64];0;1;0)" office:value-type="float" office:value="0.00443184841193801" calcext:value-type="float">
            <text:p>0,004431848411938</text:p>
          </table:table-cell>
          <table:table-cell table:style-name="ce2" table:formula="of:=NORMDIST([.A64];0;1;1)" office:value-type="float" office:value="0.0013498980316301" calcext:value-type="float">
            <text:p>0,00134989803163</text:p>
          </table:table-cell>
          <table:table-cell table:style-name="ce2" table:formula="of:=NORMDIST([.A64];-2;1;0)" office:value-type="float" office:value="0.241970724519143" calcext:value-type="float">
            <text:p>0,241970724519143</text:p>
          </table:table-cell>
          <table:table-cell table:style-name="ce2" table:formula="of:=NORMDIST([.A64];0;0.5;1)" office:value-type="float" office:value="0.000000000986587645037701" calcext:value-type="float">
            <text:p>9,86587645037701E-10</text:p>
          </table:table-cell>
          <table:table-cell table:style-name="ce2" table:formula="of:=NORMDIST([.A64];2;1;0)" office:value-type="float" office:value="0.0000014867195147343" calcext:value-type="float">
            <text:p>1,4867195147343E-06</text:p>
          </table:table-cell>
          <table:table-cell table:style-name="ce2" table:formula="of:=NORMDIST([.A64];2;1;1)" office:value-type="float" office:value="0.000000286651571879195" calcext:value-type="float">
            <text:p>2,86651571879195E-07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-2.8" calcext:value-type="float">
            <text:p>-2,8</text:p>
          </table:table-cell>
          <table:table-cell table:style-name="ce2" table:formula="of:=NORMDIST([.A65];0;1;0)" office:value-type="float" office:value="0.00791545158297997" calcext:value-type="float">
            <text:p>0,00791545158298</text:p>
          </table:table-cell>
          <table:table-cell table:style-name="ce2" table:formula="of:=NORMDIST([.A65];0;1;1)" office:value-type="float" office:value="0.00255513033042794" calcext:value-type="float">
            <text:p>0,002555130330428</text:p>
          </table:table-cell>
          <table:table-cell table:style-name="ce2" table:formula="of:=NORMDIST([.A65];-2;1;0)" office:value-type="float" office:value="0.289691552761483" calcext:value-type="float">
            <text:p>0,289691552761483</text:p>
          </table:table-cell>
          <table:table-cell table:style-name="ce2" table:formula="of:=NORMDIST([.A65];0;0.5;1)" office:value-type="float" office:value="0.000000010717590258311" calcext:value-type="float">
            <text:p>1,0717590258311E-08</text:p>
          </table:table-cell>
          <table:table-cell table:style-name="ce2" table:formula="of:=NORMDIST([.A65];2;1;0)" office:value-type="float" office:value="0.00000396129909103208" calcext:value-type="float">
            <text:p>3,96129909103208E-06</text:p>
          </table:table-cell>
          <table:table-cell table:style-name="ce2" table:formula="of:=NORMDIST([.A65];2;1;1)" office:value-type="float" office:value="0.000000793328151975598" calcext:value-type="float">
            <text:p>7,93328151975598E-07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-2.6" calcext:value-type="float">
            <text:p>-2,6</text:p>
          </table:table-cell>
          <table:table-cell table:style-name="ce2" table:formula="of:=NORMDIST([.A66];0;1;0)" office:value-type="float" office:value="0.0135829692336856" calcext:value-type="float">
            <text:p>0,013582969233686</text:p>
          </table:table-cell>
          <table:table-cell table:style-name="ce2" table:formula="of:=NORMDIST([.A66];0;1;1)" office:value-type="float" office:value="0.00466118802371875" calcext:value-type="float">
            <text:p>0,004661188023719</text:p>
          </table:table-cell>
          <table:table-cell table:style-name="ce2" table:formula="of:=NORMDIST([.A66];-2;1;0)" office:value-type="float" office:value="0.3332246028918" calcext:value-type="float">
            <text:p>0,3332246028918</text:p>
          </table:table-cell>
          <table:table-cell table:style-name="ce2" table:formula="of:=NORMDIST([.A66];0;0.5;1)" office:value-type="float" office:value="0.0000000996442631693349" calcext:value-type="float">
            <text:p>9,96442631693349E-08</text:p>
          </table:table-cell>
          <table:table-cell table:style-name="ce2" table:formula="of:=NORMDIST([.A66];2;1;0)" office:value-type="float" office:value="0.0000101408520654868" calcext:value-type="float">
            <text:p>1,01408520654868E-05</text:p>
          </table:table-cell>
          <table:table-cell table:style-name="ce2" table:formula="of:=NORMDIST([.A66];2;1;1)" office:value-type="float" office:value="0.00000211245470250286" calcext:value-type="float">
            <text:p>2,11245470250286E-06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-2.4" calcext:value-type="float">
            <text:p>-2,4</text:p>
          </table:table-cell>
          <table:table-cell table:style-name="ce2" table:formula="of:=NORMDIST([.A67];0;1;0)" office:value-type="float" office:value="0.0223945302948429" calcext:value-type="float">
            <text:p>0,022394530294843</text:p>
          </table:table-cell>
          <table:table-cell table:style-name="ce2" table:formula="of:=NORMDIST([.A67];0;1;1)" office:value-type="float" office:value="0.00819753592459614" calcext:value-type="float">
            <text:p>0,008197535924596</text:p>
          </table:table-cell>
          <table:table-cell table:style-name="ce2" table:formula="of:=NORMDIST([.A67];-2;1;0)" office:value-type="float" office:value="0.368270140303323" calcext:value-type="float">
            <text:p>0,368270140303323</text:p>
          </table:table-cell>
          <table:table-cell table:style-name="ce2" table:formula="of:=NORMDIST([.A67];0;0.5;1)" office:value-type="float" office:value="0.000000793328151975598" calcext:value-type="float">
            <text:p>7,93328151975598E-07</text:p>
          </table:table-cell>
          <table:table-cell table:style-name="ce2" table:formula="of:=NORMDIST([.A67];2;1;0)" office:value-type="float" office:value="0.0000249424712900535" calcext:value-type="float">
            <text:p>2,49424712900535E-05</text:p>
          </table:table-cell>
          <table:table-cell table:style-name="ce2" table:formula="of:=NORMDIST([.A67];2;1;1)" office:value-type="float" office:value="0.00000541254390770386" calcext:value-type="float">
            <text:p>5,41254390770386E-06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-2.2" calcext:value-type="float">
            <text:p>-2,2</text:p>
          </table:table-cell>
          <table:table-cell table:style-name="ce2" table:formula="of:=NORMDIST([.A68];0;1;0)" office:value-type="float" office:value="0.0354745928462314" calcext:value-type="float">
            <text:p>0,035474592846232</text:p>
          </table:table-cell>
          <table:table-cell table:style-name="ce2" table:formula="of:=NORMDIST([.A68];0;1;1)" office:value-type="float" office:value="0.0139034475134986" calcext:value-type="float">
            <text:p>0,013903447513499</text:p>
          </table:table-cell>
          <table:table-cell table:style-name="ce2" table:formula="of:=NORMDIST([.A68];-2;1;0)" office:value-type="float" office:value="0.391042693975456" calcext:value-type="float">
            <text:p>0,391042693975456</text:p>
          </table:table-cell>
          <table:table-cell table:style-name="ce2" table:formula="of:=NORMDIST([.A68];0;0.5;1)" office:value-type="float" office:value="0.00000541254390770386" calcext:value-type="float">
            <text:p>5,41254390770386E-06</text:p>
          </table:table-cell>
          <table:table-cell table:style-name="ce2" table:formula="of:=NORMDIST([.A68];2;1;0)" office:value-type="float" office:value="0.0000589430677565399" calcext:value-type="float">
            <text:p>5,89430677565399E-05</text:p>
          </table:table-cell>
          <table:table-cell table:style-name="ce2" table:formula="of:=NORMDIST([.A68];2;1;1)" office:value-type="float" office:value="0.0000133457490159063" calcext:value-type="float">
            <text:p>1,33457490159063E-05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-2" calcext:value-type="float">
            <text:p>-2</text:p>
          </table:table-cell>
          <table:table-cell table:style-name="ce2" table:formula="of:=NORMDIST([.A69];0;1;0)" office:value-type="float" office:value="0.0539909665131881" calcext:value-type="float">
            <text:p>0,053990966513188</text:p>
          </table:table-cell>
          <table:table-cell table:style-name="ce2" table:formula="of:=NORMDIST([.A69];0;1;1)" office:value-type="float" office:value="0.0227501319481792" calcext:value-type="float">
            <text:p>0,022750131948179</text:p>
          </table:table-cell>
          <table:table-cell table:style-name="ce2" table:formula="of:=NORMDIST([.A69];-2;1;0)" office:value-type="float" office:value="0.398942280401433" calcext:value-type="float">
            <text:p>0,398942280401433</text:p>
          </table:table-cell>
          <table:table-cell table:style-name="ce2" table:formula="of:=NORMDIST([.A69];0;0.5;1)" office:value-type="float" office:value="0.00003167124183312" calcext:value-type="float">
            <text:p>3,167124183312E-05</text:p>
          </table:table-cell>
          <table:table-cell table:style-name="ce2" table:formula="of:=NORMDIST([.A69];2;1;0)" office:value-type="float" office:value="0.000133830225764885" calcext:value-type="float">
            <text:p>0,000133830225765</text:p>
          </table:table-cell>
          <table:table-cell table:style-name="ce2" table:formula="of:=NORMDIST([.A69];2;1;1)" office:value-type="float" office:value="0.00003167124183312" calcext:value-type="float">
            <text:p>3,167124183312E-05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-1.8" calcext:value-type="float">
            <text:p>-1,8</text:p>
          </table:table-cell>
          <table:table-cell table:style-name="ce2" table:formula="of:=NORMDIST([.A70];0;1;0)" office:value-type="float" office:value="0.0789501583008942" calcext:value-type="float">
            <text:p>0,078950158300894</text:p>
          </table:table-cell>
          <table:table-cell table:style-name="ce2" table:formula="of:=NORMDIST([.A70];0;1;1)" office:value-type="float" office:value="0.0359303191129258" calcext:value-type="float">
            <text:p>0,035930319112926</text:p>
          </table:table-cell>
          <table:table-cell table:style-name="ce2" table:formula="of:=NORMDIST([.A70];-2;1;0)" office:value-type="float" office:value="0.391042693975456" calcext:value-type="float">
            <text:p>0,391042693975456</text:p>
          </table:table-cell>
          <table:table-cell table:style-name="ce2" table:formula="of:=NORMDIST([.A70];0;0.5;1)" office:value-type="float" office:value="0.000159108590157534" calcext:value-type="float">
            <text:p>0,000159108590158</text:p>
          </table:table-cell>
          <table:table-cell table:style-name="ce2" table:formula="of:=NORMDIST([.A70];2;1;0)" office:value-type="float" office:value="0.00029194692579146" calcext:value-type="float">
            <text:p>0,000291946925791</text:p>
          </table:table-cell>
          <table:table-cell table:style-name="ce2" table:formula="of:=NORMDIST([.A70];2;1;1)" office:value-type="float" office:value="0.0000723480439251201" calcext:value-type="float">
            <text:p>7,23480439251201E-05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-1.6" calcext:value-type="float">
            <text:p>-1,6</text:p>
          </table:table-cell>
          <table:table-cell table:style-name="ce2" table:formula="of:=NORMDIST([.A71];0;1;0)" office:value-type="float" office:value="0.110920834679456" calcext:value-type="float">
            <text:p>0,110920834679456</text:p>
          </table:table-cell>
          <table:table-cell table:style-name="ce2" table:formula="of:=NORMDIST([.A71];0;1;1)" office:value-type="float" office:value="0.054799291699558" calcext:value-type="float">
            <text:p>0,054799291699558</text:p>
          </table:table-cell>
          <table:table-cell table:style-name="ce2" table:formula="of:=NORMDIST([.A71];-2;1;0)" office:value-type="float" office:value="0.368270140303323" calcext:value-type="float">
            <text:p>0,368270140303323</text:p>
          </table:table-cell>
          <table:table-cell table:style-name="ce2" table:formula="of:=NORMDIST([.A71];0;0.5;1)" office:value-type="float" office:value="0.000687137937915848" calcext:value-type="float">
            <text:p>0,000687137937916</text:p>
          </table:table-cell>
          <table:table-cell table:style-name="ce2" table:formula="of:=NORMDIST([.A71];2;1;0)" office:value-type="float" office:value="0.000611901930113772" calcext:value-type="float">
            <text:p>0,000611901930114</text:p>
          </table:table-cell>
          <table:table-cell table:style-name="ce2" table:formula="of:=NORMDIST([.A71];2;1;1)" office:value-type="float" office:value="0.000159108590157534" calcext:value-type="float">
            <text:p>0,000159108590158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-1.4" calcext:value-type="float">
            <text:p>-1,4</text:p>
          </table:table-cell>
          <table:table-cell table:style-name="ce2" table:formula="of:=NORMDIST([.A72];0;1;0)" office:value-type="float" office:value="0.149727465635745" calcext:value-type="float">
            <text:p>0,149727465635745</text:p>
          </table:table-cell>
          <table:table-cell table:style-name="ce2" table:formula="of:=NORMDIST([.A72];0;1;1)" office:value-type="float" office:value="0.0807566592337711" calcext:value-type="float">
            <text:p>0,080756659233771</text:p>
          </table:table-cell>
          <table:table-cell table:style-name="ce2" table:formula="of:=NORMDIST([.A72];-2;1;0)" office:value-type="float" office:value="0.3332246028918" calcext:value-type="float">
            <text:p>0,3332246028918</text:p>
          </table:table-cell>
          <table:table-cell table:style-name="ce2" table:formula="of:=NORMDIST([.A72];0;0.5;1)" office:value-type="float" office:value="0.00255513033042794" calcext:value-type="float">
            <text:p>0,002555130330428</text:p>
          </table:table-cell>
          <table:table-cell table:style-name="ce2" table:formula="of:=NORMDIST([.A72];2;1;0)" office:value-type="float" office:value="0.00123221916847302" calcext:value-type="float">
            <text:p>0,001232219168473</text:p>
          </table:table-cell>
          <table:table-cell table:style-name="ce2" table:formula="of:=NORMDIST([.A72];2;1;1)" office:value-type="float" office:value="0.000336929265676881" calcext:value-type="float">
            <text:p>0,000336929265677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-1.2" calcext:value-type="float">
            <text:p>-1,2</text:p>
          </table:table-cell>
          <table:table-cell table:style-name="ce2" table:formula="of:=NORMDIST([.A73];0;1;0)" office:value-type="float" office:value="0.194186054983213" calcext:value-type="float">
            <text:p>0,194186054983213</text:p>
          </table:table-cell>
          <table:table-cell table:style-name="ce2" table:formula="of:=NORMDIST([.A73];0;1;1)" office:value-type="float" office:value="0.115069670221708" calcext:value-type="float">
            <text:p>0,115069670221708</text:p>
          </table:table-cell>
          <table:table-cell table:style-name="ce2" table:formula="of:=NORMDIST([.A73];-2;1;0)" office:value-type="float" office:value="0.289691552761483" calcext:value-type="float">
            <text:p>0,289691552761483</text:p>
          </table:table-cell>
          <table:table-cell table:style-name="ce2" table:formula="of:=NORMDIST([.A73];0;0.5;1)" office:value-type="float" office:value="0.00819753592459614" calcext:value-type="float">
            <text:p>0,008197535924596</text:p>
          </table:table-cell>
          <table:table-cell table:style-name="ce2" table:formula="of:=NORMDIST([.A73];2;1;0)" office:value-type="float" office:value="0.00238408820146484" calcext:value-type="float">
            <text:p>0,002384088201465</text:p>
          </table:table-cell>
          <table:table-cell table:style-name="ce2" table:formula="of:=NORMDIST([.A73];2;1;1)" office:value-type="float" office:value="0.000687137937915848" calcext:value-type="float">
            <text:p>0,000687137937916</text:p>
          </table:table-cell>
          <table:table-cell table:style-name="ce2" table:number-columns-repeated="2"/>
          <table:table-cell table:style-name="ce9" table:number-columns-repeated="10"/>
          <table:table-cell table:style-name="ce5" table:number-columns-repeated="7"/>
          <table:table-cell table:number-columns-repeated="998"/>
        </table:table-row>
        <table:table-row table:style-name="ro2">
          <table:table-cell table:style-name="ce2" office:value-type="float" office:value="-1" calcext:value-type="float">
            <text:p>-1</text:p>
          </table:table-cell>
          <table:table-cell table:style-name="ce2" table:formula="of:=NORMDIST([.A74];0;1;0)" office:value-type="float" office:value="0.241970724519143" calcext:value-type="float">
            <text:p>0,241970724519143</text:p>
          </table:table-cell>
          <table:table-cell table:style-name="ce2" table:formula="of:=NORMDIST([.A74];0;1;1)" office:value-type="float" office:value="0.158655253931457" calcext:value-type="float">
            <text:p>0,158655253931457</text:p>
          </table:table-cell>
          <table:table-cell table:style-name="ce2" table:formula="of:=NORMDIST([.A74];-2;1;0)" office:value-type="float" office:value="0.241970724519143" calcext:value-type="float">
            <text:p>0,241970724519143</text:p>
          </table:table-cell>
          <table:table-cell table:style-name="ce2" table:formula="of:=NORMDIST([.A74];0;0.5;1)" office:value-type="float" office:value="0.0227501319481792" calcext:value-type="float">
            <text:p>0,022750131948179</text:p>
          </table:table-cell>
          <table:table-cell table:style-name="ce2" table:formula="of:=NORMDIST([.A74];2;1;0)" office:value-type="float" office:value="0.00443184841193801" calcext:value-type="float">
            <text:p>0,004431848411938</text:p>
          </table:table-cell>
          <table:table-cell table:style-name="ce2" table:formula="of:=NORMDIST([.A74];2;1;1)" office:value-type="float" office:value="0.0013498980316301" calcext:value-type="float">
            <text:p>0,00134989803163</text:p>
          </table:table-cell>
          <table:table-cell table:style-name="ce2" table:number-columns-repeated="2"/>
          <table:table-cell table:style-name="ce9" table:number-columns-repeated="7"/>
          <table:table-cell table:style-name="ce5" table:number-columns-repeated="10"/>
          <table:table-cell table:number-columns-repeated="998"/>
        </table:table-row>
        <table:table-row table:style-name="ro2">
          <table:table-cell table:style-name="ce2" office:value-type="float" office:value="-0.8" calcext:value-type="float">
            <text:p>-0,8</text:p>
          </table:table-cell>
          <table:table-cell table:style-name="ce2" table:formula="of:=NORMDIST([.A75];0;1;0)" office:value-type="float" office:value="0.289691552761483" calcext:value-type="float">
            <text:p>0,289691552761483</text:p>
          </table:table-cell>
          <table:table-cell table:style-name="ce2" table:formula="of:=NORMDIST([.A75];0;1;1)" office:value-type="float" office:value="0.211855398583397" calcext:value-type="float">
            <text:p>0,211855398583397</text:p>
          </table:table-cell>
          <table:table-cell table:style-name="ce2" table:formula="of:=NORMDIST([.A75];-2;1;0)" office:value-type="float" office:value="0.194186054983213" calcext:value-type="float">
            <text:p>0,194186054983213</text:p>
          </table:table-cell>
          <table:table-cell table:style-name="ce2" table:formula="of:=NORMDIST([.A75];0;0.5;1)" office:value-type="float" office:value="0.054799291699558" calcext:value-type="float">
            <text:p>0,054799291699558</text:p>
          </table:table-cell>
          <table:table-cell table:style-name="ce2" table:formula="of:=NORMDIST([.A75];2;1;0)" office:value-type="float" office:value="0.00791545158297997" calcext:value-type="float">
            <text:p>0,00791545158298</text:p>
          </table:table-cell>
          <table:table-cell table:style-name="ce2" table:formula="of:=NORMDIST([.A75];2;1;1)" office:value-type="float" office:value="0.00255513033042794" calcext:value-type="float">
            <text:p>0,002555130330428</text:p>
          </table:table-cell>
          <table:table-cell table:style-name="ce2" table:number-columns-repeated="2"/>
          <table:table-cell table:style-name="ce9" table:number-columns-repeated="7"/>
          <table:table-cell table:style-name="ce5" table:number-columns-repeated="10"/>
          <table:table-cell table:number-columns-repeated="998"/>
        </table:table-row>
        <table:table-row table:style-name="ro2">
          <table:table-cell table:style-name="ce2" office:value-type="float" office:value="-0.6" calcext:value-type="float">
            <text:p>-0,6</text:p>
          </table:table-cell>
          <table:table-cell table:style-name="ce2" table:formula="of:=NORMDIST([.A76];0;1;0)" office:value-type="float" office:value="0.3332246028918" calcext:value-type="float">
            <text:p>0,3332246028918</text:p>
          </table:table-cell>
          <table:table-cell table:style-name="ce2" table:formula="of:=NORMDIST([.A76];0;1;1)" office:value-type="float" office:value="0.274253117750074" calcext:value-type="float">
            <text:p>0,274253117750074</text:p>
          </table:table-cell>
          <table:table-cell table:style-name="ce2" table:formula="of:=NORMDIST([.A76];-2;1;0)" office:value-type="float" office:value="0.149727465635745" calcext:value-type="float">
            <text:p>0,149727465635745</text:p>
          </table:table-cell>
          <table:table-cell table:style-name="ce2" table:formula="of:=NORMDIST([.A76];0;0.5;1)" office:value-type="float" office:value="0.115069670221708" calcext:value-type="float">
            <text:p>0,115069670221708</text:p>
          </table:table-cell>
          <table:table-cell table:style-name="ce2" table:formula="of:=NORMDIST([.A76];2;1;0)" office:value-type="float" office:value="0.0135829692336856" calcext:value-type="float">
            <text:p>0,013582969233686</text:p>
          </table:table-cell>
          <table:table-cell table:style-name="ce2" table:formula="of:=NORMDIST([.A76];2;1;1)" office:value-type="float" office:value="0.00466118802371875" calcext:value-type="float">
            <text:p>0,004661188023719</text:p>
          </table:table-cell>
          <table:table-cell table:style-name="ce2" table:number-columns-repeated="2"/>
          <table:table-cell table:style-name="ce9" table:number-columns-repeated="7"/>
          <table:table-cell table:style-name="ce5" table:number-columns-repeated="10"/>
          <table:table-cell table:number-columns-repeated="998"/>
        </table:table-row>
        <table:table-row table:style-name="ro2">
          <table:table-cell table:style-name="ce2" office:value-type="float" office:value="-0.4" calcext:value-type="float">
            <text:p>-0,4</text:p>
          </table:table-cell>
          <table:table-cell table:style-name="ce2" table:formula="of:=NORMDIST([.A77];0;1;0)" office:value-type="float" office:value="0.368270140303323" calcext:value-type="float">
            <text:p>0,368270140303323</text:p>
          </table:table-cell>
          <table:table-cell table:style-name="ce2" table:formula="of:=NORMDIST([.A77];0;1;1)" office:value-type="float" office:value="0.344578258389676" calcext:value-type="float">
            <text:p>0,344578258389676</text:p>
          </table:table-cell>
          <table:table-cell table:style-name="ce2" table:formula="of:=NORMDIST([.A77];-2;1;0)" office:value-type="float" office:value="0.110920834679456" calcext:value-type="float">
            <text:p>0,110920834679456</text:p>
          </table:table-cell>
          <table:table-cell table:style-name="ce2" table:formula="of:=NORMDIST([.A77];0;0.5;1)" office:value-type="float" office:value="0.211855398583397" calcext:value-type="float">
            <text:p>0,211855398583397</text:p>
          </table:table-cell>
          <table:table-cell table:style-name="ce2" table:formula="of:=NORMDIST([.A77];2;1;0)" office:value-type="float" office:value="0.0223945302948429" calcext:value-type="float">
            <text:p>0,022394530294843</text:p>
          </table:table-cell>
          <table:table-cell table:style-name="ce2" table:formula="of:=NORMDIST([.A77];2;1;1)" office:value-type="float" office:value="0.00819753592459614" calcext:value-type="float">
            <text:p>0,008197535924596</text:p>
          </table:table-cell>
          <table:table-cell table:style-name="ce2" table:number-columns-repeated="2"/>
          <table:table-cell table:style-name="ce9" table:number-columns-repeated="7"/>
          <table:table-cell table:style-name="ce5" table:number-columns-repeated="10"/>
          <table:table-cell table:number-columns-repeated="998"/>
        </table:table-row>
        <table:table-row table:style-name="ro2">
          <table:table-cell table:style-name="ce2" office:value-type="float" office:value="-0.2" calcext:value-type="float">
            <text:p>-0,2</text:p>
          </table:table-cell>
          <table:table-cell table:style-name="ce2" table:formula="of:=NORMDIST([.A78];0;1;0)" office:value-type="float" office:value="0.391042693975456" calcext:value-type="float">
            <text:p>0,391042693975456</text:p>
          </table:table-cell>
          <table:table-cell table:style-name="ce2" table:formula="of:=NORMDIST([.A78];0;1;1)" office:value-type="float" office:value="0.420740290560897" calcext:value-type="float">
            <text:p>0,420740290560897</text:p>
          </table:table-cell>
          <table:table-cell table:style-name="ce2" table:formula="of:=NORMDIST([.A78];-2;1;0)" office:value-type="float" office:value="0.0789501583008942" calcext:value-type="float">
            <text:p>0,078950158300894</text:p>
          </table:table-cell>
          <table:table-cell table:style-name="ce2" table:formula="of:=NORMDIST([.A78];0;0.5;1)" office:value-type="float" office:value="0.344578258389676" calcext:value-type="float">
            <text:p>0,344578258389676</text:p>
          </table:table-cell>
          <table:table-cell table:style-name="ce2" table:formula="of:=NORMDIST([.A78];2;1;0)" office:value-type="float" office:value="0.0354745928462314" calcext:value-type="float">
            <text:p>0,035474592846232</text:p>
          </table:table-cell>
          <table:table-cell table:style-name="ce2" table:formula="of:=NORMDIST([.A78];2;1;1)" office:value-type="float" office:value="0.0139034475134986" calcext:value-type="float">
            <text:p>0,013903447513499</text:p>
          </table:table-cell>
          <table:table-cell table:style-name="ce2" table:number-columns-repeated="2"/>
          <table:table-cell table:style-name="ce9" table:number-columns-repeated="7"/>
          <table:table-cell table:style-name="ce5" table:number-columns-repeated="10"/>
          <table:table-cell table:number-columns-repeated="998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table:formula="of:=NORMDIST([.A79];0;1;0)" office:value-type="float" office:value="0.398942280401433" calcext:value-type="float">
            <text:p>0,398942280401433</text:p>
          </table:table-cell>
          <table:table-cell table:style-name="ce2" table:formula="of:=NORMDIST([.A79];0;1;1)" office:value-type="float" office:value="0.5" calcext:value-type="float">
            <text:p>0,5</text:p>
          </table:table-cell>
          <table:table-cell table:style-name="ce2" table:formula="of:=NORMDIST([.A79];-2;1;0)" office:value-type="float" office:value="0.0539909665131881" calcext:value-type="float">
            <text:p>0,053990966513188</text:p>
          </table:table-cell>
          <table:table-cell table:style-name="ce2" table:formula="of:=NORMDIST([.A79];0;0.5;1)" office:value-type="float" office:value="0.5" calcext:value-type="float">
            <text:p>0,5</text:p>
          </table:table-cell>
          <table:table-cell table:style-name="ce2" table:formula="of:=NORMDIST([.A79];2;1;0)" office:value-type="float" office:value="0.0539909665131881" calcext:value-type="float">
            <text:p>0,053990966513188</text:p>
          </table:table-cell>
          <table:table-cell table:style-name="ce2" table:formula="of:=NORMDIST([.A79];2;1;1)" office:value-type="float" office:value="0.0227501319481792" calcext:value-type="float">
            <text:p>0,022750131948179</text:p>
          </table:table-cell>
          <table:table-cell table:style-name="ce2" table:number-columns-repeated="2"/>
          <table:table-cell table:style-name="ce9" table:number-columns-repeated="7"/>
          <table:table-cell table:style-name="ce5" table:number-columns-repeated="10"/>
          <table:table-cell table:number-columns-repeated="998"/>
        </table:table-row>
        <table:table-row table:style-name="ro2">
          <table:table-cell table:style-name="ce2" office:value-type="float" office:value="0.2" calcext:value-type="float">
            <text:p>0,2</text:p>
          </table:table-cell>
          <table:table-cell table:style-name="ce2" table:formula="of:=NORMDIST([.A80];0;1;0)" office:value-type="float" office:value="0.391042693975456" calcext:value-type="float">
            <text:p>0,391042693975456</text:p>
          </table:table-cell>
          <table:table-cell table:style-name="ce2" table:formula="of:=NORMDIST([.A80];0;1;1)" office:value-type="float" office:value="0.579259709439103" calcext:value-type="float">
            <text:p>0,579259709439103</text:p>
          </table:table-cell>
          <table:table-cell table:style-name="ce2" table:formula="of:=NORMDIST([.A80];-2;1;0)" office:value-type="float" office:value="0.0354745928462314" calcext:value-type="float">
            <text:p>0,035474592846232</text:p>
          </table:table-cell>
          <table:table-cell table:style-name="ce2" table:formula="of:=NORMDIST([.A80];0;0.5;1)" office:value-type="float" office:value="0.655421741610324" calcext:value-type="float">
            <text:p>0,655421741610324</text:p>
          </table:table-cell>
          <table:table-cell table:style-name="ce2" table:formula="of:=NORMDIST([.A80];2;1;0)" office:value-type="float" office:value="0.0789501583008942" calcext:value-type="float">
            <text:p>0,078950158300894</text:p>
          </table:table-cell>
          <table:table-cell table:style-name="ce2" table:formula="of:=NORMDIST([.A80];2;1;1)" office:value-type="float" office:value="0.0359303191129258" calcext:value-type="float">
            <text:p>0,035930319112926</text:p>
          </table:table-cell>
          <table:table-cell table:style-name="ce2" table:number-columns-repeated="2"/>
          <table:table-cell table:style-name="ce9" table:number-columns-repeated="7"/>
          <table:table-cell table:style-name="ce5" table:number-columns-repeated="10"/>
          <table:table-cell table:number-columns-repeated="998"/>
        </table:table-row>
        <table:table-row table:style-name="ro2">
          <table:table-cell table:style-name="ce2" office:value-type="float" office:value="0.4" calcext:value-type="float">
            <text:p>0,4</text:p>
          </table:table-cell>
          <table:table-cell table:style-name="ce2" table:formula="of:=NORMDIST([.A81];0;1;0)" office:value-type="float" office:value="0.368270140303323" calcext:value-type="float">
            <text:p>0,368270140303323</text:p>
          </table:table-cell>
          <table:table-cell table:style-name="ce2" table:formula="of:=NORMDIST([.A81];0;1;1)" office:value-type="float" office:value="0.655421741610324" calcext:value-type="float">
            <text:p>0,655421741610324</text:p>
          </table:table-cell>
          <table:table-cell table:style-name="ce2" table:formula="of:=NORMDIST([.A81];-2;1;0)" office:value-type="float" office:value="0.0223945302948429" calcext:value-type="float">
            <text:p>0,022394530294843</text:p>
          </table:table-cell>
          <table:table-cell table:style-name="ce2" table:formula="of:=NORMDIST([.A81];0;0.5;1)" office:value-type="float" office:value="0.788144601416603" calcext:value-type="float">
            <text:p>0,788144601416603</text:p>
          </table:table-cell>
          <table:table-cell table:style-name="ce2" table:formula="of:=NORMDIST([.A81];2;1;0)" office:value-type="float" office:value="0.110920834679456" calcext:value-type="float">
            <text:p>0,110920834679456</text:p>
          </table:table-cell>
          <table:table-cell table:style-name="ce2" table:formula="of:=NORMDIST([.A81];2;1;1)" office:value-type="float" office:value="0.054799291699558" calcext:value-type="float">
            <text:p>0,054799291699558</text:p>
          </table:table-cell>
          <table:table-cell table:style-name="ce2" table:number-columns-repeated="2"/>
          <table:table-cell table:style-name="ce9" table:number-columns-repeated="7"/>
          <table:table-cell table:style-name="ce5" table:number-columns-repeated="10"/>
          <table:table-cell table:number-columns-repeated="998"/>
        </table:table-row>
        <table:table-row table:style-name="ro2">
          <table:table-cell table:style-name="ce2" office:value-type="float" office:value="0.6" calcext:value-type="float">
            <text:p>0,6</text:p>
          </table:table-cell>
          <table:table-cell table:style-name="ce2" table:formula="of:=NORMDIST([.A82];0;1;0)" office:value-type="float" office:value="0.3332246028918" calcext:value-type="float">
            <text:p>0,3332246028918</text:p>
          </table:table-cell>
          <table:table-cell table:style-name="ce2" table:formula="of:=NORMDIST([.A82];0;1;1)" office:value-type="float" office:value="0.725746882249926" calcext:value-type="float">
            <text:p>0,725746882249926</text:p>
          </table:table-cell>
          <table:table-cell table:style-name="ce2" table:formula="of:=NORMDIST([.A82];-2;1;0)" office:value-type="float" office:value="0.0135829692336856" calcext:value-type="float">
            <text:p>0,013582969233686</text:p>
          </table:table-cell>
          <table:table-cell table:style-name="ce2" table:formula="of:=NORMDIST([.A82];0;0.5;1)" office:value-type="float" office:value="0.884930329778292" calcext:value-type="float">
            <text:p>0,884930329778292</text:p>
          </table:table-cell>
          <table:table-cell table:style-name="ce2" table:formula="of:=NORMDIST([.A82];2;1;0)" office:value-type="float" office:value="0.149727465635745" calcext:value-type="float">
            <text:p>0,149727465635745</text:p>
          </table:table-cell>
          <table:table-cell table:style-name="ce2" table:formula="of:=NORMDIST([.A82];2;1;1)" office:value-type="float" office:value="0.0807566592337711" calcext:value-type="float">
            <text:p>0,080756659233771</text:p>
          </table:table-cell>
          <table:table-cell table:style-name="ce2" table:number-columns-repeated="2"/>
          <table:table-cell table:style-name="ce9" table:number-columns-repeated="7"/>
          <table:table-cell table:style-name="ce5" table:number-columns-repeated="10"/>
          <table:table-cell table:number-columns-repeated="998"/>
        </table:table-row>
        <table:table-row table:style-name="ro2">
          <table:table-cell table:style-name="ce2" office:value-type="float" office:value="0.8" calcext:value-type="float">
            <text:p>0,8</text:p>
          </table:table-cell>
          <table:table-cell table:style-name="ce2" table:formula="of:=NORMDIST([.A83];0;1;0)" office:value-type="float" office:value="0.289691552761483" calcext:value-type="float">
            <text:p>0,289691552761483</text:p>
          </table:table-cell>
          <table:table-cell table:style-name="ce2" table:formula="of:=NORMDIST([.A83];0;1;1)" office:value-type="float" office:value="0.788144601416603" calcext:value-type="float">
            <text:p>0,788144601416603</text:p>
          </table:table-cell>
          <table:table-cell table:style-name="ce2" table:formula="of:=NORMDIST([.A83];-2;1;0)" office:value-type="float" office:value="0.00791545158297997" calcext:value-type="float">
            <text:p>0,00791545158298</text:p>
          </table:table-cell>
          <table:table-cell table:style-name="ce2" table:formula="of:=NORMDIST([.A83];0;0.5;1)" office:value-type="float" office:value="0.945200708300442" calcext:value-type="float">
            <text:p>0,945200708300442</text:p>
          </table:table-cell>
          <table:table-cell table:style-name="ce2" table:formula="of:=NORMDIST([.A83];2;1;0)" office:value-type="float" office:value="0.194186054983213" calcext:value-type="float">
            <text:p>0,194186054983213</text:p>
          </table:table-cell>
          <table:table-cell table:style-name="ce2" table:formula="of:=NORMDIST([.A83];2;1;1)" office:value-type="float" office:value="0.115069670221708" calcext:value-type="float">
            <text:p>0,115069670221708</text:p>
          </table:table-cell>
          <table:table-cell table:style-name="ce2" table:number-columns-repeated="2"/>
          <table:table-cell table:style-name="ce9" table:number-columns-repeated="7"/>
          <table:table-cell table:style-name="ce5" table:number-columns-repeated="10"/>
          <table:table-cell table:number-columns-repeated="99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table:formula="of:=NORMDIST([.A84];0;1;0)" office:value-type="float" office:value="0.241970724519143" calcext:value-type="float">
            <text:p>0,241970724519143</text:p>
          </table:table-cell>
          <table:table-cell table:style-name="ce2" table:formula="of:=NORMDIST([.A84];0;1;1)" office:value-type="float" office:value="0.841344746068543" calcext:value-type="float">
            <text:p>0,841344746068543</text:p>
          </table:table-cell>
          <table:table-cell table:style-name="ce2" table:formula="of:=NORMDIST([.A84];-2;1;0)" office:value-type="float" office:value="0.00443184841193801" calcext:value-type="float">
            <text:p>0,004431848411938</text:p>
          </table:table-cell>
          <table:table-cell table:style-name="ce2" table:formula="of:=NORMDIST([.A84];0;0.5;1)" office:value-type="float" office:value="0.977249868051821" calcext:value-type="float">
            <text:p>0,977249868051821</text:p>
          </table:table-cell>
          <table:table-cell table:style-name="ce2" table:formula="of:=NORMDIST([.A84];2;1;0)" office:value-type="float" office:value="0.241970724519143" calcext:value-type="float">
            <text:p>0,241970724519143</text:p>
          </table:table-cell>
          <table:table-cell table:style-name="ce2" table:formula="of:=NORMDIST([.A84];2;1;1)" office:value-type="float" office:value="0.158655253931457" calcext:value-type="float">
            <text:p>0,158655253931457</text:p>
          </table:table-cell>
          <table:table-cell table:style-name="ce2" table:number-columns-repeated="2"/>
          <table:table-cell table:style-name="ce9" table:number-columns-repeated="7"/>
          <table:table-cell table:style-name="ce5" table:number-columns-repeated="10"/>
          <table:table-cell table:number-columns-repeated="998"/>
        </table:table-row>
        <table:table-row table:style-name="ro2">
          <table:table-cell table:style-name="ce2" office:value-type="float" office:value="1.2" calcext:value-type="float">
            <text:p>1,2</text:p>
          </table:table-cell>
          <table:table-cell table:style-name="ce2" table:formula="of:=NORMDIST([.A85];0;1;0)" office:value-type="float" office:value="0.194186054983213" calcext:value-type="float">
            <text:p>0,194186054983213</text:p>
          </table:table-cell>
          <table:table-cell table:style-name="ce2" table:formula="of:=NORMDIST([.A85];0;1;1)" office:value-type="float" office:value="0.884930329778292" calcext:value-type="float">
            <text:p>0,884930329778292</text:p>
          </table:table-cell>
          <table:table-cell table:style-name="ce2" table:formula="of:=NORMDIST([.A85];-2;1;0)" office:value-type="float" office:value="0.00238408820146484" calcext:value-type="float">
            <text:p>0,002384088201465</text:p>
          </table:table-cell>
          <table:table-cell table:style-name="ce2" table:formula="of:=NORMDIST([.A85];0;0.5;1)" office:value-type="float" office:value="0.991802464075404" calcext:value-type="float">
            <text:p>0,991802464075404</text:p>
          </table:table-cell>
          <table:table-cell table:style-name="ce2" table:formula="of:=NORMDIST([.A85];2;1;0)" office:value-type="float" office:value="0.289691552761483" calcext:value-type="float">
            <text:p>0,289691552761483</text:p>
          </table:table-cell>
          <table:table-cell table:style-name="ce2" table:formula="of:=NORMDIST([.A85];2;1;1)" office:value-type="float" office:value="0.211855398583397" calcext:value-type="float">
            <text:p>0,211855398583397</text:p>
          </table:table-cell>
          <table:table-cell table:style-name="ce2" table:number-columns-repeated="2"/>
          <table:table-cell table:style-name="ce9" table:number-columns-repeated="7"/>
          <table:table-cell table:style-name="ce5" table:number-columns-repeated="10"/>
          <table:table-cell table:number-columns-repeated="998"/>
        </table:table-row>
        <table:table-row table:style-name="ro2">
          <table:table-cell table:style-name="ce2" office:value-type="float" office:value="1.4" calcext:value-type="float">
            <text:p>1,4</text:p>
          </table:table-cell>
          <table:table-cell table:style-name="ce2" table:formula="of:=NORMDIST([.A86];0;1;0)" office:value-type="float" office:value="0.149727465635745" calcext:value-type="float">
            <text:p>0,149727465635745</text:p>
          </table:table-cell>
          <table:table-cell table:style-name="ce2" table:formula="of:=NORMDIST([.A86];0;1;1)" office:value-type="float" office:value="0.919243340766229" calcext:value-type="float">
            <text:p>0,919243340766229</text:p>
          </table:table-cell>
          <table:table-cell table:style-name="ce2" table:formula="of:=NORMDIST([.A86];-2;1;0)" office:value-type="float" office:value="0.00123221916847302" calcext:value-type="float">
            <text:p>0,001232219168473</text:p>
          </table:table-cell>
          <table:table-cell table:style-name="ce2" table:formula="of:=NORMDIST([.A86];0;0.5;1)" office:value-type="float" office:value="0.997444869669572" calcext:value-type="float">
            <text:p>0,997444869669572</text:p>
          </table:table-cell>
          <table:table-cell table:style-name="ce2" table:formula="of:=NORMDIST([.A86];2;1;0)" office:value-type="float" office:value="0.3332246028918" calcext:value-type="float">
            <text:p>0,3332246028918</text:p>
          </table:table-cell>
          <table:table-cell table:style-name="ce2" table:formula="of:=NORMDIST([.A86];2;1;1)" office:value-type="float" office:value="0.274253117750074" calcext:value-type="float">
            <text:p>0,274253117750074</text:p>
          </table:table-cell>
          <table:table-cell table:style-name="ce2" table:number-columns-repeated="2"/>
          <table:table-cell table:style-name="ce9" table:number-columns-repeated="7"/>
          <table:table-cell table:style-name="ce5" table:number-columns-repeated="10"/>
          <table:table-cell table:number-columns-repeated="998"/>
        </table:table-row>
        <table:table-row table:style-name="ro2">
          <table:table-cell table:style-name="ce2" office:value-type="float" office:value="1.6" calcext:value-type="float">
            <text:p>1,6</text:p>
          </table:table-cell>
          <table:table-cell table:style-name="ce2" table:formula="of:=NORMDIST([.A87];0;1;0)" office:value-type="float" office:value="0.110920834679456" calcext:value-type="float">
            <text:p>0,110920834679456</text:p>
          </table:table-cell>
          <table:table-cell table:style-name="ce2" table:formula="of:=NORMDIST([.A87];0;1;1)" office:value-type="float" office:value="0.945200708300442" calcext:value-type="float">
            <text:p>0,945200708300442</text:p>
          </table:table-cell>
          <table:table-cell table:style-name="ce2" table:formula="of:=NORMDIST([.A87];-2;1;0)" office:value-type="float" office:value="0.000611901930113772" calcext:value-type="float">
            <text:p>0,000611901930114</text:p>
          </table:table-cell>
          <table:table-cell table:style-name="ce2" table:formula="of:=NORMDIST([.A87];0;0.5;1)" office:value-type="float" office:value="0.999312862062084" calcext:value-type="float">
            <text:p>0,999312862062084</text:p>
          </table:table-cell>
          <table:table-cell table:style-name="ce2" table:formula="of:=NORMDIST([.A87];2;1;0)" office:value-type="float" office:value="0.368270140303323" calcext:value-type="float">
            <text:p>0,368270140303323</text:p>
          </table:table-cell>
          <table:table-cell table:style-name="ce2" table:formula="of:=NORMDIST([.A87];2;1;1)" office:value-type="float" office:value="0.344578258389676" calcext:value-type="float">
            <text:p>0,344578258389676</text:p>
          </table:table-cell>
          <table:table-cell table:style-name="ce2" table:number-columns-repeated="2"/>
          <table:table-cell table:style-name="ce9" table:number-columns-repeated="7"/>
          <table:table-cell table:style-name="ce5" table:number-columns-repeated="10"/>
          <table:table-cell table:number-columns-repeated="998"/>
        </table:table-row>
        <table:table-row table:style-name="ro2">
          <table:table-cell table:style-name="ce2" office:value-type="float" office:value="1.8" calcext:value-type="float">
            <text:p>1,8</text:p>
          </table:table-cell>
          <table:table-cell table:style-name="ce2" table:formula="of:=NORMDIST([.A88];0;1;0)" office:value-type="float" office:value="0.0789501583008942" calcext:value-type="float">
            <text:p>0,078950158300894</text:p>
          </table:table-cell>
          <table:table-cell table:style-name="ce2" table:formula="of:=NORMDIST([.A88];0;1;1)" office:value-type="float" office:value="0.964069680887074" calcext:value-type="float">
            <text:p>0,964069680887074</text:p>
          </table:table-cell>
          <table:table-cell table:style-name="ce2" table:formula="of:=NORMDIST([.A88];-2;1;0)" office:value-type="float" office:value="0.00029194692579146" calcext:value-type="float">
            <text:p>0,000291946925791</text:p>
          </table:table-cell>
          <table:table-cell table:style-name="ce2" table:formula="of:=NORMDIST([.A88];0;0.5;1)" office:value-type="float" office:value="0.999840891409842" calcext:value-type="float">
            <text:p>0,999840891409842</text:p>
          </table:table-cell>
          <table:table-cell table:style-name="ce2" table:formula="of:=NORMDIST([.A88];2;1;0)" office:value-type="float" office:value="0.391042693975456" calcext:value-type="float">
            <text:p>0,391042693975456</text:p>
          </table:table-cell>
          <table:table-cell table:style-name="ce2" table:formula="of:=NORMDIST([.A88];2;1;1)" office:value-type="float" office:value="0.420740290560897" calcext:value-type="float">
            <text:p>0,420740290560897</text:p>
          </table:table-cell>
          <table:table-cell table:style-name="ce2" table:number-columns-repeated="2"/>
          <table:table-cell table:style-name="ce9" table:number-columns-repeated="7"/>
          <table:table-cell table:style-name="ce5" table:number-columns-repeated="10"/>
          <table:table-cell table:number-columns-repeated="99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table:formula="of:=NORMDIST([.A89];0;1;0)" office:value-type="float" office:value="0.0539909665131881" calcext:value-type="float">
            <text:p>0,053990966513188</text:p>
          </table:table-cell>
          <table:table-cell table:style-name="ce2" table:formula="of:=NORMDIST([.A89];0;1;1)" office:value-type="float" office:value="0.977249868051821" calcext:value-type="float">
            <text:p>0,977249868051821</text:p>
          </table:table-cell>
          <table:table-cell table:style-name="ce2" table:formula="of:=NORMDIST([.A89];-2;1;0)" office:value-type="float" office:value="0.000133830225764885" calcext:value-type="float">
            <text:p>0,000133830225765</text:p>
          </table:table-cell>
          <table:table-cell table:style-name="ce2" table:formula="of:=NORMDIST([.A89];0;0.5;1)" office:value-type="float" office:value="0.999968328758167" calcext:value-type="float">
            <text:p>0,999968328758167</text:p>
          </table:table-cell>
          <table:table-cell table:style-name="ce2" table:formula="of:=NORMDIST([.A89];2;1;0)" office:value-type="float" office:value="0.398942280401433" calcext:value-type="float">
            <text:p>0,398942280401433</text:p>
          </table:table-cell>
          <table:table-cell table:style-name="ce2" table:formula="of:=NORMDIST([.A89];2;1;1)" office:value-type="float" office:value="0.5" calcext:value-type="float">
            <text:p>0,5</text:p>
          </table:table-cell>
          <table:table-cell table:style-name="ce2" table:number-columns-repeated="2"/>
          <table:table-cell table:style-name="ce9" table:number-columns-repeated="7"/>
          <table:table-cell table:style-name="ce5" table:number-columns-repeated="10"/>
          <table:table-cell table:number-columns-repeated="998"/>
        </table:table-row>
        <table:table-row table:style-name="ro2">
          <table:table-cell table:style-name="ce2" office:value-type="float" office:value="2.2" calcext:value-type="float">
            <text:p>2,2</text:p>
          </table:table-cell>
          <table:table-cell table:style-name="ce2" table:formula="of:=NORMDIST([.A90];0;1;0)" office:value-type="float" office:value="0.0354745928462314" calcext:value-type="float">
            <text:p>0,035474592846232</text:p>
          </table:table-cell>
          <table:table-cell table:style-name="ce2" table:formula="of:=NORMDIST([.A90];0;1;1)" office:value-type="float" office:value="0.986096552486501" calcext:value-type="float">
            <text:p>0,986096552486501</text:p>
          </table:table-cell>
          <table:table-cell table:style-name="ce2" table:formula="of:=NORMDIST([.A90];-2;1;0)" office:value-type="float" office:value="0.0000589430677565399" calcext:value-type="float">
            <text:p>5,89430677565399E-05</text:p>
          </table:table-cell>
          <table:table-cell table:style-name="ce2" table:formula="of:=NORMDIST([.A90];0;0.5;1)" office:value-type="float" office:value="0.999994587456092" calcext:value-type="float">
            <text:p>0,999994587456092</text:p>
          </table:table-cell>
          <table:table-cell table:style-name="ce2" table:formula="of:=NORMDIST([.A90];2;1;0)" office:value-type="float" office:value="0.391042693975456" calcext:value-type="float">
            <text:p>0,391042693975456</text:p>
          </table:table-cell>
          <table:table-cell table:style-name="ce2" table:formula="of:=NORMDIST([.A90];2;1;1)" office:value-type="float" office:value="0.579259709439103" calcext:value-type="float">
            <text:p>0,579259709439103</text:p>
          </table:table-cell>
          <table:table-cell table:style-name="ce2" table:number-columns-repeated="2"/>
          <table:table-cell table:style-name="ce9" table:number-columns-repeated="7"/>
          <table:table-cell table:style-name="ce5" table:number-columns-repeated="10"/>
          <table:table-cell table:number-columns-repeated="998"/>
        </table:table-row>
        <table:table-row table:style-name="ro2">
          <table:table-cell table:style-name="ce2" office:value-type="float" office:value="2.4" calcext:value-type="float">
            <text:p>2,4</text:p>
          </table:table-cell>
          <table:table-cell table:style-name="ce2" table:formula="of:=NORMDIST([.A91];0;1;0)" office:value-type="float" office:value="0.0223945302948429" calcext:value-type="float">
            <text:p>0,022394530294843</text:p>
          </table:table-cell>
          <table:table-cell table:style-name="ce2" table:formula="of:=NORMDIST([.A91];0;1;1)" office:value-type="float" office:value="0.991802464075404" calcext:value-type="float">
            <text:p>0,991802464075404</text:p>
          </table:table-cell>
          <table:table-cell table:style-name="ce2" table:formula="of:=NORMDIST([.A91];-2;1;0)" office:value-type="float" office:value="0.0000249424712900535" calcext:value-type="float">
            <text:p>2,49424712900535E-05</text:p>
          </table:table-cell>
          <table:table-cell table:style-name="ce2" table:formula="of:=NORMDIST([.A91];0;0.5;1)" office:value-type="float" office:value="0.999999206671848" calcext:value-type="float">
            <text:p>0,999999206671848</text:p>
          </table:table-cell>
          <table:table-cell table:style-name="ce2" table:formula="of:=NORMDIST([.A91];2;1;0)" office:value-type="float" office:value="0.368270140303323" calcext:value-type="float">
            <text:p>0,368270140303323</text:p>
          </table:table-cell>
          <table:table-cell table:style-name="ce2" table:formula="of:=NORMDIST([.A91];2;1;1)" office:value-type="float" office:value="0.655421741610324" calcext:value-type="float">
            <text:p>0,655421741610324</text:p>
          </table:table-cell>
          <table:table-cell table:style-name="ce2" table:number-columns-repeated="2"/>
          <table:table-cell table:style-name="ce9" table:number-columns-repeated="7"/>
          <table:table-cell table:style-name="ce5" table:number-columns-repeated="10"/>
          <table:table-cell table:number-columns-repeated="998"/>
        </table:table-row>
        <table:table-row table:style-name="ro2">
          <table:table-cell table:style-name="ce2" office:value-type="float" office:value="2.6" calcext:value-type="float">
            <text:p>2,6</text:p>
          </table:table-cell>
          <table:table-cell table:style-name="ce2" table:formula="of:=NORMDIST([.A92];0;1;0)" office:value-type="float" office:value="0.0135829692336856" calcext:value-type="float">
            <text:p>0,013582969233686</text:p>
          </table:table-cell>
          <table:table-cell table:style-name="ce2" table:formula="of:=NORMDIST([.A92];0;1;1)" office:value-type="float" office:value="0.995338811976281" calcext:value-type="float">
            <text:p>0,995338811976281</text:p>
          </table:table-cell>
          <table:table-cell table:style-name="ce2" table:formula="of:=NORMDIST([.A92];-2;1;0)" office:value-type="float" office:value="0.0000101408520654868" calcext:value-type="float">
            <text:p>1,01408520654868E-05</text:p>
          </table:table-cell>
          <table:table-cell table:style-name="ce2" table:formula="of:=NORMDIST([.A92];0;0.5;1)" office:value-type="float" office:value="0.999999900355737" calcext:value-type="float">
            <text:p>0,999999900355737</text:p>
          </table:table-cell>
          <table:table-cell table:style-name="ce2" table:formula="of:=NORMDIST([.A92];2;1;0)" office:value-type="float" office:value="0.3332246028918" calcext:value-type="float">
            <text:p>0,3332246028918</text:p>
          </table:table-cell>
          <table:table-cell table:style-name="ce2" table:formula="of:=NORMDIST([.A92];2;1;1)" office:value-type="float" office:value="0.725746882249926" calcext:value-type="float">
            <text:p>0,725746882249926</text:p>
          </table:table-cell>
          <table:table-cell table:style-name="ce2" table:number-columns-repeated="2"/>
          <table:table-cell table:style-name="ce9" table:number-columns-repeated="7"/>
          <table:table-cell table:style-name="ce5" table:number-columns-repeated="10"/>
          <table:table-cell table:number-columns-repeated="998"/>
        </table:table-row>
        <table:table-row table:style-name="ro2">
          <table:table-cell table:style-name="ce2" office:value-type="float" office:value="2.80000000000001" calcext:value-type="float">
            <text:p>2,80000000000001</text:p>
          </table:table-cell>
          <table:table-cell table:style-name="ce2" table:formula="of:=NORMDIST([.A93];0;1;0)" office:value-type="float" office:value="0.00791545158297974" calcext:value-type="float">
            <text:p>0,00791545158298</text:p>
          </table:table-cell>
          <table:table-cell table:style-name="ce2" table:formula="of:=NORMDIST([.A93];0;1;1)" office:value-type="float" office:value="0.997444869669572" calcext:value-type="float">
            <text:p>0,997444869669572</text:p>
          </table:table-cell>
          <table:table-cell table:style-name="ce2" table:formula="of:=NORMDIST([.A93];-2;1;0)" office:value-type="float" office:value="0.00000396129909103189" calcext:value-type="float">
            <text:p>3,96129909103189E-06</text:p>
          </table:table-cell>
          <table:table-cell table:style-name="ce2" table:formula="of:=NORMDIST([.A93];0;0.5;1)" office:value-type="float" office:value="0.99999998928241" calcext:value-type="float">
            <text:p>0,99999998928241</text:p>
          </table:table-cell>
          <table:table-cell table:style-name="ce2" table:formula="of:=NORMDIST([.A93];2;1;0)" office:value-type="float" office:value="0.28969155276148" calcext:value-type="float">
            <text:p>0,28969155276148</text:p>
          </table:table-cell>
          <table:table-cell table:style-name="ce2" table:formula="of:=NORMDIST([.A93];2;1;1)" office:value-type="float" office:value="0.788144601416606" calcext:value-type="float">
            <text:p>0,788144601416606</text:p>
          </table:table-cell>
          <table:table-cell table:style-name="ce2" table:number-columns-repeated="2"/>
          <table:table-cell table:style-name="ce9" table:number-columns-repeated="7"/>
          <table:table-cell table:style-name="ce5" table:number-columns-repeated="10"/>
          <table:table-cell table:number-columns-repeated="998"/>
        </table:table-row>
        <table:table-row table:style-name="ro2">
          <table:table-cell table:style-name="ce2" office:value-type="float" office:value="3.00000000000001" calcext:value-type="float">
            <text:p>3,00000000000001</text:p>
          </table:table-cell>
          <table:table-cell table:style-name="ce2" table:formula="of:=NORMDIST([.A94];0;1;0)" office:value-type="float" office:value="0.00443184841193787" calcext:value-type="float">
            <text:p>0,004431848411938</text:p>
          </table:table-cell>
          <table:table-cell table:style-name="ce2" table:formula="of:=NORMDIST([.A94];0;1;1)" office:value-type="float" office:value="0.99865010196837" calcext:value-type="float">
            <text:p>0,99865010196837</text:p>
          </table:table-cell>
          <table:table-cell table:style-name="ce2" table:formula="of:=NORMDIST([.A94];-2;1;0)" office:value-type="float" office:value="0.00000148671951473422" calcext:value-type="float">
            <text:p>1,48671951473422E-06</text:p>
          </table:table-cell>
          <table:table-cell table:style-name="ce2" table:formula="of:=NORMDIST([.A94];0;0.5;1)" office:value-type="float" office:value="0.999999999013412" calcext:value-type="float">
            <text:p>0,999999999013412</text:p>
          </table:table-cell>
          <table:table-cell table:style-name="ce2" table:formula="of:=NORMDIST([.A94];2;1;0)" office:value-type="float" office:value="0.241970724519141" calcext:value-type="float">
            <text:p>0,241970724519141</text:p>
          </table:table-cell>
          <table:table-cell table:style-name="ce2" table:formula="of:=NORMDIST([.A94];2;1;1)" office:value-type="float" office:value="0.841344746068545" calcext:value-type="float">
            <text:p>0,841344746068545</text:p>
          </table:table-cell>
          <table:table-cell table:style-name="ce2" table:number-columns-repeated="2"/>
          <table:table-cell table:style-name="ce9" table:number-columns-repeated="7"/>
          <table:table-cell table:style-name="ce5" table:number-columns-repeated="10"/>
          <table:table-cell table:number-columns-repeated="998"/>
        </table:table-row>
        <table:table-row table:style-name="ro2" table:number-rows-repeated="198">
          <table:table-cell table:style-name="ce4" table:number-columns-repeated="7"/>
          <table:table-cell table:style-name="ce5" table:number-columns-repeated="19"/>
          <table:table-cell table:number-columns-repeated="998"/>
        </table:table-row>
        <table:table-row table:style-name="ro2" table:number-rows-repeated="82">
          <table:table-cell table:style-name="ce5" table:number-columns-repeated="26"/>
          <table:table-cell table:number-columns-repeated="998"/>
        </table:table-row>
        <table:table-row table:style-name="ro2" table:number-rows-repeated="10482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ndaryzacja" table:style-name="ta2" table:protected="true">
        <loext:table-protection loext:select-protected-cells="true" loext:select-unprotected-cells="tru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7" table:number-columns-repeated="80" table:default-cell-style-name="ce5"/>
        <table:table-column table:style-name="co2" table:number-columns-repeated="933" table:default-cell-style-name="Default"/>
        <table:table-row table:style-name="ro4">
          <table:table-cell/>
          <table:table-cell table:style-name="ce24" office:value-type="string" calcext:value-type="string" table:number-columns-spanned="9" table:number-rows-spanned="1">
            <text:p>Poniżej są przedstawione wykresy funkci gęstosci i dystrybuanty rozkładu normalnego N(M, S) oraz N(0,1). Możliwe jest wpisywanie wartości odchylenia i średniej rozkładu N(M,S) oraz współrzędnej x punktu obserwowanego na wykresach (zielone pola). Pozostałe komórki są zablokowane do edycji. </text:p>
          </table:table-cell>
          <table:covered-table-cell table:number-columns-repeated="8" table:style-name="ce30"/>
          <table:table-cell table:style-name="ce9" table:number-columns-repeated="4"/>
          <table:table-cell table:number-columns-repeated="1010"/>
        </table:table-row>
        <table:table-row table:style-name="ro5">
          <table:table-cell table:style-name="ce8"/>
          <table:table-cell table:style-name="ce25" office:value-type="string" calcext:value-type="string">
            <text:p>Parametry rozkładu</text:p>
          </table:table-cell>
          <table:table-cell table:style-name="ce31"/>
          <table:table-cell table:style-name="ce35"/>
          <table:table-cell table:style-name="ce38" office:value-type="string" calcext:value-type="string">
            <text:p>Punkt gęstości N(M,S)</text:p>
          </table:table-cell>
          <table:table-cell table:style-name="ce41"/>
          <table:table-cell table:style-name="ce44" office:value-type="string" calcext:value-type="string">
            <text:p>Wartości dystrybuant</text:p>
          </table:table-cell>
          <table:table-cell table:style-name="ce44"/>
          <table:table-cell table:style-name="ce38" office:value-type="string" calcext:value-type="string">
            <text:p>Punkt gęstości N(0,1)</text:p>
          </table:table-cell>
          <table:table-cell table:style-name="ce41"/>
          <table:table-cell table:style-name="ce51"/>
          <table:table-cell table:style-name="ce9" table:number-columns-repeated="3"/>
          <table:table-cell table:number-columns-repeated="1010"/>
        </table:table-row>
        <table:table-row table:style-name="ro6">
          <table:table-cell table:style-name="ce8"/>
          <table:table-cell table:style-name="ce26" office:value-type="string" calcext:value-type="string">
            <text:p>M</text:p>
          </table:table-cell>
          <table:table-cell table:style-name="ce32" office:value-type="float" office:value="0" calcext:value-type="float">
            <text:p>0</text:p>
          </table:table-cell>
          <table:table-cell table:style-name="ce36"/>
          <table:table-cell table:style-name="ce39" office:value-type="string" calcext:value-type="string">
            <text:p>X</text:p>
          </table:table-cell>
          <table:table-cell table:style-name="ce42" office:value-type="float" office:value="4" calcext:value-type="float">
            <text:p>4,000</text:p>
          </table:table-cell>
          <table:table-cell table:style-name="ce39" office:value-type="string" calcext:value-type="string">
            <text:p>N(M, S)</text:p>
          </table:table-cell>
          <table:table-cell table:style-name="ce46" table:formula="of:=NORMDIST(x;M;s;1)" office:value-type="float" office:value="0.999968328758167" calcext:value-type="float">
            <text:p>1,000</text:p>
          </table:table-cell>
          <table:table-cell table:style-name="ce39" office:value-type="string" calcext:value-type="string">
            <text:p>X stand</text:p>
          </table:table-cell>
          <table:table-cell table:style-name="ce46" table:formula="of:=(x-M)/s" office:value-type="float" office:value="4" calcext:value-type="float">
            <text:p>4,000</text:p>
          </table:table-cell>
          <table:table-cell table:style-name="ce50"/>
          <table:table-cell table:style-name="ce9" table:number-columns-repeated="3"/>
          <table:table-cell table:number-columns-repeated="1010"/>
        </table:table-row>
        <table:table-row table:style-name="ro5">
          <table:table-cell table:style-name="ce8"/>
          <table:table-cell table:style-name="ce27" office:value-type="string" calcext:value-type="string">
            <text:p>S</text:p>
          </table:table-cell>
          <table:table-cell table:style-name="ce33" office:value-type="float" office:value="1" calcext:value-type="float">
            <text:p>1</text:p>
          </table:table-cell>
          <table:table-cell table:style-name="ce36"/>
          <table:table-cell table:style-name="ce40" office:value-type="string" calcext:value-type="string">
            <text:p>Y</text:p>
          </table:table-cell>
          <table:table-cell table:style-name="ce43" table:formula="of:=NORMDIST(x;M;Sigma;0)" office:value-type="float" office:value="0.000133830225764885" calcext:value-type="float">
            <text:p>0,000</text:p>
          </table:table-cell>
          <table:table-cell table:style-name="ce45" office:value-type="string" calcext:value-type="string">
            <text:p>N(0,1)</text:p>
          </table:table-cell>
          <table:table-cell table:style-name="ce43" table:formula="of:=NORMDIST([.J3];0;1;1)" office:value-type="float" office:value="0.999968328758167" calcext:value-type="float">
            <text:p>1,000</text:p>
          </table:table-cell>
          <table:table-cell table:style-name="ce48" office:value-type="string" calcext:value-type="string">
            <text:p>Y Stand</text:p>
          </table:table-cell>
          <table:table-cell table:style-name="ce43" table:formula="of:=NORMDIST([.J3];0;1;0)" office:value-type="float" office:value="0.000133830225764885" calcext:value-type="float">
            <text:p>0,000</text:p>
          </table:table-cell>
          <table:table-cell table:style-name="ce50"/>
          <table:table-cell table:style-name="ce9" table:number-columns-repeated="3"/>
          <table:table-cell table:number-columns-repeated="1010"/>
        </table:table-row>
        <table:table-row table:style-name="ro5">
          <table:table-cell table:style-name="ce8"/>
          <table:table-cell table:style-name="ce28"/>
          <table:table-cell table:style-name="ce34" office:value-type="float" office:value="1" calcext:value-type="float">
            <text:p>1</text:p>
          </table:table-cell>
          <table:table-cell table:style-name="ce2"/>
          <table:table-cell table:style-name="ce28"/>
          <table:table-cell table:style-name="ce34"/>
          <table:table-cell table:style-name="ce28"/>
          <table:table-cell table:style-name="ce47"/>
          <table:table-cell table:style-name="ce28"/>
          <table:table-cell table:style-name="ce49"/>
          <table:table-cell table:style-name="ce50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N(M, Sigma)</text:p>
            <draw:frame table:end-cell-address="Standaryzacja.H22" table:end-x="10.58mm" table:end-y="0.52mm" draw:z-index="0" draw:name="Chart 1" draw:style-name="gr1" draw:text-style-name="P1" svg:width="119.34mm" svg:height="70.64mm" svg:x="11.91mm" svg:y="1.85mm">
              <draw:object draw:notify-on-update-of-ranges="Standaryzacja.B6:Standaryzacja.B6 Standaryzacja.B7:Standaryzacja.B67 Standaryzacja.A7:Standaryzacja.A67 Standaryzacja.C7:Standaryzacja.C67 Standaryzacja.A7:Standaryzacja.A67 Standaryzacja.D6:Standaryzacja.D6 Standaryzacja.D7:Standaryzacja.D67 Standaryzacja.A7:Standaryzacja.A67 Standaryzacja.E6:Standaryzacja.E6 Standaryzacja.E7:Standaryzacja.E67 Standaryzacja.A7:Standaryzacja.A67 Standaryzacja.F4:Standaryzacja.F4 Standaryzacja.F3:Standaryzacja.F3 Standaryzacja.H3:Standaryzacja.H3 Standaryzacja.F3:Standaryzacja.F3 Standaryzacja.J4:Standaryzacja.J4 Standaryzacja.J3:Standaryzacja.J3 Standaryzacja.H4:Standaryzacja.H4 Standaryzacja.J3:Standaryzacja.J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8" office:value-type="string" calcext:value-type="string">
            <text:p>N(0,1)</text:p>
          </table:table-cell>
          <table:table-cell table:style-name="ce8" office:value-type="string" calcext:value-type="string">
            <text:p>DN(M,Sigma)</text:p>
          </table:table-cell>
          <table:table-cell table:style-name="ce8" office:value-type="string" calcext:value-type="string">
            <text:p>DN(0,1)</text:p>
          </table:table-cell>
          <table:table-cell table:style-name="ce8"/>
          <table:table-cell table:style-name="ce2" table:number-columns-repeated="3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8" office:value-type="float" office:value="-6" calcext:value-type="float">
            <text:p>-6</text:p>
          </table:table-cell>
          <table:table-cell table:style-name="ce29" table:formula="of:=(EXP(-(([.A7]-M)^2)/(2*Sigma^2)))/(Sigma*(2*PI())^0.5)" office:value-type="float" office:value="0.00000000607588284982329" calcext:value-type="float">
            <text:p><text:s/>0,00000001 <text:s text:c="5"/></text:p>
          </table:table-cell>
          <table:table-cell table:style-name="ce29" table:formula="of:=(EXP(-([.A7]^2)/2))/((2*PI())^0.5)" office:value-type="float" office:value="0.00000000607588284982329" calcext:value-type="float">
            <text:p><text:s/>0,00000001 <text:s text:c="5"/></text:p>
          </table:table-cell>
          <table:table-cell table:style-name="ce2" table:formula="of:=NORMDIST([.A7];M;Sigma;1)" office:value-type="float" office:value="0.000000000986587645037701" calcext:value-type="float">
            <text:p>9,86587645037701E-10</text:p>
          </table:table-cell>
          <table:table-cell table:style-name="ce2" table:formula="of:=LEGACY.NORMSDIST([.A7])" office:value-type="float" office:value="0.000000000986587645037701" calcext:value-type="float">
            <text:p>9,86587645037701E-10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8" office:value-type="float" office:value="-5.8" calcext:value-type="float">
            <text:p>-5,8</text:p>
          </table:table-cell>
          <table:table-cell table:style-name="ce29" table:formula="of:=(EXP(-(([.A8]-M)^2)/(2*Sigma^2)))/(Sigma*(2*PI())^0.5)" office:value-type="float" office:value="0.0000000197731964062447" calcext:value-type="float">
            <text:p><text:s/>0,00000002 <text:s text:c="5"/></text:p>
          </table:table-cell>
          <table:table-cell table:style-name="ce29" table:formula="of:=(EXP(-([.A8]^2)/2))/((2*PI())^0.5)" office:value-type="float" office:value="0.0000000197731964062447" calcext:value-type="float">
            <text:p><text:s/>0,00000002 <text:s text:c="5"/></text:p>
          </table:table-cell>
          <table:table-cell table:style-name="ce2" table:formula="of:=NORMDIST([.A8];M;Sigma;1)" office:value-type="float" office:value="0.00000000331574597832616" calcext:value-type="float">
            <text:p>3,31574597832616E-09</text:p>
          </table:table-cell>
          <table:table-cell table:style-name="ce2" table:formula="of:=LEGACY.NORMSDIST([.A8])" office:value-type="float" office:value="0.00000000331574597832616" calcext:value-type="float">
            <text:p>3,31574597832616E-09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5.6" calcext:value-type="float">
            <text:p>-5,6</text:p>
          </table:table-cell>
          <table:table-cell table:style-name="ce29" table:formula="of:=(EXP(-(([.A9]-M)^2)/(2*Sigma^2)))/(Sigma*(2*PI())^0.5)" office:value-type="float" office:value="0.0000000618262050016586" calcext:value-type="float">
            <text:p><text:s/>0,00000006 <text:s text:c="5"/></text:p>
          </table:table-cell>
          <table:table-cell table:style-name="ce29" table:formula="of:=(EXP(-([.A9]^2)/2))/((2*PI())^0.5)" office:value-type="float" office:value="0.0000000618262050016586" calcext:value-type="float">
            <text:p><text:s/>0,00000006 <text:s text:c="5"/></text:p>
          </table:table-cell>
          <table:table-cell table:style-name="ce2" table:formula="of:=NORMDIST([.A9];M;Sigma;1)" office:value-type="float" office:value="0.000000010717590258311" calcext:value-type="float">
            <text:p>1,0717590258311E-08</text:p>
          </table:table-cell>
          <table:table-cell table:style-name="ce2" table:formula="of:=LEGACY.NORMSDIST([.A9])" office:value-type="float" office:value="0.000000010717590258311" calcext:value-type="float">
            <text:p>1,0717590258311E-08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5.4" calcext:value-type="float">
            <text:p>-5,4</text:p>
          </table:table-cell>
          <table:table-cell table:style-name="ce29" table:formula="of:=(EXP(-(([.A10]-M)^2)/(2*Sigma^2)))/(Sigma*(2*PI())^0.5)" office:value-type="float" office:value="0.000000185736184455529" calcext:value-type="float">
            <text:p><text:s/>0,00000019 <text:s text:c="5"/></text:p>
          </table:table-cell>
          <table:table-cell table:style-name="ce29" table:formula="of:=(EXP(-([.A10]^2)/2))/((2*PI())^0.5)" office:value-type="float" office:value="0.000000185736184455529" calcext:value-type="float">
            <text:p><text:s/>0,00000019 <text:s text:c="5"/></text:p>
          </table:table-cell>
          <table:table-cell table:style-name="ce37" table:formula="of:=NORMDIST([.A10];M;Sigma;1)" office:value-type="float" office:value="0.0000000333204484854286" calcext:value-type="float">
            <text:p>0,000000033</text:p>
          </table:table-cell>
          <table:table-cell table:style-name="ce2" table:formula="of:=LEGACY.NORMSDIST([.A10])" office:value-type="float" office:value="0.0000000333204484854286" calcext:value-type="float">
            <text:p>3,33204484854286E-08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5.2" calcext:value-type="float">
            <text:p>-5,2</text:p>
          </table:table-cell>
          <table:table-cell table:style-name="ce29" table:formula="of:=(EXP(-(([.A11]-M)^2)/(2*Sigma^2)))/(Sigma*(2*PI())^0.5)" office:value-type="float" office:value="0.000000536103534469761" calcext:value-type="float">
            <text:p><text:s/>0,00000054 <text:s text:c="5"/></text:p>
          </table:table-cell>
          <table:table-cell table:style-name="ce29" table:formula="of:=(EXP(-([.A11]^2)/2))/((2*PI())^0.5)" office:value-type="float" office:value="0.000000536103534469761" calcext:value-type="float">
            <text:p><text:s/>0,00000054 <text:s text:c="5"/></text:p>
          </table:table-cell>
          <table:table-cell table:style-name="ce2" table:formula="of:=NORMDIST([.A11];M;Sigma;1)" office:value-type="float" office:value="0.0000000996442631693349" calcext:value-type="float">
            <text:p>9,96442631693349E-08</text:p>
          </table:table-cell>
          <table:table-cell table:style-name="ce2" table:formula="of:=LEGACY.NORMSDIST([.A11])" office:value-type="float" office:value="0.0000000996442631693349" calcext:value-type="float">
            <text:p>9,96442631693349E-08</text:p>
          </table:table-cell>
          <table:table-cell table:style-name="ce2" table:number-columns-repeated="3"/>
          <table:table-cell table:style-name="ce2" office:value-type="string" calcext:value-type="string">
            <text:p><text:s text:c="7"/></text:p>
          </table:table-cell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5" calcext:value-type="float">
            <text:p>-5</text:p>
          </table:table-cell>
          <table:table-cell table:style-name="ce29" table:formula="of:=(EXP(-(([.A12]-M)^2)/(2*Sigma^2)))/(Sigma*(2*PI())^0.5)" office:value-type="float" office:value="0.0000014867195147343" calcext:value-type="float">
            <text:p><text:s/>0,00000149 <text:s text:c="5"/></text:p>
          </table:table-cell>
          <table:table-cell table:style-name="ce29" table:formula="of:=(EXP(-([.A12]^2)/2))/((2*PI())^0.5)" office:value-type="float" office:value="0.0000014867195147343" calcext:value-type="float">
            <text:p><text:s/>0,00000149 <text:s text:c="5"/></text:p>
          </table:table-cell>
          <table:table-cell table:style-name="ce2" table:formula="of:=NORMDIST([.A12];M;Sigma;1)" office:value-type="float" office:value="0.000000286651571879195" calcext:value-type="float">
            <text:p>2,86651571879195E-07</text:p>
          </table:table-cell>
          <table:table-cell table:style-name="ce2" table:formula="of:=LEGACY.NORMSDIST([.A12])" office:value-type="float" office:value="0.000000286651571879195" calcext:value-type="float">
            <text:p>2,86651571879195E-07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4.8" calcext:value-type="float">
            <text:p>-4,8</text:p>
          </table:table-cell>
          <table:table-cell table:style-name="ce29" table:formula="of:=(EXP(-(([.A13]-M)^2)/(2*Sigma^2)))/(Sigma*(2*PI())^0.5)" office:value-type="float" office:value="0.00000396129909103208" calcext:value-type="float">
            <text:p><text:s/>0,00000396 <text:s text:c="5"/></text:p>
          </table:table-cell>
          <table:table-cell table:style-name="ce29" table:formula="of:=(EXP(-([.A13]^2)/2))/((2*PI())^0.5)" office:value-type="float" office:value="0.00000396129909103208" calcext:value-type="float">
            <text:p><text:s/>0,00000396 <text:s text:c="5"/></text:p>
          </table:table-cell>
          <table:table-cell table:style-name="ce2" table:formula="of:=NORMDIST([.A13];M;Sigma;1)" office:value-type="float" office:value="0.000000793328151975598" calcext:value-type="float">
            <text:p>7,93328151975598E-07</text:p>
          </table:table-cell>
          <table:table-cell table:style-name="ce2" table:formula="of:=LEGACY.NORMSDIST([.A13])" office:value-type="float" office:value="0.000000793328151975598" calcext:value-type="float">
            <text:p>7,93328151975598E-07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4.6" calcext:value-type="float">
            <text:p>-4,6</text:p>
          </table:table-cell>
          <table:table-cell table:style-name="ce29" table:formula="of:=(EXP(-(([.A14]-M)^2)/(2*Sigma^2)))/(Sigma*(2*PI())^0.5)" office:value-type="float" office:value="0.0000101408520654868" calcext:value-type="float">
            <text:p><text:s/>0,00001014 <text:s text:c="5"/></text:p>
          </table:table-cell>
          <table:table-cell table:style-name="ce29" table:formula="of:=(EXP(-([.A14]^2)/2))/((2*PI())^0.5)" office:value-type="float" office:value="0.0000101408520654868" calcext:value-type="float">
            <text:p><text:s/>0,00001014 <text:s text:c="5"/></text:p>
          </table:table-cell>
          <table:table-cell table:style-name="ce2" table:formula="of:=NORMDIST([.A14];M;Sigma;1)" office:value-type="float" office:value="0.00000211245470250286" calcext:value-type="float">
            <text:p>2,11245470250286E-06</text:p>
          </table:table-cell>
          <table:table-cell table:style-name="ce2" table:formula="of:=LEGACY.NORMSDIST([.A14])" office:value-type="float" office:value="0.00000211245470250286" calcext:value-type="float">
            <text:p>2,11245470250286E-06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4.4" calcext:value-type="float">
            <text:p>-4,4</text:p>
          </table:table-cell>
          <table:table-cell table:style-name="ce29" table:formula="of:=(EXP(-(([.A15]-M)^2)/(2*Sigma^2)))/(Sigma*(2*PI())^0.5)" office:value-type="float" office:value="0.0000249424712900535" calcext:value-type="float">
            <text:p><text:s/>0,00002494 <text:s text:c="5"/></text:p>
          </table:table-cell>
          <table:table-cell table:style-name="ce29" table:formula="of:=(EXP(-([.A15]^2)/2))/((2*PI())^0.5)" office:value-type="float" office:value="0.0000249424712900535" calcext:value-type="float">
            <text:p><text:s/>0,00002494 <text:s text:c="5"/></text:p>
          </table:table-cell>
          <table:table-cell table:style-name="ce2" table:formula="of:=NORMDIST([.A15];M;Sigma;1)" office:value-type="float" office:value="0.00000541254390770386" calcext:value-type="float">
            <text:p>5,41254390770386E-06</text:p>
          </table:table-cell>
          <table:table-cell table:style-name="ce2" table:formula="of:=LEGACY.NORMSDIST([.A15])" office:value-type="float" office:value="0.00000541254390770386" calcext:value-type="float">
            <text:p>5,41254390770386E-06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4.2" calcext:value-type="float">
            <text:p>-4,2</text:p>
          </table:table-cell>
          <table:table-cell table:style-name="ce29" table:formula="of:=(EXP(-(([.A16]-M)^2)/(2*Sigma^2)))/(Sigma*(2*PI())^0.5)" office:value-type="float" office:value="0.0000589430677565399" calcext:value-type="float">
            <text:p><text:s/>0,00005894 <text:s text:c="5"/></text:p>
          </table:table-cell>
          <table:table-cell table:style-name="ce29" table:formula="of:=(EXP(-([.A16]^2)/2))/((2*PI())^0.5)" office:value-type="float" office:value="0.0000589430677565399" calcext:value-type="float">
            <text:p><text:s/>0,00005894 <text:s text:c="5"/></text:p>
          </table:table-cell>
          <table:table-cell table:style-name="ce2" table:formula="of:=NORMDIST([.A16];M;Sigma;1)" office:value-type="float" office:value="0.0000133457490159063" calcext:value-type="float">
            <text:p>1,33457490159063E-05</text:p>
          </table:table-cell>
          <table:table-cell table:style-name="ce2" table:formula="of:=LEGACY.NORMSDIST([.A16])" office:value-type="float" office:value="0.0000133457490159063" calcext:value-type="float">
            <text:p>1,33457490159063E-05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4" calcext:value-type="float">
            <text:p>-4</text:p>
          </table:table-cell>
          <table:table-cell table:style-name="ce29" table:formula="of:=(EXP(-(([.A17]-M)^2)/(2*Sigma^2)))/(Sigma*(2*PI())^0.5)" office:value-type="float" office:value="0.000133830225764885" calcext:value-type="float">
            <text:p><text:s/>0,00013383 <text:s text:c="5"/></text:p>
          </table:table-cell>
          <table:table-cell table:style-name="ce29" table:formula="of:=(EXP(-([.A17]^2)/2))/((2*PI())^0.5)" office:value-type="float" office:value="0.000133830225764885" calcext:value-type="float">
            <text:p><text:s/>0,00013383 <text:s text:c="5"/></text:p>
          </table:table-cell>
          <table:table-cell table:style-name="ce2" table:formula="of:=NORMDIST([.A17];M;Sigma;1)" office:value-type="float" office:value="0.00003167124183312" calcext:value-type="float">
            <text:p>3,167124183312E-05</text:p>
          </table:table-cell>
          <table:table-cell table:style-name="ce2" table:formula="of:=LEGACY.NORMSDIST([.A17])" office:value-type="float" office:value="0.00003167124183312" calcext:value-type="float">
            <text:p>3,167124183312E-05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3.8" calcext:value-type="float">
            <text:p>-3,8</text:p>
          </table:table-cell>
          <table:table-cell table:style-name="ce29" table:formula="of:=(EXP(-(([.A18]-M)^2)/(2*Sigma^2)))/(Sigma*(2*PI())^0.5)" office:value-type="float" office:value="0.00029194692579146" calcext:value-type="float">
            <text:p><text:s/>0,00029195 <text:s text:c="5"/></text:p>
          </table:table-cell>
          <table:table-cell table:style-name="ce29" table:formula="of:=(EXP(-([.A18]^2)/2))/((2*PI())^0.5)" office:value-type="float" office:value="0.00029194692579146" calcext:value-type="float">
            <text:p><text:s/>0,00029195 <text:s text:c="5"/></text:p>
          </table:table-cell>
          <table:table-cell table:style-name="ce2" table:formula="of:=NORMDIST([.A18];M;Sigma;1)" office:value-type="float" office:value="0.0000723480439251201" calcext:value-type="float">
            <text:p>7,23480439251201E-05</text:p>
          </table:table-cell>
          <table:table-cell table:style-name="ce2" table:formula="of:=LEGACY.NORMSDIST([.A18])" office:value-type="float" office:value="0.0000723480439251201" calcext:value-type="float">
            <text:p>7,23480439251201E-05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3.6" calcext:value-type="float">
            <text:p>-3,6</text:p>
          </table:table-cell>
          <table:table-cell table:style-name="ce29" table:formula="of:=(EXP(-(([.A19]-M)^2)/(2*Sigma^2)))/(Sigma*(2*PI())^0.5)" office:value-type="float" office:value="0.000611901930113772" calcext:value-type="float">
            <text:p><text:s/>0,00061190 <text:s text:c="5"/></text:p>
          </table:table-cell>
          <table:table-cell table:style-name="ce29" table:formula="of:=(EXP(-([.A19]^2)/2))/((2*PI())^0.5)" office:value-type="float" office:value="0.000611901930113772" calcext:value-type="float">
            <text:p><text:s/>0,00061190 <text:s text:c="5"/></text:p>
          </table:table-cell>
          <table:table-cell table:style-name="ce2" table:formula="of:=NORMDIST([.A19];M;Sigma;1)" office:value-type="float" office:value="0.000159108590157534" calcext:value-type="float">
            <text:p>0,000159108590158</text:p>
          </table:table-cell>
          <table:table-cell table:style-name="ce2" table:formula="of:=LEGACY.NORMSDIST([.A19])" office:value-type="float" office:value="0.000159108590157534" calcext:value-type="float">
            <text:p>0,000159108590158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3.4" calcext:value-type="float">
            <text:p>-3,4</text:p>
          </table:table-cell>
          <table:table-cell table:style-name="ce29" table:formula="of:=(EXP(-(([.A20]-M)^2)/(2*Sigma^2)))/(Sigma*(2*PI())^0.5)" office:value-type="float" office:value="0.00123221916847302" calcext:value-type="float">
            <text:p><text:s/>0,00123222 <text:s text:c="5"/></text:p>
          </table:table-cell>
          <table:table-cell table:style-name="ce29" table:formula="of:=(EXP(-([.A20]^2)/2))/((2*PI())^0.5)" office:value-type="float" office:value="0.00123221916847302" calcext:value-type="float">
            <text:p><text:s/>0,00123222 <text:s text:c="5"/></text:p>
          </table:table-cell>
          <table:table-cell table:style-name="ce2" table:formula="of:=NORMDIST([.A20];M;Sigma;1)" office:value-type="float" office:value="0.000336929265676881" calcext:value-type="float">
            <text:p>0,000336929265677</text:p>
          </table:table-cell>
          <table:table-cell table:style-name="ce2" table:formula="of:=LEGACY.NORMSDIST([.A20])" office:value-type="float" office:value="0.000336929265676881" calcext:value-type="float">
            <text:p>0,000336929265677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3.2" calcext:value-type="float">
            <text:p>-3,2</text:p>
          </table:table-cell>
          <table:table-cell table:style-name="ce29" table:formula="of:=(EXP(-(([.A21]-M)^2)/(2*Sigma^2)))/(Sigma*(2*PI())^0.5)" office:value-type="float" office:value="0.00238408820146484" calcext:value-type="float">
            <text:p><text:s/>0,00238409 <text:s text:c="5"/></text:p>
          </table:table-cell>
          <table:table-cell table:style-name="ce29" table:formula="of:=(EXP(-([.A21]^2)/2))/((2*PI())^0.5)" office:value-type="float" office:value="0.00238408820146484" calcext:value-type="float">
            <text:p><text:s/>0,00238409 <text:s text:c="5"/></text:p>
          </table:table-cell>
          <table:table-cell table:style-name="ce2" table:formula="of:=NORMDIST([.A21];M;Sigma;1)" office:value-type="float" office:value="0.000687137937915848" calcext:value-type="float">
            <text:p>0,000687137937916</text:p>
          </table:table-cell>
          <table:table-cell table:style-name="ce2" table:formula="of:=LEGACY.NORMSDIST([.A21])" office:value-type="float" office:value="0.000687137937915848" calcext:value-type="float">
            <text:p>0,000687137937916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3" calcext:value-type="float">
            <text:p>-3</text:p>
          </table:table-cell>
          <table:table-cell table:style-name="ce29" table:formula="of:=(EXP(-(([.A22]-M)^2)/(2*Sigma^2)))/(Sigma*(2*PI())^0.5)" office:value-type="float" office:value="0.00443184841193801" calcext:value-type="float">
            <text:p><text:s/>0,00443185 <text:s text:c="5"/></text:p>
          </table:table-cell>
          <table:table-cell table:style-name="ce29" table:formula="of:=(EXP(-([.A22]^2)/2))/((2*PI())^0.5)" office:value-type="float" office:value="0.00443184841193801" calcext:value-type="float">
            <text:p><text:s/>0,00443185 <text:s text:c="5"/></text:p>
          </table:table-cell>
          <table:table-cell table:style-name="ce2" table:formula="of:=NORMDIST([.A22];M;Sigma;1)" office:value-type="float" office:value="0.0013498980316301" calcext:value-type="float">
            <text:p>0,00134989803163</text:p>
          </table:table-cell>
          <table:table-cell table:style-name="ce2" table:formula="of:=LEGACY.NORMSDIST([.A22])" office:value-type="float" office:value="0.0013498980316301" calcext:value-type="float">
            <text:p>0,00134989803163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2.8" calcext:value-type="float">
            <text:p>-2,8</text:p>
          </table:table-cell>
          <table:table-cell table:style-name="ce29" table:formula="of:=(EXP(-(([.A23]-M)^2)/(2*Sigma^2)))/(Sigma*(2*PI())^0.5)" office:value-type="float" office:value="0.00791545158297997" calcext:value-type="float">
            <text:p><text:s/>0,00791545 <text:s text:c="5"/></text:p>
          </table:table-cell>
          <table:table-cell table:style-name="ce29" table:formula="of:=(EXP(-([.A23]^2)/2))/((2*PI())^0.5)" office:value-type="float" office:value="0.00791545158297997" calcext:value-type="float">
            <text:p><text:s/>0,00791545 <text:s text:c="5"/></text:p>
          </table:table-cell>
          <table:table-cell table:style-name="ce2" table:formula="of:=NORMDIST([.A23];M;Sigma;1)" office:value-type="float" office:value="0.00255513033042794" calcext:value-type="float">
            <text:p>0,002555130330428</text:p>
          </table:table-cell>
          <table:table-cell table:style-name="ce2" table:formula="of:=LEGACY.NORMSDIST([.A23])" office:value-type="float" office:value="0.00255513033042794" calcext:value-type="float">
            <text:p>0,002555130330428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2.6" calcext:value-type="float">
            <text:p>-2,6</text:p>
          </table:table-cell>
          <table:table-cell table:style-name="ce29" table:formula="of:=(EXP(-(([.A24]-M)^2)/(2*Sigma^2)))/(Sigma*(2*PI())^0.5)" office:value-type="float" office:value="0.0135829692336856" calcext:value-type="float">
            <text:p><text:s/>0,01358297 <text:s text:c="5"/></text:p>
          </table:table-cell>
          <table:table-cell table:style-name="ce29" table:formula="of:=(EXP(-([.A24]^2)/2))/((2*PI())^0.5)" office:value-type="float" office:value="0.0135829692336856" calcext:value-type="float">
            <text:p><text:s/>0,01358297 <text:s text:c="5"/></text:p>
          </table:table-cell>
          <table:table-cell table:style-name="ce2" table:formula="of:=NORMDIST([.A24];M;Sigma;1)" office:value-type="float" office:value="0.00466118802371875" calcext:value-type="float">
            <text:p>0,004661188023719</text:p>
          </table:table-cell>
          <table:table-cell table:style-name="ce2" table:formula="of:=LEGACY.NORMSDIST([.A24])" office:value-type="float" office:value="0.00466118802371875" calcext:value-type="float">
            <text:p>0,004661188023719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2.4" calcext:value-type="float">
            <text:p>-2,4</text:p>
          </table:table-cell>
          <table:table-cell table:style-name="ce29" table:formula="of:=(EXP(-(([.A25]-M)^2)/(2*Sigma^2)))/(Sigma*(2*PI())^0.5)" office:value-type="float" office:value="0.0223945302948429" calcext:value-type="float">
            <text:p><text:s/>0,02239453 <text:s text:c="5"/></text:p>
          </table:table-cell>
          <table:table-cell table:style-name="ce29" table:formula="of:=(EXP(-([.A25]^2)/2))/((2*PI())^0.5)" office:value-type="float" office:value="0.0223945302948429" calcext:value-type="float">
            <text:p><text:s/>0,02239453 <text:s text:c="5"/></text:p>
          </table:table-cell>
          <table:table-cell table:style-name="ce2" table:formula="of:=NORMDIST([.A25];M;Sigma;1)" office:value-type="float" office:value="0.00819753592459614" calcext:value-type="float">
            <text:p>0,008197535924596</text:p>
          </table:table-cell>
          <table:table-cell table:style-name="ce2" table:formula="of:=LEGACY.NORMSDIST([.A25])" office:value-type="float" office:value="0.00819753592459614" calcext:value-type="float">
            <text:p>0,008197535924596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2.2" calcext:value-type="float">
            <text:p>-2,2</text:p>
          </table:table-cell>
          <table:table-cell table:style-name="ce29" table:formula="of:=(EXP(-(([.A26]-M)^2)/(2*Sigma^2)))/(Sigma*(2*PI())^0.5)" office:value-type="float" office:value="0.0354745928462314" calcext:value-type="float">
            <text:p><text:s/>0,03547459 <text:s text:c="5"/></text:p>
          </table:table-cell>
          <table:table-cell table:style-name="ce29" table:formula="of:=(EXP(-([.A26]^2)/2))/((2*PI())^0.5)" office:value-type="float" office:value="0.0354745928462314" calcext:value-type="float">
            <text:p><text:s/>0,03547459 <text:s text:c="5"/></text:p>
          </table:table-cell>
          <table:table-cell table:style-name="ce2" table:formula="of:=NORMDIST([.A26];M;Sigma;1)" office:value-type="float" office:value="0.0139034475134986" calcext:value-type="float">
            <text:p>0,013903447513499</text:p>
          </table:table-cell>
          <table:table-cell table:style-name="ce2" table:formula="of:=LEGACY.NORMSDIST([.A26])" office:value-type="float" office:value="0.0139034475134986" calcext:value-type="float">
            <text:p>0,013903447513499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2" calcext:value-type="float">
            <text:p>-2</text:p>
          </table:table-cell>
          <table:table-cell table:style-name="ce29" table:formula="of:=(EXP(-(([.A27]-M)^2)/(2*Sigma^2)))/(Sigma*(2*PI())^0.5)" office:value-type="float" office:value="0.0539909665131881" calcext:value-type="float">
            <text:p><text:s/>0,05399097 <text:s text:c="5"/></text:p>
          </table:table-cell>
          <table:table-cell table:style-name="ce29" table:formula="of:=(EXP(-([.A27]^2)/2))/((2*PI())^0.5)" office:value-type="float" office:value="0.0539909665131881" calcext:value-type="float">
            <text:p><text:s/>0,05399097 <text:s text:c="5"/></text:p>
          </table:table-cell>
          <table:table-cell table:style-name="ce2" table:formula="of:=NORMDIST([.A27];M;Sigma;1)" office:value-type="float" office:value="0.0227501319481792" calcext:value-type="float">
            <text:p>0,022750131948179</text:p>
          </table:table-cell>
          <table:table-cell table:style-name="ce2" table:formula="of:=LEGACY.NORMSDIST([.A27])" office:value-type="float" office:value="0.0227501319481792" calcext:value-type="float">
            <text:p>0,022750131948179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1.8" calcext:value-type="float">
            <text:p>-1,8</text:p>
          </table:table-cell>
          <table:table-cell table:style-name="ce29" table:formula="of:=(EXP(-(([.A28]-M)^2)/(2*Sigma^2)))/(Sigma*(2*PI())^0.5)" office:value-type="float" office:value="0.0789501583008942" calcext:value-type="float">
            <text:p><text:s/>0,07895016 <text:s text:c="5"/></text:p>
          </table:table-cell>
          <table:table-cell table:style-name="ce29" table:formula="of:=(EXP(-([.A28]^2)/2))/((2*PI())^0.5)" office:value-type="float" office:value="0.0789501583008942" calcext:value-type="float">
            <text:p><text:s/>0,07895016 <text:s text:c="5"/></text:p>
          </table:table-cell>
          <table:table-cell table:style-name="ce2" table:formula="of:=NORMDIST([.A28];M;Sigma;1)" office:value-type="float" office:value="0.0359303191129258" calcext:value-type="float">
            <text:p>0,035930319112926</text:p>
          </table:table-cell>
          <table:table-cell table:style-name="ce2" table:formula="of:=LEGACY.NORMSDIST([.A28])" office:value-type="float" office:value="0.0359303191129258" calcext:value-type="float">
            <text:p>0,035930319112926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1.6" calcext:value-type="float">
            <text:p>-1,6</text:p>
          </table:table-cell>
          <table:table-cell table:style-name="ce29" table:formula="of:=(EXP(-(([.A29]-M)^2)/(2*Sigma^2)))/(Sigma*(2*PI())^0.5)" office:value-type="float" office:value="0.110920834679456" calcext:value-type="float">
            <text:p><text:s/>0,11092083 <text:s text:c="5"/></text:p>
          </table:table-cell>
          <table:table-cell table:style-name="ce29" table:formula="of:=(EXP(-([.A29]^2)/2))/((2*PI())^0.5)" office:value-type="float" office:value="0.110920834679456" calcext:value-type="float">
            <text:p><text:s/>0,11092083 <text:s text:c="5"/></text:p>
          </table:table-cell>
          <table:table-cell table:style-name="ce2" table:formula="of:=NORMDIST([.A29];M;Sigma;1)" office:value-type="float" office:value="0.054799291699558" calcext:value-type="float">
            <text:p>0,054799291699558</text:p>
          </table:table-cell>
          <table:table-cell table:style-name="ce2" table:formula="of:=LEGACY.NORMSDIST([.A29])" office:value-type="float" office:value="0.054799291699558" calcext:value-type="float">
            <text:p>0,054799291699558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1.4" calcext:value-type="float">
            <text:p>-1,4</text:p>
          </table:table-cell>
          <table:table-cell table:style-name="ce29" table:formula="of:=(EXP(-(([.A30]-M)^2)/(2*Sigma^2)))/(Sigma*(2*PI())^0.5)" office:value-type="float" office:value="0.149727465635745" calcext:value-type="float">
            <text:p><text:s/>0,14972747 <text:s text:c="5"/></text:p>
          </table:table-cell>
          <table:table-cell table:style-name="ce29" table:formula="of:=(EXP(-([.A30]^2)/2))/((2*PI())^0.5)" office:value-type="float" office:value="0.149727465635745" calcext:value-type="float">
            <text:p><text:s/>0,14972747 <text:s text:c="5"/></text:p>
          </table:table-cell>
          <table:table-cell table:style-name="ce2" table:formula="of:=NORMDIST([.A30];M;Sigma;1)" office:value-type="float" office:value="0.0807566592337711" calcext:value-type="float">
            <text:p>0,080756659233771</text:p>
          </table:table-cell>
          <table:table-cell table:style-name="ce2" table:formula="of:=LEGACY.NORMSDIST([.A30])" office:value-type="float" office:value="0.0807566592337711" calcext:value-type="float">
            <text:p>0,080756659233771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1.2" calcext:value-type="float">
            <text:p>-1,2</text:p>
          </table:table-cell>
          <table:table-cell table:style-name="ce29" table:formula="of:=(EXP(-(([.A31]-M)^2)/(2*Sigma^2)))/(Sigma*(2*PI())^0.5)" office:value-type="float" office:value="0.194186054983213" calcext:value-type="float">
            <text:p><text:s/>0,19418605 <text:s text:c="5"/></text:p>
          </table:table-cell>
          <table:table-cell table:style-name="ce29" table:formula="of:=(EXP(-([.A31]^2)/2))/((2*PI())^0.5)" office:value-type="float" office:value="0.194186054983213" calcext:value-type="float">
            <text:p><text:s/>0,19418605 <text:s text:c="5"/></text:p>
          </table:table-cell>
          <table:table-cell table:style-name="ce2" table:formula="of:=NORMDIST([.A31];M;Sigma;1)" office:value-type="float" office:value="0.115069670221708" calcext:value-type="float">
            <text:p>0,115069670221708</text:p>
          </table:table-cell>
          <table:table-cell table:style-name="ce2" table:formula="of:=LEGACY.NORMSDIST([.A31])" office:value-type="float" office:value="0.115069670221708" calcext:value-type="float">
            <text:p>0,115069670221708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1" calcext:value-type="float">
            <text:p>-1</text:p>
          </table:table-cell>
          <table:table-cell table:style-name="ce29" table:formula="of:=(EXP(-(([.A32]-M)^2)/(2*Sigma^2)))/(Sigma*(2*PI())^0.5)" office:value-type="float" office:value="0.241970724519143" calcext:value-type="float">
            <text:p><text:s/>0,24197072 <text:s text:c="5"/></text:p>
          </table:table-cell>
          <table:table-cell table:style-name="ce29" table:formula="of:=(EXP(-([.A32]^2)/2))/((2*PI())^0.5)" office:value-type="float" office:value="0.241970724519143" calcext:value-type="float">
            <text:p><text:s/>0,24197072 <text:s text:c="5"/></text:p>
          </table:table-cell>
          <table:table-cell table:style-name="ce2" table:formula="of:=NORMDIST([.A32];M;Sigma;1)" office:value-type="float" office:value="0.158655253931457" calcext:value-type="float">
            <text:p>0,158655253931457</text:p>
          </table:table-cell>
          <table:table-cell table:style-name="ce2" table:formula="of:=LEGACY.NORMSDIST([.A32])" office:value-type="float" office:value="0.158655253931457" calcext:value-type="float">
            <text:p>0,158655253931457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0.8" calcext:value-type="float">
            <text:p>-0,8</text:p>
          </table:table-cell>
          <table:table-cell table:style-name="ce29" table:formula="of:=(EXP(-(([.A33]-M)^2)/(2*Sigma^2)))/(Sigma*(2*PI())^0.5)" office:value-type="float" office:value="0.289691552761483" calcext:value-type="float">
            <text:p><text:s/>0,28969155 <text:s text:c="5"/></text:p>
          </table:table-cell>
          <table:table-cell table:style-name="ce29" table:formula="of:=(EXP(-([.A33]^2)/2))/((2*PI())^0.5)" office:value-type="float" office:value="0.289691552761483" calcext:value-type="float">
            <text:p><text:s/>0,28969155 <text:s text:c="5"/></text:p>
          </table:table-cell>
          <table:table-cell table:style-name="ce2" table:formula="of:=NORMDIST([.A33];M;Sigma;1)" office:value-type="float" office:value="0.211855398583397" calcext:value-type="float">
            <text:p>0,211855398583397</text:p>
          </table:table-cell>
          <table:table-cell table:style-name="ce2" table:formula="of:=LEGACY.NORMSDIST([.A33])" office:value-type="float" office:value="0.211855398583397" calcext:value-type="float">
            <text:p>0,211855398583397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0.6" calcext:value-type="float">
            <text:p>-0,6</text:p>
          </table:table-cell>
          <table:table-cell table:style-name="ce29" table:formula="of:=(EXP(-(([.A34]-M)^2)/(2*Sigma^2)))/(Sigma*(2*PI())^0.5)" office:value-type="float" office:value="0.3332246028918" calcext:value-type="float">
            <text:p><text:s/>0,33322460 <text:s text:c="5"/></text:p>
          </table:table-cell>
          <table:table-cell table:style-name="ce29" table:formula="of:=(EXP(-([.A34]^2)/2))/((2*PI())^0.5)" office:value-type="float" office:value="0.3332246028918" calcext:value-type="float">
            <text:p><text:s/>0,33322460 <text:s text:c="5"/></text:p>
          </table:table-cell>
          <table:table-cell table:style-name="ce2" table:formula="of:=NORMDIST([.A34];M;Sigma;1)" office:value-type="float" office:value="0.274253117750074" calcext:value-type="float">
            <text:p>0,274253117750074</text:p>
          </table:table-cell>
          <table:table-cell table:style-name="ce2" table:formula="of:=LEGACY.NORMSDIST([.A34])" office:value-type="float" office:value="0.274253117750074" calcext:value-type="float">
            <text:p>0,274253117750074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0.4" calcext:value-type="float">
            <text:p>-0,4</text:p>
          </table:table-cell>
          <table:table-cell table:style-name="ce29" table:formula="of:=(EXP(-(([.A35]-M)^2)/(2*Sigma^2)))/(Sigma*(2*PI())^0.5)" office:value-type="float" office:value="0.368270140303323" calcext:value-type="float">
            <text:p><text:s/>0,36827014 <text:s text:c="5"/></text:p>
          </table:table-cell>
          <table:table-cell table:style-name="ce29" table:formula="of:=(EXP(-([.A35]^2)/2))/((2*PI())^0.5)" office:value-type="float" office:value="0.368270140303323" calcext:value-type="float">
            <text:p><text:s/>0,36827014 <text:s text:c="5"/></text:p>
          </table:table-cell>
          <table:table-cell table:style-name="ce2" table:formula="of:=NORMDIST([.A35];M;Sigma;1)" office:value-type="float" office:value="0.344578258389676" calcext:value-type="float">
            <text:p>0,344578258389676</text:p>
          </table:table-cell>
          <table:table-cell table:style-name="ce2" table:formula="of:=LEGACY.NORMSDIST([.A35])" office:value-type="float" office:value="0.344578258389676" calcext:value-type="float">
            <text:p>0,344578258389676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-0.19999999999999" calcext:value-type="float">
            <text:p>-0,19999999999999</text:p>
          </table:table-cell>
          <table:table-cell table:style-name="ce29" table:formula="of:=(EXP(-(([.A36]-M)^2)/(2*Sigma^2)))/(Sigma*(2*PI())^0.5)" office:value-type="float" office:value="0.391042693975457" calcext:value-type="float">
            <text:p><text:s/>0,39104269 <text:s text:c="5"/></text:p>
          </table:table-cell>
          <table:table-cell table:style-name="ce29" table:formula="of:=(EXP(-([.A36]^2)/2))/((2*PI())^0.5)" office:value-type="float" office:value="0.391042693975457" calcext:value-type="float">
            <text:p><text:s/>0,39104269 <text:s text:c="5"/></text:p>
          </table:table-cell>
          <table:table-cell table:style-name="ce2" table:formula="of:=NORMDIST([.A36];M;Sigma;1)" office:value-type="float" office:value="0.420740290560901" calcext:value-type="float">
            <text:p>0,420740290560901</text:p>
          </table:table-cell>
          <table:table-cell table:style-name="ce2" table:formula="of:=LEGACY.NORMSDIST([.A36])" office:value-type="float" office:value="0.420740290560901" calcext:value-type="float">
            <text:p>0,420740290560901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9.76996261670138E-015" calcext:value-type="float">
            <text:p>9,76996261670138E-15</text:p>
          </table:table-cell>
          <table:table-cell table:style-name="ce29" table:formula="of:=(EXP(-(([.A37]-M)^2)/(2*Sigma^2)))/(Sigma*(2*PI())^0.5)" office:value-type="float" office:value="0.398942280401433" calcext:value-type="float">
            <text:p><text:s/>0,39894228 <text:s text:c="5"/></text:p>
          </table:table-cell>
          <table:table-cell table:style-name="ce29" table:formula="of:=(EXP(-([.A37]^2)/2))/((2*PI())^0.5)" office:value-type="float" office:value="0.398942280401433" calcext:value-type="float">
            <text:p><text:s/>0,39894228 <text:s text:c="5"/></text:p>
          </table:table-cell>
          <table:table-cell table:style-name="ce2" table:formula="of:=NORMDIST([.A37];M;Sigma;1)" office:value-type="float" office:value="0.500000000000004" calcext:value-type="float">
            <text:p>0,500000000000004</text:p>
          </table:table-cell>
          <table:table-cell table:style-name="ce2" table:formula="of:=LEGACY.NORMSDIST([.A37])" office:value-type="float" office:value="0.500000000000004" calcext:value-type="float">
            <text:p>0,500000000000004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0.20000000000001" calcext:value-type="float">
            <text:p>0,20000000000001</text:p>
          </table:table-cell>
          <table:table-cell table:style-name="ce29" table:formula="of:=(EXP(-(([.A38]-M)^2)/(2*Sigma^2)))/(Sigma*(2*PI())^0.5)" office:value-type="float" office:value="0.391042693975455" calcext:value-type="float">
            <text:p><text:s/>0,39104269 <text:s text:c="5"/></text:p>
          </table:table-cell>
          <table:table-cell table:style-name="ce29" table:formula="of:=(EXP(-([.A38]^2)/2))/((2*PI())^0.5)" office:value-type="float" office:value="0.391042693975455" calcext:value-type="float">
            <text:p><text:s/>0,39104269 <text:s text:c="5"/></text:p>
          </table:table-cell>
          <table:table-cell table:style-name="ce2" table:formula="of:=NORMDIST([.A38];M;Sigma;1)" office:value-type="float" office:value="0.579259709439107" calcext:value-type="float">
            <text:p>0,579259709439107</text:p>
          </table:table-cell>
          <table:table-cell table:style-name="ce2" table:formula="of:=LEGACY.NORMSDIST([.A38])" office:value-type="float" office:value="0.579259709439107" calcext:value-type="float">
            <text:p>0,579259709439107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0.40000000000001" calcext:value-type="float">
            <text:p>0,40000000000001</text:p>
          </table:table-cell>
          <table:table-cell table:style-name="ce29" table:formula="of:=(EXP(-(([.A39]-M)^2)/(2*Sigma^2)))/(Sigma*(2*PI())^0.5)" office:value-type="float" office:value="0.368270140303322" calcext:value-type="float">
            <text:p><text:s/>0,36827014 <text:s text:c="5"/></text:p>
          </table:table-cell>
          <table:table-cell table:style-name="ce29" table:formula="of:=(EXP(-([.A39]^2)/2))/((2*PI())^0.5)" office:value-type="float" office:value="0.368270140303322" calcext:value-type="float">
            <text:p><text:s/>0,36827014 <text:s text:c="5"/></text:p>
          </table:table-cell>
          <table:table-cell table:style-name="ce2" table:formula="of:=NORMDIST([.A39];M;Sigma;1)" office:value-type="float" office:value="0.655421741610328" calcext:value-type="float">
            <text:p>0,655421741610328</text:p>
          </table:table-cell>
          <table:table-cell table:style-name="ce2" table:formula="of:=LEGACY.NORMSDIST([.A39])" office:value-type="float" office:value="0.655421741610328" calcext:value-type="float">
            <text:p>0,655421741610328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0.60000000000001" calcext:value-type="float">
            <text:p>0,60000000000001</text:p>
          </table:table-cell>
          <table:table-cell table:style-name="ce29" table:formula="of:=(EXP(-(([.A40]-M)^2)/(2*Sigma^2)))/(Sigma*(2*PI())^0.5)" office:value-type="float" office:value="0.333224602891798" calcext:value-type="float">
            <text:p><text:s/>0,33322460 <text:s text:c="5"/></text:p>
          </table:table-cell>
          <table:table-cell table:style-name="ce29" table:formula="of:=(EXP(-([.A40]^2)/2))/((2*PI())^0.5)" office:value-type="float" office:value="0.333224602891798" calcext:value-type="float">
            <text:p><text:s/>0,33322460 <text:s text:c="5"/></text:p>
          </table:table-cell>
          <table:table-cell table:style-name="ce2" table:formula="of:=NORMDIST([.A40];M;Sigma;1)" office:value-type="float" office:value="0.72574688224993" calcext:value-type="float">
            <text:p>0,72574688224993</text:p>
          </table:table-cell>
          <table:table-cell table:style-name="ce2" table:formula="of:=LEGACY.NORMSDIST([.A40])" office:value-type="float" office:value="0.72574688224993" calcext:value-type="float">
            <text:p>0,72574688224993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0.80000000000001" calcext:value-type="float">
            <text:p>0,80000000000001</text:p>
          </table:table-cell>
          <table:table-cell table:style-name="ce29" table:formula="of:=(EXP(-(([.A41]-M)^2)/(2*Sigma^2)))/(Sigma*(2*PI())^0.5)" office:value-type="float" office:value="0.28969155276148" calcext:value-type="float">
            <text:p><text:s/>0,28969155 <text:s text:c="5"/></text:p>
          </table:table-cell>
          <table:table-cell table:style-name="ce29" table:formula="of:=(EXP(-([.A41]^2)/2))/((2*PI())^0.5)" office:value-type="float" office:value="0.28969155276148" calcext:value-type="float">
            <text:p><text:s/>0,28969155 <text:s text:c="5"/></text:p>
          </table:table-cell>
          <table:table-cell table:style-name="ce2" table:formula="of:=NORMDIST([.A41];M;Sigma;1)" office:value-type="float" office:value="0.788144601416606" calcext:value-type="float">
            <text:p>0,788144601416606</text:p>
          </table:table-cell>
          <table:table-cell table:style-name="ce2" table:formula="of:=LEGACY.NORMSDIST([.A41])" office:value-type="float" office:value="0.788144601416606" calcext:value-type="float">
            <text:p>0,788144601416606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1.00000000000001" calcext:value-type="float">
            <text:p>1,00000000000001</text:p>
          </table:table-cell>
          <table:table-cell table:style-name="ce29" table:formula="of:=(EXP(-(([.A42]-M)^2)/(2*Sigma^2)))/(Sigma*(2*PI())^0.5)" office:value-type="float" office:value="0.241970724519141" calcext:value-type="float">
            <text:p><text:s/>0,24197072 <text:s text:c="5"/></text:p>
          </table:table-cell>
          <table:table-cell table:style-name="ce29" table:formula="of:=(EXP(-([.A42]^2)/2))/((2*PI())^0.5)" office:value-type="float" office:value="0.241970724519141" calcext:value-type="float">
            <text:p><text:s/>0,24197072 <text:s text:c="5"/></text:p>
          </table:table-cell>
          <table:table-cell table:style-name="ce2" table:formula="of:=NORMDIST([.A42];M;Sigma;1)" office:value-type="float" office:value="0.841344746068545" calcext:value-type="float">
            <text:p>0,841344746068545</text:p>
          </table:table-cell>
          <table:table-cell table:style-name="ce2" table:formula="of:=LEGACY.NORMSDIST([.A42])" office:value-type="float" office:value="0.841344746068545" calcext:value-type="float">
            <text:p>0,841344746068545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1.20000000000001" calcext:value-type="float">
            <text:p>1,20000000000001</text:p>
          </table:table-cell>
          <table:table-cell table:style-name="ce29" table:formula="of:=(EXP(-(([.A43]-M)^2)/(2*Sigma^2)))/(Sigma*(2*PI())^0.5)" office:value-type="float" office:value="0.194186054983211" calcext:value-type="float">
            <text:p><text:s/>0,19418605 <text:s text:c="5"/></text:p>
          </table:table-cell>
          <table:table-cell table:style-name="ce29" table:formula="of:=(EXP(-([.A43]^2)/2))/((2*PI())^0.5)" office:value-type="float" office:value="0.194186054983211" calcext:value-type="float">
            <text:p><text:s/>0,19418605 <text:s text:c="5"/></text:p>
          </table:table-cell>
          <table:table-cell table:style-name="ce2" table:formula="of:=NORMDIST([.A43];M;Sigma;1)" office:value-type="float" office:value="0.884930329778294" calcext:value-type="float">
            <text:p>0,884930329778294</text:p>
          </table:table-cell>
          <table:table-cell table:style-name="ce2" table:formula="of:=LEGACY.NORMSDIST([.A43])" office:value-type="float" office:value="0.884930329778294" calcext:value-type="float">
            <text:p>0,884930329778294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1.40000000000001" calcext:value-type="float">
            <text:p>1,40000000000001</text:p>
          </table:table-cell>
          <table:table-cell table:style-name="ce29" table:formula="of:=(EXP(-(([.A44]-M)^2)/(2*Sigma^2)))/(Sigma*(2*PI())^0.5)" office:value-type="float" office:value="0.149727465635743" calcext:value-type="float">
            <text:p><text:s/>0,14972747 <text:s text:c="5"/></text:p>
          </table:table-cell>
          <table:table-cell table:style-name="ce29" table:formula="of:=(EXP(-([.A44]^2)/2))/((2*PI())^0.5)" office:value-type="float" office:value="0.149727465635743" calcext:value-type="float">
            <text:p><text:s/>0,14972747 <text:s text:c="5"/></text:p>
          </table:table-cell>
          <table:table-cell table:style-name="ce2" table:formula="of:=NORMDIST([.A44];M;Sigma;1)" office:value-type="float" office:value="0.91924334076623" calcext:value-type="float">
            <text:p>0,91924334076623</text:p>
          </table:table-cell>
          <table:table-cell table:style-name="ce2" table:formula="of:=LEGACY.NORMSDIST([.A44])" office:value-type="float" office:value="0.91924334076623" calcext:value-type="float">
            <text:p>0,91924334076623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1.60000000000001" calcext:value-type="float">
            <text:p>1,60000000000001</text:p>
          </table:table-cell>
          <table:table-cell table:style-name="ce29" table:formula="of:=(EXP(-(([.A45]-M)^2)/(2*Sigma^2)))/(Sigma*(2*PI())^0.5)" office:value-type="float" office:value="0.110920834679454" calcext:value-type="float">
            <text:p><text:s/>0,11092083 <text:s text:c="5"/></text:p>
          </table:table-cell>
          <table:table-cell table:style-name="ce29" table:formula="of:=(EXP(-([.A45]^2)/2))/((2*PI())^0.5)" office:value-type="float" office:value="0.110920834679454" calcext:value-type="float">
            <text:p><text:s/>0,11092083 <text:s text:c="5"/></text:p>
          </table:table-cell>
          <table:table-cell table:style-name="ce2" table:formula="of:=NORMDIST([.A45];M;Sigma;1)" office:value-type="float" office:value="0.945200708300443" calcext:value-type="float">
            <text:p>0,945200708300443</text:p>
          </table:table-cell>
          <table:table-cell table:style-name="ce2" table:formula="of:=LEGACY.NORMSDIST([.A45])" office:value-type="float" office:value="0.945200708300443" calcext:value-type="float">
            <text:p>0,945200708300443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1.80000000000001" calcext:value-type="float">
            <text:p>1,80000000000001</text:p>
          </table:table-cell>
          <table:table-cell table:style-name="ce29" table:formula="of:=(EXP(-(([.A46]-M)^2)/(2*Sigma^2)))/(Sigma*(2*PI())^0.5)" office:value-type="float" office:value="0.0789501583008927" calcext:value-type="float">
            <text:p><text:s/>0,07895016 <text:s text:c="5"/></text:p>
          </table:table-cell>
          <table:table-cell table:style-name="ce29" table:formula="of:=(EXP(-([.A46]^2)/2))/((2*PI())^0.5)" office:value-type="float" office:value="0.0789501583008927" calcext:value-type="float">
            <text:p><text:s/>0,07895016 <text:s text:c="5"/></text:p>
          </table:table-cell>
          <table:table-cell table:style-name="ce2" table:formula="of:=NORMDIST([.A46];M;Sigma;1)" office:value-type="float" office:value="0.964069680887075" calcext:value-type="float">
            <text:p>0,964069680887075</text:p>
          </table:table-cell>
          <table:table-cell table:style-name="ce2" table:formula="of:=LEGACY.NORMSDIST([.A46])" office:value-type="float" office:value="0.964069680887075" calcext:value-type="float">
            <text:p>0,964069680887075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2.00000000000001" calcext:value-type="float">
            <text:p>2,00000000000001</text:p>
          </table:table-cell>
          <table:table-cell table:style-name="ce29" table:formula="of:=(EXP(-(([.A47]-M)^2)/(2*Sigma^2)))/(Sigma*(2*PI())^0.5)" office:value-type="float" office:value="0.053990966513187" calcext:value-type="float">
            <text:p><text:s/>0,05399097 <text:s text:c="5"/></text:p>
          </table:table-cell>
          <table:table-cell table:style-name="ce29" table:formula="of:=(EXP(-([.A47]^2)/2))/((2*PI())^0.5)" office:value-type="float" office:value="0.053990966513187" calcext:value-type="float">
            <text:p><text:s/>0,05399097 <text:s text:c="5"/></text:p>
          </table:table-cell>
          <table:table-cell table:style-name="ce2" table:formula="of:=NORMDIST([.A47];M;Sigma;1)" office:value-type="float" office:value="0.977249868051821" calcext:value-type="float">
            <text:p>0,977249868051821</text:p>
          </table:table-cell>
          <table:table-cell table:style-name="ce2" table:formula="of:=LEGACY.NORMSDIST([.A47])" office:value-type="float" office:value="0.977249868051821" calcext:value-type="float">
            <text:p>0,977249868051821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2.20000000000001" calcext:value-type="float">
            <text:p>2,20000000000001</text:p>
          </table:table-cell>
          <table:table-cell table:style-name="ce29" table:formula="of:=(EXP(-(([.A48]-M)^2)/(2*Sigma^2)))/(Sigma*(2*PI())^0.5)" office:value-type="float" office:value="0.0354745928462307" calcext:value-type="float">
            <text:p><text:s/>0,03547459 <text:s text:c="5"/></text:p>
          </table:table-cell>
          <table:table-cell table:style-name="ce29" table:formula="of:=(EXP(-([.A48]^2)/2))/((2*PI())^0.5)" office:value-type="float" office:value="0.0354745928462307" calcext:value-type="float">
            <text:p><text:s/>0,03547459 <text:s text:c="5"/></text:p>
          </table:table-cell>
          <table:table-cell table:style-name="ce2" table:formula="of:=NORMDIST([.A48];M;Sigma;1)" office:value-type="float" office:value="0.986096552486502" calcext:value-type="float">
            <text:p>0,986096552486502</text:p>
          </table:table-cell>
          <table:table-cell table:style-name="ce2" table:formula="of:=LEGACY.NORMSDIST([.A48])" office:value-type="float" office:value="0.986096552486502" calcext:value-type="float">
            <text:p>0,986096552486502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2.40000000000001" calcext:value-type="float">
            <text:p>2,40000000000001</text:p>
          </table:table-cell>
          <table:table-cell table:style-name="ce29" table:formula="of:=(EXP(-(([.A49]-M)^2)/(2*Sigma^2)))/(Sigma*(2*PI())^0.5)" office:value-type="float" office:value="0.0223945302948424" calcext:value-type="float">
            <text:p><text:s/>0,02239453 <text:s text:c="5"/></text:p>
          </table:table-cell>
          <table:table-cell table:style-name="ce29" table:formula="of:=(EXP(-([.A49]^2)/2))/((2*PI())^0.5)" office:value-type="float" office:value="0.0223945302948424" calcext:value-type="float">
            <text:p><text:s/>0,02239453 <text:s text:c="5"/></text:p>
          </table:table-cell>
          <table:table-cell table:style-name="ce2" table:formula="of:=NORMDIST([.A49];M;Sigma;1)" office:value-type="float" office:value="0.991802464075404" calcext:value-type="float">
            <text:p>0,991802464075404</text:p>
          </table:table-cell>
          <table:table-cell table:style-name="ce2" table:formula="of:=LEGACY.NORMSDIST([.A49])" office:value-type="float" office:value="0.991802464075404" calcext:value-type="float">
            <text:p>0,991802464075404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2.60000000000001" calcext:value-type="float">
            <text:p>2,60000000000001</text:p>
          </table:table-cell>
          <table:table-cell table:style-name="ce29" table:formula="of:=(EXP(-(([.A50]-M)^2)/(2*Sigma^2)))/(Sigma*(2*PI())^0.5)" office:value-type="float" office:value="0.0135829692336853" calcext:value-type="float">
            <text:p><text:s/>0,01358297 <text:s text:c="5"/></text:p>
          </table:table-cell>
          <table:table-cell table:style-name="ce29" table:formula="of:=(EXP(-([.A50]^2)/2))/((2*PI())^0.5)" office:value-type="float" office:value="0.0135829692336853" calcext:value-type="float">
            <text:p><text:s/>0,01358297 <text:s text:c="5"/></text:p>
          </table:table-cell>
          <table:table-cell table:style-name="ce2" table:formula="of:=NORMDIST([.A50];M;Sigma;1)" office:value-type="float" office:value="0.995338811976281" calcext:value-type="float">
            <text:p>0,995338811976281</text:p>
          </table:table-cell>
          <table:table-cell table:style-name="ce2" table:formula="of:=LEGACY.NORMSDIST([.A50])" office:value-type="float" office:value="0.995338811976281" calcext:value-type="float">
            <text:p>0,995338811976281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2.80000000000001" calcext:value-type="float">
            <text:p>2,80000000000001</text:p>
          </table:table-cell>
          <table:table-cell table:style-name="ce29" table:formula="of:=(EXP(-(([.A51]-M)^2)/(2*Sigma^2)))/(Sigma*(2*PI())^0.5)" office:value-type="float" office:value="0.00791545158297974" calcext:value-type="float">
            <text:p><text:s/>0,00791545 <text:s text:c="5"/></text:p>
          </table:table-cell>
          <table:table-cell table:style-name="ce29" table:formula="of:=(EXP(-([.A51]^2)/2))/((2*PI())^0.5)" office:value-type="float" office:value="0.00791545158297974" calcext:value-type="float">
            <text:p><text:s/>0,00791545 <text:s text:c="5"/></text:p>
          </table:table-cell>
          <table:table-cell table:style-name="ce2" table:formula="of:=NORMDIST([.A51];M;Sigma;1)" office:value-type="float" office:value="0.997444869669572" calcext:value-type="float">
            <text:p>0,997444869669572</text:p>
          </table:table-cell>
          <table:table-cell table:style-name="ce2" table:formula="of:=LEGACY.NORMSDIST([.A51])" office:value-type="float" office:value="0.997444869669572" calcext:value-type="float">
            <text:p>0,997444869669572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3.00000000000001" calcext:value-type="float">
            <text:p>3,00000000000001</text:p>
          </table:table-cell>
          <table:table-cell table:style-name="ce29" table:formula="of:=(EXP(-(([.A52]-M)^2)/(2*Sigma^2)))/(Sigma*(2*PI())^0.5)" office:value-type="float" office:value="0.00443184841193787" calcext:value-type="float">
            <text:p><text:s/>0,00443185 <text:s text:c="5"/></text:p>
          </table:table-cell>
          <table:table-cell table:style-name="ce29" table:formula="of:=(EXP(-([.A52]^2)/2))/((2*PI())^0.5)" office:value-type="float" office:value="0.00443184841193787" calcext:value-type="float">
            <text:p><text:s/>0,00443185 <text:s text:c="5"/></text:p>
          </table:table-cell>
          <table:table-cell table:style-name="ce2" table:formula="of:=NORMDIST([.A52];M;Sigma;1)" office:value-type="float" office:value="0.99865010196837" calcext:value-type="float">
            <text:p>0,99865010196837</text:p>
          </table:table-cell>
          <table:table-cell table:style-name="ce2" table:formula="of:=LEGACY.NORMSDIST([.A52])" office:value-type="float" office:value="0.99865010196837" calcext:value-type="float">
            <text:p>0,99865010196837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3.20000000000001" calcext:value-type="float">
            <text:p>3,20000000000001</text:p>
          </table:table-cell>
          <table:table-cell table:style-name="ce29" table:formula="of:=(EXP(-(([.A53]-M)^2)/(2*Sigma^2)))/(Sigma*(2*PI())^0.5)" office:value-type="float" office:value="0.00238408820146477" calcext:value-type="float">
            <text:p><text:s/>0,00238409 <text:s text:c="5"/></text:p>
          </table:table-cell>
          <table:table-cell table:style-name="ce29" table:formula="of:=(EXP(-([.A53]^2)/2))/((2*PI())^0.5)" office:value-type="float" office:value="0.00238408820146477" calcext:value-type="float">
            <text:p><text:s/>0,00238409 <text:s text:c="5"/></text:p>
          </table:table-cell>
          <table:table-cell table:style-name="ce2" table:formula="of:=NORMDIST([.A53];M;Sigma;1)" office:value-type="float" office:value="0.999312862062084" calcext:value-type="float">
            <text:p>0,999312862062084</text:p>
          </table:table-cell>
          <table:table-cell table:style-name="ce2" table:formula="of:=LEGACY.NORMSDIST([.A53])" office:value-type="float" office:value="0.999312862062084" calcext:value-type="float">
            <text:p>0,999312862062084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3.40000000000001" calcext:value-type="float">
            <text:p>3,40000000000001</text:p>
          </table:table-cell>
          <table:table-cell table:style-name="ce29" table:formula="of:=(EXP(-(([.A54]-M)^2)/(2*Sigma^2)))/(Sigma*(2*PI())^0.5)" office:value-type="float" office:value="0.00123221916847298" calcext:value-type="float">
            <text:p><text:s/>0,00123222 <text:s text:c="5"/></text:p>
          </table:table-cell>
          <table:table-cell table:style-name="ce29" table:formula="of:=(EXP(-([.A54]^2)/2))/((2*PI())^0.5)" office:value-type="float" office:value="0.00123221916847298" calcext:value-type="float">
            <text:p><text:s/>0,00123222 <text:s text:c="5"/></text:p>
          </table:table-cell>
          <table:table-cell table:style-name="ce2" table:formula="of:=NORMDIST([.A54];M;Sigma;1)" office:value-type="float" office:value="0.999663070734323" calcext:value-type="float">
            <text:p>0,999663070734323</text:p>
          </table:table-cell>
          <table:table-cell table:style-name="ce2" table:formula="of:=LEGACY.NORMSDIST([.A54])" office:value-type="float" office:value="0.999663070734323" calcext:value-type="float">
            <text:p>0,999663070734323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3.60000000000001" calcext:value-type="float">
            <text:p>3,60000000000001</text:p>
          </table:table-cell>
          <table:table-cell table:style-name="ce29" table:formula="of:=(EXP(-(([.A55]-M)^2)/(2*Sigma^2)))/(Sigma*(2*PI())^0.5)" office:value-type="float" office:value="0.000611901930113751" calcext:value-type="float">
            <text:p><text:s/>0,00061190 <text:s text:c="5"/></text:p>
          </table:table-cell>
          <table:table-cell table:style-name="ce29" table:formula="of:=(EXP(-([.A55]^2)/2))/((2*PI())^0.5)" office:value-type="float" office:value="0.000611901930113751" calcext:value-type="float">
            <text:p><text:s/>0,00061190 <text:s text:c="5"/></text:p>
          </table:table-cell>
          <table:table-cell table:style-name="ce2" table:formula="of:=NORMDIST([.A55];M;Sigma;1)" office:value-type="float" office:value="0.999840891409842" calcext:value-type="float">
            <text:p>0,999840891409842</text:p>
          </table:table-cell>
          <table:table-cell table:style-name="ce2" table:formula="of:=LEGACY.NORMSDIST([.A55])" office:value-type="float" office:value="0.999840891409842" calcext:value-type="float">
            <text:p>0,999840891409842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3.80000000000001" calcext:value-type="float">
            <text:p>3,80000000000001</text:p>
          </table:table-cell>
          <table:table-cell table:style-name="ce29" table:formula="of:=(EXP(-(([.A56]-M)^2)/(2*Sigma^2)))/(Sigma*(2*PI())^0.5)" office:value-type="float" office:value="0.000291946925791449" calcext:value-type="float">
            <text:p><text:s/>0,00029195 <text:s text:c="5"/></text:p>
          </table:table-cell>
          <table:table-cell table:style-name="ce29" table:formula="of:=(EXP(-([.A56]^2)/2))/((2*PI())^0.5)" office:value-type="float" office:value="0.000291946925791449" calcext:value-type="float">
            <text:p><text:s/>0,00029195 <text:s text:c="5"/></text:p>
          </table:table-cell>
          <table:table-cell table:style-name="ce2" table:formula="of:=NORMDIST([.A56];M;Sigma;1)" office:value-type="float" office:value="0.999927651956075" calcext:value-type="float">
            <text:p>0,999927651956075</text:p>
          </table:table-cell>
          <table:table-cell table:style-name="ce2" table:formula="of:=LEGACY.NORMSDIST([.A56])" office:value-type="float" office:value="0.999927651956075" calcext:value-type="float">
            <text:p>0,999927651956075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9" table:formula="of:=(EXP(-(([.A57]-M)^2)/(2*Sigma^2)))/(Sigma*(2*PI())^0.5)" office:value-type="float" office:value="0.000133830225764885" calcext:value-type="float">
            <text:p><text:s/>0,00013383 <text:s text:c="5"/></text:p>
          </table:table-cell>
          <table:table-cell table:style-name="ce29" table:formula="of:=(EXP(-([.A57]^2)/2))/((2*PI())^0.5)" office:value-type="float" office:value="0.000133830225764885" calcext:value-type="float">
            <text:p><text:s/>0,00013383 <text:s text:c="5"/></text:p>
          </table:table-cell>
          <table:table-cell table:style-name="ce2" table:formula="of:=NORMDIST([.A57];M;Sigma;1)" office:value-type="float" office:value="0.999968328758167" calcext:value-type="float">
            <text:p>0,999968328758167</text:p>
          </table:table-cell>
          <table:table-cell table:style-name="ce2" table:formula="of:=LEGACY.NORMSDIST([.A57])" office:value-type="float" office:value="0.999968328758167" calcext:value-type="float">
            <text:p>0,999968328758167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4.2" calcext:value-type="float">
            <text:p>4,2</text:p>
          </table:table-cell>
          <table:table-cell table:style-name="ce29" table:formula="of:=(EXP(-(([.A58]-M)^2)/(2*Sigma^2)))/(Sigma*(2*PI())^0.5)" office:value-type="float" office:value="0.0000589430677565399" calcext:value-type="float">
            <text:p><text:s/>0,00005894 <text:s text:c="5"/></text:p>
          </table:table-cell>
          <table:table-cell table:style-name="ce29" table:formula="of:=(EXP(-([.A58]^2)/2))/((2*PI())^0.5)" office:value-type="float" office:value="0.0000589430677565399" calcext:value-type="float">
            <text:p><text:s/>0,00005894 <text:s text:c="5"/></text:p>
          </table:table-cell>
          <table:table-cell table:style-name="ce2" table:formula="of:=NORMDIST([.A58];M;Sigma;1)" office:value-type="float" office:value="0.999986654250984" calcext:value-type="float">
            <text:p>0,999986654250984</text:p>
          </table:table-cell>
          <table:table-cell table:style-name="ce2" table:formula="of:=LEGACY.NORMSDIST([.A58])" office:value-type="float" office:value="0.999986654250984" calcext:value-type="float">
            <text:p>0,999986654250984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4.4" calcext:value-type="float">
            <text:p>4,4</text:p>
          </table:table-cell>
          <table:table-cell table:style-name="ce29" table:formula="of:=(EXP(-(([.A59]-M)^2)/(2*Sigma^2)))/(Sigma*(2*PI())^0.5)" office:value-type="float" office:value="0.0000249424712900535" calcext:value-type="float">
            <text:p><text:s/>0,00002494 <text:s text:c="5"/></text:p>
          </table:table-cell>
          <table:table-cell table:style-name="ce29" table:formula="of:=(EXP(-([.A59]^2)/2))/((2*PI())^0.5)" office:value-type="float" office:value="0.0000249424712900535" calcext:value-type="float">
            <text:p><text:s/>0,00002494 <text:s text:c="5"/></text:p>
          </table:table-cell>
          <table:table-cell table:style-name="ce2" table:formula="of:=NORMDIST([.A59];M;Sigma;1)" office:value-type="float" office:value="0.999994587456092" calcext:value-type="float">
            <text:p>0,999994587456092</text:p>
          </table:table-cell>
          <table:table-cell table:style-name="ce2" table:formula="of:=LEGACY.NORMSDIST([.A59])" office:value-type="float" office:value="0.999994587456092" calcext:value-type="float">
            <text:p>0,999994587456092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4.6" calcext:value-type="float">
            <text:p>4,6</text:p>
          </table:table-cell>
          <table:table-cell table:style-name="ce29" table:formula="of:=(EXP(-(([.A60]-M)^2)/(2*Sigma^2)))/(Sigma*(2*PI())^0.5)" office:value-type="float" office:value="0.0000101408520654868" calcext:value-type="float">
            <text:p><text:s/>0,00001014 <text:s text:c="5"/></text:p>
          </table:table-cell>
          <table:table-cell table:style-name="ce29" table:formula="of:=(EXP(-([.A60]^2)/2))/((2*PI())^0.5)" office:value-type="float" office:value="0.0000101408520654868" calcext:value-type="float">
            <text:p><text:s/>0,00001014 <text:s text:c="5"/></text:p>
          </table:table-cell>
          <table:table-cell table:style-name="ce2" table:formula="of:=NORMDIST([.A60];M;Sigma;1)" office:value-type="float" office:value="0.999997887545297" calcext:value-type="float">
            <text:p>0,999997887545297</text:p>
          </table:table-cell>
          <table:table-cell table:style-name="ce2" table:formula="of:=LEGACY.NORMSDIST([.A60])" office:value-type="float" office:value="0.999997887545297" calcext:value-type="float">
            <text:p>0,999997887545297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4.8" calcext:value-type="float">
            <text:p>4,8</text:p>
          </table:table-cell>
          <table:table-cell table:style-name="ce29" table:formula="of:=(EXP(-(([.A61]-M)^2)/(2*Sigma^2)))/(Sigma*(2*PI())^0.5)" office:value-type="float" office:value="0.00000396129909103208" calcext:value-type="float">
            <text:p><text:s/>0,00000396 <text:s text:c="5"/></text:p>
          </table:table-cell>
          <table:table-cell table:style-name="ce29" table:formula="of:=(EXP(-([.A61]^2)/2))/((2*PI())^0.5)" office:value-type="float" office:value="0.00000396129909103208" calcext:value-type="float">
            <text:p><text:s/>0,00000396 <text:s text:c="5"/></text:p>
          </table:table-cell>
          <table:table-cell table:style-name="ce2" table:formula="of:=NORMDIST([.A61];M;Sigma;1)" office:value-type="float" office:value="0.999999206671848" calcext:value-type="float">
            <text:p>0,999999206671848</text:p>
          </table:table-cell>
          <table:table-cell table:style-name="ce2" table:formula="of:=LEGACY.NORMSDIST([.A61])" office:value-type="float" office:value="0.999999206671848" calcext:value-type="float">
            <text:p>0,999999206671848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9" table:formula="of:=(EXP(-(([.A62]-M)^2)/(2*Sigma^2)))/(Sigma*(2*PI())^0.5)" office:value-type="float" office:value="0.0000014867195147343" calcext:value-type="float">
            <text:p><text:s/>0,00000149 <text:s text:c="5"/></text:p>
          </table:table-cell>
          <table:table-cell table:style-name="ce29" table:formula="of:=(EXP(-([.A62]^2)/2))/((2*PI())^0.5)" office:value-type="float" office:value="0.0000014867195147343" calcext:value-type="float">
            <text:p><text:s/>0,00000149 <text:s text:c="5"/></text:p>
          </table:table-cell>
          <table:table-cell table:style-name="ce2" table:formula="of:=NORMDIST([.A62];M;Sigma;1)" office:value-type="float" office:value="0.999999713348428" calcext:value-type="float">
            <text:p>0,999999713348428</text:p>
          </table:table-cell>
          <table:table-cell table:style-name="ce2" table:formula="of:=LEGACY.NORMSDIST([.A62])" office:value-type="float" office:value="0.999999713348428" calcext:value-type="float">
            <text:p>0,999999713348428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5.2" calcext:value-type="float">
            <text:p>5,2</text:p>
          </table:table-cell>
          <table:table-cell table:style-name="ce29" table:formula="of:=(EXP(-(([.A63]-M)^2)/(2*Sigma^2)))/(Sigma*(2*PI())^0.5)" office:value-type="float" office:value="0.000000536103534469761" calcext:value-type="float">
            <text:p><text:s/>0,00000054 <text:s text:c="5"/></text:p>
          </table:table-cell>
          <table:table-cell table:style-name="ce29" table:formula="of:=(EXP(-([.A63]^2)/2))/((2*PI())^0.5)" office:value-type="float" office:value="0.000000536103534469761" calcext:value-type="float">
            <text:p><text:s/>0,00000054 <text:s text:c="5"/></text:p>
          </table:table-cell>
          <table:table-cell table:style-name="ce2" table:formula="of:=NORMDIST([.A63];M;Sigma;1)" office:value-type="float" office:value="0.999999900355737" calcext:value-type="float">
            <text:p>0,999999900355737</text:p>
          </table:table-cell>
          <table:table-cell table:style-name="ce2" table:formula="of:=LEGACY.NORMSDIST([.A63])" office:value-type="float" office:value="0.999999900355737" calcext:value-type="float">
            <text:p>0,999999900355737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5.4" calcext:value-type="float">
            <text:p>5,4</text:p>
          </table:table-cell>
          <table:table-cell table:style-name="ce29" table:formula="of:=(EXP(-(([.A64]-M)^2)/(2*Sigma^2)))/(Sigma*(2*PI())^0.5)" office:value-type="float" office:value="0.000000185736184455529" calcext:value-type="float">
            <text:p><text:s/>0,00000019 <text:s text:c="5"/></text:p>
          </table:table-cell>
          <table:table-cell table:style-name="ce29" table:formula="of:=(EXP(-([.A64]^2)/2))/((2*PI())^0.5)" office:value-type="float" office:value="0.000000185736184455529" calcext:value-type="float">
            <text:p><text:s/>0,00000019 <text:s text:c="5"/></text:p>
          </table:table-cell>
          <table:table-cell table:style-name="ce2" table:formula="of:=NORMDIST([.A64];M;Sigma;1)" office:value-type="float" office:value="0.999999966679551" calcext:value-type="float">
            <text:p>0,999999966679551</text:p>
          </table:table-cell>
          <table:table-cell table:style-name="ce2" table:formula="of:=LEGACY.NORMSDIST([.A64])" office:value-type="float" office:value="0.999999966679551" calcext:value-type="float">
            <text:p>0,999999966679551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5.6" calcext:value-type="float">
            <text:p>5,6</text:p>
          </table:table-cell>
          <table:table-cell table:style-name="ce29" table:formula="of:=(EXP(-(([.A65]-M)^2)/(2*Sigma^2)))/(Sigma*(2*PI())^0.5)" office:value-type="float" office:value="0.0000000618262050016586" calcext:value-type="float">
            <text:p><text:s/>0,00000006 <text:s text:c="5"/></text:p>
          </table:table-cell>
          <table:table-cell table:style-name="ce29" table:formula="of:=(EXP(-([.A65]^2)/2))/((2*PI())^0.5)" office:value-type="float" office:value="0.0000000618262050016586" calcext:value-type="float">
            <text:p><text:s/>0,00000006 <text:s text:c="5"/></text:p>
          </table:table-cell>
          <table:table-cell table:style-name="ce2" table:formula="of:=NORMDIST([.A65];M;Sigma;1)" office:value-type="float" office:value="0.99999998928241" calcext:value-type="float">
            <text:p>0,99999998928241</text:p>
          </table:table-cell>
          <table:table-cell table:style-name="ce2" table:formula="of:=LEGACY.NORMSDIST([.A65])" office:value-type="float" office:value="0.99999998928241" calcext:value-type="float">
            <text:p>0,99999998928241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5.8" calcext:value-type="float">
            <text:p>5,8</text:p>
          </table:table-cell>
          <table:table-cell table:style-name="ce29" table:formula="of:=(EXP(-(([.A66]-M)^2)/(2*Sigma^2)))/(Sigma*(2*PI())^0.5)" office:value-type="float" office:value="0.0000000197731964062447" calcext:value-type="float">
            <text:p><text:s/>0,00000002 <text:s text:c="5"/></text:p>
          </table:table-cell>
          <table:table-cell table:style-name="ce29" table:formula="of:=(EXP(-([.A66]^2)/2))/((2*PI())^0.5)" office:value-type="float" office:value="0.0000000197731964062447" calcext:value-type="float">
            <text:p><text:s/>0,00000002 <text:s text:c="5"/></text:p>
          </table:table-cell>
          <table:table-cell table:style-name="ce2" table:formula="of:=NORMDIST([.A66];M;Sigma;1)" office:value-type="float" office:value="0.999999996684254" calcext:value-type="float">
            <text:p>0,999999996684254</text:p>
          </table:table-cell>
          <table:table-cell table:style-name="ce2" table:formula="of:=LEGACY.NORMSDIST([.A66])" office:value-type="float" office:value="0.999999996684254" calcext:value-type="float">
            <text:p>0,999999996684254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9" table:formula="of:=(EXP(-(([.A67]-M)^2)/(2*Sigma^2)))/(Sigma*(2*PI())^0.5)" office:value-type="float" office:value="0.00000000607588284982329" calcext:value-type="float">
            <text:p><text:s/>0,00000001 <text:s text:c="5"/></text:p>
          </table:table-cell>
          <table:table-cell table:style-name="ce29" table:formula="of:=(EXP(-([.A67]^2)/2))/((2*PI())^0.5)" office:value-type="float" office:value="0.00000000607588284982329" calcext:value-type="float">
            <text:p><text:s/>0,00000001 <text:s text:c="5"/></text:p>
          </table:table-cell>
          <table:table-cell table:style-name="ce2" table:formula="of:=NORMDIST([.A67];M;Sigma;1)" office:value-type="float" office:value="0.999999999013412" calcext:value-type="float">
            <text:p>0,999999999013412</text:p>
          </table:table-cell>
          <table:table-cell table:style-name="ce2" table:formula="of:=LEGACY.NORMSDIST([.A67])" office:value-type="float" office:value="0.999999999013412" calcext:value-type="float">
            <text:p>0,999999999013412</text:p>
          </table:table-cell>
          <table:table-cell table:style-name="ce2" table:number-columns-repeated="4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>
          <table:table-cell table:style-name="ce22"/>
          <table:table-cell table:style-name="ce4" table:number-columns-repeated="8"/>
          <table:table-cell table:style-name="ce50" table:number-columns-repeated="2"/>
          <table:table-cell table:style-name="ce9" table:number-columns-repeated="3"/>
          <table:table-cell table:number-columns-repeated="1010"/>
        </table:table-row>
        <table:table-row table:style-name="ro2" table:number-rows-repeated="5">
          <table:table-cell table:style-name="ce22"/>
          <table:table-cell table:style-name="ce4" table:number-columns-repeated="10"/>
          <table:table-cell table:number-columns-repeated="1013"/>
        </table:table-row>
        <table:table-row table:style-name="ro2">
          <table:table-cell table:style-name="ce23"/>
          <table:table-cell table:style-name="ce4" table:number-columns-repeated="8"/>
          <table:table-cell table:style-name="ce23"/>
          <table:table-cell table:style-name="ce4"/>
          <table:table-cell table:number-columns-repeated="1013"/>
        </table:table-row>
        <table:table-row table:style-name="ro2" table:number-rows-repeated="96">
          <table:table-cell table:style-name="ce23"/>
          <table:table-cell table:style-name="ce4" table:number-columns-repeated="8"/>
          <table:table-cell table:style-name="ce23"/>
          <table:table-cell table:style-name="ce4"/>
          <table:table-cell table:number-columns-repeated="1013"/>
        </table:table-row>
        <table:table-row table:style-name="ro2" table:number-rows-repeated="593">
          <table:table-cell/>
          <table:table-cell table:style-name="ce5" table:number-columns-repeated="8"/>
          <table:table-cell/>
          <table:table-cell table:style-name="ce5"/>
          <table:table-cell table:number-columns-repeated="1013"/>
        </table:table-row>
        <table:table-row table:style-name="ro2" table:number-rows-repeated="104781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M" table:base-cell-address="$Wykresy.$A$1" table:cell-range-address="$Standaryzacja.$C$3"/>
          <table:named-expression table:name="MAX" table:base-cell-address="$Wykresy.$A$1" table:expression="[1]wykresy!#ref!"/>
          <table:named-expression table:name="MIN" table:base-cell-address="$Wykresy.$A$1" table:expression="[1]wykresy!#ref!"/>
          <table:named-expression table:name="Odch_st" table:base-cell-address="$Wykresy.$A$1" table:expression="[1]wykresy!#ref!"/>
          <table:named-range table:name="pi" table:base-cell-address="$Wykresy.$A$1" table:cell-range-address="$Standaryzacja.$A$4"/>
          <table:named-range table:name="s" table:base-cell-address="$Wykresy.$A$1" table:cell-range-address="$Standaryzacja.$C$4"/>
          <table:named-range table:name="Sigma" table:base-cell-address="$Wykresy.$A$1" table:cell-range-address="$Standaryzacja.$C$4"/>
          <table:named-expression table:name="Sred" table:base-cell-address="$Wykresy.$A$1" table:expression="[1]wykresy!#ref!"/>
          <table:named-range table:name="x" table:base-cell-address="$Wykresy.$A$1" table:cell-range-address="$Standaryzacja.$F$3"/>
        </table:named-expressions>
      </table:table>
      <table:table table:name="Rozkład normalny" table:style-name="ta3">
        <table:table-column table:style-name="co20" table:default-cell-style-name="Default"/>
        <table:table-column table:style-name="co2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016" table:default-cell-style-name="Default"/>
        <table:table-row table:style-name="ro2">
          <table:table-cell table:style-name="ce52" office:value-type="string" calcext:value-type="string">
            <text:p>liczba sztuk </text:p>
          </table:table-cell>
          <table:table-cell table:style-name="ce55" office:value-type="float" office:value="200" calcext:value-type="float">
            <text:p>200</text:p>
          </table:table-cell>
          <table:table-cell table:style-name="ce54"/>
          <table:table-cell table:style-name="ce54" office:value-type="string" calcext:value-type="string">
            <text:p>Urządzenie porcjujące czekoladę robi 200 czekolad dziennie.</text:p>
          </table:table-cell>
          <table:table-cell table:style-name="ce54" table:number-columns-repeated="5"/>
          <table:table-cell table:number-columns-repeated="1015"/>
        </table:table-row>
        <table:table-row table:style-name="ro2">
          <table:table-cell table:style-name="ce52" office:value-type="string" calcext:value-type="string">
            <text:p>średnia</text:p>
          </table:table-cell>
          <table:table-cell table:style-name="ce55"/>
          <table:table-cell table:style-name="ce54"/>
          <table:table-cell table:style-name="ce54" office:value-type="string" calcext:value-type="string">
            <text:p>Średnia waga czekolady wynosi 100g.</text:p>
          </table:table-cell>
          <table:table-cell table:style-name="ce54" table:number-columns-repeated="5"/>
          <table:table-cell table:number-columns-repeated="1015"/>
        </table:table-row>
        <table:table-row table:style-name="ro2">
          <table:table-cell table:style-name="ce52" office:value-type="string" calcext:value-type="string">
            <text:p>odchylenie</text:p>
          </table:table-cell>
          <table:table-cell table:style-name="ce55"/>
          <table:table-cell table:style-name="ce54"/>
          <table:table-cell table:style-name="ce62" office:value-type="string" calcext:value-type="string">
            <text:p>ROZKŁAD WAGI JEST NORMALNY </text:p>
          </table:table-cell>
          <table:table-cell table:style-name="ce54" table:number-columns-repeated="5"/>
          <table:table-cell table:number-columns-repeated="1015"/>
        </table:table-row>
        <table:table-row table:style-name="ro2">
          <table:table-cell table:style-name="ce52"/>
          <table:table-cell table:style-name="ce55"/>
          <table:table-cell table:style-name="ce54"/>
          <table:table-cell table:style-name="ce62" office:value-type="string" calcext:value-type="string">
            <text:p>Z OCHYLENIEM STANDARDOWYM 0,08</text:p>
          </table:table-cell>
          <table:table-cell table:style-name="ce54" table:number-columns-repeated="5"/>
          <table:table-cell table:number-columns-repeated="1015"/>
        </table:table-row>
        <table:table-row table:style-name="ro2">
          <table:table-cell table:style-name="ce52" office:value-type="string" calcext:value-type="string">
            <text:p>wartość graniczna</text:p>
          </table:table-cell>
          <table:table-cell table:style-name="ce55"/>
          <table:table-cell table:style-name="ce54"/>
          <table:table-cell table:style-name="ce54" office:value-type="string" calcext:value-type="string">
            <text:p>Norma dopuszcza odchylenie od wagi wzorcowej o</text:p>
          </table:table-cell>
          <table:table-cell table:style-name="ce54" table:number-columns-repeated="5"/>
          <table:table-cell table:number-columns-repeated="1015"/>
        </table:table-row>
        <table:table-row table:style-name="ro2">
          <table:table-cell table:style-name="ce52" office:value-type="string" calcext:value-type="string">
            <text:p>dolna</text:p>
          </table:table-cell>
          <table:table-cell table:style-name="ce55"/>
          <table:table-cell table:style-name="ce54"/>
          <table:table-cell table:style-name="ce54" office:value-type="string" calcext:value-type="string">
            <text:p>2% w kierunku ujemnym i dodatnim.</text:p>
          </table:table-cell>
          <table:table-cell table:style-name="ce54" table:number-columns-repeated="5"/>
          <table:table-cell table:number-columns-repeated="1015"/>
        </table:table-row>
        <table:table-row table:style-name="ro2">
          <table:table-cell table:style-name="ce53" office:value-type="string" calcext:value-type="string">
            <text:p>górna</text:p>
          </table:table-cell>
          <table:table-cell table:style-name="ce56"/>
          <table:table-cell table:style-name="ce54" table:number-columns-repeated="7"/>
          <table:table-cell table:number-columns-repeated="1015"/>
        </table:table-row>
        <table:table-row table:style-name="ro2">
          <table:table-cell table:style-name="ce52"/>
          <table:table-cell table:style-name="ce57" office:value-type="string" calcext:value-type="string">
            <text:p>Prawdopodobieństwo</text:p>
          </table:table-cell>
          <table:table-cell table:style-name="ce60" office:value-type="string" calcext:value-type="string">
            <text:p>Liczebność</text:p>
          </table:table-cell>
          <table:table-cell table:style-name="ce52" office:value-type="string" calcext:value-type="string">
            <text:p>Wartości x</text:p>
          </table:table-cell>
          <table:table-cell table:style-name="ce54" table:number-columns-repeated="5"/>
          <table:table-cell table:number-columns-repeated="1015"/>
        </table:table-row>
        <table:table-row table:style-name="ro2">
          <table:table-cell table:style-name="ce52" office:value-type="string" calcext:value-type="string">
            <text:p>waga &lt;98</text:p>
          </table:table-cell>
          <table:table-cell table:style-name="ce58"/>
          <table:table-cell table:style-name="ce61"/>
          <table:table-cell table:style-name="ce63"/>
          <table:table-cell table:style-name="ce54"/>
          <table:table-cell table:style-name="ce62" office:value-type="string" calcext:value-type="string">
            <text:p>Ile czekolad ma złą wagę?</text:p>
          </table:table-cell>
          <table:table-cell table:style-name="ce54" table:number-columns-repeated="3"/>
          <table:table-cell table:number-columns-repeated="1015"/>
        </table:table-row>
        <table:table-row table:style-name="ro2">
          <table:table-cell table:style-name="ce52" office:value-type="string" calcext:value-type="string">
            <text:p>waga&gt;102</text:p>
          </table:table-cell>
          <table:table-cell table:style-name="ce58"/>
          <table:table-cell table:style-name="ce61"/>
          <table:table-cell table:style-name="ce63"/>
          <table:table-cell table:style-name="ce54" table:number-columns-repeated="5"/>
          <table:table-cell table:number-columns-repeated="1015"/>
        </table:table-row>
        <table:table-row table:style-name="ro2">
          <table:table-cell table:style-name="ce52"/>
          <table:table-cell table:style-name="ce58"/>
          <table:table-cell table:style-name="ce61"/>
          <table:table-cell table:style-name="ce64" office:value-type="string" office:string-value="Lewy" calcext:value-type="string">
            <text:p><text:s/>Lewy </text:p>
          </table:table-cell>
          <table:table-cell table:style-name="ce55" office:value-type="string" calcext:value-type="string">
            <text:p>Prawy</text:p>
          </table:table-cell>
          <table:table-cell table:style-name="ce54" table:number-columns-repeated="4"/>
          <table:table-cell table:number-columns-repeated="1015"/>
        </table:table-row>
        <table:table-row table:style-name="ro2">
          <table:table-cell table:style-name="ce52" office:value-type="string" calcext:value-type="string">
            <text:p>waga &lt;98 lub &gt;102</text:p>
          </table:table-cell>
          <table:table-cell table:style-name="ce59"/>
          <table:table-cell table:style-name="ce61"/>
          <table:table-cell table:style-name="ce64" table:number-columns-repeated="2"/>
          <table:table-cell table:style-name="ce54" table:number-columns-repeated="4"/>
          <table:table-cell table:number-columns-repeated="1015"/>
        </table:table-row>
        <table:table-row table:style-name="ro2">
          <table:table-cell table:style-name="ce52" office:value-type="string" calcext:value-type="string">
            <text:p>waga między 98 i 102</text:p>
          </table:table-cell>
          <table:table-cell table:style-name="ce59"/>
          <table:table-cell table:style-name="ce61"/>
          <table:table-cell table:style-name="ce64" table:number-columns-repeated="2"/>
          <table:table-cell table:style-name="ce62" office:value-type="string" calcext:value-type="string">
            <text:p>Ile czekolad ma dobrą wagę?</text:p>
          </table:table-cell>
          <table:table-cell table:style-name="ce54" table:number-columns-repeated="3"/>
          <table:table-cell table:number-columns-repeated="1015"/>
        </table:table-row>
        <table:table-row table:style-name="ro2">
          <table:table-cell table:style-name="ce54" table:number-columns-repeated="9"/>
          <table:table-cell table:number-columns-repeated="1015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MAX" table:base-cell-address="$Wykresy.$A$1" table:expression="[1]wykresy!#ref!"/>
          <table:named-expression table:name="MIN" table:base-cell-address="$Wykresy.$A$1" table:expression="[1]wykresy!#ref!"/>
          <table:named-expression table:name="Odch_st" table:base-cell-address="$Wykresy.$A$1" table:expression="[1]wykresy!#ref!"/>
          <table:named-expression table:name="Sred" table:base-cell-address="$Wykresy.$A$1" table:expression="[1]wykresy!#ref!"/>
        </table:named-expressions>
      </table:table>
      <table:table table:name="przedziały" table:style-name="ta4">
        <office:forms form:automatic-focus="false" form:apply-design-mode="false"/>
        <table:table-column table:style-name="co2" table:number-columns-repeated="1024" table:default-cell-style-name="Default"/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Zmienna losowa Z</text:p>
          </table:table-cell>
          <table:table-cell/>
          <table:table-cell office:value-type="string" calcext:value-type="string">
            <text:p>N(0,1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(-1&lt;z&lt;1)</text:p>
          </table:table-cell>
          <table:table-cell table:number-columns-repeated="2"/>
          <table:table-cell office:value-type="string" calcext:value-type="string">
            <text:p>P(z&lt;1)</text:p>
          </table:table-cell>
          <table:table-cell office:value-type="string" calcext:value-type="string">
            <text:p><text:s/>=Rozkład.Normalny.S(1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(-2&lt;z&lt;2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(-3&lt;z&lt;3)</text:p>
          </table:table-cell>
          <table:table-cell table:number-columns-repeated="102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M" table:base-cell-address="$Wykresy.$A$1" table:expression="['file:///Ksiki/Metody_statystyczne_w%20Excelu/Dyskietka/Przyk%C5%82ady%20rozwi%C4%85zane/03_Normalny.xls'#$Standaryzacja.$C$3]"/>
        <table:named-expression table:name="MAX" table:base-cell-address="$Wykresy.$A$1" table:expression="wykresy!#ref!"/>
        <table:named-expression table:name="MIN" table:base-cell-address="$Wykresy.$A$1" table:expression="wykresy!#ref!"/>
        <table:named-expression table:name="Odchylenie" table:base-cell-address="$Wykresy.$A$1" table:expression="#REF!"/>
        <table:named-expression table:name="Odch_st" table:base-cell-address="$Wykresy.$A$1" table:expression="wykresy!#ref!"/>
        <table:named-expression table:name="pi" table:base-cell-address="$Wykresy.$A$1" table:expression="['file:///Ksiki/Metody_statystyczne_w%20Excelu/Dyskietka/Przyk%C5%82ady%20rozwi%C4%85zane/03_Normalny.xls'#$Standaryzacja.$A$4]"/>
        <table:named-expression table:name="s" table:base-cell-address="$Wykresy.$A$1" table:expression="['file:///Ksiki/Metody_statystyczne_w%20Excelu/Dyskietka/Przyk%C5%82ady%20rozwi%C4%85zane/03_Normalny.xls'#$Standaryzacja.$C$4]"/>
        <table:named-expression table:name="Sigma" table:base-cell-address="$Wykresy.$A$1" table:expression="['file:///Ksiki/Metody_statystyczne_w%20Excelu/Dyskietka/Przyk%C5%82ady%20rozwi%C4%85zane/03_Normalny.xls'#$Standaryzacja.$C$4]"/>
        <table:named-expression table:name="Sred" table:base-cell-address="$Wykresy.$A$1" table:expression="wykresy!#ref!"/>
        <table:named-expression table:name="x" table:base-cell-address="$Wykresy.$A$1" table:expression="['file:///Ksiki/Metody_statystyczne_w%20Excelu/Dyskietka/Przyk%C5%82ady%20rozwi%C4%85zane/03_Normalny.xls'#$Standaryzacja.$F$3]"/>
        <table:named-expression table:name="Średnia" table:base-cell-address="$Wykresy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/>
    <style:font-face style:name="Arial CE2" svg:font-family="'Arial CE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P0" style:volatile="true">
      <loext:text> </loext:text>
      <loext:fill-character> </loext:fill-character>
      <number:number number:decimal-places="8" loext:min-decimal-places="8" number:min-integer-digits="1" number:grouping="true"/>
      <number:text>      </number:text>
    </number:number-style>
    <number:number-style style:name="N116P1" style:volatile="true">
      <loext:text>-</loext:text>
      <loext:fill-character> </loext:fill-character>
      <number:number number:decimal-places="8" loext:min-decimal-places="8" number:min-integer-digits="1" number:grouping="true"/>
      <number:text>     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9" loext:min-decimal-places="9" number:min-integer-digits="1"/>
    </number:number-style>
    <number:number-style style:name="N118P0" style:volatile="true">
      <loext:text> </loext:text>
      <loext:fill-character> </loext:fill-character>
      <number:number number:decimal-places="8" loext:min-decimal-places="8" number:min-integer-digits="1">
        <number:embedded-text number:position="3"> </number:embedded-text>
      </number:number>
      <number:text>      </number:text>
    </number:number-style>
    <number:number-style style:name="N118P1" style:volatile="true">
      <loext:text>-</loext:text>
      <loext:fill-character> </loext:fill-character>
      <number:number number:decimal-places="8" loext:min-decimal-places="8" number:min-integer-digits="1">
        <number:embedded-text number:position="3"> </number:embedded-text>
      </number:number>
      <number:text>     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0108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7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7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8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2" style:volatile="true" number:language="pl" number:country="PL">
      <loext:text> </loext:text>
      <loext:fill-character> </loext:fill-character>
      <number:text>-     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2" style:volatile="true" number:language="pl" number:country="PL">
      <loext:text> </loext:text>
      <loext:fill-character> </loext:fill-character>
      <number:text>- zł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24" number:language="pl" number:country="P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 CE" fo:font-family="'Arial CE'" style:font-name-asian="Noto Sans CJK SC" style:font-family-asian="'Noto Sans CJK SC'" style:font-family-generic-asian="system" style:font-pitch-asian="variable" style:font-name-complex="Arial CE" style:font-family-complex="'Arial CE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2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2.7mm" fo:margin-bottom="12.7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12.7mm" fo:margin-left="0mm" fo:margin-right="0mm" fo:margin-bottom="9.17mm"/>
      </style:header-style>
      <style:footer-style>
        <style:header-footer-properties fo:min-height="12.7mm" fo:margin-left="0mm" fo:margin-right="0mm" fo:margin-top="9.1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2" fo:font-size="10pt" fo:font-style="normal" fo:text-shadow="none" style:text-underline-style="none" fo:font-weight="normal" style:font-size-asian="10pt" style:font-style-asian="normal" style:font-weight-asian="normal" style:font-name-complex="Arial CE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ozkład_20_normalny" style:display-name="PageStyle_Rozkład normal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ndaryzacja" style:display-name="PageStyle_Standaryzacj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zedziały" style:display-name="PageStyle_przedział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ykresy" style:display-name="PageStyle_Wykresy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narska Agnieszka</meta:initial-creator>
    <dc:creator>M.Paszkiewicz</dc:creator>
    <meta:creation-date>2005-03-17T16:07:11</meta:creation-date>
    <dc:date>2020-01-20T08:33:07</dc:date>
    <meta:generator>LibreOffice/6.0.7.3$Linux_X86_64 LibreOffice_project/00m0$Build-3</meta:generator>
    <meta:document-statistic meta:table-count="4" meta:cell-count="1018" meta:object-count="4"/>
    <meta:user-defined meta:name="AppVersion">16.0300</meta:user-defined>
    <meta:user-defined meta:name="Company">S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chart-properties style:rotation-angle="0"/>
      <style:graphic-properties svg:stroke-width="0.071cm"/>
      <style:text-properties fo:color="#000000" style:text-position="0% 100%" fo:font-family="'Arial CE'" fo:font-size="10pt" fo:font-weight="bold" style:font-family-asian="'Arial CE'" style:font-size-asian="10pt" style:font-weight-asian="bold" style:font-family-complex="'Arial CE'" style:font-size-complex="10pt" style:font-weight-complex="bold"/>
    </style:style>
    <style:style style:name="ch3" style:family="chart">
      <style:graphic-properties svg:stroke-width="0.009cm" draw:fill="solid" draw:fill-color="#ffffff"/>
      <style:text-properties fo:color="#000000" style:text-position="0% 100%" fo:font-family="'Arial CE'" fo:font-size="7.34999990463257pt" style:font-family-asian="'Arial CE'" style:font-size-asian="7.34999990463257pt" style:font-family-complex="'Arial CE'" style:font-size-complex="7.34999990463257pt"/>
    </style:style>
    <style:style style:name="ch4" style:family="chart">
      <style:chart-properties chart:interpolation="cubic-spline"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5"/>
      <style:graphic-properties svg:stroke-width="0.009cm"/>
      <style:text-properties fo:color="#000000" style:text-position="0% 100%" fo:font-family="'Arial CE'" fo:font-size="10pt" style:font-family-asian="'Arial CE'" style:font-size-asian="10pt" style:font-family-complex="'Arial CE'" style:font-size-complex="10pt"/>
    </style:style>
    <style:style style:name="ch6" style:family="chart" style:data-style-name="N0">
      <style:chart-properties chart:display-label="true" chart:logarithmic="false" chart:minimum="-1" chart:maximum="1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'Arial CE'" fo:font-size="10pt" style:font-family-asian="'Arial CE'" style:font-size-asian="10pt" style:font-family-complex="'Arial CE'" style:font-size-complex="10pt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35cm" svg:stroke-color="#000080" draw:fill-color="#000080"/>
      <style:text-properties fo:color="#000000" style:text-position="0% 100%" fo:font-family="'Arial CE'" fo:font-size="15pt" style:font-family-asian="'Arial CE'" style:font-size-asian="15pt" style:font-family-complex="'Arial CE'" style:font-size-complex="15pt"/>
    </style:style>
    <style:style style:name="ch8" style:family="chart" style:data-style-name="N0">
      <style:chart-properties chart:symbol-type="named-symbol" chart:symbol-name="arrow-right" chart:symbol-width="0.106cm" chart:symbol-height="0.106cm" chart:link-data-style-to-source="true" chart:label-position="right">
        <chart:label-separator>
          <text:p>; </text:p>
        </chart:label-separator>
      </style:chart-properties>
      <style:graphic-properties svg:stroke-width="0.035cm" svg:stroke-color="#003300" draw:fill-color="#003300"/>
      <style:text-properties fo:color="#000000" style:text-position="0% 100%" fo:font-family="'Arial CE'" fo:font-size="15pt" style:font-family-asian="'Arial CE'" style:font-size-asian="15pt" style:font-family-complex="'Arial CE'" style:font-size-complex="15pt"/>
    </style:style>
    <style:style style:name="ch9" style:family="chart" style:data-style-name="N0">
      <style:chart-properties chart:symbol-type="named-symbol" chart:symbol-name="horizontal-bar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35cm" svg:stroke-color="#800080" draw:fill-color="#800080"/>
      <style:text-properties fo:color="#000000" style:text-position="0% 100%" fo:font-family="'Arial CE'" fo:font-size="15pt" style:font-family-asian="'Arial CE'" style:font-size-asian="15pt" style:font-family-complex="'Arial CE'" style:font-size-complex="15pt"/>
    </style:style>
    <style:style style:name="ch10" style:family="chart">
      <style:graphic-properties draw:stroke="solid" svg:stroke-width="0.035cm" svg:stroke-color="#ffffff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8.661cm" svg:height="6.508cm" xlink:href=".." xlink:type="simple" chart:class="chart:line" chart:style-name="ch1">
        <chart:title svg:x="1.134cm" svg:y="0.185cm" chart:style-name="ch2">
          <text:p>Wykres  gęstosci rozkładu normalnego
odchylenie standardowe=0.5, 1, 2.</text:p>
        </chart:title>
        <chart:legend svg:x="5.146cm" svg:y="4.55cm" style:legend-expansion="custom" chartooo:width="2.878cm" chartooo:height="1.403cm" style:legend-expansion-aspect-ratio="2.05131860299358" chart:style-name="ch3"/>
        <chart:plot-area chart:style-name="ch4" table:cell-range-address="Wykresy.A1:Wykresy.B60 Wykresy.D1:Wykresy.D60 Wykresy.F1:Wykresy.F60" chart:data-source-has-labels="both" svg:x="0.55cm" svg:y="1.6cm" svg:width="7.639cm" svg:height="4.207cm">
          <chartooo:coordinate-region svg:x="1.383cm" svg:y="1.799cm" svg:width="6.806cm" svg:height="3.809cm"/>
          <chart:axis chart:dimension="x" chart:name="primary-x" chart:style-name="ch5" chartooo:axis-type="auto">
            <chartooo:date-scale/>
            <chart:categories table:cell-range-address="Wykresy.A1:Wykresy.A60"/>
          </chart:axis>
          <chart:axis chart:dimension="y" chart:name="primary-y" chart:style-name="ch6"/>
          <chart:series chart:style-name="ch7" chart:values-cell-range-address="Wykresy.B1:Wykresy.B60" loext:label-string="&quot;N(0,1)&quot;" chart:class="chart:line">
            <chart:data-point chart:repeated="60"/>
          </chart:series>
          <chart:series chart:style-name="ch8" chart:values-cell-range-address="Wykresy.D1:Wykresy.D60" loext:label-string="&quot;N(0,  0.5)&quot;" chart:class="chart:line">
            <chart:data-point chart:repeated="60"/>
          </chart:series>
          <chart:series chart:style-name="ch9" chart:values-cell-range-address="Wykresy.F1:Wykresy.F60" loext:label-string="&quot;N(0, 2)&quot;" chart:class="chart:line"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(0,1)</text:p>
              </table:table-cell>
              <table:table-cell office:value-type="string">
                <text:p>N(0,  0.5)</text:p>
              </table:table-cell>
              <table:table-cell office:value-type="string">
                <text:p>N(0, 2)</text:p>
              </table:table-cell>
            </table:table-row>
          </table:table-header-rows>
          <table:table-rows>
            <table:table-row>
              <table:table-cell office:value-type="float" office:value="-6">
                <text:p>-6</text:p>
                <draw:g>
                  <svg:desc>Wykresy.A1:Wykresy.A60</svg:desc>
                </draw:g>
              </table:table-cell>
              <table:table-cell office:value-type="float" office:value="0.00000000607588284982329">
                <text:p>0.00000000607588284982329</text:p>
                <draw:g>
                  <svg:desc>Wykresy.B1:Wykresy.B60</svg:desc>
                </draw:g>
              </table:table-cell>
              <table:table-cell office:value-type="float" office:value="4.29276747132612E-032">
                <text:p>4.29276747132612E-032</text:p>
                <draw:g>
                  <svg:desc>Wykresy.D1:Wykresy.D60</svg:desc>
                </draw:g>
              </table:table-cell>
              <table:table-cell office:value-type="float" office:value="0.002215924205969">
                <text:p>0.002215924205969</text:p>
                <draw:g>
                  <svg:desc>Wykresy.F1:Wykresy.F60</svg:desc>
                </draw:g>
              </table:table-cell>
            </table:table-row>
            <table:table-row>
              <table:table-cell office:value-type="float" office:value="-5.8">
                <text:p>-5.8</text:p>
              </table:table-cell>
              <table:table-cell office:value-type="float" office:value="0.0000000197731964062447">
                <text:p>0.0000000197731964062447</text:p>
              </table:table-cell>
              <table:table-cell office:value-type="float" office:value="4.8151222636786E-030">
                <text:p>4.8151222636786E-030</text:p>
              </table:table-cell>
              <table:table-cell office:value-type="float" office:value="0.00297626620988793">
                <text:p>0.00297626620988793</text:p>
              </table:table-cell>
            </table:table-row>
            <table:table-row>
              <table:table-cell office:value-type="float" office:value="-5.6">
                <text:p>-5.6</text:p>
              </table:table-cell>
              <table:table-cell office:value-type="float" office:value="0.0000000618262050016586">
                <text:p>0.0000000618262050016586</text:p>
              </table:table-cell>
              <table:table-cell office:value-type="float" office:value="4.60246141769631E-028">
                <text:p>4.60246141769631E-028</text:p>
              </table:table-cell>
              <table:table-cell office:value-type="float" office:value="0.00395772579148998">
                <text:p>0.00395772579148998</text:p>
              </table:table-cell>
            </table:table-row>
            <table:table-row>
              <table:table-cell office:value-type="float" office:value="-5.4">
                <text:p>-5.4</text:p>
              </table:table-cell>
              <table:table-cell office:value-type="float" office:value="0.000000185736184455529">
                <text:p>0.000000185736184455529</text:p>
              </table:table-cell>
              <table:table-cell office:value-type="float" office:value="3.74874480468359E-026">
                <text:p>3.74874480468359E-026</text:p>
              </table:table-cell>
              <table:table-cell office:value-type="float" office:value="0.0052104674072113">
                <text:p>0.0052104674072113</text:p>
              </table:table-cell>
            </table:table-row>
            <table:table-row>
              <table:table-cell office:value-type="float" office:value="-5.2">
                <text:p>-5.2</text:p>
              </table:table-cell>
              <table:table-cell office:value-type="float" office:value="0.000000536103534469761">
                <text:p>0.000000536103534469761</text:p>
              </table:table-cell>
              <table:table-cell office:value-type="float" office:value="2.60192323984783E-024">
                <text:p>2.60192323984783E-024</text:p>
              </table:table-cell>
              <table:table-cell office:value-type="float" office:value="0.00679148461684281">
                <text:p>0.00679148461684281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0000014867195147343">
                <text:p>0.0000014867195147343</text:p>
              </table:table-cell>
              <table:table-cell office:value-type="float" office:value="1.53891972534128E-022">
                <text:p>1.53891972534128E-022</text:p>
              </table:table-cell>
              <table:table-cell office:value-type="float" office:value="0.00876415024678427">
                <text:p>0.00876415024678427</text:p>
              </table:table-cell>
            </table:table-row>
            <table:table-row>
              <table:table-cell office:value-type="float" office:value="-4.8">
                <text:p>-4.8</text:p>
              </table:table-cell>
              <table:table-cell office:value-type="float" office:value="0.00000396129909103208">
                <text:p>0.00000396129909103208</text:p>
              </table:table-cell>
              <table:table-cell office:value-type="float" office:value="7.75622386349392E-021">
                <text:p>7.75622386349392E-021</text:p>
              </table:table-cell>
              <table:table-cell office:value-type="float" office:value="0.0111972651474215">
                <text:p>0.0111972651474215</text:p>
              </table:table-cell>
            </table:table-row>
            <table:table-row>
              <table:table-cell office:value-type="float" office:value="-4.6">
                <text:p>-4.6</text:p>
              </table:table-cell>
              <table:table-cell office:value-type="float" office:value="0.0000101408520654868">
                <text:p>0.0000101408520654868</text:p>
              </table:table-cell>
              <table:table-cell office:value-type="float" office:value="3.33117606475986E-019">
                <text:p>3.33117606475986E-019</text:p>
              </table:table-cell>
              <table:table-cell office:value-type="float" office:value="0.0141635188708006">
                <text:p>0.0141635188708006</text:p>
              </table:table-cell>
            </table:table-row>
            <table:table-row>
              <table:table-cell office:value-type="float" office:value="-4.4">
                <text:p>-4.4</text:p>
              </table:table-cell>
              <table:table-cell office:value-type="float" office:value="0.0000249424712900535">
                <text:p>0.0000249424712900535</text:p>
              </table:table-cell>
              <table:table-cell office:value-type="float" office:value="1.21915162591248E-017">
                <text:p>1.21915162591248E-017</text:p>
              </table:table-cell>
              <table:table-cell office:value-type="float" office:value="0.0177372964231157">
                <text:p>0.0177372964231157</text:p>
              </table:table-cell>
            </table:table-row>
            <table:table-row>
              <table:table-cell office:value-type="float" office:value="-4.2">
                <text:p>-4.2</text:p>
              </table:table-cell>
              <table:table-cell office:value-type="float" office:value="0.0000589430677565399">
                <text:p>0.0000589430677565399</text:p>
              </table:table-cell>
              <table:table-cell office:value-type="float" office:value="3.80216307581593E-016">
                <text:p>3.80216307581593E-016</text:p>
              </table:table-cell>
              <table:table-cell office:value-type="float" office:value="0.0219917979902136">
                <text:p>0.0219917979902136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0133830225764885">
                <text:p>0.000133830225764885</text:p>
              </table:table-cell>
              <table:table-cell office:value-type="float" office:value="0.0000000000000101045421670738">
                <text:p>0.0000000000000101045421670738</text:p>
              </table:table-cell>
              <table:table-cell office:value-type="float" office:value="0.026995483256594">
                <text:p>0.026995483256594</text:p>
              </table:table-cell>
            </table:table-row>
            <table:table-row>
              <table:table-cell office:value-type="float" office:value="-3.8">
                <text:p>-3.8</text:p>
              </table:table-cell>
              <table:table-cell office:value-type="float" office:value="0.00029194692579146">
                <text:p>0.00029194692579146</text:p>
              </table:table-cell>
              <table:table-cell office:value-type="float" office:value="0.000000000000228831298036027">
                <text:p>0.000000000000228831298036027</text:p>
              </table:table-cell>
              <table:table-cell office:value-type="float" office:value="0.0328079073873383">
                <text:p>0.0328079073873383</text:p>
              </table:table-cell>
            </table:table-row>
            <table:table-row>
              <table:table-cell office:value-type="float" office:value="-3.6">
                <text:p>-3.6</text:p>
              </table:table-cell>
              <table:table-cell office:value-type="float" office:value="0.000611901930113772">
                <text:p>0.000611901930113772</text:p>
              </table:table-cell>
              <table:table-cell office:value-type="float" office:value="0.00000000000441597992627428">
                <text:p>0.00000000000441597992627428</text:p>
              </table:table-cell>
              <table:table-cell office:value-type="float" office:value="0.0394750791504471">
                <text:p>0.0394750791504471</text:p>
              </table:table-cell>
            </table:table-row>
            <table:table-row>
              <table:table-cell office:value-type="float" office:value="-3.4">
                <text:p>-3.4</text:p>
              </table:table-cell>
              <table:table-cell office:value-type="float" office:value="0.00123221916847302">
                <text:p>0.00123221916847302</text:p>
              </table:table-cell>
              <table:table-cell office:value-type="float" office:value="0.000000000072619230035836">
                <text:p>0.000000000072619230035836</text:p>
              </table:table-cell>
              <table:table-cell office:value-type="float" office:value="0.0470245386884435">
                <text:p>0.0470245386884435</text:p>
              </table:table-cell>
            </table:table-row>
            <table:table-row>
              <table:table-cell office:value-type="float" office:value="-3.2">
                <text:p>-3.2</text:p>
              </table:table-cell>
              <table:table-cell office:value-type="float" office:value="0.00238408820146484">
                <text:p>0.00238408820146484</text:p>
              </table:table-cell>
              <table:table-cell office:value-type="float" office:value="0.00000000101762805632901">
                <text:p>0.00000000101762805632901</text:p>
              </table:table-cell>
              <table:table-cell office:value-type="float" office:value="0.0554604173397278">
                <text:p>0.0554604173397278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0443184841193801">
                <text:p>0.00443184841193801</text:p>
              </table:table-cell>
              <table:table-cell office:value-type="float" office:value="0.0000000121517656996466">
                <text:p>0.0000000121517656996466</text:p>
              </table:table-cell>
              <table:table-cell office:value-type="float" office:value="0.0647587978329459">
                <text:p>0.0647587978329459</text:p>
              </table:table-cell>
            </table:table-row>
            <table:table-row>
              <table:table-cell office:value-type="float" office:value="-2.8">
                <text:p>-2.8</text:p>
              </table:table-cell>
              <table:table-cell office:value-type="float" office:value="0.00791545158297997">
                <text:p>0.00791545158297997</text:p>
              </table:table-cell>
              <table:table-cell office:value-type="float" office:value="0.000000123652410003317">
                <text:p>0.000000123652410003317</text:p>
              </table:table-cell>
              <table:table-cell office:value-type="float" office:value="0.0748637328178724">
                <text:p>0.0748637328178724</text:p>
              </table:table-cell>
            </table:table-row>
            <table:table-row>
              <table:table-cell office:value-type="float" office:value="-2.6">
                <text:p>-2.6</text:p>
              </table:table-cell>
              <table:table-cell office:value-type="float" office:value="0.0135829692336856">
                <text:p>0.0135829692336856</text:p>
              </table:table-cell>
              <table:table-cell office:value-type="float" office:value="0.00000107220706893952">
                <text:p>0.00000107220706893952</text:p>
              </table:table-cell>
              <table:table-cell office:value-type="float" office:value="0.0856842960239037">
                <text:p>0.0856842960239037</text:p>
              </table:table-cell>
            </table:table-row>
            <table:table-row>
              <table:table-cell office:value-type="float" office:value="-2.4">
                <text:p>-2.4</text:p>
              </table:table-cell>
              <table:table-cell office:value-type="float" office:value="0.0223945302948429">
                <text:p>0.0223945302948429</text:p>
              </table:table-cell>
              <table:table-cell office:value-type="float" office:value="0.00000792259818206415">
                <text:p>0.00000792259818206415</text:p>
              </table:table-cell>
              <table:table-cell office:value-type="float" office:value="0.0970930274916065">
                <text:p>0.0970930274916065</text:p>
              </table:table-cell>
            </table:table-row>
            <table:table-row>
              <table:table-cell office:value-type="float" office:value="-2.2">
                <text:p>-2.2</text:p>
              </table:table-cell>
              <table:table-cell office:value-type="float" office:value="0.0354745928462314">
                <text:p>0.0354745928462314</text:p>
              </table:table-cell>
              <table:table-cell office:value-type="float" office:value="0.0000498849425801071">
                <text:p>0.0000498849425801071</text:p>
              </table:table-cell>
              <table:table-cell office:value-type="float" office:value="0.108926088516275">
                <text:p>0.108926088516275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539909665131881">
                <text:p>0.0539909665131881</text:p>
              </table:table-cell>
              <table:table-cell office:value-type="float" office:value="0.000267660451529771">
                <text:p>0.000267660451529771</text:p>
              </table:table-cell>
              <table:table-cell office:value-type="float" office:value="0.120985362259572">
                <text:p>0.120985362259572</text:p>
              </table:table-cell>
            </table:table-row>
            <table:table-row>
              <table:table-cell office:value-type="float" office:value="-1.6">
                <text:p>-1.6</text:p>
              </table:table-cell>
              <table:table-cell office:value-type="float" office:value="0.110920834679456">
                <text:p>0.110920834679456</text:p>
              </table:table-cell>
              <table:table-cell office:value-type="float" office:value="0.00476817640292968">
                <text:p>0.00476817640292968</text:p>
              </table:table-cell>
              <table:table-cell office:value-type="float" office:value="0.144845776380741">
                <text:p>0.144845776380741</text:p>
              </table:table-cell>
            </table:table-row>
            <table:table-row>
              <table:table-cell office:value-type="float" office:value="-1.4">
                <text:p>-1.4</text:p>
              </table:table-cell>
              <table:table-cell office:value-type="float" office:value="0.149727465635745">
                <text:p>0.149727465635745</text:p>
              </table:table-cell>
              <table:table-cell office:value-type="float" office:value="0.0158309031659599">
                <text:p>0.0158309031659599</text:p>
              </table:table-cell>
              <table:table-cell office:value-type="float" office:value="0.156126966683381">
                <text:p>0.156126966683381</text:p>
              </table:table-cell>
            </table:table-row>
            <table:table-row>
              <table:table-cell office:value-type="float" office:value="-1.2">
                <text:p>-1.2</text:p>
              </table:table-cell>
              <table:table-cell office:value-type="float" office:value="0.194186054983213">
                <text:p>0.194186054983213</text:p>
              </table:table-cell>
              <table:table-cell office:value-type="float" office:value="0.0447890605896858">
                <text:p>0.0447890605896858</text:p>
              </table:table-cell>
              <table:table-cell office:value-type="float" office:value="0.1666123014459">
                <text:p>0.1666123014459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241970724519143">
                <text:p>0.241970724519143</text:p>
              </table:table-cell>
              <table:table-cell office:value-type="float" office:value="0.107981933026376">
                <text:p>0.107981933026376</text:p>
              </table:table-cell>
              <table:table-cell office:value-type="float" office:value="0.17603266338215">
                <text:p>0.17603266338215</text:p>
              </table:table-cell>
            </table:table-row>
            <table:table-row>
              <table:table-cell office:value-type="float" office:value="-0.8">
                <text:p>-0.8</text:p>
              </table:table-cell>
              <table:table-cell office:value-type="float" office:value="0.289691552761483">
                <text:p>0.289691552761483</text:p>
              </table:table-cell>
              <table:table-cell office:value-type="float" office:value="0.221841669358911">
                <text:p>0.221841669358911</text:p>
              </table:table-cell>
              <table:table-cell office:value-type="float" office:value="0.184135070151662">
                <text:p>0.184135070151662</text:p>
              </table:table-cell>
            </table:table-row>
            <table:table-row>
              <table:table-cell office:value-type="float" office:value="-0.6">
                <text:p>-0.6</text:p>
              </table:table-cell>
              <table:table-cell office:value-type="float" office:value="0.3332246028918">
                <text:p>0.3332246028918</text:p>
              </table:table-cell>
              <table:table-cell office:value-type="float" office:value="0.388372109966426">
                <text:p>0.388372109966426</text:p>
              </table:table-cell>
              <table:table-cell office:value-type="float" office:value="0.190693907730262">
                <text:p>0.190693907730262</text:p>
              </table:table-cell>
            </table:table-row>
            <table:table-row>
              <table:table-cell office:value-type="float" office:value="-0.4">
                <text:p>-0.4</text:p>
              </table:table-cell>
              <table:table-cell office:value-type="float" office:value="0.368270140303323">
                <text:p>0.368270140303323</text:p>
              </table:table-cell>
              <table:table-cell office:value-type="float" office:value="0.579383105522965">
                <text:p>0.579383105522965</text:p>
              </table:table-cell>
              <table:table-cell office:value-type="float" office:value="0.195521346987728">
                <text:p>0.195521346987728</text:p>
              </table:table-cell>
            </table:table-row>
            <table:table-row>
              <table:table-cell office:value-type="float" office:value="-0.19999999999999">
                <text:p>-0.19999999999999</text:p>
              </table:table-cell>
              <table:table-cell office:value-type="float" office:value="0.391042693975457">
                <text:p>0.391042693975457</text:p>
              </table:table-cell>
              <table:table-cell office:value-type="float" office:value="0.736540280606653">
                <text:p>0.736540280606653</text:p>
              </table:table-cell>
              <table:table-cell office:value-type="float" office:value="0.198476273738506">
                <text:p>0.198476273738506</text:p>
              </table:table-cell>
            </table:table-row>
            <table:table-row>
              <table:table-cell office:value-type="float" office:value="9.76996261670138E-015">
                <text:p>9.76996261670138E-015</text:p>
              </table:table-cell>
              <table:table-cell office:value-type="float" office:value="0.398942280401433">
                <text:p>0.398942280401433</text:p>
              </table:table-cell>
              <table:table-cell office:value-type="float" office:value="0.797884560802865">
                <text:p>0.797884560802865</text:p>
              </table:table-cell>
              <table:table-cell office:value-type="float" office:value="0.199471140200716">
                <text:p>0.199471140200716</text:p>
              </table:table-cell>
            </table:table-row>
            <table:table-row>
              <table:table-cell office:value-type="float" office:value="0.20000000000001">
                <text:p>0.20000000000001</text:p>
              </table:table-cell>
              <table:table-cell office:value-type="float" office:value="0.391042693975455">
                <text:p>0.391042693975455</text:p>
              </table:table-cell>
              <table:table-cell office:value-type="float" office:value="0.736540280606641">
                <text:p>0.736540280606641</text:p>
              </table:table-cell>
              <table:table-cell office:value-type="float" office:value="0.198476273738506">
                <text:p>0.198476273738506</text:p>
              </table:table-cell>
            </table:table-row>
            <table:table-row>
              <table:table-cell office:value-type="float" office:value="0.40000000000001">
                <text:p>0.40000000000001</text:p>
              </table:table-cell>
              <table:table-cell office:value-type="float" office:value="0.368270140303322">
                <text:p>0.368270140303322</text:p>
              </table:table-cell>
              <table:table-cell office:value-type="float" office:value="0.579383105522956">
                <text:p>0.579383105522956</text:p>
              </table:table-cell>
              <table:table-cell office:value-type="float" office:value="0.195521346987728">
                <text:p>0.195521346987728</text:p>
              </table:table-cell>
            </table:table-row>
            <table:table-row>
              <table:table-cell office:value-type="float" office:value="0.60000000000001">
                <text:p>0.60000000000001</text:p>
              </table:table-cell>
              <table:table-cell office:value-type="float" office:value="0.333224602891798">
                <text:p>0.333224602891798</text:p>
              </table:table-cell>
              <table:table-cell office:value-type="float" office:value="0.388372109966416">
                <text:p>0.388372109966416</text:p>
              </table:table-cell>
              <table:table-cell office:value-type="float" office:value="0.190693907730262">
                <text:p>0.190693907730262</text:p>
              </table:table-cell>
            </table:table-row>
            <table:table-row>
              <table:table-cell office:value-type="float" office:value="0.80000000000001">
                <text:p>0.80000000000001</text:p>
              </table:table-cell>
              <table:table-cell office:value-type="float" office:value="0.28969155276148">
                <text:p>0.28969155276148</text:p>
              </table:table-cell>
              <table:table-cell office:value-type="float" office:value="0.221841669358904">
                <text:p>0.221841669358904</text:p>
              </table:table-cell>
              <table:table-cell office:value-type="float" office:value="0.184135070151661">
                <text:p>0.184135070151661</text:p>
              </table:table-cell>
            </table:table-row>
            <table:table-row>
              <table:table-cell office:value-type="float" office:value="1.00000000000001">
                <text:p>1.00000000000001</text:p>
              </table:table-cell>
              <table:table-cell office:value-type="float" office:value="0.241970724519141">
                <text:p>0.241970724519141</text:p>
              </table:table-cell>
              <table:table-cell office:value-type="float" office:value="0.107981933026372">
                <text:p>0.107981933026372</text:p>
              </table:table-cell>
              <table:table-cell office:value-type="float" office:value="0.176032663382149">
                <text:p>0.176032663382149</text:p>
              </table:table-cell>
            </table:table-row>
            <table:table-row>
              <table:table-cell office:value-type="float" office:value="1.20000000000001">
                <text:p>1.20000000000001</text:p>
              </table:table-cell>
              <table:table-cell office:value-type="float" office:value="0.194186054983211">
                <text:p>0.194186054983211</text:p>
              </table:table-cell>
              <table:table-cell office:value-type="float" office:value="0.0447890605896837">
                <text:p>0.0447890605896837</text:p>
              </table:table-cell>
              <table:table-cell office:value-type="float" office:value="0.166612301445899">
                <text:p>0.166612301445899</text:p>
              </table:table-cell>
            </table:table-row>
            <table:table-row>
              <table:table-cell office:value-type="float" office:value="1.40000000000001">
                <text:p>1.40000000000001</text:p>
              </table:table-cell>
              <table:table-cell office:value-type="float" office:value="0.149727465635743">
                <text:p>0.149727465635743</text:p>
              </table:table-cell>
              <table:table-cell office:value-type="float" office:value="0.015830903165959">
                <text:p>0.015830903165959</text:p>
              </table:table-cell>
              <table:table-cell office:value-type="float" office:value="0.15612696668338">
                <text:p>0.15612696668338</text:p>
              </table:table-cell>
            </table:table-row>
            <table:table-row>
              <table:table-cell office:value-type="float" office:value="1.60000000000001">
                <text:p>1.60000000000001</text:p>
              </table:table-cell>
              <table:table-cell office:value-type="float" office:value="0.110920834679454">
                <text:p>0.110920834679454</text:p>
              </table:table-cell>
              <table:table-cell office:value-type="float" office:value="0.00476817640292938">
                <text:p>0.00476817640292938</text:p>
              </table:table-cell>
              <table:table-cell office:value-type="float" office:value="0.144845776380741">
                <text:p>0.144845776380741</text:p>
              </table:table-cell>
            </table:table-row>
            <table:table-row>
              <table:table-cell office:value-type="float" office:value="1.80000000000001">
                <text:p>1.80000000000001</text:p>
              </table:table-cell>
              <table:table-cell office:value-type="float" office:value="0.0789501583008927">
                <text:p>0.0789501583008927</text:p>
              </table:table-cell>
              <table:table-cell office:value-type="float" office:value="0.00122380386022746">
                <text:p>0.00122380386022746</text:p>
              </table:table-cell>
              <table:table-cell office:value-type="float" office:value="0.133042624949377">
                <text:p>0.133042624949377</text:p>
              </table:table-cell>
            </table:table-row>
            <table:table-row>
              <table:table-cell office:value-type="float" office:value="2.00000000000001">
                <text:p>2.00000000000001</text:p>
              </table:table-cell>
              <table:table-cell office:value-type="float" office:value="0.053990966513187">
                <text:p>0.053990966513187</text:p>
              </table:table-cell>
              <table:table-cell office:value-type="float" office:value="0.000267660451529749">
                <text:p>0.000267660451529749</text:p>
              </table:table-cell>
              <table:table-cell office:value-type="float" office:value="0.120985362259571">
                <text:p>0.120985362259571</text:p>
              </table:table-cell>
            </table:table-row>
            <table:table-row>
              <table:table-cell office:value-type="float" office:value="2.20000000000001">
                <text:p>2.20000000000001</text:p>
              </table:table-cell>
              <table:table-cell office:value-type="float" office:value="0.0354745928462307">
                <text:p>0.0354745928462307</text:p>
              </table:table-cell>
              <table:table-cell office:value-type="float" office:value="0.0000498849425801028">
                <text:p>0.0000498849425801028</text:p>
              </table:table-cell>
              <table:table-cell office:value-type="float" office:value="0.108926088516275">
                <text:p>0.108926088516275</text:p>
              </table:table-cell>
            </table:table-row>
            <table:table-row>
              <table:table-cell office:value-type="float" office:value="2.40000000000001">
                <text:p>2.40000000000001</text:p>
              </table:table-cell>
              <table:table-cell office:value-type="float" office:value="0.0223945302948424">
                <text:p>0.0223945302948424</text:p>
              </table:table-cell>
              <table:table-cell office:value-type="float" office:value="0.00000792259818206338">
                <text:p>0.00000792259818206338</text:p>
              </table:table-cell>
              <table:table-cell office:value-type="float" office:value="0.0970930274916059">
                <text:p>0.0970930274916059</text:p>
              </table:table-cell>
            </table:table-row>
            <table:table-row>
              <table:table-cell office:value-type="float" office:value="2.60000000000001">
                <text:p>2.60000000000001</text:p>
              </table:table-cell>
              <table:table-cell office:value-type="float" office:value="0.0135829692336853">
                <text:p>0.0135829692336853</text:p>
              </table:table-cell>
              <table:table-cell office:value-type="float" office:value="0.00000107220706893941">
                <text:p>0.00000107220706893941</text:p>
              </table:table-cell>
              <table:table-cell office:value-type="float" office:value="0.0856842960239031">
                <text:p>0.0856842960239031</text:p>
              </table:table-cell>
            </table:table-row>
            <table:table-row>
              <table:table-cell office:value-type="float" office:value="2.80000000000001">
                <text:p>2.80000000000001</text:p>
              </table:table-cell>
              <table:table-cell office:value-type="float" office:value="0.00791545158297974">
                <text:p>0.00791545158297974</text:p>
              </table:table-cell>
              <table:table-cell office:value-type="float" office:value="0.000000123652410003303">
                <text:p>0.000000123652410003303</text:p>
              </table:table-cell>
              <table:table-cell office:value-type="float" office:value="0.0748637328178719">
                <text:p>0.0748637328178719</text:p>
              </table:table-cell>
            </table:table-row>
            <table:table-row>
              <table:table-cell office:value-type="float" office:value="3.00000000000001">
                <text:p>3.00000000000001</text:p>
              </table:table-cell>
              <table:table-cell office:value-type="float" office:value="0.00443184841193787">
                <text:p>0.00443184841193787</text:p>
              </table:table-cell>
              <table:table-cell office:value-type="float" office:value="0.0000000121517656996451">
                <text:p>0.0000000121517656996451</text:p>
              </table:table-cell>
              <table:table-cell office:value-type="float" office:value="0.0647587978329454">
                <text:p>0.0647587978329454</text:p>
              </table:table-cell>
            </table:table-row>
            <table:table-row>
              <table:table-cell office:value-type="float" office:value="3.20000000000001">
                <text:p>3.20000000000001</text:p>
              </table:table-cell>
              <table:table-cell office:value-type="float" office:value="0.00238408820146477">
                <text:p>0.00238408820146477</text:p>
              </table:table-cell>
              <table:table-cell office:value-type="float" office:value="0.00000000101762805632888">
                <text:p>0.00000000101762805632888</text:p>
              </table:table-cell>
              <table:table-cell office:value-type="float" office:value="0.0554604173397273">
                <text:p>0.0554604173397273</text:p>
              </table:table-cell>
            </table:table-row>
            <table:table-row>
              <table:table-cell office:value-type="float" office:value="3.40000000000001">
                <text:p>3.40000000000001</text:p>
              </table:table-cell>
              <table:table-cell office:value-type="float" office:value="0.00123221916847298">
                <text:p>0.00123221916847298</text:p>
              </table:table-cell>
              <table:table-cell office:value-type="float" office:value="0.000000000072619230035826">
                <text:p>0.000000000072619230035826</text:p>
              </table:table-cell>
              <table:table-cell office:value-type="float" office:value="0.0470245386884431">
                <text:p>0.0470245386884431</text:p>
              </table:table-cell>
            </table:table-row>
            <table:table-row>
              <table:table-cell office:value-type="float" office:value="3.60000000000001">
                <text:p>3.60000000000001</text:p>
              </table:table-cell>
              <table:table-cell office:value-type="float" office:value="0.000611901930113751">
                <text:p>0.000611901930113751</text:p>
              </table:table-cell>
              <table:table-cell office:value-type="float" office:value="0.00000000000441597992627367">
                <text:p>0.00000000000441597992627367</text:p>
              </table:table-cell>
              <table:table-cell office:value-type="float" office:value="0.0394750791504467">
                <text:p>0.0394750791504467</text:p>
              </table:table-cell>
            </table:table-row>
            <table:table-row>
              <table:table-cell office:value-type="float" office:value="3.80000000000001">
                <text:p>3.80000000000001</text:p>
              </table:table-cell>
              <table:table-cell office:value-type="float" office:value="0.000291946925791449">
                <text:p>0.000291946925791449</text:p>
              </table:table-cell>
              <table:table-cell office:value-type="float" office:value="0.000000000000228831298035992">
                <text:p>0.000000000000228831298035992</text:p>
              </table:table-cell>
              <table:table-cell office:value-type="float" office:value="0.032807907387338">
                <text:p>0.03280790738733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133830225764885">
                <text:p>0.000133830225764885</text:p>
              </table:table-cell>
              <table:table-cell office:value-type="float" office:value="0.0000000000000101045421670738">
                <text:p>0.0000000000000101045421670738</text:p>
              </table:table-cell>
              <table:table-cell office:value-type="float" office:value="0.026995483256594">
                <text:p>0.026995483256594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.0000589430677565399">
                <text:p>0.0000589430677565399</text:p>
              </table:table-cell>
              <table:table-cell office:value-type="float" office:value="3.80216307581593E-016">
                <text:p>3.80216307581593E-016</text:p>
              </table:table-cell>
              <table:table-cell office:value-type="float" office:value="0.0219917979902136">
                <text:p>0.0219917979902136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0000249424712900535">
                <text:p>0.0000249424712900535</text:p>
              </table:table-cell>
              <table:table-cell office:value-type="float" office:value="1.21915162591248E-017">
                <text:p>1.21915162591248E-017</text:p>
              </table:table-cell>
              <table:table-cell office:value-type="float" office:value="0.0177372964231157">
                <text:p>0.0177372964231157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0.0000101408520654868">
                <text:p>0.0000101408520654868</text:p>
              </table:table-cell>
              <table:table-cell office:value-type="float" office:value="3.33117606475986E-019">
                <text:p>3.33117606475986E-019</text:p>
              </table:table-cell>
              <table:table-cell office:value-type="float" office:value="0.0141635188708006">
                <text:p>0.0141635188708006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00000396129909103208">
                <text:p>0.00000396129909103208</text:p>
              </table:table-cell>
              <table:table-cell office:value-type="float" office:value="7.75622386349392E-021">
                <text:p>7.75622386349392E-021</text:p>
              </table:table-cell>
              <table:table-cell office:value-type="float" office:value="0.0111972651474215">
                <text:p>0.011197265147421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014867195147343">
                <text:p>0.0000014867195147343</text:p>
              </table:table-cell>
              <table:table-cell office:value-type="float" office:value="1.53891972534128E-022">
                <text:p>1.53891972534128E-022</text:p>
              </table:table-cell>
              <table:table-cell office:value-type="float" office:value="0.00876415024678427">
                <text:p>0.00876415024678427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.000000536103534469761">
                <text:p>0.000000536103534469761</text:p>
              </table:table-cell>
              <table:table-cell office:value-type="float" office:value="2.60192323984783E-024">
                <text:p>2.60192323984783E-024</text:p>
              </table:table-cell>
              <table:table-cell office:value-type="float" office:value="0.00679148461684281">
                <text:p>0.00679148461684281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.000000185736184455529">
                <text:p>0.000000185736184455529</text:p>
              </table:table-cell>
              <table:table-cell office:value-type="float" office:value="3.74874480468359E-026">
                <text:p>3.74874480468359E-026</text:p>
              </table:table-cell>
              <table:table-cell office:value-type="float" office:value="0.0052104674072113">
                <text:p>0.0052104674072113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.0000000618262050016586">
                <text:p>0.0000000618262050016586</text:p>
              </table:table-cell>
              <table:table-cell office:value-type="float" office:value="4.60246141769631E-028">
                <text:p>4.60246141769631E-028</text:p>
              </table:table-cell>
              <table:table-cell office:value-type="float" office:value="0.00395772579148998">
                <text:p>0.00395772579148998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.0000000197731964062447">
                <text:p>0.0000000197731964062447</text:p>
              </table:table-cell>
              <table:table-cell office:value-type="float" office:value="4.8151222636786E-030">
                <text:p>4.8151222636786E-030</text:p>
              </table:table-cell>
              <table:table-cell office:value-type="float" office:value="0.00297626620988793">
                <text:p>0.0029762662098879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00000607588284982329">
                <text:p>0.00000000607588284982329</text:p>
              </table:table-cell>
              <table:table-cell office:value-type="float" office:value="4.29276747132612E-032">
                <text:p>4.29276747132612E-032</text:p>
              </table:table-cell>
              <table:table-cell office:value-type="float" office:value="0.002215924205969">
                <text:p>0.0022159242059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ect" draw:dots2="1" draw:dots2-length="0.28cm" draw:distance="0.105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chart-properties style:rotation-angle="0"/>
      <style:graphic-properties svg:stroke-width="0.071cm"/>
      <style:text-properties fo:color="#000000" style:text-position="0% 100%" fo:font-family="'Arial CE'" fo:font-size="10pt" fo:font-weight="bold" style:font-family-asian="'Arial CE'" style:font-size-asian="10pt" style:font-weight-asian="bold" style:font-family-complex="'Arial CE'" style:font-size-complex="10pt" style:font-weight-complex="bold"/>
    </style:style>
    <style:style style:name="ch3" style:family="chart">
      <style:graphic-properties svg:stroke-width="0.009cm" draw:fill="solid" draw:fill-color="#ffffff"/>
      <style:text-properties fo:color="#000000" style:text-position="0% 100%" fo:font-family="'Arial CE'" fo:font-size="7.34999990463257pt" style:font-family-asian="'Arial CE'" style:font-size-asian="7.34999990463257pt" style:font-family-complex="'Arial CE'" style:font-size-complex="7.34999990463257pt"/>
    </style:style>
    <style:style style:name="ch4" style:family="chart">
      <style:chart-properties chart:interpolation="cubic-spline"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09cm"/>
      <style:text-properties fo:color="#000000" style:text-position="0% 100%" fo:font-family="'Arial CE'" fo:font-size="10pt" style:font-family-asian="'Arial CE'" style:font-size-asian="10pt" style:font-family-complex="'Arial CE'" style:font-size-complex="10pt"/>
    </style:style>
    <style:style style:name="ch6" style:family="chart" style:data-style-name="N0">
      <style:chart-properties chart:display-label="true" chart:logarithmic="false" chart:minimum="-1" chart:maximum="1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'Arial CE'" fo:font-size="10pt" style:font-family-asian="'Arial CE'" style:font-size-asian="10pt" style:font-family-complex="'Arial CE'" style:font-size-complex="10pt"/>
    </style:style>
    <style:style style:name="ch7" style:family="chart" style:data-style-name="N0">
      <style:chart-properties chart:symbol-type="named-symbol" chart:symbol-name="arrow-up" chart:symbol-width="0.106cm" chart:symbol-height="0.106cm" chart:link-data-style-to-source="true" chart:label-position="right">
        <chart:label-separator>
          <text:p>; </text:p>
        </chart:label-separator>
      </style:chart-properties>
      <style:graphic-properties svg:stroke-width="0.035cm" svg:stroke-color="#000080" draw:fill-color="#000080"/>
      <style:text-properties fo:color="#000000" style:text-position="0% 100%" fo:font-family="'Arial CE'" fo:font-size="15pt" style:font-family-asian="'Arial CE'" style:font-size-asian="15pt" style:font-family-complex="'Arial CE'" style:font-size-complex="15pt"/>
    </style:style>
    <style:style style:name="ch8" style:family="chart" style:data-style-name="N0">
      <style:chart-properties chart:symbol-type="named-symbol" chart:symbol-name="circle" chart:symbol-width="0.106cm" chart:symbol-height="0.106cm" chart:link-data-style-to-source="true" chart:label-position="right">
        <chart:label-separator>
          <text:p>; </text:p>
        </chart:label-separator>
      </style:chart-properties>
      <style:graphic-properties svg:stroke-width="0.035cm" svg:stroke-color="#000080" draw:fill-color="#000080"/>
      <style:text-properties fo:color="#000000" style:text-position="0% 100%" fo:font-family="'Arial CE'" fo:font-size="15pt" style:font-family-asian="'Arial CE'" style:font-size-asian="15pt" style:font-family-complex="'Arial CE'" style:font-size-complex="15pt"/>
    </style:style>
    <style:style style:name="ch9" style:family="chart" style:data-style-name="N0">
      <style:chart-properties chart:symbol-type="named-symbol" chart:symbol-name="asterisk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35cm" svg:stroke-color="#333300" draw:fill-color="#333300"/>
      <style:text-properties fo:color="#000000" style:text-position="0% 100%" fo:font-family="'Arial CE'" fo:font-size="15pt" style:font-family-asian="'Arial CE'" style:font-size-asian="15pt" style:font-family-complex="'Arial CE'" style:font-size-complex="15pt"/>
    </style:style>
    <style:style style:name="ch10" style:family="chart">
      <style:graphic-properties svg:stroke-width="0.071cm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89cm" svg:height="6.481cm" xlink:href=".." xlink:type="simple" chart:class="chart:line" chart:style-name="ch1">
        <chart:title svg:x="1.459cm" svg:y="0.133cm" chart:style-name="ch2">
          <text:p>Wykres gęstości rozkładu normalnego,
 średnia -2, 0, 2.
</text:p>
        </chart:title>
        <chart:legend svg:x="4.678cm" svg:y="4.497cm" style:legend-expansion="custom" chartooo:width="2.973cm" chartooo:height="1.429cm" style:legend-expansion-aspect-ratio="2.08047585724283" chart:style-name="ch3"/>
        <chart:plot-area chart:style-name="ch4" table:cell-range-address="Wykresy.A64:Wykresy.B94 Wykresy.D64:Wykresy.D94 Wykresy.F64:Wykresy.F94" chart:data-source-has-labels="both" svg:x="-0.503cm" svg:y="1.441cm" svg:width="7.634cm" svg:height="4.55cm">
          <chartooo:coordinate-region svg:x="0.33cm" svg:y="1.64cm" svg:width="6.66cm" svg:height="4.152cm"/>
          <chart:axis chart:dimension="x" chart:name="primary-x" chart:style-name="ch5" chartooo:axis-type="auto">
            <chartooo:date-scale/>
            <chart:categories table:cell-range-address="Wykresy.A64:Wykresy.A94"/>
          </chart:axis>
          <chart:axis chart:dimension="y" chart:name="primary-y" chart:style-name="ch6"/>
          <chart:series chart:style-name="ch7" chart:values-cell-range-address="Wykresy.B64:Wykresy.B94" loext:label-string="&quot;N(0,1)&quot;" chart:class="chart:line">
            <chart:data-point chart:repeated="31"/>
          </chart:series>
          <chart:series chart:style-name="ch8" chart:values-cell-range-address="Wykresy.D64:Wykresy.D94" loext:label-string="&quot;N(-2,  1)&quot;" chart:class="chart:line">
            <chart:data-point chart:repeated="31"/>
          </chart:series>
          <chart:series chart:style-name="ch9" chart:values-cell-range-address="Wykresy.F64:Wykresy.F94" loext:label-string="&quot;N(2, 1)&quot;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(0,1)</text:p>
              </table:table-cell>
              <table:table-cell office:value-type="string">
                <text:p>N(-2,  1)</text:p>
              </table:table-cell>
              <table:table-cell office:value-type="string">
                <text:p>N(2, 1)</text:p>
              </table:table-cell>
            </table:table-row>
          </table:table-header-rows>
          <table:table-rows>
            <table:table-row>
              <table:table-cell office:value-type="float" office:value="-3">
                <text:p>-3</text:p>
                <draw:g>
                  <svg:desc>Wykresy.A64:Wykresy.A94</svg:desc>
                </draw:g>
              </table:table-cell>
              <table:table-cell office:value-type="float" office:value="0.00443184841193801">
                <text:p>0.00443184841193801</text:p>
                <draw:g>
                  <svg:desc>Wykresy.B64:Wykresy.B94</svg:desc>
                </draw:g>
              </table:table-cell>
              <table:table-cell office:value-type="float" office:value="0.241970724519143">
                <text:p>0.241970724519143</text:p>
                <draw:g>
                  <svg:desc>Wykresy.D64:Wykresy.D94</svg:desc>
                </draw:g>
              </table:table-cell>
              <table:table-cell office:value-type="float" office:value="0.0000014867195147343">
                <text:p>0.0000014867195147343</text:p>
                <draw:g>
                  <svg:desc>Wykresy.F64:Wykresy.F94</svg:desc>
                </draw:g>
              </table:table-cell>
            </table:table-row>
            <table:table-row>
              <table:table-cell office:value-type="float" office:value="-2.8">
                <text:p>-2.8</text:p>
              </table:table-cell>
              <table:table-cell office:value-type="float" office:value="0.00791545158297997">
                <text:p>0.00791545158297997</text:p>
              </table:table-cell>
              <table:table-cell office:value-type="float" office:value="0.289691552761483">
                <text:p>0.289691552761483</text:p>
              </table:table-cell>
              <table:table-cell office:value-type="float" office:value="0.00000396129909103208">
                <text:p>0.00000396129909103208</text:p>
              </table:table-cell>
            </table:table-row>
            <table:table-row>
              <table:table-cell office:value-type="float" office:value="-2.6">
                <text:p>-2.6</text:p>
              </table:table-cell>
              <table:table-cell office:value-type="float" office:value="0.0135829692336856">
                <text:p>0.0135829692336856</text:p>
              </table:table-cell>
              <table:table-cell office:value-type="float" office:value="0.3332246028918">
                <text:p>0.3332246028918</text:p>
              </table:table-cell>
              <table:table-cell office:value-type="float" office:value="0.0000101408520654868">
                <text:p>0.0000101408520654868</text:p>
              </table:table-cell>
            </table:table-row>
            <table:table-row>
              <table:table-cell office:value-type="float" office:value="-2.4">
                <text:p>-2.4</text:p>
              </table:table-cell>
              <table:table-cell office:value-type="float" office:value="0.0223945302948429">
                <text:p>0.0223945302948429</text:p>
              </table:table-cell>
              <table:table-cell office:value-type="float" office:value="0.368270140303323">
                <text:p>0.368270140303323</text:p>
              </table:table-cell>
              <table:table-cell office:value-type="float" office:value="0.0000249424712900535">
                <text:p>0.0000249424712900535</text:p>
              </table:table-cell>
            </table:table-row>
            <table:table-row>
              <table:table-cell office:value-type="float" office:value="-2.2">
                <text:p>-2.2</text:p>
              </table:table-cell>
              <table:table-cell office:value-type="float" office:value="0.0354745928462314">
                <text:p>0.0354745928462314</text:p>
              </table:table-cell>
              <table:table-cell office:value-type="float" office:value="0.391042693975456">
                <text:p>0.391042693975456</text:p>
              </table:table-cell>
              <table:table-cell office:value-type="float" office:value="0.0000589430677565399">
                <text:p>0.0000589430677565399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539909665131881">
                <text:p>0.0539909665131881</text:p>
              </table:table-cell>
              <table:table-cell office:value-type="float" office:value="0.398942280401433">
                <text:p>0.398942280401433</text:p>
              </table:table-cell>
              <table:table-cell office:value-type="float" office:value="0.000133830225764885">
                <text:p>0.000133830225764885</text:p>
              </table:table-cell>
            </table:table-row>
            <table:table-row>
              <table:table-cell office:value-type="float" office:value="-1.8">
                <text:p>-1.8</text:p>
              </table:table-cell>
              <table:table-cell office:value-type="float" office:value="0.0789501583008942">
                <text:p>0.0789501583008942</text:p>
              </table:table-cell>
              <table:table-cell office:value-type="float" office:value="0.391042693975456">
                <text:p>0.391042693975456</text:p>
              </table:table-cell>
              <table:table-cell office:value-type="float" office:value="0.00029194692579146">
                <text:p>0.00029194692579146</text:p>
              </table:table-cell>
            </table:table-row>
            <table:table-row>
              <table:table-cell office:value-type="float" office:value="-1.6">
                <text:p>-1.6</text:p>
              </table:table-cell>
              <table:table-cell office:value-type="float" office:value="0.110920834679456">
                <text:p>0.110920834679456</text:p>
              </table:table-cell>
              <table:table-cell office:value-type="float" office:value="0.368270140303323">
                <text:p>0.368270140303323</text:p>
              </table:table-cell>
              <table:table-cell office:value-type="float" office:value="0.000611901930113772">
                <text:p>0.000611901930113772</text:p>
              </table:table-cell>
            </table:table-row>
            <table:table-row>
              <table:table-cell office:value-type="float" office:value="-1.4">
                <text:p>-1.4</text:p>
              </table:table-cell>
              <table:table-cell office:value-type="float" office:value="0.149727465635745">
                <text:p>0.149727465635745</text:p>
              </table:table-cell>
              <table:table-cell office:value-type="float" office:value="0.3332246028918">
                <text:p>0.3332246028918</text:p>
              </table:table-cell>
              <table:table-cell office:value-type="float" office:value="0.00123221916847302">
                <text:p>0.00123221916847302</text:p>
              </table:table-cell>
            </table:table-row>
            <table:table-row>
              <table:table-cell office:value-type="float" office:value="-1.2">
                <text:p>-1.2</text:p>
              </table:table-cell>
              <table:table-cell office:value-type="float" office:value="0.194186054983213">
                <text:p>0.194186054983213</text:p>
              </table:table-cell>
              <table:table-cell office:value-type="float" office:value="0.289691552761483">
                <text:p>0.289691552761483</text:p>
              </table:table-cell>
              <table:table-cell office:value-type="float" office:value="0.00238408820146484">
                <text:p>0.00238408820146484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241970724519143">
                <text:p>0.241970724519143</text:p>
              </table:table-cell>
              <table:table-cell office:value-type="float" office:value="0.241970724519143">
                <text:p>0.241970724519143</text:p>
              </table:table-cell>
              <table:table-cell office:value-type="float" office:value="0.00443184841193801">
                <text:p>0.00443184841193801</text:p>
              </table:table-cell>
            </table:table-row>
            <table:table-row>
              <table:table-cell office:value-type="float" office:value="-0.8">
                <text:p>-0.8</text:p>
              </table:table-cell>
              <table:table-cell office:value-type="float" office:value="0.289691552761483">
                <text:p>0.289691552761483</text:p>
              </table:table-cell>
              <table:table-cell office:value-type="float" office:value="0.194186054983213">
                <text:p>0.194186054983213</text:p>
              </table:table-cell>
              <table:table-cell office:value-type="float" office:value="0.00791545158297997">
                <text:p>0.00791545158297997</text:p>
              </table:table-cell>
            </table:table-row>
            <table:table-row>
              <table:table-cell office:value-type="float" office:value="-0.6">
                <text:p>-0.6</text:p>
              </table:table-cell>
              <table:table-cell office:value-type="float" office:value="0.3332246028918">
                <text:p>0.3332246028918</text:p>
              </table:table-cell>
              <table:table-cell office:value-type="float" office:value="0.149727465635745">
                <text:p>0.149727465635745</text:p>
              </table:table-cell>
              <table:table-cell office:value-type="float" office:value="0.0135829692336856">
                <text:p>0.0135829692336856</text:p>
              </table:table-cell>
            </table:table-row>
            <table:table-row>
              <table:table-cell office:value-type="float" office:value="-0.4">
                <text:p>-0.4</text:p>
              </table:table-cell>
              <table:table-cell office:value-type="float" office:value="0.368270140303323">
                <text:p>0.368270140303323</text:p>
              </table:table-cell>
              <table:table-cell office:value-type="float" office:value="0.110920834679456">
                <text:p>0.110920834679456</text:p>
              </table:table-cell>
              <table:table-cell office:value-type="float" office:value="0.0223945302948429">
                <text:p>0.0223945302948429</text:p>
              </table:table-cell>
            </table:table-row>
            <table:table-row>
              <table:table-cell office:value-type="float" office:value="-0.2">
                <text:p>-0.2</text:p>
              </table:table-cell>
              <table:table-cell office:value-type="float" office:value="0.391042693975456">
                <text:p>0.391042693975456</text:p>
              </table:table-cell>
              <table:table-cell office:value-type="float" office:value="0.0789501583008942">
                <text:p>0.0789501583008942</text:p>
              </table:table-cell>
              <table:table-cell office:value-type="float" office:value="0.0354745928462314">
                <text:p>0.03547459284623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398942280401433">
                <text:p>0.398942280401433</text:p>
              </table:table-cell>
              <table:table-cell office:value-type="float" office:value="0.0539909665131881">
                <text:p>0.0539909665131881</text:p>
              </table:table-cell>
              <table:table-cell office:value-type="float" office:value="0.0539909665131881">
                <text:p>0.053990966513188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391042693975456">
                <text:p>0.391042693975456</text:p>
              </table:table-cell>
              <table:table-cell office:value-type="float" office:value="0.0354745928462314">
                <text:p>0.0354745928462314</text:p>
              </table:table-cell>
              <table:table-cell office:value-type="float" office:value="0.0789501583008942">
                <text:p>0.078950158300894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368270140303323">
                <text:p>0.368270140303323</text:p>
              </table:table-cell>
              <table:table-cell office:value-type="float" office:value="0.0223945302948429">
                <text:p>0.0223945302948429</text:p>
              </table:table-cell>
              <table:table-cell office:value-type="float" office:value="0.110920834679456">
                <text:p>0.11092083467945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3332246028918">
                <text:p>0.3332246028918</text:p>
              </table:table-cell>
              <table:table-cell office:value-type="float" office:value="0.0135829692336856">
                <text:p>0.0135829692336856</text:p>
              </table:table-cell>
              <table:table-cell office:value-type="float" office:value="0.149727465635745">
                <text:p>0.14972746563574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289691552761483">
                <text:p>0.289691552761483</text:p>
              </table:table-cell>
              <table:table-cell office:value-type="float" office:value="0.00791545158297997">
                <text:p>0.00791545158297997</text:p>
              </table:table-cell>
              <table:table-cell office:value-type="float" office:value="0.194186054983213">
                <text:p>0.19418605498321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41970724519143">
                <text:p>0.241970724519143</text:p>
              </table:table-cell>
              <table:table-cell office:value-type="float" office:value="0.00443184841193801">
                <text:p>0.00443184841193801</text:p>
              </table:table-cell>
              <table:table-cell office:value-type="float" office:value="0.241970724519143">
                <text:p>0.241970724519143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194186054983213">
                <text:p>0.194186054983213</text:p>
              </table:table-cell>
              <table:table-cell office:value-type="float" office:value="0.00238408820146484">
                <text:p>0.00238408820146484</text:p>
              </table:table-cell>
              <table:table-cell office:value-type="float" office:value="0.289691552761483">
                <text:p>0.289691552761483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149727465635745">
                <text:p>0.149727465635745</text:p>
              </table:table-cell>
              <table:table-cell office:value-type="float" office:value="0.00123221916847302">
                <text:p>0.00123221916847302</text:p>
              </table:table-cell>
              <table:table-cell office:value-type="float" office:value="0.3332246028918">
                <text:p>0.3332246028918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110920834679456">
                <text:p>0.110920834679456</text:p>
              </table:table-cell>
              <table:table-cell office:value-type="float" office:value="0.000611901930113772">
                <text:p>0.000611901930113772</text:p>
              </table:table-cell>
              <table:table-cell office:value-type="float" office:value="0.368270140303323">
                <text:p>0.368270140303323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0789501583008942">
                <text:p>0.0789501583008942</text:p>
              </table:table-cell>
              <table:table-cell office:value-type="float" office:value="0.00029194692579146">
                <text:p>0.00029194692579146</text:p>
              </table:table-cell>
              <table:table-cell office:value-type="float" office:value="0.391042693975456">
                <text:p>0.39104269397545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539909665131881">
                <text:p>0.0539909665131881</text:p>
              </table:table-cell>
              <table:table-cell office:value-type="float" office:value="0.000133830225764885">
                <text:p>0.000133830225764885</text:p>
              </table:table-cell>
              <table:table-cell office:value-type="float" office:value="0.398942280401433">
                <text:p>0.398942280401433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0354745928462314">
                <text:p>0.0354745928462314</text:p>
              </table:table-cell>
              <table:table-cell office:value-type="float" office:value="0.0000589430677565399">
                <text:p>0.0000589430677565399</text:p>
              </table:table-cell>
              <table:table-cell office:value-type="float" office:value="0.391042693975456">
                <text:p>0.391042693975456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0223945302948429">
                <text:p>0.0223945302948429</text:p>
              </table:table-cell>
              <table:table-cell office:value-type="float" office:value="0.0000249424712900535">
                <text:p>0.0000249424712900535</text:p>
              </table:table-cell>
              <table:table-cell office:value-type="float" office:value="0.368270140303323">
                <text:p>0.368270140303323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.0135829692336856">
                <text:p>0.0135829692336856</text:p>
              </table:table-cell>
              <table:table-cell office:value-type="float" office:value="0.0000101408520654868">
                <text:p>0.0000101408520654868</text:p>
              </table:table-cell>
              <table:table-cell office:value-type="float" office:value="0.3332246028918">
                <text:p>0.3332246028918</text:p>
              </table:table-cell>
            </table:table-row>
            <table:table-row>
              <table:table-cell office:value-type="float" office:value="2.80000000000001">
                <text:p>2.80000000000001</text:p>
              </table:table-cell>
              <table:table-cell office:value-type="float" office:value="0.00791545158297974">
                <text:p>0.00791545158297974</text:p>
              </table:table-cell>
              <table:table-cell office:value-type="float" office:value="0.00000396129909103189">
                <text:p>0.00000396129909103189</text:p>
              </table:table-cell>
              <table:table-cell office:value-type="float" office:value="0.28969155276148">
                <text:p>0.28969155276148</text:p>
              </table:table-cell>
            </table:table-row>
            <table:table-row>
              <table:table-cell office:value-type="float" office:value="3.00000000000001">
                <text:p>3.00000000000001</text:p>
              </table:table-cell>
              <table:table-cell office:value-type="float" office:value="0.00443184841193787">
                <text:p>0.00443184841193787</text:p>
              </table:table-cell>
              <table:table-cell office:value-type="float" office:value="0.00000148671951473422">
                <text:p>0.00000148671951473422</text:p>
              </table:table-cell>
              <table:table-cell office:value-type="float" office:value="0.241970724519141">
                <text:p>0.2419707245191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chart-properties style:rotation-angle="0"/>
      <style:graphic-properties svg:stroke-width="0.071cm"/>
      <style:text-properties fo:color="#000000" style:text-position="0% 100%" fo:font-family="'Arial CE'" fo:font-size="10pt" fo:font-weight="bold" style:font-family-asian="'Arial CE'" style:font-size-asian="10pt" style:font-weight-asian="bold" style:font-family-complex="'Arial CE'" style:font-size-complex="10pt" style:font-weight-complex="bold"/>
    </style:style>
    <style:style style:name="ch3" style:family="chart">
      <style:graphic-properties svg:stroke-width="0.009cm" draw:fill="solid" draw:fill-color="#ffffff"/>
      <style:text-properties fo:color="#000000" style:text-position="0% 100%" fo:font-family="'Arial CE'" fo:font-size="7.34999990463257pt" style:font-family-asian="'Arial CE'" style:font-size-asian="7.34999990463257pt" style:font-family-complex="'Arial CE'" style:font-size-complex="7.34999990463257pt"/>
    </style:style>
    <style:style style:name="ch4" style:family="chart">
      <style:chart-properties chart:interpolation="cubic-spline"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09cm"/>
      <style:text-properties fo:color="#000000" style:text-position="0% 100%" fo:font-family="'Arial CE'" fo:font-size="10pt" style:font-family-asian="'Arial CE'" style:font-size-asian="10pt" style:font-family-complex="'Arial CE'" style:font-size-complex="10pt"/>
    </style:style>
    <style:style style:name="ch6" style:family="chart" style:data-style-name="N0">
      <style:chart-properties chart:display-label="true" chart:logarithmic="false" chart:minimum="-1" chart:maximum="1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'Arial CE'" fo:font-size="10pt" style:font-family-asian="'Arial CE'" style:font-size-asian="10pt" style:font-family-complex="'Arial CE'" style:font-size-complex="10pt"/>
    </style:style>
    <style:style style:name="ch7" style:family="chart" style:data-style-name="N0">
      <style:chart-properties chart:symbol-type="named-symbol" chart:symbol-name="diamond" chart:symbol-width="0.106cm" chart:symbol-height="0.106cm" chart:link-data-style-to-source="true" chart:label-position="right">
        <chart:label-separator>
          <text:p>; </text:p>
        </chart:label-separator>
      </style:chart-properties>
      <style:graphic-properties svg:stroke-width="0.035cm" svg:stroke-color="#ff00ff" draw:fill-color="#ff00ff"/>
      <style:text-properties fo:color="#000000" style:text-position="0% 100%" fo:font-family="'Arial CE'" fo:font-size="15pt" style:font-family-asian="'Arial CE'" style:font-size-asian="15pt" style:font-family-complex="'Arial CE'" style:font-size-complex="15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35cm" svg:stroke-color="#000080" draw:fill-color="#000080"/>
      <style:text-properties fo:color="#000000" style:text-position="0% 100%" fo:font-family="'Arial CE'" fo:font-size="15pt" style:font-family-asian="'Arial CE'" style:font-size-asian="15pt" style:font-family-complex="'Arial CE'" style:font-size-complex="15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35cm" svg:stroke-color="#800000" draw:fill-color="#800000"/>
      <style:text-properties fo:color="#000000" style:text-position="0% 100%" fo:font-family="'Arial CE'" fo:font-size="15pt" style:font-family-asian="'Arial CE'" style:font-size-asian="15pt" style:font-family-complex="'Arial CE'" style:font-size-complex="15pt"/>
    </style:style>
    <style:style style:name="ch10" style:family="chart">
      <style:graphic-properties draw:stroke="solid" svg:stroke-width="0.035cm" svg:stroke-color="#ffffff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765cm" svg:height="8.362cm" xlink:href=".." xlink:type="simple" chart:class="chart:line" chart:style-name="ch1">
        <chart:title svg:x="2.514cm" svg:y="0.265cm" chart:style-name="ch2">
          <text:p>Wykres dystrybuant rozkładu normalnego
odchylenie standardowe=0.5, 1, 2.</text:p>
        </chart:title>
        <chart:legend svg:x="8.491cm" svg:y="5.636cm" style:legend-expansion="custom" chartooo:width="4.023cm" chartooo:height="2.012cm" style:legend-expansion-aspect-ratio="1.99950298210736" chart:style-name="ch3"/>
        <chart:plot-area chart:style-name="ch4" table:cell-range-address="Wykresy.A1:Wykresy.A60 Wykresy.C1:Wykresy.C60 Wykresy.G1:Wykresy.G60 Wykresy.E1:Wykresy.E60" chart:data-source-has-labels="both" svg:x="0.452cm" svg:y="1.336cm" svg:width="11.809cm" svg:height="6.113cm">
          <chartooo:coordinate-region svg:x="1.285cm" svg:y="1.535cm" svg:width="10.976cm" svg:height="5.715cm"/>
          <chart:axis chart:dimension="x" chart:name="primary-x" chart:style-name="ch5" chartooo:axis-type="auto">
            <chartooo:date-scale/>
            <chart:categories table:cell-range-address="Wykresy.A1:Wykresy.A60"/>
          </chart:axis>
          <chart:axis chart:dimension="y" chart:name="primary-y" chart:style-name="ch6"/>
          <chart:series chart:style-name="ch7" chart:values-cell-range-address="Wykresy.C1:Wykresy.C60" loext:label-string="&quot;Dn(0,1)&quot;" chart:class="chart:line">
            <chart:data-point chart:repeated="60"/>
          </chart:series>
          <chart:series chart:style-name="ch8" chart:values-cell-range-address="Wykresy.G1:Wykresy.G60" loext:label-string="&quot;N(0,2)&quot;" chart:class="chart:line">
            <chart:data-point chart:repeated="60"/>
          </chart:series>
          <chart:series chart:style-name="ch9" chart:values-cell-range-address="Wykresy.E1:Wykresy.E60" loext:label-string="&quot;N(0,0,5)&quot;" chart:class="chart:line"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n(0,1)</text:p>
              </table:table-cell>
              <table:table-cell office:value-type="string">
                <text:p>N(0,2)</text:p>
              </table:table-cell>
              <table:table-cell office:value-type="string">
                <text:p>N(0,0,5)</text:p>
              </table:table-cell>
            </table:table-row>
          </table:table-header-rows>
          <table:table-rows>
            <table:table-row>
              <table:table-cell office:value-type="float" office:value="-6">
                <text:p>-6</text:p>
                <draw:g>
                  <svg:desc>Wykresy.A1:Wykresy.A60</svg:desc>
                </draw:g>
              </table:table-cell>
              <table:table-cell office:value-type="float" office:value="0.000000000986587645037701">
                <text:p>0.000000000986587645037701</text:p>
                <draw:g>
                  <svg:desc>Wykresy.C1:Wykresy.C60</svg:desc>
                </draw:g>
              </table:table-cell>
              <table:table-cell office:value-type="float" office:value="0.0013498980316301">
                <text:p>0.0013498980316301</text:p>
                <draw:g>
                  <svg:desc>Wykresy.G1:Wykresy.G60</svg:desc>
                </draw:g>
              </table:table-cell>
              <table:table-cell office:value-type="float" office:value="1.7764821120777E-033">
                <text:p>1.7764821120777E-033</text:p>
                <draw:g>
                  <svg:desc>Wykresy.E1:Wykresy.E60</svg:desc>
                </draw:g>
              </table:table-cell>
            </table:table-row>
            <table:table-row>
              <table:table-cell office:value-type="float" office:value="-5.8">
                <text:p>-5.8</text:p>
              </table:table-cell>
              <table:table-cell office:value-type="float" office:value="0.00000000331574597832616">
                <text:p>0.00000000331574597832616</text:p>
              </table:table-cell>
              <table:table-cell office:value-type="float" office:value="0.00186581330038404">
                <text:p>0.00186581330038404</text:p>
              </table:table-cell>
              <table:table-cell office:value-type="float" office:value="2.06039123615879E-031">
                <text:p>2.06039123615879E-031</text:p>
              </table:table-cell>
            </table:table-row>
            <table:table-row>
              <table:table-cell office:value-type="float" office:value="-5.6">
                <text:p>-5.6</text:p>
              </table:table-cell>
              <table:table-cell office:value-type="float" office:value="0.000000010717590258311">
                <text:p>0.000000010717590258311</text:p>
              </table:table-cell>
              <table:table-cell office:value-type="float" office:value="0.00255513033042794">
                <text:p>0.00255513033042794</text:p>
              </table:table-cell>
              <table:table-cell office:value-type="float" office:value="2.03866750354492E-029">
                <text:p>2.03866750354492E-029</text:p>
              </table:table-cell>
            </table:table-row>
            <table:table-row>
              <table:table-cell office:value-type="float" office:value="-5.4">
                <text:p>-5.4</text:p>
              </table:table-cell>
              <table:table-cell office:value-type="float" office:value="0.0000000333204484854286">
                <text:p>0.0000000333204484854286</text:p>
              </table:table-cell>
              <table:table-cell office:value-type="float" office:value="0.00346697380304067">
                <text:p>0.00346697380304067</text:p>
              </table:table-cell>
              <table:table-cell office:value-type="float" office:value="1.72101783947979E-027">
                <text:p>1.72101783947979E-027</text:p>
              </table:table-cell>
            </table:table-row>
            <table:table-row>
              <table:table-cell office:value-type="float" office:value="-5.2">
                <text:p>-5.2</text:p>
              </table:table-cell>
              <table:table-cell office:value-type="float" office:value="0.0000000996442631693349">
                <text:p>0.0000000996442631693349</text:p>
              </table:table-cell>
              <table:table-cell office:value-type="float" office:value="0.00466118802371875">
                <text:p>0.00466118802371875</text:p>
              </table:table-cell>
              <table:table-cell office:value-type="float" office:value="1.23966597958401E-025">
                <text:p>1.23966597958401E-025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000000286651571879195">
                <text:p>0.000000286651571879195</text:p>
              </table:table-cell>
              <table:table-cell office:value-type="float" office:value="0.00620966532577614">
                <text:p>0.00620966532577614</text:p>
              </table:table-cell>
              <table:table-cell office:value-type="float" office:value="7.61985302416059E-024">
                <text:p>7.61985302416059E-024</text:p>
              </table:table-cell>
            </table:table-row>
            <table:table-row>
              <table:table-cell office:value-type="float" office:value="-4.8">
                <text:p>-4.8</text:p>
              </table:table-cell>
              <table:table-cell office:value-type="float" office:value="0.000000793328151975598">
                <text:p>0.000000793328151975598</text:p>
              </table:table-cell>
              <table:table-cell office:value-type="float" office:value="0.00819753592459614">
                <text:p>0.00819753592459614</text:p>
              </table:table-cell>
              <table:table-cell office:value-type="float" office:value="3.99722120572628E-022">
                <text:p>3.99722120572628E-022</text:p>
              </table:table-cell>
            </table:table-row>
            <table:table-row>
              <table:table-cell office:value-type="float" office:value="-4.6">
                <text:p>-4.6</text:p>
              </table:table-cell>
              <table:table-cell office:value-type="float" office:value="0.00000211245470250286">
                <text:p>0.00000211245470250286</text:p>
              </table:table-cell>
              <table:table-cell office:value-type="float" office:value="0.0107241100216758">
                <text:p>0.0107241100216758</text:p>
              </table:table-cell>
              <table:table-cell office:value-type="float" office:value="1.78974881201407E-020">
                <text:p>1.78974881201407E-020</text:p>
              </table:table-cell>
            </table:table-row>
            <table:table-row>
              <table:table-cell office:value-type="float" office:value="-4.4">
                <text:p>-4.4</text:p>
              </table:table-cell>
              <table:table-cell office:value-type="float" office:value="0.00000541254390770386">
                <text:p>0.00000541254390770386</text:p>
              </table:table-cell>
              <table:table-cell office:value-type="float" office:value="0.0139034475134986">
                <text:p>0.0139034475134986</text:p>
              </table:table-cell>
              <table:table-cell office:value-type="float" office:value="6.84080768593558E-019">
                <text:p>6.84080768593558E-019</text:p>
              </table:table-cell>
            </table:table-row>
            <table:table-row>
              <table:table-cell office:value-type="float" office:value="-4.2">
                <text:p>-4.2</text:p>
              </table:table-cell>
              <table:table-cell office:value-type="float" office:value="0.0000133457490159063">
                <text:p>0.0000133457490159063</text:p>
              </table:table-cell>
              <table:table-cell office:value-type="float" office:value="0.0178644205628166">
                <text:p>0.0178644205628166</text:p>
              </table:table-cell>
              <table:table-cell office:value-type="float" office:value="2.23239319728806E-017">
                <text:p>2.23239319728806E-017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003167124183312">
                <text:p>0.00003167124183312</text:p>
              </table:table-cell>
              <table:table-cell office:value-type="float" office:value="0.0227501319481792">
                <text:p>0.0227501319481792</text:p>
              </table:table-cell>
              <table:table-cell office:value-type="float" office:value="6.22096057427182E-016">
                <text:p>6.22096057427182E-016</text:p>
              </table:table-cell>
            </table:table-row>
            <table:table-row>
              <table:table-cell office:value-type="float" office:value="-3.8">
                <text:p>-3.8</text:p>
              </table:table-cell>
              <table:table-cell office:value-type="float" office:value="0.0000723480439251201">
                <text:p>0.0000723480439251201</text:p>
              </table:table-cell>
              <table:table-cell office:value-type="float" office:value="0.0287165598160018">
                <text:p>0.0287165598160018</text:p>
              </table:table-cell>
              <table:table-cell office:value-type="float" office:value="0.0000000000000148065374900482">
                <text:p>0.0000000000000148065374900482</text:p>
              </table:table-cell>
            </table:table-row>
            <table:table-row>
              <table:table-cell office:value-type="float" office:value="-3.6">
                <text:p>-3.6</text:p>
              </table:table-cell>
              <table:table-cell office:value-type="float" office:value="0.000159108590157534">
                <text:p>0.000159108590157534</text:p>
              </table:table-cell>
              <table:table-cell office:value-type="float" office:value="0.0359303191129258">
                <text:p>0.0359303191129258</text:p>
              </table:table-cell>
              <table:table-cell office:value-type="float" office:value="0.000000000000301062798111745">
                <text:p>0.000000000000301062798111745</text:p>
              </table:table-cell>
            </table:table-row>
            <table:table-row>
              <table:table-cell office:value-type="float" office:value="-3.4">
                <text:p>-3.4</text:p>
              </table:table-cell>
              <table:table-cell office:value-type="float" office:value="0.000336929265676881">
                <text:p>0.000336929265676881</text:p>
              </table:table-cell>
              <table:table-cell office:value-type="float" office:value="0.0445654627585431">
                <text:p>0.0445654627585431</text:p>
              </table:table-cell>
              <table:table-cell office:value-type="float" office:value="0.00000000000523095754414462">
                <text:p>0.00000000000523095754414462</text:p>
              </table:table-cell>
            </table:table-row>
            <table:table-row>
              <table:table-cell office:value-type="float" office:value="-3.2">
                <text:p>-3.2</text:p>
              </table:table-cell>
              <table:table-cell office:value-type="float" office:value="0.000687137937915848">
                <text:p>0.000687137937915848</text:p>
              </table:table-cell>
              <table:table-cell office:value-type="float" office:value="0.054799291699558">
                <text:p>0.054799291699558</text:p>
              </table:table-cell>
              <table:table-cell office:value-type="float" office:value="0.0000000000776884758170984">
                <text:p>0.0000000000776884758170984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013498980316301">
                <text:p>0.0013498980316301</text:p>
              </table:table-cell>
              <table:table-cell office:value-type="float" office:value="0.0668072012688581">
                <text:p>0.0668072012688581</text:p>
              </table:table-cell>
              <table:table-cell office:value-type="float" office:value="0.000000000986587645037701">
                <text:p>0.000000000986587645037701</text:p>
              </table:table-cell>
            </table:table-row>
            <table:table-row>
              <table:table-cell office:value-type="float" office:value="-2.8">
                <text:p>-2.8</text:p>
              </table:table-cell>
              <table:table-cell office:value-type="float" office:value="0.00255513033042794">
                <text:p>0.00255513033042794</text:p>
              </table:table-cell>
              <table:table-cell office:value-type="float" office:value="0.0807566592337711">
                <text:p>0.0807566592337711</text:p>
              </table:table-cell>
              <table:table-cell office:value-type="float" office:value="0.000000010717590258311">
                <text:p>0.000000010717590258311</text:p>
              </table:table-cell>
            </table:table-row>
            <table:table-row>
              <table:table-cell office:value-type="float" office:value="-2.6">
                <text:p>-2.6</text:p>
              </table:table-cell>
              <table:table-cell office:value-type="float" office:value="0.00466118802371875">
                <text:p>0.00466118802371875</text:p>
              </table:table-cell>
              <table:table-cell office:value-type="float" office:value="0.0968004845856103">
                <text:p>0.0968004845856103</text:p>
              </table:table-cell>
              <table:table-cell office:value-type="float" office:value="0.0000000996442631693349">
                <text:p>0.0000000996442631693349</text:p>
              </table:table-cell>
            </table:table-row>
            <table:table-row>
              <table:table-cell office:value-type="float" office:value="-2.4">
                <text:p>-2.4</text:p>
              </table:table-cell>
              <table:table-cell office:value-type="float" office:value="0.00819753592459614">
                <text:p>0.00819753592459614</text:p>
              </table:table-cell>
              <table:table-cell office:value-type="float" office:value="0.115069670221708">
                <text:p>0.115069670221708</text:p>
              </table:table-cell>
              <table:table-cell office:value-type="float" office:value="0.000000793328151975598">
                <text:p>0.000000793328151975598</text:p>
              </table:table-cell>
            </table:table-row>
            <table:table-row>
              <table:table-cell office:value-type="float" office:value="-2.2">
                <text:p>-2.2</text:p>
              </table:table-cell>
              <table:table-cell office:value-type="float" office:value="0.0139034475134986">
                <text:p>0.0139034475134986</text:p>
              </table:table-cell>
              <table:table-cell office:value-type="float" office:value="0.135666060946383">
                <text:p>0.135666060946383</text:p>
              </table:table-cell>
              <table:table-cell office:value-type="float" office:value="0.00000541254390770386">
                <text:p>0.00000541254390770386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227501319481792">
                <text:p>0.0227501319481792</text:p>
              </table:table-cell>
              <table:table-cell office:value-type="float" office:value="0.158655253931457">
                <text:p>0.158655253931457</text:p>
              </table:table-cell>
              <table:table-cell office:value-type="float" office:value="0.00003167124183312">
                <text:p>0.00003167124183312</text:p>
              </table:table-cell>
            </table:table-row>
            <table:table-row>
              <table:table-cell office:value-type="float" office:value="-1.6">
                <text:p>-1.6</text:p>
              </table:table-cell>
              <table:table-cell office:value-type="float" office:value="0.054799291699558">
                <text:p>0.054799291699558</text:p>
              </table:table-cell>
              <table:table-cell office:value-type="float" office:value="0.211855398583397">
                <text:p>0.211855398583397</text:p>
              </table:table-cell>
              <table:table-cell office:value-type="float" office:value="0.000687137937915848">
                <text:p>0.000687137937915848</text:p>
              </table:table-cell>
            </table:table-row>
            <table:table-row>
              <table:table-cell office:value-type="float" office:value="-1.4">
                <text:p>-1.4</text:p>
              </table:table-cell>
              <table:table-cell office:value-type="float" office:value="0.0807566592337711">
                <text:p>0.0807566592337711</text:p>
              </table:table-cell>
              <table:table-cell office:value-type="float" office:value="0.241963652223073">
                <text:p>0.241963652223073</text:p>
              </table:table-cell>
              <table:table-cell office:value-type="float" office:value="0.00255513033042794">
                <text:p>0.00255513033042794</text:p>
              </table:table-cell>
            </table:table-row>
            <table:table-row>
              <table:table-cell office:value-type="float" office:value="-1.2">
                <text:p>-1.2</text:p>
              </table:table-cell>
              <table:table-cell office:value-type="float" office:value="0.115069670221708">
                <text:p>0.115069670221708</text:p>
              </table:table-cell>
              <table:table-cell office:value-type="float" office:value="0.274253117750074">
                <text:p>0.274253117750074</text:p>
              </table:table-cell>
              <table:table-cell office:value-type="float" office:value="0.00819753592459614">
                <text:p>0.00819753592459614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158655253931457">
                <text:p>0.158655253931457</text:p>
              </table:table-cell>
              <table:table-cell office:value-type="float" office:value="0.308537538725987">
                <text:p>0.308537538725987</text:p>
              </table:table-cell>
              <table:table-cell office:value-type="float" office:value="0.0227501319481792">
                <text:p>0.0227501319481792</text:p>
              </table:table-cell>
            </table:table-row>
            <table:table-row>
              <table:table-cell office:value-type="float" office:value="-0.8">
                <text:p>-0.8</text:p>
              </table:table-cell>
              <table:table-cell office:value-type="float" office:value="0.211855398583397">
                <text:p>0.211855398583397</text:p>
              </table:table-cell>
              <table:table-cell office:value-type="float" office:value="0.344578258389676">
                <text:p>0.344578258389676</text:p>
              </table:table-cell>
              <table:table-cell office:value-type="float" office:value="0.054799291699558">
                <text:p>0.054799291699558</text:p>
              </table:table-cell>
            </table:table-row>
            <table:table-row>
              <table:table-cell office:value-type="float" office:value="-0.6">
                <text:p>-0.6</text:p>
              </table:table-cell>
              <table:table-cell office:value-type="float" office:value="0.274253117750074">
                <text:p>0.274253117750074</text:p>
              </table:table-cell>
              <table:table-cell office:value-type="float" office:value="0.382088577811047">
                <text:p>0.382088577811047</text:p>
              </table:table-cell>
              <table:table-cell office:value-type="float" office:value="0.115069670221708">
                <text:p>0.115069670221708</text:p>
              </table:table-cell>
            </table:table-row>
            <table:table-row>
              <table:table-cell office:value-type="float" office:value="-0.4">
                <text:p>-0.4</text:p>
              </table:table-cell>
              <table:table-cell office:value-type="float" office:value="0.344578258389676">
                <text:p>0.344578258389676</text:p>
              </table:table-cell>
              <table:table-cell office:value-type="float" office:value="0.420740290560897">
                <text:p>0.420740290560897</text:p>
              </table:table-cell>
              <table:table-cell office:value-type="float" office:value="0.211855398583397">
                <text:p>0.211855398583397</text:p>
              </table:table-cell>
            </table:table-row>
            <table:table-row>
              <table:table-cell office:value-type="float" office:value="-0.19999999999999">
                <text:p>-0.19999999999999</text:p>
              </table:table-cell>
              <table:table-cell office:value-type="float" office:value="0.420740290560901">
                <text:p>0.420740290560901</text:p>
              </table:table-cell>
              <table:table-cell office:value-type="float" office:value="0.460172162722973">
                <text:p>0.460172162722973</text:p>
              </table:table-cell>
              <table:table-cell office:value-type="float" office:value="0.344578258389683">
                <text:p>0.344578258389683</text:p>
              </table:table-cell>
            </table:table-row>
            <table:table-row>
              <table:table-cell office:value-type="float" office:value="9.76996261670138E-015">
                <text:p>9.76996261670138E-015</text:p>
              </table:table-cell>
              <table:table-cell office:value-type="float" office:value="0.500000000000004">
                <text:p>0.500000000000004</text:p>
              </table:table-cell>
              <table:table-cell office:value-type="float" office:value="0.500000000000002">
                <text:p>0.500000000000002</text:p>
              </table:table-cell>
              <table:table-cell office:value-type="float" office:value="0.500000000000008">
                <text:p>0.500000000000008</text:p>
              </table:table-cell>
            </table:table-row>
            <table:table-row>
              <table:table-cell office:value-type="float" office:value="0.20000000000001">
                <text:p>0.20000000000001</text:p>
              </table:table-cell>
              <table:table-cell office:value-type="float" office:value="0.579259709439107">
                <text:p>0.579259709439107</text:p>
              </table:table-cell>
              <table:table-cell office:value-type="float" office:value="0.539827837277031">
                <text:p>0.539827837277031</text:p>
              </table:table-cell>
              <table:table-cell office:value-type="float" office:value="0.655421741610332">
                <text:p>0.655421741610332</text:p>
              </table:table-cell>
            </table:table-row>
            <table:table-row>
              <table:table-cell office:value-type="float" office:value="0.40000000000001">
                <text:p>0.40000000000001</text:p>
              </table:table-cell>
              <table:table-cell office:value-type="float" office:value="0.655421741610328">
                <text:p>0.655421741610328</text:p>
              </table:table-cell>
              <table:table-cell office:value-type="float" office:value="0.579259709439105">
                <text:p>0.579259709439105</text:p>
              </table:table-cell>
              <table:table-cell office:value-type="float" office:value="0.788144601416609">
                <text:p>0.788144601416609</text:p>
              </table:table-cell>
            </table:table-row>
            <table:table-row>
              <table:table-cell office:value-type="float" office:value="0.60000000000001">
                <text:p>0.60000000000001</text:p>
              </table:table-cell>
              <table:table-cell office:value-type="float" office:value="0.72574688224993">
                <text:p>0.72574688224993</text:p>
              </table:table-cell>
              <table:table-cell office:value-type="float" office:value="0.617911422188955">
                <text:p>0.617911422188955</text:p>
              </table:table-cell>
              <table:table-cell office:value-type="float" office:value="0.884930329778295">
                <text:p>0.884930329778295</text:p>
              </table:table-cell>
            </table:table-row>
            <table:table-row>
              <table:table-cell office:value-type="float" office:value="0.80000000000001">
                <text:p>0.80000000000001</text:p>
              </table:table-cell>
              <table:table-cell office:value-type="float" office:value="0.788144601416606">
                <text:p>0.788144601416606</text:p>
              </table:table-cell>
              <table:table-cell office:value-type="float" office:value="0.655421741610326">
                <text:p>0.655421741610326</text:p>
              </table:table-cell>
              <table:table-cell office:value-type="float" office:value="0.945200708300444">
                <text:p>0.945200708300444</text:p>
              </table:table-cell>
            </table:table-row>
            <table:table-row>
              <table:table-cell office:value-type="float" office:value="1.00000000000001">
                <text:p>1.00000000000001</text:p>
              </table:table-cell>
              <table:table-cell office:value-type="float" office:value="0.841344746068545">
                <text:p>0.841344746068545</text:p>
              </table:table-cell>
              <table:table-cell office:value-type="float" office:value="0.691462461274015">
                <text:p>0.691462461274015</text:p>
              </table:table-cell>
              <table:table-cell office:value-type="float" office:value="0.977249868051822">
                <text:p>0.977249868051822</text:p>
              </table:table-cell>
            </table:table-row>
            <table:table-row>
              <table:table-cell office:value-type="float" office:value="1.20000000000001">
                <text:p>1.20000000000001</text:p>
              </table:table-cell>
              <table:table-cell office:value-type="float" office:value="0.884930329778294">
                <text:p>0.884930329778294</text:p>
              </table:table-cell>
              <table:table-cell office:value-type="float" office:value="0.725746882249928">
                <text:p>0.725746882249928</text:p>
              </table:table-cell>
              <table:table-cell office:value-type="float" office:value="0.991802464075404">
                <text:p>0.991802464075404</text:p>
              </table:table-cell>
            </table:table-row>
            <table:table-row>
              <table:table-cell office:value-type="float" office:value="1.40000000000001">
                <text:p>1.40000000000001</text:p>
              </table:table-cell>
              <table:table-cell office:value-type="float" office:value="0.91924334076623">
                <text:p>0.91924334076623</text:p>
              </table:table-cell>
              <table:table-cell office:value-type="float" office:value="0.758036347776929">
                <text:p>0.758036347776929</text:p>
              </table:table-cell>
              <table:table-cell office:value-type="float" office:value="0.997444869669572">
                <text:p>0.997444869669572</text:p>
              </table:table-cell>
            </table:table-row>
            <table:table-row>
              <table:table-cell office:value-type="float" office:value="1.60000000000001">
                <text:p>1.60000000000001</text:p>
              </table:table-cell>
              <table:table-cell office:value-type="float" office:value="0.945200708300443">
                <text:p>0.945200708300443</text:p>
              </table:table-cell>
              <table:table-cell office:value-type="float" office:value="0.788144601416605">
                <text:p>0.788144601416605</text:p>
              </table:table-cell>
              <table:table-cell office:value-type="float" office:value="0.999312862062084">
                <text:p>0.999312862062084</text:p>
              </table:table-cell>
            </table:table-row>
            <table:table-row>
              <table:table-cell office:value-type="float" office:value="1.80000000000001">
                <text:p>1.80000000000001</text:p>
              </table:table-cell>
              <table:table-cell office:value-type="float" office:value="0.964069680887075">
                <text:p>0.964069680887075</text:p>
              </table:table-cell>
              <table:table-cell office:value-type="float" office:value="0.815939874653242">
                <text:p>0.815939874653242</text:p>
              </table:table-cell>
              <table:table-cell office:value-type="float" office:value="0.999840891409842">
                <text:p>0.999840891409842</text:p>
              </table:table-cell>
            </table:table-row>
            <table:table-row>
              <table:table-cell office:value-type="float" office:value="2.00000000000001">
                <text:p>2.00000000000001</text:p>
              </table:table-cell>
              <table:table-cell office:value-type="float" office:value="0.977249868051821">
                <text:p>0.977249868051821</text:p>
              </table:table-cell>
              <table:table-cell office:value-type="float" office:value="0.841344746068544">
                <text:p>0.841344746068544</text:p>
              </table:table-cell>
              <table:table-cell office:value-type="float" office:value="0.999968328758167">
                <text:p>0.999968328758167</text:p>
              </table:table-cell>
            </table:table-row>
            <table:table-row>
              <table:table-cell office:value-type="float" office:value="2.20000000000001">
                <text:p>2.20000000000001</text:p>
              </table:table-cell>
              <table:table-cell office:value-type="float" office:value="0.986096552486502">
                <text:p>0.986096552486502</text:p>
              </table:table-cell>
              <table:table-cell office:value-type="float" office:value="0.864333939053618">
                <text:p>0.864333939053618</text:p>
              </table:table-cell>
              <table:table-cell office:value-type="float" office:value="0.999994587456092">
                <text:p>0.999994587456092</text:p>
              </table:table-cell>
            </table:table-row>
            <table:table-row>
              <table:table-cell office:value-type="float" office:value="2.40000000000001">
                <text:p>2.40000000000001</text:p>
              </table:table-cell>
              <table:table-cell office:value-type="float" office:value="0.991802464075404">
                <text:p>0.991802464075404</text:p>
              </table:table-cell>
              <table:table-cell office:value-type="float" office:value="0.884930329778293">
                <text:p>0.884930329778293</text:p>
              </table:table-cell>
              <table:table-cell office:value-type="float" office:value="0.999999206671848">
                <text:p>0.999999206671848</text:p>
              </table:table-cell>
            </table:table-row>
            <table:table-row>
              <table:table-cell office:value-type="float" office:value="2.60000000000001">
                <text:p>2.60000000000001</text:p>
              </table:table-cell>
              <table:table-cell office:value-type="float" office:value="0.995338811976281">
                <text:p>0.995338811976281</text:p>
              </table:table-cell>
              <table:table-cell office:value-type="float" office:value="0.903199515414391">
                <text:p>0.903199515414391</text:p>
              </table:table-cell>
              <table:table-cell office:value-type="float" office:value="0.999999900355737">
                <text:p>0.999999900355737</text:p>
              </table:table-cell>
            </table:table-row>
            <table:table-row>
              <table:table-cell office:value-type="float" office:value="2.80000000000001">
                <text:p>2.80000000000001</text:p>
              </table:table-cell>
              <table:table-cell office:value-type="float" office:value="0.997444869669572">
                <text:p>0.997444869669572</text:p>
              </table:table-cell>
              <table:table-cell office:value-type="float" office:value="0.91924334076623">
                <text:p>0.91924334076623</text:p>
              </table:table-cell>
              <table:table-cell office:value-type="float" office:value="0.99999998928241">
                <text:p>0.99999998928241</text:p>
              </table:table-cell>
            </table:table-row>
            <table:table-row>
              <table:table-cell office:value-type="float" office:value="3.00000000000001">
                <text:p>3.00000000000001</text:p>
              </table:table-cell>
              <table:table-cell office:value-type="float" office:value="0.99865010196837">
                <text:p>0.99865010196837</text:p>
              </table:table-cell>
              <table:table-cell office:value-type="float" office:value="0.933192798731143">
                <text:p>0.933192798731143</text:p>
              </table:table-cell>
              <table:table-cell office:value-type="float" office:value="0.999999999013412">
                <text:p>0.999999999013412</text:p>
              </table:table-cell>
            </table:table-row>
            <table:table-row>
              <table:table-cell office:value-type="float" office:value="3.20000000000001">
                <text:p>3.20000000000001</text:p>
              </table:table-cell>
              <table:table-cell office:value-type="float" office:value="0.999312862062084">
                <text:p>0.999312862062084</text:p>
              </table:table-cell>
              <table:table-cell office:value-type="float" office:value="0.945200708300443">
                <text:p>0.945200708300443</text:p>
              </table:table-cell>
              <table:table-cell office:value-type="float" office:value="0.999999999922311">
                <text:p>0.999999999922311</text:p>
              </table:table-cell>
            </table:table-row>
            <table:table-row>
              <table:table-cell office:value-type="float" office:value="3.40000000000001">
                <text:p>3.40000000000001</text:p>
              </table:table-cell>
              <table:table-cell office:value-type="float" office:value="0.999663070734323">
                <text:p>0.999663070734323</text:p>
              </table:table-cell>
              <table:table-cell office:value-type="float" office:value="0.955434537241457">
                <text:p>0.955434537241457</text:p>
              </table:table-cell>
              <table:table-cell office:value-type="float" office:value="0.999999999994769">
                <text:p>0.999999999994769</text:p>
              </table:table-cell>
            </table:table-row>
            <table:table-row>
              <table:table-cell office:value-type="float" office:value="3.60000000000001">
                <text:p>3.60000000000001</text:p>
              </table:table-cell>
              <table:table-cell office:value-type="float" office:value="0.999840891409842">
                <text:p>0.999840891409842</text:p>
              </table:table-cell>
              <table:table-cell office:value-type="float" office:value="0.964069680887075">
                <text:p>0.964069680887075</text:p>
              </table:table-cell>
              <table:table-cell office:value-type="float" office:value="0.999999999999699">
                <text:p>0.999999999999699</text:p>
              </table:table-cell>
            </table:table-row>
            <table:table-row>
              <table:table-cell office:value-type="float" office:value="3.80000000000001">
                <text:p>3.80000000000001</text:p>
              </table:table-cell>
              <table:table-cell office:value-type="float" office:value="0.999927651956075">
                <text:p>0.999927651956075</text:p>
              </table:table-cell>
              <table:table-cell office:value-type="float" office:value="0.971283440183998">
                <text:p>0.971283440183998</text:p>
              </table:table-cell>
              <table:table-cell office:value-type="float" office:value="0.999999999999985">
                <text:p>0.99999999999998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99968328758167">
                <text:p>0.999968328758167</text:p>
              </table:table-cell>
              <table:table-cell office:value-type="float" office:value="0.977249868051821">
                <text:p>0.9772498680518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.999986654250984">
                <text:p>0.999986654250984</text:p>
              </table:table-cell>
              <table:table-cell office:value-type="float" office:value="0.982135579437183">
                <text:p>0.982135579437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999994587456092">
                <text:p>0.999994587456092</text:p>
              </table:table-cell>
              <table:table-cell office:value-type="float" office:value="0.986096552486501">
                <text:p>0.986096552486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0.999997887545297">
                <text:p>0.999997887545297</text:p>
              </table:table-cell>
              <table:table-cell office:value-type="float" office:value="0.989275889978324">
                <text:p>0.9892758899783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999999206671848">
                <text:p>0.999999206671848</text:p>
              </table:table-cell>
              <table:table-cell office:value-type="float" office:value="0.991802464075404">
                <text:p>0.991802464075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99999713348428">
                <text:p>0.999999713348428</text:p>
              </table:table-cell>
              <table:table-cell office:value-type="float" office:value="0.993790334674224">
                <text:p>0.993790334674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.999999900355737">
                <text:p>0.999999900355737</text:p>
              </table:table-cell>
              <table:table-cell office:value-type="float" office:value="0.995338811976281">
                <text:p>0.995338811976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.999999966679551">
                <text:p>0.999999966679551</text:p>
              </table:table-cell>
              <table:table-cell office:value-type="float" office:value="0.996533026196959">
                <text:p>0.9965330261969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.99999998928241">
                <text:p>0.99999998928241</text:p>
              </table:table-cell>
              <table:table-cell office:value-type="float" office:value="0.997444869669572">
                <text:p>0.9974448696695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.999999996684254">
                <text:p>0.999999996684254</text:p>
              </table:table-cell>
              <table:table-cell office:value-type="float" office:value="0.998134186699616">
                <text:p>0.9981341866996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99999999013412">
                <text:p>0.999999999013412</text:p>
              </table:table-cell>
              <table:table-cell office:value-type="float" office:value="0.99865010196837">
                <text:p>0.9986501019683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18P0" style:volatile="true">
      <loext:text> </loext:text>
      <loext:fill-character> </loext:fill-character>
      <number:number number:decimal-places="8" loext:min-decimal-places="8" number:min-integer-digits="1">
        <number:embedded-text number:position="3"> </number:embedded-text>
      </number:number>
      <number:text>      </number:text>
    </number:number-style>
    <number:number-style style:name="N118P1" style:volatile="true">
      <loext:text>-</loext:text>
      <loext:fill-character> </loext:fill-character>
      <number:number number:decimal-places="8" loext:min-decimal-places="8" number:min-integer-digits="1">
        <number:embedded-text number:position="3"> </number:embedded-text>
      </number:number>
      <number:text>     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style:style style:name="ch1" style:family="chart">
      <style:graphic-properties draw:stroke="solid" svg:stroke-width="0.009cm"/>
    </style:style>
    <style:style style:name="ch2" style:family="chart">
      <style:chart-properties style:rotation-angle="0"/>
      <style:graphic-properties svg:stroke-width="0.071cm"/>
      <style:text-properties fo:color="#000000" style:text-position="0% 100%" fo:font-family="'Arial CE'" fo:font-size="8pt" style:font-family-asian="'Arial CE'" style:font-size-asian="8pt" style:font-family-complex="'Arial CE'" style:font-size-complex="8pt"/>
    </style:style>
    <style:style style:name="ch3" style:family="chart">
      <style:chart-properties chart:interpolation="cubic-spline"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'Arial CE'" fo:font-size="8pt" style:font-family-asian="'Arial CE'" style:font-size-asian="8pt" style:font-family-complex="'Arial CE'" style:font-size-complex="8pt"/>
    </style:style>
    <style:style style:name="ch5" style:family="chart" style:data-style-name="N2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'Arial CE'" fo:font-size="8pt" style:font-family-asian="'Arial CE'" style:font-size-asian="8pt" style:font-family-complex="'Arial CE'" style:font-size-complex="8pt"/>
    </style:style>
    <style:style style:name="ch6" style:family="chart">
      <style:graphic-properties svg:stroke-width="0.009cm" svg:stroke-color="#ffffff"/>
    </style:style>
    <style:style style:name="ch7" style:family="chart" style:data-style-name="N118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35cm" svg:stroke-color="#000080" draw:fill-color="#000080"/>
      <style:text-properties fo:color="#000000" style:text-position="0% 100%" fo:font-family="'Arial CE'" fo:font-size="11.5pt" style:font-family-asian="'Arial CE'" style:font-size-asian="11.5pt" style:font-family-complex="'Arial CE'" style:font-size-complex="11.5pt"/>
    </style:style>
    <style:style style:name="ch8" style:family="chart" style:data-style-name="N118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35cm" svg:stroke-color="#000000" draw:fill-color="#000000"/>
      <style:text-properties fo:color="#000000" style:text-position="0% 100%" fo:font-family="'Arial CE'" fo:font-size="11.5pt" style:font-family-asian="'Arial CE'" style:font-size-asian="11.5pt" style:font-family-complex="'Arial CE'" style:font-size-complex="11.5pt"/>
    </style:style>
    <style:style style:name="ch9" style:family="chart" style:data-style-name="N118">
      <style:chart-properties chart:symbol-type="named-symbol" chart:symbol-name="square" chart:symbol-width="0.071cm" chart:symbol-height="0.071cm" chart:link-data-style-to-source="true" chart:label-position="right">
        <chart:label-separator>
          <text:p>; </text:p>
        </chart:label-separator>
      </style:chart-properties>
      <style:graphic-properties svg:stroke-width="0.071cm" svg:stroke-color="#333399" draw:fill-color="#333399"/>
      <style:text-properties fo:color="#000000" style:text-position="0% 100%" fo:font-family="'Arial CE'" fo:font-size="11.5pt" style:font-family-asian="'Arial CE'" style:font-size-asian="11.5pt" style:font-family-complex="'Arial CE'" style:font-size-complex="11.5pt"/>
    </style:style>
    <style:style style:name="ch10" style:family="chart" style:data-style-name="N118">
      <style:chart-properties chart:symbol-type="named-symbol" chart:symbol-name="diamond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 svg:stroke-color="#ff0000" draw:fill-color="#ff0000"/>
      <style:text-properties fo:color="#000000" style:text-position="0% 100%" fo:font-family="'Arial CE'" fo:font-size="11.5pt" style:font-family-asian="'Arial CE'" style:font-size-asian="11.5pt" style:font-family-complex="'Arial CE'" style:font-size-complex="11.5pt"/>
    </style:style>
    <style:style style:name="ch11" style:family="chart" style:data-style-name="N118">
      <style:chart-properties chart:symbol-type="named-symbol" chart:symbol-name="x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 svg:stroke-color="#ffffff" draw:fill-color="#ffffff"/>
      <style:text-properties fo:color="#000000" style:text-position="0% 100%" fo:font-family="'Arial CE'" fo:font-size="11.5pt" style:font-family-asian="'Arial CE'" style:font-size-asian="11.5pt" style:font-family-complex="'Arial CE'" style:font-size-complex="11.5pt"/>
    </style:style>
    <style:style style:name="ch12" style:family="chart">
      <style:chart-properties chart:solid-type="cuboid" chart:symbol-type="named-symbol" chart:symbol-name="arrow-up" chart:symbol-width="0.176cm" chart:symbol-height="0.176cm"/>
      <style:graphic-properties svg:stroke-color="#0000ff" draw:fill-color="#0000ff"/>
    </style:style>
    <style:style style:name="ch13" style:family="chart" style:data-style-name="N118">
      <style:chart-properties chart:symbol-type="named-symbol" chart:symbol-name="arrow-right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 svg:stroke-color="#ffffff" draw:fill-color="#ffffff"/>
      <style:text-properties fo:color="#000000" style:text-position="0% 100%" fo:font-family="'Arial CE'" fo:font-size="11.5pt" style:font-family-asian="'Arial CE'" style:font-size-asian="11.5pt" style:font-family-complex="'Arial CE'" style:font-size-complex="11.5pt"/>
    </style:style>
    <style:style style:name="ch14" style:family="chart">
      <style:chart-properties chart:solid-type="cuboid" chart:symbol-type="named-symbol" chart:symbol-name="arrow-up" chart:symbol-width="0.176cm" chart:symbol-height="0.176cm"/>
      <style:graphic-properties svg:stroke-color="#000000" draw:fill-color="#000000"/>
    </style:style>
    <style:style style:name="ch15" style:family="chart">
      <style:graphic-properties draw:stroke="solid" svg:stroke-width="0.009cm"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1.935cm" svg:height="7.065cm" xlink:href=".." xlink:type="simple" chart:class="chart:scatter" chart:style-name="ch1">
        <chart:title svg:x="2.354cm" svg:y="0.265cm" chart:style-name="ch2">
          <text:p>Dystrybuanta i funkcja gęstosci rozkładu normalnego</text:p>
        </chart:title>
        <chart:plot-area chart:style-name="ch3" table:cell-range-address="Standaryzacja.A7:Standaryzacja.E67 Standaryzacja.B6:Standaryzacja.B6 Standaryzacja.D6:Standaryzacja.E6 Standaryzacja.F4:Standaryzacja.F4 Standaryzacja.H3:Standaryzacja.H4 Standaryzacja.J4:Standaryzacja.J4" chart:data-source-has-labels="row" svg:x="0.483cm" svg:y="0.871cm" svg:width="10.915cm" svg:height="5.703cm">
          <chartooo:coordinate-region svg:x="0.616cm" svg:y="1.032cm" svg:width="10.701cm" svg:height="4.97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tandaryzacja.B7:Standaryzacja.B67" chart:label-cell-address="Standaryzacja.B6:Standaryzacja.B6" chart:class="chart:scatter">
            <chart:domain table:cell-range-address="Standaryzacja.A7:Standaryzacja.A67"/>
            <chart:data-point chart:repeated="61"/>
          </chart:series>
          <chart:series chart:style-name="ch8" chart:values-cell-range-address="Standaryzacja.C7:Standaryzacja.C67" loext:label-string="&quot;N(0,1)&quot;" chart:class="chart:scatter">
            <chart:data-point chart:repeated="61"/>
          </chart:series>
          <chart:series chart:style-name="ch9" chart:values-cell-range-address="Standaryzacja.D7:Standaryzacja.D67" chart:label-cell-address="Standaryzacja.D6:Standaryzacja.D6" chart:class="chart:scatter">
            <chart:data-point chart:repeated="61"/>
          </chart:series>
          <chart:series chart:style-name="ch8" chart:values-cell-range-address="Standaryzacja.E7:Standaryzacja.E67" chart:label-cell-address="Standaryzacja.E6:Standaryzacja.E6" chart:class="chart:scatter">
            <chart:data-point chart:repeated="61"/>
          </chart:series>
          <chart:series chart:style-name="ch10" chart:values-cell-range-address="Standaryzacja.F4:Standaryzacja.F4" loext:label-string="&quot;Punkt&quot;" chart:class="chart:scatter">
            <chart:domain table:cell-range-address="Standaryzacja.F3:Standaryzacja.F3"/>
            <chart:data-point/>
          </chart:series>
          <chart:series chart:style-name="ch11" chart:values-cell-range-address="Standaryzacja.H3:Standaryzacja.H3" loext:label-string="&quot;Punkt_d&quot;" chart:class="chart:scatter">
            <chart:domain table:cell-range-address="Standaryzacja.F3:Standaryzacja.F3"/>
            <chart:data-point chart:style-name="ch12"/>
          </chart:series>
          <chart:series chart:style-name="ch10" chart:values-cell-range-address="Standaryzacja.J4:Standaryzacja.J4" loext:label-string="&quot;Punkt_S&quot;" chart:class="chart:scatter">
            <chart:domain table:cell-range-address="Standaryzacja.J3:Standaryzacja.J3"/>
            <chart:data-point/>
          </chart:series>
          <chart:series chart:style-name="ch13" chart:values-cell-range-address="Standaryzacja.H4:Standaryzacja.H4" loext:label-string="&quot;Punkt_S_d&quot;" chart:class="chart:scatter">
            <chart:domain table:cell-range-address="Standaryzacja.J3:Standaryzacja.J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(M, Sigma)</text:p>
                <draw:g>
                  <svg:desc>Standaryzacja.B6:Standaryzacja.B6</svg:desc>
                </draw:g>
              </table:table-cell>
              <table:table-cell office:value-type="string">
                <text:p>N(0,1)</text:p>
              </table:table-cell>
              <table:table-cell office:value-type="string">
                <text:p>DN(M,Sigma)</text:p>
                <draw:g>
                  <svg:desc>Standaryzacja.D6:Standaryzacja.D6</svg:desc>
                </draw:g>
              </table:table-cell>
              <table:table-cell office:value-type="string">
                <text:p>DN(0,1)</text:p>
                <draw:g>
                  <svg:desc>Standaryzacja.E6:Standaryzacja.E6</svg:desc>
                </draw:g>
              </table:table-cell>
              <table:table-cell office:value-type="string">
                <text:p/>
              </table:table-cell>
              <table:table-cell office:value-type="string">
                <text:p>Punkt</text:p>
              </table:table-cell>
              <table:table-cell office:value-type="string">
                <text:p/>
              </table:table-cell>
              <table:table-cell office:value-type="string">
                <text:p>Punkt_d</text:p>
              </table:table-cell>
              <table:table-cell office:value-type="string">
                <text:p/>
              </table:table-cell>
              <table:table-cell office:value-type="string">
                <text:p>Punkt_S</text:p>
              </table:table-cell>
              <table:table-cell office:value-type="string">
                <text:p/>
              </table:table-cell>
              <table:table-cell office:value-type="string">
                <text:p>Punkt_S_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">
                <text:p>-6</text:p>
                <draw:g>
                  <svg:desc>Standaryzacja.A7:Standaryzacja.A67</svg:desc>
                </draw:g>
              </table:table-cell>
              <table:table-cell office:value-type="float" office:value="0.00000000607588284982329">
                <text:p>0.00000000607588284982329</text:p>
                <draw:g>
                  <svg:desc>Standaryzacja.B7:Standaryzacja.B67</svg:desc>
                </draw:g>
              </table:table-cell>
              <table:table-cell office:value-type="float" office:value="0.00000000607588284982329">
                <text:p>0.00000000607588284982329</text:p>
                <draw:g>
                  <svg:desc>Standaryzacja.C7:Standaryzacja.C67</svg:desc>
                </draw:g>
              </table:table-cell>
              <table:table-cell office:value-type="float" office:value="0.000000000986587645037701">
                <text:p>0.000000000986587645037701</text:p>
                <draw:g>
                  <svg:desc>Standaryzacja.D7:Standaryzacja.D67</svg:desc>
                </draw:g>
              </table:table-cell>
              <table:table-cell office:value-type="float" office:value="0.000000000986587645037701">
                <text:p>0.000000000986587645037701</text:p>
                <draw:g>
                  <svg:desc>Standaryzacja.E7:Standaryzacja.E67</svg:desc>
                </draw:g>
              </table:table-cell>
              <table:table-cell office:value-type="float" office:value="4">
                <text:p>4</text:p>
                <draw:g>
                  <svg:desc>Standaryzacja.F3:Standaryzacja.F3</svg:desc>
                </draw:g>
              </table:table-cell>
              <table:table-cell office:value-type="float" office:value="0.000133830225764885">
                <text:p>0.000133830225764885</text:p>
                <draw:g>
                  <svg:desc>Standaryzacja.F4:Standaryzacja.F4</svg:desc>
                </draw:g>
              </table:table-cell>
              <table:table-cell office:value-type="float" office:value="4">
                <text:p>4</text:p>
                <draw:g>
                  <svg:desc>Standaryzacja.F3:Standaryzacja.F3</svg:desc>
                </draw:g>
              </table:table-cell>
              <table:table-cell office:value-type="float" office:value="0.999968328758167">
                <text:p>0.999968328758167</text:p>
                <draw:g>
                  <svg:desc>Standaryzacja.H3:Standaryzacja.H3</svg:desc>
                </draw:g>
              </table:table-cell>
              <table:table-cell office:value-type="float" office:value="4">
                <text:p>4</text:p>
                <draw:g>
                  <svg:desc>Standaryzacja.J3:Standaryzacja.J3</svg:desc>
                </draw:g>
              </table:table-cell>
              <table:table-cell office:value-type="float" office:value="0.000133830225764885">
                <text:p>0.000133830225764885</text:p>
                <draw:g>
                  <svg:desc>Standaryzacja.J4:Standaryzacja.J4</svg:desc>
                </draw:g>
              </table:table-cell>
              <table:table-cell office:value-type="float" office:value="4">
                <text:p>4</text:p>
                <draw:g>
                  <svg:desc>Standaryzacja.J3:Standaryzacja.J3</svg:desc>
                </draw:g>
              </table:table-cell>
              <table:table-cell office:value-type="float" office:value="0.999968328758167">
                <text:p>0.999968328758167</text:p>
                <draw:g>
                  <svg:desc>Standaryzacja.H4:Standaryzacja.H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.8">
                <text:p>-5.8</text:p>
              </table:table-cell>
              <table:table-cell office:value-type="float" office:value="0.0000000197731964062447">
                <text:p>0.0000000197731964062447</text:p>
              </table:table-cell>
              <table:table-cell office:value-type="float" office:value="0.0000000197731964062447">
                <text:p>0.0000000197731964062447</text:p>
              </table:table-cell>
              <table:table-cell office:value-type="float" office:value="0.00000000331574597832616">
                <text:p>0.00000000331574597832616</text:p>
              </table:table-cell>
              <table:table-cell office:value-type="float" office:value="0.00000000331574597832616">
                <text:p>0.00000000331574597832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.6">
                <text:p>-5.6</text:p>
              </table:table-cell>
              <table:table-cell office:value-type="float" office:value="0.0000000618262050016586">
                <text:p>0.0000000618262050016586</text:p>
              </table:table-cell>
              <table:table-cell office:value-type="float" office:value="0.0000000618262050016586">
                <text:p>0.0000000618262050016586</text:p>
              </table:table-cell>
              <table:table-cell office:value-type="float" office:value="0.000000010717590258311">
                <text:p>0.000000010717590258311</text:p>
              </table:table-cell>
              <table:table-cell office:value-type="float" office:value="0.000000010717590258311">
                <text:p>0.000000010717590258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.4">
                <text:p>-5.4</text:p>
              </table:table-cell>
              <table:table-cell office:value-type="float" office:value="0.000000185736184455529">
                <text:p>0.000000185736184455529</text:p>
              </table:table-cell>
              <table:table-cell office:value-type="float" office:value="0.000000185736184455529">
                <text:p>0.000000185736184455529</text:p>
              </table:table-cell>
              <table:table-cell office:value-type="float" office:value="0.0000000333204484854286">
                <text:p>0.0000000333204484854286</text:p>
              </table:table-cell>
              <table:table-cell office:value-type="float" office:value="0.0000000333204484854286">
                <text:p>0.000000033320448485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.2">
                <text:p>-5.2</text:p>
              </table:table-cell>
              <table:table-cell office:value-type="float" office:value="0.000000536103534469761">
                <text:p>0.000000536103534469761</text:p>
              </table:table-cell>
              <table:table-cell office:value-type="float" office:value="0.000000536103534469761">
                <text:p>0.000000536103534469761</text:p>
              </table:table-cell>
              <table:table-cell office:value-type="float" office:value="0.0000000996442631693349">
                <text:p>0.0000000996442631693349</text:p>
              </table:table-cell>
              <table:table-cell office:value-type="float" office:value="0.0000000996442631693349">
                <text:p>0.0000000996442631693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0.0000014867195147343">
                <text:p>0.0000014867195147343</text:p>
              </table:table-cell>
              <table:table-cell office:value-type="float" office:value="0.0000014867195147343">
                <text:p>0.0000014867195147343</text:p>
              </table:table-cell>
              <table:table-cell office:value-type="float" office:value="0.000000286651571879195">
                <text:p>0.000000286651571879195</text:p>
              </table:table-cell>
              <table:table-cell office:value-type="float" office:value="0.000000286651571879195">
                <text:p>0.000000286651571879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8">
                <text:p>-4.8</text:p>
              </table:table-cell>
              <table:table-cell office:value-type="float" office:value="0.00000396129909103208">
                <text:p>0.00000396129909103208</text:p>
              </table:table-cell>
              <table:table-cell office:value-type="float" office:value="0.00000396129909103208">
                <text:p>0.00000396129909103208</text:p>
              </table:table-cell>
              <table:table-cell office:value-type="float" office:value="0.000000793328151975598">
                <text:p>0.000000793328151975598</text:p>
              </table:table-cell>
              <table:table-cell office:value-type="float" office:value="0.000000793328151975598">
                <text:p>0.000000793328151975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6">
                <text:p>-4.6</text:p>
              </table:table-cell>
              <table:table-cell office:value-type="float" office:value="0.0000101408520654868">
                <text:p>0.0000101408520654868</text:p>
              </table:table-cell>
              <table:table-cell office:value-type="float" office:value="0.0000101408520654868">
                <text:p>0.0000101408520654868</text:p>
              </table:table-cell>
              <table:table-cell office:value-type="float" office:value="0.00000211245470250286">
                <text:p>0.00000211245470250286</text:p>
              </table:table-cell>
              <table:table-cell office:value-type="float" office:value="0.00000211245470250286">
                <text:p>0.00000211245470250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4">
                <text:p>-4.4</text:p>
              </table:table-cell>
              <table:table-cell office:value-type="float" office:value="0.0000249424712900535">
                <text:p>0.0000249424712900535</text:p>
              </table:table-cell>
              <table:table-cell office:value-type="float" office:value="0.0000249424712900535">
                <text:p>0.0000249424712900535</text:p>
              </table:table-cell>
              <table:table-cell office:value-type="float" office:value="0.00000541254390770386">
                <text:p>0.00000541254390770386</text:p>
              </table:table-cell>
              <table:table-cell office:value-type="float" office:value="0.00000541254390770386">
                <text:p>0.00000541254390770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2">
                <text:p>-4.2</text:p>
              </table:table-cell>
              <table:table-cell office:value-type="float" office:value="0.0000589430677565399">
                <text:p>0.0000589430677565399</text:p>
              </table:table-cell>
              <table:table-cell office:value-type="float" office:value="0.0000589430677565399">
                <text:p>0.0000589430677565399</text:p>
              </table:table-cell>
              <table:table-cell office:value-type="float" office:value="0.0000133457490159063">
                <text:p>0.0000133457490159063</text:p>
              </table:table-cell>
              <table:table-cell office:value-type="float" office:value="0.0000133457490159063">
                <text:p>0.0000133457490159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00133830225764885">
                <text:p>0.000133830225764885</text:p>
              </table:table-cell>
              <table:table-cell office:value-type="float" office:value="0.000133830225764885">
                <text:p>0.000133830225764885</text:p>
              </table:table-cell>
              <table:table-cell office:value-type="float" office:value="0.00003167124183312">
                <text:p>0.00003167124183312</text:p>
              </table:table-cell>
              <table:table-cell office:value-type="float" office:value="0.00003167124183312">
                <text:p>0.00003167124183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8">
                <text:p>-3.8</text:p>
              </table:table-cell>
              <table:table-cell office:value-type="float" office:value="0.00029194692579146">
                <text:p>0.00029194692579146</text:p>
              </table:table-cell>
              <table:table-cell office:value-type="float" office:value="0.00029194692579146">
                <text:p>0.00029194692579146</text:p>
              </table:table-cell>
              <table:table-cell office:value-type="float" office:value="0.0000723480439251201">
                <text:p>0.0000723480439251201</text:p>
              </table:table-cell>
              <table:table-cell office:value-type="float" office:value="0.0000723480439251201">
                <text:p>0.000072348043925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6">
                <text:p>-3.6</text:p>
              </table:table-cell>
              <table:table-cell office:value-type="float" office:value="0.000611901930113772">
                <text:p>0.000611901930113772</text:p>
              </table:table-cell>
              <table:table-cell office:value-type="float" office:value="0.000611901930113772">
                <text:p>0.000611901930113772</text:p>
              </table:table-cell>
              <table:table-cell office:value-type="float" office:value="0.000159108590157534">
                <text:p>0.000159108590157534</text:p>
              </table:table-cell>
              <table:table-cell office:value-type="float" office:value="0.000159108590157534">
                <text:p>0.000159108590157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4">
                <text:p>-3.4</text:p>
              </table:table-cell>
              <table:table-cell office:value-type="float" office:value="0.00123221916847302">
                <text:p>0.00123221916847302</text:p>
              </table:table-cell>
              <table:table-cell office:value-type="float" office:value="0.00123221916847302">
                <text:p>0.00123221916847302</text:p>
              </table:table-cell>
              <table:table-cell office:value-type="float" office:value="0.000336929265676881">
                <text:p>0.000336929265676881</text:p>
              </table:table-cell>
              <table:table-cell office:value-type="float" office:value="0.000336929265676881">
                <text:p>0.000336929265676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2">
                <text:p>-3.2</text:p>
              </table:table-cell>
              <table:table-cell office:value-type="float" office:value="0.00238408820146484">
                <text:p>0.00238408820146484</text:p>
              </table:table-cell>
              <table:table-cell office:value-type="float" office:value="0.00238408820146484">
                <text:p>0.00238408820146484</text:p>
              </table:table-cell>
              <table:table-cell office:value-type="float" office:value="0.000687137937915848">
                <text:p>0.000687137937915848</text:p>
              </table:table-cell>
              <table:table-cell office:value-type="float" office:value="0.000687137937915848">
                <text:p>0.000687137937915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">
                <text:p>-3</text:p>
              </table:table-cell>
              <table:table-cell office:value-type="float" office:value="0.00443184841193801">
                <text:p>0.00443184841193801</text:p>
              </table:table-cell>
              <table:table-cell office:value-type="float" office:value="0.00443184841193801">
                <text:p>0.00443184841193801</text:p>
              </table:table-cell>
              <table:table-cell office:value-type="float" office:value="0.0013498980316301">
                <text:p>0.0013498980316301</text:p>
              </table:table-cell>
              <table:table-cell office:value-type="float" office:value="0.0013498980316301">
                <text:p>0.001349898031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.8">
                <text:p>-2.8</text:p>
              </table:table-cell>
              <table:table-cell office:value-type="float" office:value="0.00791545158297997">
                <text:p>0.00791545158297997</text:p>
              </table:table-cell>
              <table:table-cell office:value-type="float" office:value="0.00791545158297997">
                <text:p>0.00791545158297997</text:p>
              </table:table-cell>
              <table:table-cell office:value-type="float" office:value="0.00255513033042794">
                <text:p>0.00255513033042794</text:p>
              </table:table-cell>
              <table:table-cell office:value-type="float" office:value="0.00255513033042794">
                <text:p>0.00255513033042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6">
                <text:p>-2.6</text:p>
              </table:table-cell>
              <table:table-cell office:value-type="float" office:value="0.0135829692336856">
                <text:p>0.0135829692336856</text:p>
              </table:table-cell>
              <table:table-cell office:value-type="float" office:value="0.0135829692336856">
                <text:p>0.0135829692336856</text:p>
              </table:table-cell>
              <table:table-cell office:value-type="float" office:value="0.00466118802371875">
                <text:p>0.00466118802371875</text:p>
              </table:table-cell>
              <table:table-cell office:value-type="float" office:value="0.00466118802371875">
                <text:p>0.004661188023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4">
                <text:p>-2.4</text:p>
              </table:table-cell>
              <table:table-cell office:value-type="float" office:value="0.0223945302948429">
                <text:p>0.0223945302948429</text:p>
              </table:table-cell>
              <table:table-cell office:value-type="float" office:value="0.0223945302948429">
                <text:p>0.0223945302948429</text:p>
              </table:table-cell>
              <table:table-cell office:value-type="float" office:value="0.00819753592459614">
                <text:p>0.00819753592459614</text:p>
              </table:table-cell>
              <table:table-cell office:value-type="float" office:value="0.00819753592459614">
                <text:p>0.00819753592459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2">
                <text:p>-2.2</text:p>
              </table:table-cell>
              <table:table-cell office:value-type="float" office:value="0.0354745928462314">
                <text:p>0.0354745928462314</text:p>
              </table:table-cell>
              <table:table-cell office:value-type="float" office:value="0.0354745928462314">
                <text:p>0.0354745928462314</text:p>
              </table:table-cell>
              <table:table-cell office:value-type="float" office:value="0.0139034475134986">
                <text:p>0.0139034475134986</text:p>
              </table:table-cell>
              <table:table-cell office:value-type="float" office:value="0.0139034475134986">
                <text:p>0.0139034475134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">
                <text:p>-2</text:p>
              </table:table-cell>
              <table:table-cell office:value-type="float" office:value="0.0539909665131881">
                <text:p>0.0539909665131881</text:p>
              </table:table-cell>
              <table:table-cell office:value-type="float" office:value="0.0539909665131881">
                <text:p>0.0539909665131881</text:p>
              </table:table-cell>
              <table:table-cell office:value-type="float" office:value="0.0227501319481792">
                <text:p>0.0227501319481792</text:p>
              </table:table-cell>
              <table:table-cell office:value-type="float" office:value="0.0227501319481792">
                <text:p>0.0227501319481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8">
                <text:p>-1.8</text:p>
              </table:table-cell>
              <table:table-cell office:value-type="float" office:value="0.0789501583008942">
                <text:p>0.0789501583008942</text:p>
              </table:table-cell>
              <table:table-cell office:value-type="float" office:value="0.0789501583008942">
                <text:p>0.0789501583008942</text:p>
              </table:table-cell>
              <table:table-cell office:value-type="float" office:value="0.0359303191129258">
                <text:p>0.0359303191129258</text:p>
              </table:table-cell>
              <table:table-cell office:value-type="float" office:value="0.0359303191129258">
                <text:p>0.0359303191129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6">
                <text:p>-1.6</text:p>
              </table:table-cell>
              <table:table-cell office:value-type="float" office:value="0.110920834679456">
                <text:p>0.110920834679456</text:p>
              </table:table-cell>
              <table:table-cell office:value-type="float" office:value="0.110920834679456">
                <text:p>0.110920834679456</text:p>
              </table:table-cell>
              <table:table-cell office:value-type="float" office:value="0.054799291699558">
                <text:p>0.054799291699558</text:p>
              </table:table-cell>
              <table:table-cell office:value-type="float" office:value="0.054799291699558">
                <text:p>0.054799291699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4">
                <text:p>-1.4</text:p>
              </table:table-cell>
              <table:table-cell office:value-type="float" office:value="0.149727465635745">
                <text:p>0.149727465635745</text:p>
              </table:table-cell>
              <table:table-cell office:value-type="float" office:value="0.149727465635745">
                <text:p>0.149727465635745</text:p>
              </table:table-cell>
              <table:table-cell office:value-type="float" office:value="0.0807566592337711">
                <text:p>0.0807566592337711</text:p>
              </table:table-cell>
              <table:table-cell office:value-type="float" office:value="0.0807566592337711">
                <text:p>0.0807566592337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2">
                <text:p>-1.2</text:p>
              </table:table-cell>
              <table:table-cell office:value-type="float" office:value="0.194186054983213">
                <text:p>0.194186054983213</text:p>
              </table:table-cell>
              <table:table-cell office:value-type="float" office:value="0.194186054983213">
                <text:p>0.194186054983213</text:p>
              </table:table-cell>
              <table:table-cell office:value-type="float" office:value="0.115069670221708">
                <text:p>0.115069670221708</text:p>
              </table:table-cell>
              <table:table-cell office:value-type="float" office:value="0.115069670221708">
                <text:p>0.115069670221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">
                <text:p>-1</text:p>
              </table:table-cell>
              <table:table-cell office:value-type="float" office:value="0.241970724519143">
                <text:p>0.241970724519143</text:p>
              </table:table-cell>
              <table:table-cell office:value-type="float" office:value="0.241970724519143">
                <text:p>0.241970724519143</text:p>
              </table:table-cell>
              <table:table-cell office:value-type="float" office:value="0.158655253931457">
                <text:p>0.158655253931457</text:p>
              </table:table-cell>
              <table:table-cell office:value-type="float" office:value="0.158655253931457">
                <text:p>0.15865525393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8">
                <text:p>-0.8</text:p>
              </table:table-cell>
              <table:table-cell office:value-type="float" office:value="0.289691552761483">
                <text:p>0.289691552761483</text:p>
              </table:table-cell>
              <table:table-cell office:value-type="float" office:value="0.289691552761483">
                <text:p>0.289691552761483</text:p>
              </table:table-cell>
              <table:table-cell office:value-type="float" office:value="0.211855398583397">
                <text:p>0.211855398583397</text:p>
              </table:table-cell>
              <table:table-cell office:value-type="float" office:value="0.211855398583397">
                <text:p>0.211855398583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6">
                <text:p>-0.6</text:p>
              </table:table-cell>
              <table:table-cell office:value-type="float" office:value="0.3332246028918">
                <text:p>0.3332246028918</text:p>
              </table:table-cell>
              <table:table-cell office:value-type="float" office:value="0.3332246028918">
                <text:p>0.3332246028918</text:p>
              </table:table-cell>
              <table:table-cell office:value-type="float" office:value="0.274253117750074">
                <text:p>0.274253117750074</text:p>
              </table:table-cell>
              <table:table-cell office:value-type="float" office:value="0.274253117750074">
                <text:p>0.274253117750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4">
                <text:p>-0.4</text:p>
              </table:table-cell>
              <table:table-cell office:value-type="float" office:value="0.368270140303323">
                <text:p>0.368270140303323</text:p>
              </table:table-cell>
              <table:table-cell office:value-type="float" office:value="0.368270140303323">
                <text:p>0.368270140303323</text:p>
              </table:table-cell>
              <table:table-cell office:value-type="float" office:value="0.344578258389676">
                <text:p>0.344578258389676</text:p>
              </table:table-cell>
              <table:table-cell office:value-type="float" office:value="0.344578258389676">
                <text:p>0.344578258389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9999999999999">
                <text:p>-0.19999999999999</text:p>
              </table:table-cell>
              <table:table-cell office:value-type="float" office:value="0.391042693975457">
                <text:p>0.391042693975457</text:p>
              </table:table-cell>
              <table:table-cell office:value-type="float" office:value="0.391042693975457">
                <text:p>0.391042693975457</text:p>
              </table:table-cell>
              <table:table-cell office:value-type="float" office:value="0.420740290560901">
                <text:p>0.420740290560901</text:p>
              </table:table-cell>
              <table:table-cell office:value-type="float" office:value="0.420740290560901">
                <text:p>0.420740290560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76996261670138E-015">
                <text:p>9.76996261670138E-015</text:p>
              </table:table-cell>
              <table:table-cell office:value-type="float" office:value="0.398942280401433">
                <text:p>0.398942280401433</text:p>
              </table:table-cell>
              <table:table-cell office:value-type="float" office:value="0.398942280401433">
                <text:p>0.398942280401433</text:p>
              </table:table-cell>
              <table:table-cell office:value-type="float" office:value="0.500000000000004">
                <text:p>0.500000000000004</text:p>
              </table:table-cell>
              <table:table-cell office:value-type="float" office:value="0.500000000000004">
                <text:p>0.50000000000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000000000001">
                <text:p>0.20000000000001</text:p>
              </table:table-cell>
              <table:table-cell office:value-type="float" office:value="0.391042693975455">
                <text:p>0.391042693975455</text:p>
              </table:table-cell>
              <table:table-cell office:value-type="float" office:value="0.391042693975455">
                <text:p>0.391042693975455</text:p>
              </table:table-cell>
              <table:table-cell office:value-type="float" office:value="0.579259709439107">
                <text:p>0.579259709439107</text:p>
              </table:table-cell>
              <table:table-cell office:value-type="float" office:value="0.579259709439107">
                <text:p>0.579259709439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0000000000001">
                <text:p>0.40000000000001</text:p>
              </table:table-cell>
              <table:table-cell office:value-type="float" office:value="0.368270140303322">
                <text:p>0.368270140303322</text:p>
              </table:table-cell>
              <table:table-cell office:value-type="float" office:value="0.368270140303322">
                <text:p>0.368270140303322</text:p>
              </table:table-cell>
              <table:table-cell office:value-type="float" office:value="0.655421741610328">
                <text:p>0.655421741610328</text:p>
              </table:table-cell>
              <table:table-cell office:value-type="float" office:value="0.655421741610328">
                <text:p>0.655421741610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0000000000001">
                <text:p>0.60000000000001</text:p>
              </table:table-cell>
              <table:table-cell office:value-type="float" office:value="0.333224602891798">
                <text:p>0.333224602891798</text:p>
              </table:table-cell>
              <table:table-cell office:value-type="float" office:value="0.333224602891798">
                <text:p>0.333224602891798</text:p>
              </table:table-cell>
              <table:table-cell office:value-type="float" office:value="0.72574688224993">
                <text:p>0.72574688224993</text:p>
              </table:table-cell>
              <table:table-cell office:value-type="float" office:value="0.72574688224993">
                <text:p>0.72574688224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0000000000001">
                <text:p>0.80000000000001</text:p>
              </table:table-cell>
              <table:table-cell office:value-type="float" office:value="0.28969155276148">
                <text:p>0.28969155276148</text:p>
              </table:table-cell>
              <table:table-cell office:value-type="float" office:value="0.28969155276148">
                <text:p>0.28969155276148</text:p>
              </table:table-cell>
              <table:table-cell office:value-type="float" office:value="0.788144601416606">
                <text:p>0.788144601416606</text:p>
              </table:table-cell>
              <table:table-cell office:value-type="float" office:value="0.788144601416606">
                <text:p>0.788144601416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0000000000001">
                <text:p>1.00000000000001</text:p>
              </table:table-cell>
              <table:table-cell office:value-type="float" office:value="0.241970724519141">
                <text:p>0.241970724519141</text:p>
              </table:table-cell>
              <table:table-cell office:value-type="float" office:value="0.241970724519141">
                <text:p>0.241970724519141</text:p>
              </table:table-cell>
              <table:table-cell office:value-type="float" office:value="0.841344746068545">
                <text:p>0.841344746068545</text:p>
              </table:table-cell>
              <table:table-cell office:value-type="float" office:value="0.841344746068545">
                <text:p>0.841344746068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0000000000001">
                <text:p>1.20000000000001</text:p>
              </table:table-cell>
              <table:table-cell office:value-type="float" office:value="0.194186054983211">
                <text:p>0.194186054983211</text:p>
              </table:table-cell>
              <table:table-cell office:value-type="float" office:value="0.194186054983211">
                <text:p>0.194186054983211</text:p>
              </table:table-cell>
              <table:table-cell office:value-type="float" office:value="0.884930329778294">
                <text:p>0.884930329778294</text:p>
              </table:table-cell>
              <table:table-cell office:value-type="float" office:value="0.884930329778294">
                <text:p>0.884930329778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0000000000001">
                <text:p>1.40000000000001</text:p>
              </table:table-cell>
              <table:table-cell office:value-type="float" office:value="0.149727465635743">
                <text:p>0.149727465635743</text:p>
              </table:table-cell>
              <table:table-cell office:value-type="float" office:value="0.149727465635743">
                <text:p>0.149727465635743</text:p>
              </table:table-cell>
              <table:table-cell office:value-type="float" office:value="0.91924334076623">
                <text:p>0.91924334076623</text:p>
              </table:table-cell>
              <table:table-cell office:value-type="float" office:value="0.91924334076623">
                <text:p>0.91924334076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0000000000001">
                <text:p>1.60000000000001</text:p>
              </table:table-cell>
              <table:table-cell office:value-type="float" office:value="0.110920834679454">
                <text:p>0.110920834679454</text:p>
              </table:table-cell>
              <table:table-cell office:value-type="float" office:value="0.110920834679454">
                <text:p>0.110920834679454</text:p>
              </table:table-cell>
              <table:table-cell office:value-type="float" office:value="0.945200708300443">
                <text:p>0.945200708300443</text:p>
              </table:table-cell>
              <table:table-cell office:value-type="float" office:value="0.945200708300443">
                <text:p>0.945200708300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80000000000001">
                <text:p>1.80000000000001</text:p>
              </table:table-cell>
              <table:table-cell office:value-type="float" office:value="0.0789501583008927">
                <text:p>0.0789501583008927</text:p>
              </table:table-cell>
              <table:table-cell office:value-type="float" office:value="0.0789501583008927">
                <text:p>0.0789501583008927</text:p>
              </table:table-cell>
              <table:table-cell office:value-type="float" office:value="0.964069680887075">
                <text:p>0.964069680887075</text:p>
              </table:table-cell>
              <table:table-cell office:value-type="float" office:value="0.964069680887075">
                <text:p>0.964069680887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0000000000001">
                <text:p>2.00000000000001</text:p>
              </table:table-cell>
              <table:table-cell office:value-type="float" office:value="0.053990966513187">
                <text:p>0.053990966513187</text:p>
              </table:table-cell>
              <table:table-cell office:value-type="float" office:value="0.053990966513187">
                <text:p>0.053990966513187</text:p>
              </table:table-cell>
              <table:table-cell office:value-type="float" office:value="0.977249868051821">
                <text:p>0.977249868051821</text:p>
              </table:table-cell>
              <table:table-cell office:value-type="float" office:value="0.977249868051821">
                <text:p>0.97724986805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0000000000001">
                <text:p>2.20000000000001</text:p>
              </table:table-cell>
              <table:table-cell office:value-type="float" office:value="0.0354745928462307">
                <text:p>0.0354745928462307</text:p>
              </table:table-cell>
              <table:table-cell office:value-type="float" office:value="0.0354745928462307">
                <text:p>0.0354745928462307</text:p>
              </table:table-cell>
              <table:table-cell office:value-type="float" office:value="0.986096552486502">
                <text:p>0.986096552486502</text:p>
              </table:table-cell>
              <table:table-cell office:value-type="float" office:value="0.986096552486502">
                <text:p>0.986096552486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40000000000001">
                <text:p>2.40000000000001</text:p>
              </table:table-cell>
              <table:table-cell office:value-type="float" office:value="0.0223945302948424">
                <text:p>0.0223945302948424</text:p>
              </table:table-cell>
              <table:table-cell office:value-type="float" office:value="0.0223945302948424">
                <text:p>0.0223945302948424</text:p>
              </table:table-cell>
              <table:table-cell office:value-type="float" office:value="0.991802464075404">
                <text:p>0.991802464075404</text:p>
              </table:table-cell>
              <table:table-cell office:value-type="float" office:value="0.991802464075404">
                <text:p>0.991802464075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60000000000001">
                <text:p>2.60000000000001</text:p>
              </table:table-cell>
              <table:table-cell office:value-type="float" office:value="0.0135829692336853">
                <text:p>0.0135829692336853</text:p>
              </table:table-cell>
              <table:table-cell office:value-type="float" office:value="0.0135829692336853">
                <text:p>0.0135829692336853</text:p>
              </table:table-cell>
              <table:table-cell office:value-type="float" office:value="0.995338811976281">
                <text:p>0.995338811976281</text:p>
              </table:table-cell>
              <table:table-cell office:value-type="float" office:value="0.995338811976281">
                <text:p>0.995338811976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80000000000001">
                <text:p>2.80000000000001</text:p>
              </table:table-cell>
              <table:table-cell office:value-type="float" office:value="0.00791545158297974">
                <text:p>0.00791545158297974</text:p>
              </table:table-cell>
              <table:table-cell office:value-type="float" office:value="0.00791545158297974">
                <text:p>0.00791545158297974</text:p>
              </table:table-cell>
              <table:table-cell office:value-type="float" office:value="0.997444869669572">
                <text:p>0.997444869669572</text:p>
              </table:table-cell>
              <table:table-cell office:value-type="float" office:value="0.997444869669572">
                <text:p>0.997444869669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0000000000001">
                <text:p>3.00000000000001</text:p>
              </table:table-cell>
              <table:table-cell office:value-type="float" office:value="0.00443184841193787">
                <text:p>0.00443184841193787</text:p>
              </table:table-cell>
              <table:table-cell office:value-type="float" office:value="0.00443184841193787">
                <text:p>0.00443184841193787</text:p>
              </table:table-cell>
              <table:table-cell office:value-type="float" office:value="0.99865010196837">
                <text:p>0.99865010196837</text:p>
              </table:table-cell>
              <table:table-cell office:value-type="float" office:value="0.99865010196837">
                <text:p>0.99865010196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20000000000001">
                <text:p>3.20000000000001</text:p>
              </table:table-cell>
              <table:table-cell office:value-type="float" office:value="0.00238408820146477">
                <text:p>0.00238408820146477</text:p>
              </table:table-cell>
              <table:table-cell office:value-type="float" office:value="0.00238408820146477">
                <text:p>0.00238408820146477</text:p>
              </table:table-cell>
              <table:table-cell office:value-type="float" office:value="0.999312862062084">
                <text:p>0.999312862062084</text:p>
              </table:table-cell>
              <table:table-cell office:value-type="float" office:value="0.999312862062084">
                <text:p>0.99931286206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40000000000001">
                <text:p>3.40000000000001</text:p>
              </table:table-cell>
              <table:table-cell office:value-type="float" office:value="0.00123221916847298">
                <text:p>0.00123221916847298</text:p>
              </table:table-cell>
              <table:table-cell office:value-type="float" office:value="0.00123221916847298">
                <text:p>0.00123221916847298</text:p>
              </table:table-cell>
              <table:table-cell office:value-type="float" office:value="0.999663070734323">
                <text:p>0.999663070734323</text:p>
              </table:table-cell>
              <table:table-cell office:value-type="float" office:value="0.999663070734323">
                <text:p>0.999663070734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60000000000001">
                <text:p>3.60000000000001</text:p>
              </table:table-cell>
              <table:table-cell office:value-type="float" office:value="0.000611901930113751">
                <text:p>0.000611901930113751</text:p>
              </table:table-cell>
              <table:table-cell office:value-type="float" office:value="0.000611901930113751">
                <text:p>0.000611901930113751</text:p>
              </table:table-cell>
              <table:table-cell office:value-type="float" office:value="0.999840891409842">
                <text:p>0.999840891409842</text:p>
              </table:table-cell>
              <table:table-cell office:value-type="float" office:value="0.999840891409842">
                <text:p>0.999840891409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80000000000001">
                <text:p>3.80000000000001</text:p>
              </table:table-cell>
              <table:table-cell office:value-type="float" office:value="0.000291946925791449">
                <text:p>0.000291946925791449</text:p>
              </table:table-cell>
              <table:table-cell office:value-type="float" office:value="0.000291946925791449">
                <text:p>0.000291946925791449</text:p>
              </table:table-cell>
              <table:table-cell office:value-type="float" office:value="0.999927651956075">
                <text:p>0.999927651956075</text:p>
              </table:table-cell>
              <table:table-cell office:value-type="float" office:value="0.999927651956075">
                <text:p>0.999927651956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0.000133830225764885">
                <text:p>0.000133830225764885</text:p>
              </table:table-cell>
              <table:table-cell office:value-type="float" office:value="0.000133830225764885">
                <text:p>0.000133830225764885</text:p>
              </table:table-cell>
              <table:table-cell office:value-type="float" office:value="0.999968328758167">
                <text:p>0.999968328758167</text:p>
              </table:table-cell>
              <table:table-cell office:value-type="float" office:value="0.999968328758167">
                <text:p>0.999968328758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2">
                <text:p>4.2</text:p>
              </table:table-cell>
              <table:table-cell office:value-type="float" office:value="0.0000589430677565399">
                <text:p>0.0000589430677565399</text:p>
              </table:table-cell>
              <table:table-cell office:value-type="float" office:value="0.0000589430677565399">
                <text:p>0.0000589430677565399</text:p>
              </table:table-cell>
              <table:table-cell office:value-type="float" office:value="0.999986654250984">
                <text:p>0.999986654250984</text:p>
              </table:table-cell>
              <table:table-cell office:value-type="float" office:value="0.999986654250984">
                <text:p>0.999986654250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4">
                <text:p>4.4</text:p>
              </table:table-cell>
              <table:table-cell office:value-type="float" office:value="0.0000249424712900535">
                <text:p>0.0000249424712900535</text:p>
              </table:table-cell>
              <table:table-cell office:value-type="float" office:value="0.0000249424712900535">
                <text:p>0.0000249424712900535</text:p>
              </table:table-cell>
              <table:table-cell office:value-type="float" office:value="0.999994587456092">
                <text:p>0.999994587456092</text:p>
              </table:table-cell>
              <table:table-cell office:value-type="float" office:value="0.999994587456092">
                <text:p>0.999994587456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6">
                <text:p>4.6</text:p>
              </table:table-cell>
              <table:table-cell office:value-type="float" office:value="0.0000101408520654868">
                <text:p>0.0000101408520654868</text:p>
              </table:table-cell>
              <table:table-cell office:value-type="float" office:value="0.0000101408520654868">
                <text:p>0.0000101408520654868</text:p>
              </table:table-cell>
              <table:table-cell office:value-type="float" office:value="0.999997887545297">
                <text:p>0.999997887545297</text:p>
              </table:table-cell>
              <table:table-cell office:value-type="float" office:value="0.999997887545297">
                <text:p>0.999997887545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8">
                <text:p>4.8</text:p>
              </table:table-cell>
              <table:table-cell office:value-type="float" office:value="0.00000396129909103208">
                <text:p>0.00000396129909103208</text:p>
              </table:table-cell>
              <table:table-cell office:value-type="float" office:value="0.00000396129909103208">
                <text:p>0.00000396129909103208</text:p>
              </table:table-cell>
              <table:table-cell office:value-type="float" office:value="0.999999206671848">
                <text:p>0.999999206671848</text:p>
              </table:table-cell>
              <table:table-cell office:value-type="float" office:value="0.999999206671848">
                <text:p>0.999999206671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0.0000014867195147343">
                <text:p>0.0000014867195147343</text:p>
              </table:table-cell>
              <table:table-cell office:value-type="float" office:value="0.0000014867195147343">
                <text:p>0.0000014867195147343</text:p>
              </table:table-cell>
              <table:table-cell office:value-type="float" office:value="0.999999713348428">
                <text:p>0.999999713348428</text:p>
              </table:table-cell>
              <table:table-cell office:value-type="float" office:value="0.999999713348428">
                <text:p>0.999999713348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2">
                <text:p>5.2</text:p>
              </table:table-cell>
              <table:table-cell office:value-type="float" office:value="0.000000536103534469761">
                <text:p>0.000000536103534469761</text:p>
              </table:table-cell>
              <table:table-cell office:value-type="float" office:value="0.000000536103534469761">
                <text:p>0.000000536103534469761</text:p>
              </table:table-cell>
              <table:table-cell office:value-type="float" office:value="0.999999900355737">
                <text:p>0.999999900355737</text:p>
              </table:table-cell>
              <table:table-cell office:value-type="float" office:value="0.999999900355737">
                <text:p>0.999999900355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4">
                <text:p>5.4</text:p>
              </table:table-cell>
              <table:table-cell office:value-type="float" office:value="0.000000185736184455529">
                <text:p>0.000000185736184455529</text:p>
              </table:table-cell>
              <table:table-cell office:value-type="float" office:value="0.000000185736184455529">
                <text:p>0.000000185736184455529</text:p>
              </table:table-cell>
              <table:table-cell office:value-type="float" office:value="0.999999966679551">
                <text:p>0.999999966679551</text:p>
              </table:table-cell>
              <table:table-cell office:value-type="float" office:value="0.999999966679551">
                <text:p>0.999999966679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6">
                <text:p>5.6</text:p>
              </table:table-cell>
              <table:table-cell office:value-type="float" office:value="0.0000000618262050016586">
                <text:p>0.0000000618262050016586</text:p>
              </table:table-cell>
              <table:table-cell office:value-type="float" office:value="0.0000000618262050016586">
                <text:p>0.0000000618262050016586</text:p>
              </table:table-cell>
              <table:table-cell office:value-type="float" office:value="0.99999998928241">
                <text:p>0.99999998928241</text:p>
              </table:table-cell>
              <table:table-cell office:value-type="float" office:value="0.99999998928241">
                <text:p>0.99999998928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8">
                <text:p>5.8</text:p>
              </table:table-cell>
              <table:table-cell office:value-type="float" office:value="0.0000000197731964062447">
                <text:p>0.0000000197731964062447</text:p>
              </table:table-cell>
              <table:table-cell office:value-type="float" office:value="0.0000000197731964062447">
                <text:p>0.0000000197731964062447</text:p>
              </table:table-cell>
              <table:table-cell office:value-type="float" office:value="0.999999996684254">
                <text:p>0.999999996684254</text:p>
              </table:table-cell>
              <table:table-cell office:value-type="float" office:value="0.999999996684254">
                <text:p>0.999999996684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.00000000607588284982329">
                <text:p>0.00000000607588284982329</text:p>
              </table:table-cell>
              <table:table-cell office:value-type="float" office:value="0.00000000607588284982329">
                <text:p>0.00000000607588284982329</text:p>
              </table:table-cell>
              <table:table-cell office:value-type="float" office:value="0.999999999013412">
                <text:p>0.999999999013412</text:p>
              </table:table-cell>
              <table:table-cell office:value-type="float" office:value="0.999999999013412">
                <text:p>0.999999999013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